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189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4.2098in"/>
    </style:style>
    <style:style style:name="co5" style:family="table-column">
      <style:table-column-properties fo:break-before="auto" style:column-width="5.7807in"/>
    </style:style>
    <style:style style:name="co6" style:family="table-column">
      <style:table-column-properties fo:break-before="auto" style:column-width="1.9598in"/>
    </style:style>
    <style:style style:name="co7" style:family="table-column">
      <style:table-column-properties fo:break-before="auto" style:column-width="1.6217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2.0862in"/>
    </style:style>
    <style:style style:name="co13" style:family="table-column">
      <style:table-column-properties fo:break-before="auto" style:column-width="2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c5cae9"/>
    </style:style>
    <style:style style:name="ce2" style:family="table-cell" style:parent-style-name="Default" style:data-style-name="N99"/>
    <style:style style:name="ce5" style:family="table-cell" style:parent-style-name="Default">
      <style:table-cell-properties fo:background-color="#ffebee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e082"/>
    </style:style>
    <style:style style:name="ce15" style:family="table-cell" style:parent-style-name="Default">
      <style:table-cell-properties fo:background-color="#dbf4cc"/>
    </style:style>
    <style:style style:name="ce16" style:family="table-cell" style:parent-style-name="Default">
      <style:table-cell-properties fo:background-color="#ffecb3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ne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F(t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30129042576183" calcext:value-type="float">
            <text:p>0.530129042576183</text:p>
          </table:table-cell>
          <table:table-cell office:value-type="float" office:value="-0.401435126802908" calcext:value-type="float">
            <text:p>-0.401435126802908</text:p>
          </table:table-cell>
          <table:table-cell office:value-type="float" office:value="-0.495335679397047" calcext:value-type="float">
            <text:p>-0.495335679397047</text:p>
          </table:table-cell>
          <table:table-cell table:formula="of:=80-([.D4]^2+[.E4]^2+[.F4]^2)" office:value-type="float" office:value="79.3124556019023" calcext:value-type="float">
            <text:p>79.3124556019023</text:p>
          </table:table-cell>
          <table:table-cell table:formula="of:=SUM([.G4:.G103])" office:value-type="float" office:value="5468.1947822237" calcext:value-type="float">
            <text:p>5468.1947822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71732356200767" calcext:value-type="float">
            <text:p>1.71732356200767</text:p>
          </table:table-cell>
          <table:table-cell office:value-type="float" office:value="0.862902863316673" calcext:value-type="float">
            <text:p>0.862902863316673</text:p>
          </table:table-cell>
          <table:table-cell office:value-type="float" office:value="-2.84835226255733" calcext:value-type="float">
            <text:p>-2.84835226255733</text:p>
          </table:table-cell>
          <table:table-cell table:formula="of:=80-([.D5]^2+[.E5]^2+[.F5]^2)" office:value-type="float" office:value="68.1930878202377" calcext:value-type="float">
            <text:p>68.19308782023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.73306225086206" calcext:value-type="float">
            <text:p>-3.73306225086206</text:p>
          </table:table-cell>
          <table:table-cell office:value-type="float" office:value="-4.19705186485164" calcext:value-type="float">
            <text:p>-4.19705186485164</text:p>
          </table:table-cell>
          <table:table-cell office:value-type="float" office:value="1.91594505937539" calcext:value-type="float">
            <text:p>1.91594505937539</text:p>
          </table:table-cell>
          <table:table-cell table:formula="of:=80-([.D6]^2+[.E6]^2+[.F6]^2)" office:value-type="float" office:value="44.7781564043891" calcext:value-type="float">
            <text:p>44.7781564043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5.01865567819361" calcext:value-type="float">
            <text:p>-5.01865567819361</text:p>
          </table:table-cell>
          <table:table-cell office:value-type="float" office:value="-2.64873828546822" calcext:value-type="float">
            <text:p>-2.64873828546822</text:p>
          </table:table-cell>
          <table:table-cell office:value-type="float" office:value="1.92343423632236" calcext:value-type="float">
            <text:p>1.92343423632236</text:p>
          </table:table-cell>
          <table:table-cell table:formula="of:=80-([.D7]^2+[.E7]^2+[.F7]^2)" office:value-type="float" office:value="44.0976814173729" calcext:value-type="float">
            <text:p>44.0976814173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.49569598432947" calcext:value-type="float">
            <text:p>-1.49569598432947</text:p>
          </table:table-cell>
          <table:table-cell office:value-type="float" office:value="2.80183107235775" calcext:value-type="float">
            <text:p>2.80183107235775</text:p>
          </table:table-cell>
          <table:table-cell office:value-type="float" office:value="0.838979167609246" calcext:value-type="float">
            <text:p>0.838979167609246</text:p>
          </table:table-cell>
          <table:table-cell table:formula="of:=80-([.D8]^2+[.E8]^2+[.F8]^2)" office:value-type="float" office:value="69.208750120749" calcext:value-type="float">
            <text:p>69.2087501207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06662573663044" calcext:value-type="float">
            <text:p>1.06662573663044</text:p>
          </table:table-cell>
          <table:table-cell office:value-type="float" office:value="-5.07303723689048" calcext:value-type="float">
            <text:p>-5.07303723689048</text:p>
          </table:table-cell>
          <table:table-cell office:value-type="float" office:value="1.30310388628613" calcext:value-type="float">
            <text:p>1.30310388628613</text:p>
          </table:table-cell>
          <table:table-cell table:formula="of:=80-([.D9]^2+[.E9]^2+[.F9]^2)" office:value-type="float" office:value="51.4285229926262" calcext:value-type="float">
            <text:p>51.42852299262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11543390070313" calcext:value-type="float">
            <text:p>1.11543390070313</text:p>
          </table:table-cell>
          <table:table-cell office:value-type="float" office:value="-5.01310182535511" calcext:value-type="float">
            <text:p>-5.01310182535511</text:p>
          </table:table-cell>
          <table:table-cell office:value-type="float" office:value="-1.21179141347485" calcext:value-type="float">
            <text:p>-1.21179141347485</text:p>
          </table:table-cell>
          <table:table-cell table:formula="of:=80-([.D10]^2+[.E10]^2+[.F10]^2)" office:value-type="float" office:value="52.1561788720121" calcext:value-type="float">
            <text:p>52.1561788720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0786000360714" calcext:value-type="float">
            <text:p>2.30786000360714</text:p>
          </table:table-cell>
          <table:table-cell office:value-type="float" office:value="-0.472317360104293" calcext:value-type="float">
            <text:p>-0.472317360104293</text:p>
          </table:table-cell>
          <table:table-cell office:value-type="float" office:value="-2.53641930928357" calcext:value-type="float">
            <text:p>-2.53641930928357</text:p>
          </table:table-cell>
          <table:table-cell table:formula="of:=80-([.D11]^2+[.E11]^2+[.F11]^2)" office:value-type="float" office:value="68.017275602588" calcext:value-type="float">
            <text:p>68.017275602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27227399332046" calcext:value-type="float">
            <text:p>3.27227399332046</text:p>
          </table:table-cell>
          <table:table-cell office:value-type="float" office:value="-0.717148820872152" calcext:value-type="float">
            <text:p>-0.717148820872152</text:p>
          </table:table-cell>
          <table:table-cell office:value-type="float" office:value="0.440149458704282" calcext:value-type="float">
            <text:p>0.440149458704282</text:p>
          </table:table-cell>
          <table:table-cell table:formula="of:=80-([.D12]^2+[.E12]^2+[.F12]^2)" office:value-type="float" office:value="68.5841889353626" calcext:value-type="float">
            <text:p>68.5841889353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0492114702751" calcext:value-type="float">
            <text:p>3.90492114702751</text:p>
          </table:table-cell>
          <table:table-cell office:value-type="float" office:value="4.74068408744257" calcext:value-type="float">
            <text:p>4.74068408744257</text:p>
          </table:table-cell>
          <table:table-cell office:value-type="float" office:value="3.14566138198068" calcext:value-type="float">
            <text:p>3.14566138198068</text:p>
          </table:table-cell>
          <table:table-cell table:formula="of:=80-([.D13]^2+[.E13]^2+[.F13]^2)" office:value-type="float" office:value="32.3823196884816" calcext:value-type="float">
            <text:p>32.3823196884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956823932171788" calcext:value-type="float">
            <text:p>-0.956823932171788</text:p>
          </table:table-cell>
          <table:table-cell office:value-type="float" office:value="-3.21680063038281" calcext:value-type="float">
            <text:p>-3.21680063038281</text:p>
          </table:table-cell>
          <table:table-cell office:value-type="float" office:value="-3.94699415358022" calcext:value-type="float">
            <text:p>-3.94699415358022</text:p>
          </table:table-cell>
          <table:table-cell table:formula="of:=80-([.D14]^2+[.E14]^2+[.F14]^2)" office:value-type="float" office:value="53.1579188187956" calcext:value-type="float">
            <text:p>53.15791881879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.73639208136784" calcext:value-type="float">
            <text:p>-3.73639208136784</text:p>
          </table:table-cell>
          <table:table-cell office:value-type="float" office:value="2.71464313920995" calcext:value-type="float">
            <text:p>2.71464313920995</text:p>
          </table:table-cell>
          <table:table-cell office:value-type="float" office:value="-3.14742544846827" calcext:value-type="float">
            <text:p>-3.14742544846827</text:p>
          </table:table-cell>
          <table:table-cell table:formula="of:=80-([.D15]^2+[.E15]^2+[.F15]^2)" office:value-type="float" office:value="48.7637998873664" calcext:value-type="float">
            <text:p>48.7637998873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.28440121766314" calcext:value-type="float">
            <text:p>3.28440121766314</text:p>
          </table:table-cell>
          <table:table-cell office:value-type="float" office:value="-4.05840718574636" calcext:value-type="float">
            <text:p>-4.05840718574636</text:p>
          </table:table-cell>
          <table:table-cell office:value-type="float" office:value="1.36719258612302" calcext:value-type="float">
            <text:p>1.36719258612302</text:p>
          </table:table-cell>
          <table:table-cell table:formula="of:=80-([.D16]^2+[.E16]^2+[.F16]^2)" office:value-type="float" office:value="50.8728241885454" calcext:value-type="float">
            <text:p>50.8728241885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724663235607449" calcext:value-type="float">
            <text:p>-0.724663235607449</text:p>
          </table:table-cell>
          <table:table-cell office:value-type="float" office:value="2.18106273779834" calcext:value-type="float">
            <text:p>2.18106273779834</text:p>
          </table:table-cell>
          <table:table-cell office:value-type="float" office:value="-4.18704425433053" calcext:value-type="float">
            <text:p>-4.18704425433053</text:p>
          </table:table-cell>
          <table:table-cell table:formula="of:=80-([.D17]^2+[.E17]^2+[.F17]^2)" office:value-type="float" office:value="57.1864889410242" calcext:value-type="float">
            <text:p>57.1864889410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67613678893312" calcext:value-type="float">
            <text:p>0.667613678893312</text:p>
          </table:table-cell>
          <table:table-cell office:value-type="float" office:value="-2.57448389504413" calcext:value-type="float">
            <text:p>-2.57448389504413</text:p>
          </table:table-cell>
          <table:table-cell office:value-type="float" office:value="3.45323035214625" calcext:value-type="float">
            <text:p>3.45323035214625</text:p>
          </table:table-cell>
          <table:table-cell table:formula="of:=80-([.D18]^2+[.E18]^2+[.F18]^2)" office:value-type="float" office:value="61.0015247849288" calcext:value-type="float">
            <text:p>61.0015247849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1.09591529925936" calcext:value-type="float">
            <text:p>-1.09591529925936</text:p>
          </table:table-cell>
          <table:table-cell office:value-type="float" office:value="3.61334537572768" calcext:value-type="float">
            <text:p>3.61334537572768</text:p>
          </table:table-cell>
          <table:table-cell office:value-type="float" office:value="-3.94543519931316" calcext:value-type="float">
            <text:p>-3.94543519931316</text:p>
          </table:table-cell>
          <table:table-cell table:formula="of:=80-([.D19]^2+[.E19]^2+[.F19]^2)" office:value-type="float" office:value="50.1762459405774" calcext:value-type="float">
            <text:p>50.17624594057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95492345819709" calcext:value-type="float">
            <text:p>3.95492345819709</text:p>
          </table:table-cell>
          <table:table-cell office:value-type="float" office:value="-3.21248280666931" calcext:value-type="float">
            <text:p>-3.21248280666931</text:p>
          </table:table-cell>
          <table:table-cell office:value-type="float" office:value="0.439230721004111" calcext:value-type="float">
            <text:p>0.439230721004111</text:p>
          </table:table-cell>
          <table:table-cell table:formula="of:=80-([.D20]^2+[.E20]^2+[.F20]^2)" office:value-type="float" office:value="53.8456110303827" calcext:value-type="float">
            <text:p>53.84561103038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4.04840821403813" calcext:value-type="float">
            <text:p>-4.04840821403813</text:p>
          </table:table-cell>
          <table:table-cell office:value-type="float" office:value="3.1637954717578" calcext:value-type="float">
            <text:p>3.1637954717578</text:p>
          </table:table-cell>
          <table:table-cell office:value-type="float" office:value="-2.53925449691544" calcext:value-type="float">
            <text:p>-2.53925449691544</text:p>
          </table:table-cell>
          <table:table-cell table:formula="of:=80-([.D21]^2+[.E21]^2+[.F21]^2)" office:value-type="float" office:value="47.1529757452882" calcext:value-type="float">
            <text:p>47.15297574528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292643243532006" calcext:value-type="float">
            <text:p>-0.292643243532006</text:p>
          </table:table-cell>
          <table:table-cell office:value-type="float" office:value="1.85300550970654" calcext:value-type="float">
            <text:p>1.85300550970654</text:p>
          </table:table-cell>
          <table:table-cell office:value-type="float" office:value="4.56863095450899" calcext:value-type="float">
            <text:p>4.56863095450899</text:p>
          </table:table-cell>
          <table:table-cell table:formula="of:=80-([.D22]^2+[.E22]^2+[.F22]^2)" office:value-type="float" office:value="55.6083417145146" calcext:value-type="float">
            <text:p>55.6083417145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.96886908919408" calcext:value-type="float">
            <text:p>-1.96886908919408</text:p>
          </table:table-cell>
          <table:table-cell office:value-type="float" office:value="3.34815025631123" calcext:value-type="float">
            <text:p>3.34815025631123</text:p>
          </table:table-cell>
          <table:table-cell office:value-type="float" office:value="-3.87580929570353" calcext:value-type="float">
            <text:p>-3.87580929570353</text:p>
          </table:table-cell>
          <table:table-cell table:formula="of:=80-([.D23]^2+[.E23]^2+[.F23]^2)" office:value-type="float" office:value="49.8915466741172" calcext:value-type="float">
            <text:p>49.8915466741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3.72380509102176" calcext:value-type="float">
            <text:p>-3.72380509102176</text:p>
          </table:table-cell>
          <table:table-cell office:value-type="float" office:value="-0.631575236125354" calcext:value-type="float">
            <text:p>-0.631575236125354</text:p>
          </table:table-cell>
          <table:table-cell office:value-type="float" office:value="-0.7519961028817" calcext:value-type="float">
            <text:p>-0.7519961028817</text:p>
          </table:table-cell>
          <table:table-cell table:formula="of:=80-([.D24]^2+[.E24]^2+[.F24]^2)" office:value-type="float" office:value="65.1688902264444" calcext:value-type="float">
            <text:p>65.1688902264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51431248382545" calcext:value-type="float">
            <text:p>1.51431248382545</text:p>
          </table:table-cell>
          <table:table-cell office:value-type="float" office:value="2.84353308080016" calcext:value-type="float">
            <text:p>2.84353308080016</text:p>
          </table:table-cell>
          <table:table-cell office:value-type="float" office:value="-2.28507947375376" calcext:value-type="float">
            <text:p>-2.28507947375376</text:p>
          </table:table-cell>
          <table:table-cell table:formula="of:=80-([.D25]^2+[.E25]^2+[.F25]^2)" office:value-type="float" office:value="64.3995891183548" calcext:value-type="float">
            <text:p>64.3995891183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5.08949686934924" calcext:value-type="float">
            <text:p>-5.08949686934924</text:p>
          </table:table-cell>
          <table:table-cell office:value-type="float" office:value="-4.42570582689717" calcext:value-type="float">
            <text:p>-4.42570582689717</text:p>
          </table:table-cell>
          <table:table-cell office:value-type="float" office:value="-0.0891631250103373" calcext:value-type="float">
            <text:p>-0.0891631250103373</text:p>
          </table:table-cell>
          <table:table-cell table:formula="of:=80-([.D26]^2+[.E26]^2+[.F26]^2)" office:value-type="float" office:value="34.5021994877911" calcext:value-type="float">
            <text:p>34.50219948779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79726737175264" calcext:value-type="float">
            <text:p>1.79726737175264</text:p>
          </table:table-cell>
          <table:table-cell office:value-type="float" office:value="4.51874838765137" calcext:value-type="float">
            <text:p>4.51874838765137</text:p>
          </table:table-cell>
          <table:table-cell office:value-type="float" office:value="2.13565759552377" calcext:value-type="float">
            <text:p>2.13565759552377</text:p>
          </table:table-cell>
          <table:table-cell table:formula="of:=80-([.D27]^2+[.E27]^2+[.F27]^2)" office:value-type="float" office:value="51.7897096382131" calcext:value-type="float">
            <text:p>51.7897096382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3.85395399655827" calcext:value-type="float">
            <text:p>-3.85395399655827</text:p>
          </table:table-cell>
          <table:table-cell office:value-type="float" office:value="-2.92508499296758" calcext:value-type="float">
            <text:p>-2.92508499296758</text:p>
          </table:table-cell>
          <table:table-cell office:value-type="float" office:value="3.80896115941005" calcext:value-type="float">
            <text:p>3.80896115941005</text:p>
          </table:table-cell>
          <table:table-cell table:formula="of:=80-([.D28]^2+[.E28]^2+[.F28]^2)" office:value-type="float" office:value="42.082731262434" calcext:value-type="float">
            <text:p>42.082731262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8455156390739" calcext:value-type="float">
            <text:p>0.8455156390739</text:p>
          </table:table-cell>
          <table:table-cell office:value-type="float" office:value="-0.271741990753441" calcext:value-type="float">
            <text:p>-0.271741990753441</text:p>
          </table:table-cell>
          <table:table-cell office:value-type="float" office:value="-3.52440691812669" calcext:value-type="float">
            <text:p>-3.52440691812669</text:p>
          </table:table-cell>
          <table:table-cell table:formula="of:=80-([.D29]^2+[.E29]^2+[.F29]^2)" office:value-type="float" office:value="66.7898154700035" calcext:value-type="float">
            <text:p>66.78981547000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4.2454182908456" calcext:value-type="float">
            <text:p>-4.2454182908456</text:p>
          </table:table-cell>
          <table:table-cell office:value-type="float" office:value="1.31441825333623" calcext:value-type="float">
            <text:p>1.31441825333623</text:p>
          </table:table-cell>
          <table:table-cell office:value-type="float" office:value="0.654221162508906" calcext:value-type="float">
            <text:p>0.654221162508906</text:p>
          </table:table-cell>
          <table:table-cell table:formula="of:=80-([.D30]^2+[.E30]^2+[.F30]^2)" office:value-type="float" office:value="59.8207228615757" calcext:value-type="float">
            <text:p>59.82072286157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612994860567309" calcext:value-type="float">
            <text:p>-0.0612994860567309</text:p>
          </table:table-cell>
          <table:table-cell office:value-type="float" office:value="0.300890364972123" calcext:value-type="float">
            <text:p>0.300890364972123</text:p>
          </table:table-cell>
          <table:table-cell office:value-type="float" office:value="2.52366715787437" calcext:value-type="float">
            <text:p>2.52366715787437</text:p>
          </table:table-cell>
          <table:table-cell table:formula="of:=80-([.D31]^2+[.E31]^2+[.F31]^2)" office:value-type="float" office:value="73.5368114375424" calcext:value-type="float">
            <text:p>73.53681143754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935312436338198" calcext:value-type="float">
            <text:p>-0.935312436338198</text:p>
          </table:table-cell>
          <table:table-cell office:value-type="float" office:value="2.76699307468322" calcext:value-type="float">
            <text:p>2.76699307468322</text:p>
          </table:table-cell>
          <table:table-cell office:value-type="float" office:value="-0.784420954878811" calcext:value-type="float">
            <text:p>-0.784420954878811</text:p>
          </table:table-cell>
          <table:table-cell table:formula="of:=80-([.D32]^2+[.E32]^2+[.F32]^2)" office:value-type="float" office:value="70.8536237366332" calcext:value-type="float">
            <text:p>70.8536237366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27931054325655" calcext:value-type="float">
            <text:p>3.27931054325655</text:p>
          </table:table-cell>
          <table:table-cell office:value-type="float" office:value="3.84234983863905" calcext:value-type="float">
            <text:p>3.84234983863905</text:p>
          </table:table-cell>
          <table:table-cell office:value-type="float" office:value="3.43049210638188" calcext:value-type="float">
            <text:p>3.43049210638188</text:p>
          </table:table-cell>
          <table:table-cell table:formula="of:=80-([.D33]^2+[.E33]^2+[.F33]^2)" office:value-type="float" office:value="42.7141939864485" calcext:value-type="float">
            <text:p>42.7141939864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76858039449296" calcext:value-type="float">
            <text:p>1.76858039449296</text:p>
          </table:table-cell>
          <table:table-cell office:value-type="float" office:value="-4.48828924662375" calcext:value-type="float">
            <text:p>-4.48828924662375</text:p>
          </table:table-cell>
          <table:table-cell office:value-type="float" office:value="0.332678704891061" calcext:value-type="float">
            <text:p>0.332678704891061</text:p>
          </table:table-cell>
          <table:table-cell table:formula="of:=80-([.D34]^2+[.E34]^2+[.F34]^2)" office:value-type="float" office:value="56.6167079061687" calcext:value-type="float">
            <text:p>56.6167079061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53071371663457" calcext:value-type="float">
            <text:p>2.53071371663457</text:p>
          </table:table-cell>
          <table:table-cell office:value-type="float" office:value="-2.11181979661185" calcext:value-type="float">
            <text:p>-2.11181979661185</text:p>
          </table:table-cell>
          <table:table-cell office:value-type="float" office:value="4.99789558826601" calcext:value-type="float">
            <text:p>4.99789558826601</text:p>
          </table:table-cell>
          <table:table-cell table:formula="of:=80-([.D35]^2+[.E35]^2+[.F35]^2)" office:value-type="float" office:value="44.1567449198671" calcext:value-type="float">
            <text:p>44.15674491986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526115259943378" calcext:value-type="float">
            <text:p>-0.526115259943378</text:p>
          </table:table-cell>
          <table:table-cell office:value-type="float" office:value="-3.83700758341257" calcext:value-type="float">
            <text:p>-3.83700758341257</text:p>
          </table:table-cell>
          <table:table-cell office:value-type="float" office:value="4.37091261529783" calcext:value-type="float">
            <text:p>4.37091261529783</text:p>
          </table:table-cell>
          <table:table-cell table:formula="of:=80-([.D36]^2+[.E36]^2+[.F36]^2)" office:value-type="float" office:value="45.8956984475194" calcext:value-type="float">
            <text:p>45.8956984475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28177656572365" calcext:value-type="float">
            <text:p>0.828177656572365</text:p>
          </table:table-cell>
          <table:table-cell office:value-type="float" office:value="3.41614614168114" calcext:value-type="float">
            <text:p>3.41614614168114</text:p>
          </table:table-cell>
          <table:table-cell office:value-type="float" office:value="-4.02662718113737" calcext:value-type="float">
            <text:p>-4.02662718113737</text:p>
          </table:table-cell>
          <table:table-cell table:formula="of:=80-([.D37]^2+[.E37]^2+[.F37]^2)" office:value-type="float" office:value="51.4303408519571" calcext:value-type="float">
            <text:p>51.4303408519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53030472317421" calcext:value-type="float">
            <text:p>4.53030472317421</text:p>
          </table:table-cell>
          <table:table-cell office:value-type="float" office:value="-1.30886135567594" calcext:value-type="float">
            <text:p>-1.30886135567594</text:p>
          </table:table-cell>
          <table:table-cell office:value-type="float" office:value="-3.14514720532492" calcext:value-type="float">
            <text:p>-3.14514720532492</text:p>
          </table:table-cell>
          <table:table-cell table:formula="of:=80-([.D38]^2+[.E38]^2+[.F38]^2)" office:value-type="float" office:value="47.8712701236404" calcext:value-type="float">
            <text:p>47.8712701236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368351417423403" calcext:value-type="float">
            <text:p>0.368351417423403</text:p>
          </table:table-cell>
          <table:table-cell office:value-type="float" office:value="1.63333356793787" calcext:value-type="float">
            <text:p>1.63333356793787</text:p>
          </table:table-cell>
          <table:table-cell office:value-type="float" office:value="2.60621865402323" calcext:value-type="float">
            <text:p>2.60621865402323</text:p>
          </table:table-cell>
          <table:table-cell table:formula="of:=80-([.D39]^2+[.E39]^2+[.F39]^2)" office:value-type="float" office:value="70.4041630165509" calcext:value-type="float">
            <text:p>70.40416301655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00160673002568235" calcext:value-type="float">
            <text:p>0.00160673002568235</text:p>
          </table:table-cell>
          <table:table-cell office:value-type="float" office:value="-4.98322062334633" calcext:value-type="float">
            <text:p>-4.98322062334633</text:p>
          </table:table-cell>
          <table:table-cell office:value-type="float" office:value="4.64572044495733" calcext:value-type="float">
            <text:p>4.64572044495733</text:p>
          </table:table-cell>
          <table:table-cell table:formula="of:=80-([.D40]^2+[.E40]^2+[.F40]^2)" office:value-type="float" office:value="33.5847911847799" calcext:value-type="float">
            <text:p>33.58479118477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.01440208385979" calcext:value-type="float">
            <text:p>-1.01440208385979</text:p>
          </table:table-cell>
          <table:table-cell office:value-type="float" office:value="3.99609640823637" calcext:value-type="float">
            <text:p>3.99609640823637</text:p>
          </table:table-cell>
          <table:table-cell office:value-type="float" office:value="3.88643894857527" calcext:value-type="float">
            <text:p>3.88643894857527</text:p>
          </table:table-cell>
          <table:table-cell table:formula="of:=80-([.D41]^2+[.E41]^2+[.F41]^2)" office:value-type="float" office:value="47.8977942073385" calcext:value-type="float">
            <text:p>47.8977942073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3.99638437595532" calcext:value-type="float">
            <text:p>-3.99638437595532</text:p>
          </table:table-cell>
          <table:table-cell office:value-type="float" office:value="-3.00395038985656" calcext:value-type="float">
            <text:p>-3.00395038985656</text:p>
          </table:table-cell>
          <table:table-cell office:value-type="float" office:value="1.5119925000698" calcext:value-type="float">
            <text:p>1.5119925000698</text:p>
          </table:table-cell>
          <table:table-cell table:formula="of:=80-([.D42]^2+[.E42]^2+[.F42]^2)" office:value-type="float" office:value="52.7190726546335" calcext:value-type="float">
            <text:p>52.71907265463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3.40283560078276" calcext:value-type="float">
            <text:p>-3.40283560078276</text:p>
          </table:table-cell>
          <table:table-cell office:value-type="float" office:value="-1.71556462800669" calcext:value-type="float">
            <text:p>-1.71556462800669</text:p>
          </table:table-cell>
          <table:table-cell office:value-type="float" office:value="-4.52825233175028" calcext:value-type="float">
            <text:p>-4.52825233175028</text:p>
          </table:table-cell>
          <table:table-cell table:formula="of:=80-([.D43]^2+[.E43]^2+[.F43]^2)" office:value-type="float" office:value="44.9724787011759" calcext:value-type="float">
            <text:p>44.97247870117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4.36890236917521" calcext:value-type="float">
            <text:p>-4.36890236917521</text:p>
          </table:table-cell>
          <table:table-cell office:value-type="float" office:value="4.08463026096978" calcext:value-type="float">
            <text:p>4.08463026096978</text:p>
          </table:table-cell>
          <table:table-cell office:value-type="float" office:value="-1.49256861565105" calcext:value-type="float">
            <text:p>-1.49256861565105</text:p>
          </table:table-cell>
          <table:table-cell table:formula="of:=80-([.D44]^2+[.E44]^2+[.F44]^2)" office:value-type="float" office:value="42.0007266473587" calcext:value-type="float">
            <text:p>42.00072664735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.1710734809866" calcext:value-type="float">
            <text:p>1.1710734809866</text:p>
          </table:table-cell>
          <table:table-cell office:value-type="float" office:value="0.963403581430783" calcext:value-type="float">
            <text:p>0.963403581430783</text:p>
          </table:table-cell>
          <table:table-cell office:value-type="float" office:value="1.29383219830251" calcext:value-type="float">
            <text:p>1.29383219830251</text:p>
          </table:table-cell>
          <table:table-cell table:formula="of:=80-([.D45]^2+[.E45]^2+[.F45]^2)" office:value-type="float" office:value="76.026438684052" calcext:value-type="float">
            <text:p>76.026438684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17070730374675" calcext:value-type="float">
            <text:p>2.17070730374675</text:p>
          </table:table-cell>
          <table:table-cell office:value-type="float" office:value="-4.79114913338391" calcext:value-type="float">
            <text:p>-4.79114913338391</text:p>
          </table:table-cell>
          <table:table-cell office:value-type="float" office:value="3.09405662922877" calcext:value-type="float">
            <text:p>3.09405662922877</text:p>
          </table:table-cell>
          <table:table-cell table:formula="of:=80-([.D46]^2+[.E46]^2+[.F46]^2)" office:value-type="float" office:value="42.7597333582606" calcext:value-type="float">
            <text:p>42.7597333582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4.85407426936447" calcext:value-type="float">
            <text:p>-4.85407426936447</text:p>
          </table:table-cell>
          <table:table-cell office:value-type="float" office:value="2.99580909002184" calcext:value-type="float">
            <text:p>2.99580909002184</text:p>
          </table:table-cell>
          <table:table-cell office:value-type="float" office:value="-1.57468409479312" calcext:value-type="float">
            <text:p>-1.57468409479312</text:p>
          </table:table-cell>
          <table:table-cell table:formula="of:=80-([.D47]^2+[.E47]^2+[.F47]^2)" office:value-type="float" office:value="44.9834608852419" calcext:value-type="float">
            <text:p>44.9834608852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3.35584007053506" calcext:value-type="float">
            <text:p>-3.35584007053506</text:p>
          </table:table-cell>
          <table:table-cell office:value-type="float" office:value="-0.571096448630274" calcext:value-type="float">
            <text:p>-0.571096448630274</text:p>
          </table:table-cell>
          <table:table-cell office:value-type="float" office:value="-3.56429781424155" calcext:value-type="float">
            <text:p>-3.56429781424155</text:p>
          </table:table-cell>
          <table:table-cell table:formula="of:=80-([.D48]^2+[.E48]^2+[.F48]^2)" office:value-type="float" office:value="55.707967358746" calcext:value-type="float">
            <text:p>55.707967358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423403393507709" calcext:value-type="float">
            <text:p>0.423403393507709</text:p>
          </table:table-cell>
          <table:table-cell office:value-type="float" office:value="-1.81094098158854" calcext:value-type="float">
            <text:p>-1.81094098158854</text:p>
          </table:table-cell>
          <table:table-cell office:value-type="float" office:value="-4.14653807249458" calcext:value-type="float">
            <text:p>-4.14653807249458</text:p>
          </table:table-cell>
          <table:table-cell table:formula="of:=80-([.D49]^2+[.E49]^2+[.F49]^2)" office:value-type="float" office:value="59.3474443409222" calcext:value-type="float">
            <text:p>59.34744434092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518703258246925" calcext:value-type="float">
            <text:p>-0.518703258246925</text:p>
          </table:table-cell>
          <table:table-cell office:value-type="float" office:value="-2.95809637730567" calcext:value-type="float">
            <text:p>-2.95809637730567</text:p>
          </table:table-cell>
          <table:table-cell office:value-type="float" office:value="-4.17094121269058" calcext:value-type="float">
            <text:p>-4.17094121269058</text:p>
          </table:table-cell>
          <table:table-cell table:formula="of:=80-([.D50]^2+[.E50]^2+[.F50]^2)" office:value-type="float" office:value="53.5838621527343" calcext:value-type="float">
            <text:p>53.58386215273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.85542996566289" calcext:value-type="float">
            <text:p>2.85542996566289</text:p>
          </table:table-cell>
          <table:table-cell office:value-type="float" office:value="0.275709852903512" calcext:value-type="float">
            <text:p>0.275709852903512</text:p>
          </table:table-cell>
          <table:table-cell office:value-type="float" office:value="-1.92350061239329" calcext:value-type="float">
            <text:p>-1.92350061239329</text:p>
          </table:table-cell>
          <table:table-cell table:formula="of:=80-([.D51]^2+[.E51]^2+[.F51]^2)" office:value-type="float" office:value="68.070649182329" calcext:value-type="float">
            <text:p>68.07064918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292072302289182" calcext:value-type="float">
            <text:p>-0.292072302289182</text:p>
          </table:table-cell>
          <table:table-cell office:value-type="float" office:value="-0.879291596141798" calcext:value-type="float">
            <text:p>-0.879291596141798</text:p>
          </table:table-cell>
          <table:table-cell office:value-type="float" office:value="2.61817183626775" calcext:value-type="float">
            <text:p>2.61817183626775</text:p>
          </table:table-cell>
          <table:table-cell table:formula="of:=80-([.D52]^2+[.E52]^2+[.F52]^2)" office:value-type="float" office:value="72.2867162949643" calcext:value-type="float">
            <text:p>72.2867162949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3.81981088262982" calcext:value-type="float">
            <text:p>-3.81981088262982</text:p>
          </table:table-cell>
          <table:table-cell office:value-type="float" office:value="4.1512646246782" calcext:value-type="float">
            <text:p>4.1512646246782</text:p>
          </table:table-cell>
          <table:table-cell office:value-type="float" office:value="2.46359270416209" calcext:value-type="float">
            <text:p>2.46359270416209</text:p>
          </table:table-cell>
          <table:table-cell table:formula="of:=80-([.D53]^2+[.E53]^2+[.F53]^2)" office:value-type="float" office:value="42.1067578248375" calcext:value-type="float">
            <text:p>42.1067578248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3.26033478972567" calcext:value-type="float">
            <text:p>-3.26033478972567</text:p>
          </table:table-cell>
          <table:table-cell office:value-type="float" office:value="-0.116431839186478" calcext:value-type="float">
            <text:p>-0.116431839186478</text:p>
          </table:table-cell>
          <table:table-cell office:value-type="float" office:value="-3.79175629677604" calcext:value-type="float">
            <text:p>-3.79175629677604</text:p>
          </table:table-cell>
          <table:table-cell table:formula="of:=80-([.D54]^2+[.E54]^2+[.F54]^2)" office:value-type="float" office:value="54.9792448715874" calcext:value-type="float">
            <text:p>54.97924487158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.21251672297866" calcext:value-type="float">
            <text:p>-2.21251672297866</text:p>
          </table:table-cell>
          <table:table-cell office:value-type="float" office:value="-4.03080441860042" calcext:value-type="float">
            <text:p>-4.03080441860042</text:p>
          </table:table-cell>
          <table:table-cell office:value-type="float" office:value="4.26860301358082" calcext:value-type="float">
            <text:p>4.26860301358082</text:p>
          </table:table-cell>
          <table:table-cell table:formula="of:=80-([.D55]^2+[.E55]^2+[.F55]^2)" office:value-type="float" office:value="40.6364138019799" calcext:value-type="float">
            <text:p>40.63641380197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.62256250358262" calcext:value-type="float">
            <text:p>3.62256250358262</text:p>
          </table:table-cell>
          <table:table-cell office:value-type="float" office:value="0.886157859279527" calcext:value-type="float">
            <text:p>0.886157859279527</text:p>
          </table:table-cell>
          <table:table-cell office:value-type="float" office:value="0.373284247532147" calcext:value-type="float">
            <text:p>0.373284247532147</text:p>
          </table:table-cell>
          <table:table-cell table:formula="of:=80-([.D56]^2+[.E56]^2+[.F56]^2)" office:value-type="float" office:value="65.9524240266187" calcext:value-type="float">
            <text:p>65.9524240266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.48568166172776" calcext:value-type="float">
            <text:p>3.48568166172776</text:p>
          </table:table-cell>
          <table:table-cell office:value-type="float" office:value="-1.24778560537647" calcext:value-type="float">
            <text:p>-1.24778560537647</text:p>
          </table:table-cell>
          <table:table-cell office:value-type="float" office:value="1.17737205114299" calcext:value-type="float">
            <text:p>1.17737205114299</text:p>
          </table:table-cell>
          <table:table-cell table:formula="of:=80-([.D57]^2+[.E57]^2+[.F57]^2)" office:value-type="float" office:value="64.9068494892974" calcext:value-type="float">
            <text:p>64.9068494892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.04027684738886" calcext:value-type="float">
            <text:p>1.04027684738886</text:p>
          </table:table-cell>
          <table:table-cell office:value-type="float" office:value="-4.60488682101133" calcext:value-type="float">
            <text:p>-4.60488682101133</text:p>
          </table:table-cell>
          <table:table-cell office:value-type="float" office:value="-0.0193664581247859" calcext:value-type="float">
            <text:p>-0.0193664581247859</text:p>
          </table:table-cell>
          <table:table-cell table:formula="of:=80-([.D58]^2+[.E58]^2+[.F58]^2)" office:value-type="float" office:value="57.7124663867626" calcext:value-type="float">
            <text:p>57.7124663867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.95318040552584" calcext:value-type="float">
            <text:p>4.95318040552584</text:p>
          </table:table-cell>
          <table:table-cell office:value-type="float" office:value="1.86226392384869" calcext:value-type="float">
            <text:p>1.86226392384869</text:p>
          </table:table-cell>
          <table:table-cell office:value-type="float" office:value="-2.80827826691736" calcext:value-type="float">
            <text:p>-2.80827826691736</text:p>
          </table:table-cell>
          <table:table-cell table:formula="of:=80-([.D59]^2+[.E59]^2+[.F59]^2)" office:value-type="float" office:value="44.1115501238062" calcext:value-type="float">
            <text:p>44.11155012380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.75377181177202" calcext:value-type="float">
            <text:p>1.75377181177202</text:p>
          </table:table-cell>
          <table:table-cell office:value-type="float" office:value="5.06305584144607" calcext:value-type="float">
            <text:p>5.06305584144607</text:p>
          </table:table-cell>
          <table:table-cell office:value-type="float" office:value="-4.3396335449234" calcext:value-type="float">
            <text:p>-4.3396335449234</text:p>
          </table:table-cell>
          <table:table-cell table:formula="of:=80-([.D60]^2+[.E60]^2+[.F60]^2)" office:value-type="float" office:value="32.4573306744083" calcext:value-type="float">
            <text:p>32.4573306744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20293679079889" calcext:value-type="float">
            <text:p>0.20293679079889</text:p>
          </table:table-cell>
          <table:table-cell office:value-type="float" office:value="-1.07651520542113" calcext:value-type="float">
            <text:p>-1.07651520542113</text:p>
          </table:table-cell>
          <table:table-cell office:value-type="float" office:value="-4.34079143614114" calcext:value-type="float">
            <text:p>-4.34079143614114</text:p>
          </table:table-cell>
          <table:table-cell table:formula="of:=80-([.D61]^2+[.E61]^2+[.F61]^2)" office:value-type="float" office:value="59.9574613793611" calcext:value-type="float">
            <text:p>59.9574613793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.0829862703407" calcext:value-type="float">
            <text:p>4.0829862703407</text:p>
          </table:table-cell>
          <table:table-cell office:value-type="float" office:value="0.263852770684512" calcext:value-type="float">
            <text:p>0.263852770684512</text:p>
          </table:table-cell>
          <table:table-cell office:value-type="float" office:value="-4.75957758605863" calcext:value-type="float">
            <text:p>-4.75957758605863</text:p>
          </table:table-cell>
          <table:table-cell table:formula="of:=80-([.D62]^2+[.E62]^2+[.F62]^2)" office:value-type="float" office:value="40.6060260338998" calcext:value-type="float">
            <text:p>40.6060260338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.59176152859388" calcext:value-type="float">
            <text:p>3.59176152859388</text:p>
          </table:table-cell>
          <table:table-cell office:value-type="float" office:value="3.63502984316159" calcext:value-type="float">
            <text:p>3.63502984316159</text:p>
          </table:table-cell>
          <table:table-cell office:value-type="float" office:value="4.17726519008871" calcext:value-type="float">
            <text:p>4.17726519008871</text:p>
          </table:table-cell>
          <table:table-cell table:formula="of:=80-([.D63]^2+[.E63]^2+[.F63]^2)" office:value-type="float" office:value="36.4362626927107" calcext:value-type="float">
            <text:p>36.4362626927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.07420044943149" calcext:value-type="float">
            <text:p>5.07420044943149</text:p>
          </table:table-cell>
          <table:table-cell office:value-type="float" office:value="-3.68860845521754" calcext:value-type="float">
            <text:p>-3.68860845521754</text:p>
          </table:table-cell>
          <table:table-cell office:value-type="float" office:value="3.15882449279394" calcext:value-type="float">
            <text:p>3.15882449279394</text:p>
          </table:table-cell>
          <table:table-cell table:formula="of:=80-([.D64]^2+[.E64]^2+[.F64]^2)" office:value-type="float" office:value="30.6684852868121" calcext:value-type="float">
            <text:p>30.6684852868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.35394543014359" calcext:value-type="float">
            <text:p>3.35394543014359</text:p>
          </table:table-cell>
          <table:table-cell office:value-type="float" office:value="1.05533905983217" calcext:value-type="float">
            <text:p>1.05533905983217</text:p>
          </table:table-cell>
          <table:table-cell office:value-type="float" office:value="-0.888670489474021" calcext:value-type="float">
            <text:p>-0.888670489474021</text:p>
          </table:table-cell>
          <table:table-cell table:formula="of:=80-([.D65]^2+[.E65]^2+[.F65]^2)" office:value-type="float" office:value="66.8475742815495" calcext:value-type="float">
            <text:p>66.8475742815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4.35623749702314" calcext:value-type="float">
            <text:p>-4.35623749702314</text:p>
          </table:table-cell>
          <table:table-cell office:value-type="float" office:value="3.20481938538745" calcext:value-type="float">
            <text:p>3.20481938538745</text:p>
          </table:table-cell>
          <table:table-cell office:value-type="float" office:value="0.0758964292150006" calcext:value-type="float">
            <text:p>0.0758964292150006</text:p>
          </table:table-cell>
          <table:table-cell table:formula="of:=80-([.D66]^2+[.E66]^2+[.F66]^2)" office:value-type="float" office:value="50.7465673086068" calcext:value-type="float">
            <text:p>50.7465673086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.45936802821008" calcext:value-type="float">
            <text:p>1.45936802821008</text:p>
          </table:table-cell>
          <table:table-cell office:value-type="float" office:value="-3.70506687032659" calcext:value-type="float">
            <text:p>-3.70506687032659</text:p>
          </table:table-cell>
          <table:table-cell office:value-type="float" office:value="-0.178618108429375" calcext:value-type="float">
            <text:p>-0.178618108429375</text:p>
          </table:table-cell>
          <table:table-cell table:formula="of:=80-([.D67]^2+[.E67]^2+[.F67]^2)" office:value-type="float" office:value="64.1108200159877" calcext:value-type="float">
            <text:p>64.1108200159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0.880096758959282" calcext:value-type="float">
            <text:p>-0.880096758959282</text:p>
          </table:table-cell>
          <table:table-cell office:value-type="float" office:value="3.73212568329679" calcext:value-type="float">
            <text:p>3.73212568329679</text:p>
          </table:table-cell>
          <table:table-cell office:value-type="float" office:value="-4.57861715171634" calcext:value-type="float">
            <text:p>-4.57861715171634</text:p>
          </table:table-cell>
          <table:table-cell table:formula="of:=80-([.D68]^2+[.E68]^2+[.F68]^2)" office:value-type="float" office:value="44.3329325569548" calcext:value-type="float">
            <text:p>44.3329325569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312188849251649" calcext:value-type="float">
            <text:p>0.312188849251649</text:p>
          </table:table-cell>
          <table:table-cell office:value-type="float" office:value="-2.29295095684168" calcext:value-type="float">
            <text:p>-2.29295095684168</text:p>
          </table:table-cell>
          <table:table-cell office:value-type="float" office:value="-4.77373578597127" calcext:value-type="float">
            <text:p>-4.77373578597127</text:p>
          </table:table-cell>
          <table:table-cell table:formula="of:=80-([.D69]^2+[.E69]^2+[.F69]^2)" office:value-type="float" office:value="51.856360677659" calcext:value-type="float">
            <text:p>51.8563606776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3.96798902401409" calcext:value-type="float">
            <text:p>-3.96798902401409</text:p>
          </table:table-cell>
          <table:table-cell office:value-type="float" office:value="4.93987959651415" calcext:value-type="float">
            <text:p>4.93987959651415</text:p>
          </table:table-cell>
          <table:table-cell office:value-type="float" office:value="0.717929388572367" calcext:value-type="float">
            <text:p>0.717929388572367</text:p>
          </table:table-cell>
          <table:table-cell table:formula="of:=80-([.D70]^2+[.E70]^2+[.F70]^2)" office:value-type="float" office:value="39.337230070271" calcext:value-type="float">
            <text:p>39.3372300702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3.83302567147975" calcext:value-type="float">
            <text:p>-3.83302567147975</text:p>
          </table:table-cell>
          <table:table-cell office:value-type="float" office:value="-1.16111357399434" calcext:value-type="float">
            <text:p>-1.16111357399434</text:p>
          </table:table-cell>
          <table:table-cell office:value-type="float" office:value="-1.70598209980824" calcext:value-type="float">
            <text:p>-1.70598209980824</text:p>
          </table:table-cell>
          <table:table-cell table:formula="of:=80-([.D71]^2+[.E71]^2+[.F71]^2)" office:value-type="float" office:value="61.0493545451972" calcext:value-type="float">
            <text:p>61.0493545451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31459818068895" calcext:value-type="float">
            <text:p>0.731459818068895</text:p>
          </table:table-cell>
          <table:table-cell office:value-type="float" office:value="-0.561006628281336" calcext:value-type="float">
            <text:p>-0.561006628281336</text:p>
          </table:table-cell>
          <table:table-cell office:value-type="float" office:value="-3.25783168804116" calcext:value-type="float">
            <text:p>-3.25783168804116</text:p>
          </table:table-cell>
          <table:table-cell table:formula="of:=80-([.D72]^2+[.E72]^2+[.F72]^2)" office:value-type="float" office:value="68.5367707899699" calcext:value-type="float">
            <text:p>68.5367707899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.81831593656336" calcext:value-type="float">
            <text:p>4.81831593656336</text:p>
          </table:table-cell>
          <table:table-cell office:value-type="float" office:value="-3.58091831303736" calcext:value-type="float">
            <text:p>-3.58091831303736</text:p>
          </table:table-cell>
          <table:table-cell office:value-type="float" office:value="-4.3318315706408" calcext:value-type="float">
            <text:p>-4.3318315706408</text:p>
          </table:table-cell>
          <table:table-cell table:formula="of:=80-([.D73]^2+[.E73]^2+[.F73]^2)" office:value-type="float" office:value="25.1960908144129" calcext:value-type="float">
            <text:p>25.1960908144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971589323492411" calcext:value-type="float">
            <text:p>0.971589323492411</text:p>
          </table:table-cell>
          <table:table-cell office:value-type="float" office:value="-1.04702937400674" calcext:value-type="float">
            <text:p>-1.04702937400674</text:p>
          </table:table-cell>
          <table:table-cell office:value-type="float" office:value="2.71373099063052" calcext:value-type="float">
            <text:p>2.71373099063052</text:p>
          </table:table-cell>
          <table:table-cell table:formula="of:=80-([.D74]^2+[.E74]^2+[.F74]^2)" office:value-type="float" office:value="70.5954077869341" calcext:value-type="float">
            <text:p>70.59540778693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.4231323126274" calcext:value-type="float">
            <text:p>3.4231323126274</text:p>
          </table:table-cell>
          <table:table-cell office:value-type="float" office:value="1.74598699234346" calcext:value-type="float">
            <text:p>1.74598699234346</text:p>
          </table:table-cell>
          <table:table-cell office:value-type="float" office:value="-1.63380116642536" calcext:value-type="float">
            <text:p>-1.63380116642536</text:p>
          </table:table-cell>
          <table:table-cell table:formula="of:=80-([.D75]^2+[.E75]^2+[.F75]^2)" office:value-type="float" office:value="62.5643883414008" calcext:value-type="float">
            <text:p>62.5643883414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59457229598534" calcext:value-type="float">
            <text:p>1.59457229598534</text:p>
          </table:table-cell>
          <table:table-cell office:value-type="float" office:value="-3.18910270265604" calcext:value-type="float">
            <text:p>-3.18910270265604</text:p>
          </table:table-cell>
          <table:table-cell office:value-type="float" office:value="-2.96204892667356" calcext:value-type="float">
            <text:p>-2.96204892667356</text:p>
          </table:table-cell>
          <table:table-cell table:formula="of:=80-([.D76]^2+[.E76]^2+[.F76]^2)" office:value-type="float" office:value="58.51322930078" calcext:value-type="float">
            <text:p>58.51322930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.74405802433228" calcext:value-type="float">
            <text:p>1.74405802433228</text:p>
          </table:table-cell>
          <table:table-cell office:value-type="float" office:value="-0.95710101921624" calcext:value-type="float">
            <text:p>-0.95710101921624</text:p>
          </table:table-cell>
          <table:table-cell office:value-type="float" office:value="4.37803705895473" calcext:value-type="float">
            <text:p>4.37803705895473</text:p>
          </table:table-cell>
          <table:table-cell table:formula="of:=80-([.D77]^2+[.E77]^2+[.F77]^2)" office:value-type="float" office:value="56.8750107571964" calcext:value-type="float">
            <text:p>56.87501075719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5.10543551722054" calcext:value-type="float">
            <text:p>-5.10543551722054</text:p>
          </table:table-cell>
          <table:table-cell office:value-type="float" office:value="-2.3450367399292" calcext:value-type="float">
            <text:p>-2.3450367399292</text:p>
          </table:table-cell>
          <table:table-cell office:value-type="float" office:value="3.74618629243073" calcext:value-type="float">
            <text:p>3.74618629243073</text:p>
          </table:table-cell>
          <table:table-cell table:formula="of:=80-([.D78]^2+[.E78]^2+[.F78]^2)" office:value-type="float" office:value="34.4014191302894" calcext:value-type="float">
            <text:p>34.40141913028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.83963121791199" calcext:value-type="float">
            <text:p>3.83963121791199</text:p>
          </table:table-cell>
          <table:table-cell office:value-type="float" office:value="-2.50978147023623" calcext:value-type="float">
            <text:p>-2.50978147023623</text:p>
          </table:table-cell>
          <table:table-cell office:value-type="float" office:value="-3.3298084731186" calcext:value-type="float">
            <text:p>-3.3298084731186</text:p>
          </table:table-cell>
          <table:table-cell table:formula="of:=80-([.D79]^2+[.E79]^2+[.F79]^2)" office:value-type="float" office:value="47.8706046144421" calcext:value-type="float">
            <text:p>47.8706046144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.39772514372103" calcext:value-type="float">
            <text:p>2.39772514372103</text:p>
          </table:table-cell>
          <table:table-cell office:value-type="float" office:value="-1.43436132015176" calcext:value-type="float">
            <text:p>-1.43436132015176</text:p>
          </table:table-cell>
          <table:table-cell office:value-type="float" office:value="-2.67220179041908" calcext:value-type="float">
            <text:p>-2.67220179041908</text:p>
          </table:table-cell>
          <table:table-cell table:formula="of:=80-([.D80]^2+[.E80]^2+[.F80]^2)" office:value-type="float" office:value="65.0528593297015" calcext:value-type="float">
            <text:p>65.0528593297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3.13097699925534" calcext:value-type="float">
            <text:p>-3.13097699925534</text:p>
          </table:table-cell>
          <table:table-cell office:value-type="float" office:value="2.8913096141618" calcext:value-type="float">
            <text:p>2.8913096141618</text:p>
          </table:table-cell>
          <table:table-cell office:value-type="float" office:value="1.68416890245972" calcext:value-type="float">
            <text:p>1.68416890245972</text:p>
          </table:table-cell>
          <table:table-cell table:formula="of:=80-([.D81]^2+[.E81]^2+[.F81]^2)" office:value-type="float" office:value="59.0008868531772" calcext:value-type="float">
            <text:p>59.0008868531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53901237317802" calcext:value-type="float">
            <text:p>1.53901237317802</text:p>
          </table:table-cell>
          <table:table-cell office:value-type="float" office:value="-1.62275437833848" calcext:value-type="float">
            <text:p>-1.62275437833848</text:p>
          </table:table-cell>
          <table:table-cell office:value-type="float" office:value="-2.71758867929845" calcext:value-type="float">
            <text:p>-2.71758867929845</text:p>
          </table:table-cell>
          <table:table-cell table:formula="of:=80-([.D82]^2+[.E82]^2+[.F82]^2)" office:value-type="float" office:value="67.6128209129372" calcext:value-type="float">
            <text:p>67.61282091293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946843199366745" calcext:value-type="float">
            <text:p>0.0946843199366745</text:p>
          </table:table-cell>
          <table:table-cell office:value-type="float" office:value="-0.165135015917245" calcext:value-type="float">
            <text:p>-0.165135015917245</text:p>
          </table:table-cell>
          <table:table-cell office:value-type="float" office:value="3.83464485789525" calcext:value-type="float">
            <text:p>3.83464485789525</text:p>
          </table:table-cell>
          <table:table-cell table:formula="of:=80-([.D83]^2+[.E83]^2+[.F83]^2)" office:value-type="float" office:value="65.2592641198937" calcext:value-type="float">
            <text:p>65.25926411989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0.642207550184449" calcext:value-type="float">
            <text:p>-0.642207550184449</text:p>
          </table:table-cell>
          <table:table-cell office:value-type="float" office:value="3.52390555538654" calcext:value-type="float">
            <text:p>3.52390555538654</text:p>
          </table:table-cell>
          <table:table-cell office:value-type="float" office:value="4.14671469734851" calcext:value-type="float">
            <text:p>4.14671469734851</text:p>
          </table:table-cell>
          <table:table-cell table:formula="of:=80-([.D84]^2+[.E84]^2+[.F84]^2)" office:value-type="float" office:value="49.9744163179958" calcext:value-type="float">
            <text:p>49.97441631799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2.60530222341114" calcext:value-type="float">
            <text:p>-2.60530222341114</text:p>
          </table:table-cell>
          <table:table-cell office:value-type="float" office:value="4.79857379416553" calcext:value-type="float">
            <text:p>4.79857379416553</text:p>
          </table:table-cell>
          <table:table-cell office:value-type="float" office:value="2.39811251558225" calcext:value-type="float">
            <text:p>2.39811251558225</text:p>
          </table:table-cell>
          <table:table-cell table:formula="of:=80-([.D85]^2+[.E85]^2+[.F85]^2)" office:value-type="float" office:value="44.4351462292446" calcext:value-type="float">
            <text:p>44.43514622924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0.507179196200611" calcext:value-type="float">
            <text:p>-0.507179196200611</text:p>
          </table:table-cell>
          <table:table-cell office:value-type="float" office:value="-2.99035678423663" calcext:value-type="float">
            <text:p>-2.99035678423663</text:p>
          </table:table-cell>
          <table:table-cell office:value-type="float" office:value="1.3669302830213" calcext:value-type="float">
            <text:p>1.3669302830213</text:p>
          </table:table-cell>
          <table:table-cell table:formula="of:=80-([.D86]^2+[.E86]^2+[.F86]^2)" office:value-type="float" office:value="68.9320371672706" calcext:value-type="float">
            <text:p>68.93203716727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.79768409468" calcext:value-type="float">
            <text:p>3.79768409468</text:p>
          </table:table-cell>
          <table:table-cell office:value-type="float" office:value="-4.85821133404927" calcext:value-type="float">
            <text:p>-4.85821133404927</text:p>
          </table:table-cell>
          <table:table-cell office:value-type="float" office:value="-3.58782452628859" calcext:value-type="float">
            <text:p>-3.58782452628859</text:p>
          </table:table-cell>
          <table:table-cell table:formula="of:=80-([.D87]^2+[.E87]^2+[.F87]^2)" office:value-type="float" office:value="29.1028933192918" calcext:value-type="float">
            <text:p>29.10289331929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.40505830621168" calcext:value-type="float">
            <text:p>-1.40505830621168</text:p>
          </table:table-cell>
          <table:table-cell office:value-type="float" office:value="4.73861285982652" calcext:value-type="float">
            <text:p>4.73861285982652</text:p>
          </table:table-cell>
          <table:table-cell office:value-type="float" office:value="-1.18437385918022" calcext:value-type="float">
            <text:p>-1.18437385918022</text:p>
          </table:table-cell>
          <table:table-cell table:formula="of:=80-([.D88]^2+[.E88]^2+[.F88]^2)" office:value-type="float" office:value="54.1686178825229" calcext:value-type="float">
            <text:p>54.1686178825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88618121967256" calcext:value-type="float">
            <text:p>0.188618121967256</text:p>
          </table:table-cell>
          <table:table-cell office:value-type="float" office:value="-3.59672019862932" calcext:value-type="float">
            <text:p>-3.59672019862932</text:p>
          </table:table-cell>
          <table:table-cell office:value-type="float" office:value="3.87147646026657" calcext:value-type="float">
            <text:p>3.87147646026657</text:p>
          </table:table-cell>
          <table:table-cell table:formula="of:=80-([.D89]^2+[.E89]^2+[.F89]^2)" office:value-type="float" office:value="52.0396970344392" calcext:value-type="float">
            <text:p>52.03969703443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.47878723283922" calcext:value-type="float">
            <text:p>1.47878723283922</text:p>
          </table:table-cell>
          <table:table-cell office:value-type="float" office:value="-3.73373434776716" calcext:value-type="float">
            <text:p>-3.73373434776716</text:p>
          </table:table-cell>
          <table:table-cell office:value-type="float" office:value="0.597318224776322" calcext:value-type="float">
            <text:p>0.597318224776322</text:p>
          </table:table-cell>
          <table:table-cell table:formula="of:=80-([.D90]^2+[.E90]^2+[.F90]^2)" office:value-type="float" office:value="63.5156270786455" calcext:value-type="float">
            <text:p>63.5156270786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.54749567912502" calcext:value-type="float">
            <text:p>-1.54749567912502</text:p>
          </table:table-cell>
          <table:table-cell office:value-type="float" office:value="-3.49210268937012" calcext:value-type="float">
            <text:p>-3.49210268937012</text:p>
          </table:table-cell>
          <table:table-cell office:value-type="float" office:value="3.07175109827242" calcext:value-type="float">
            <text:p>3.07175109827242</text:p>
          </table:table-cell>
          <table:table-cell table:formula="of:=80-([.D91]^2+[.E91]^2+[.F91]^2)" office:value-type="float" office:value="55.9748211202456" calcext:value-type="float">
            <text:p>55.9748211202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784678035936471" calcext:value-type="float">
            <text:p>0.784678035936471</text:p>
          </table:table-cell>
          <table:table-cell office:value-type="float" office:value="-1.21776591910108" calcext:value-type="float">
            <text:p>-1.21776591910108</text:p>
          </table:table-cell>
          <table:table-cell office:value-type="float" office:value="-4.93075226536667" calcext:value-type="float">
            <text:p>-4.93075226536667</text:p>
          </table:table-cell>
          <table:table-cell table:formula="of:=80-([.D92]^2+[.E92]^2+[.F92]^2)" office:value-type="float" office:value="53.5890086437762" calcext:value-type="float">
            <text:p>53.5890086437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.13773459085192" calcext:value-type="float">
            <text:p>-1.13773459085192</text:p>
          </table:table-cell>
          <table:table-cell office:value-type="float" office:value="3.77571264731074" calcext:value-type="float">
            <text:p>3.77571264731074</text:p>
          </table:table-cell>
          <table:table-cell office:value-type="float" office:value="-0.269760305147615" calcext:value-type="float">
            <text:p>-0.269760305147615</text:p>
          </table:table-cell>
          <table:table-cell table:formula="of:=80-([.D93]^2+[.E93]^2+[.F93]^2)" office:value-type="float" office:value="64.3767833834834" calcext:value-type="float">
            <text:p>64.37678338348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.18014682081409" calcext:value-type="float">
            <text:p>3.18014682081409</text:p>
          </table:table-cell>
          <table:table-cell office:value-type="float" office:value="-4.89112274212166" calcext:value-type="float">
            <text:p>-4.89112274212166</text:p>
          </table:table-cell>
          <table:table-cell office:value-type="float" office:value="-2.79598324972823" calcext:value-type="float">
            <text:p>-2.79598324972823</text:p>
          </table:table-cell>
          <table:table-cell table:formula="of:=80-([.D94]^2+[.E94]^2+[.F94]^2)" office:value-type="float" office:value="38.1460621868055" calcext:value-type="float">
            <text:p>38.14606218680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680090273629627" calcext:value-type="float">
            <text:p>0.680090273629627</text:p>
          </table:table-cell>
          <table:table-cell office:value-type="float" office:value="2.43112338366315" calcext:value-type="float">
            <text:p>2.43112338366315</text:p>
          </table:table-cell>
          <table:table-cell office:value-type="float" office:value="4.29986011154705" calcext:value-type="float">
            <text:p>4.29986011154705</text:p>
          </table:table-cell>
          <table:table-cell table:formula="of:=80-([.D95]^2+[.E95]^2+[.F95]^2)" office:value-type="float" office:value="55.1383193342472" calcext:value-type="float">
            <text:p>55.1383193342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539965671535595" calcext:value-type="float">
            <text:p>0.539965671535595</text:p>
          </table:table-cell>
          <table:table-cell office:value-type="float" office:value="-1.84389358110234" calcext:value-type="float">
            <text:p>-1.84389358110234</text:p>
          </table:table-cell>
          <table:table-cell office:value-type="float" office:value="2.09200633091775" calcext:value-type="float">
            <text:p>2.09200633091775</text:p>
          </table:table-cell>
          <table:table-cell table:formula="of:=80-([.D96]^2+[.E96]^2+[.F96]^2)" office:value-type="float" office:value="71.9320030465328" calcext:value-type="float">
            <text:p>71.9320030465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657291013799448" calcext:value-type="float">
            <text:p>0.657291013799448</text:p>
          </table:table-cell>
          <table:table-cell office:value-type="float" office:value="-0.282415643028019" calcext:value-type="float">
            <text:p>-0.282415643028019</text:p>
          </table:table-cell>
          <table:table-cell office:value-type="float" office:value="2.36547635354847" calcext:value-type="float">
            <text:p>2.36547635354847</text:p>
          </table:table-cell>
          <table:table-cell table:formula="of:=80-([.D97]^2+[.E97]^2+[.F97]^2)" office:value-type="float" office:value="73.8927315485546" calcext:value-type="float">
            <text:p>73.89273154855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1.65997841980964" calcext:value-type="float">
            <text:p>-1.65997841980964</text:p>
          </table:table-cell>
          <table:table-cell office:value-type="float" office:value="1.6734699897827" calcext:value-type="float">
            <text:p>1.6734699897827</text:p>
          </table:table-cell>
          <table:table-cell office:value-type="float" office:value="0.659896233984811" calcext:value-type="float">
            <text:p>0.659896233984811</text:p>
          </table:table-cell>
          <table:table-cell table:formula="of:=80-([.D98]^2+[.E98]^2+[.F98]^2)" office:value-type="float" office:value="74.0085067994357" calcext:value-type="float">
            <text:p>74.0085067994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.50072594247812" calcext:value-type="float">
            <text:p>3.50072594247812</text:p>
          </table:table-cell>
          <table:table-cell office:value-type="float" office:value="1.17334386140925" calcext:value-type="float">
            <text:p>1.17334386140925</text:p>
          </table:table-cell>
          <table:table-cell office:value-type="float" office:value="4.58270575779414" calcext:value-type="float">
            <text:p>4.58270575779414</text:p>
          </table:table-cell>
          <table:table-cell table:formula="of:=80-([.D99]^2+[.E99]^2+[.F99]^2)" office:value-type="float" office:value="45.3669899960343" calcext:value-type="float">
            <text:p>45.36698999603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35244497294301" calcext:value-type="float">
            <text:p>1.35244497294301</text:p>
          </table:table-cell>
          <table:table-cell office:value-type="float" office:value="-0.624749155771766" calcext:value-type="float">
            <text:p>-0.624749155771766</text:p>
          </table:table-cell>
          <table:table-cell office:value-type="float" office:value="-1.60744907479292" calcext:value-type="float">
            <text:p>-1.60744907479292</text:p>
          </table:table-cell>
          <table:table-cell table:formula="of:=80-([.D100]^2+[.E100]^2+[.F100]^2)" office:value-type="float" office:value="75.196688559471" calcext:value-type="float">
            <text:p>75.196688559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787545210742353" calcext:value-type="float">
            <text:p>0.787545210742353</text:p>
          </table:table-cell>
          <table:table-cell office:value-type="float" office:value="2.88186618176237" calcext:value-type="float">
            <text:p>2.88186618176237</text:p>
          </table:table-cell>
          <table:table-cell office:value-type="float" office:value="0.883547569462309" calcext:value-type="float">
            <text:p>0.883547569462309</text:p>
          </table:table-cell>
          <table:table-cell table:formula="of:=80-([.D101]^2+[.E101]^2+[.F101]^2)" office:value-type="float" office:value="70.2939635439484" calcext:value-type="float">
            <text:p>70.2939635439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57517186484517" calcext:value-type="float">
            <text:p>2.57517186484517</text:p>
          </table:table-cell>
          <table:table-cell office:value-type="float" office:value="-2.36548409017451" calcext:value-type="float">
            <text:p>-2.36548409017451</text:p>
          </table:table-cell>
          <table:table-cell office:value-type="float" office:value="3.07285296969355" calcext:value-type="float">
            <text:p>3.07285296969355</text:p>
          </table:table-cell>
          <table:table-cell table:formula="of:=80-([.D102]^2+[.E102]^2+[.F102]^2)" office:value-type="float" office:value="58.3305495122867" calcext:value-type="float">
            <text:p>58.33054951228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0.965580379131079" calcext:value-type="float">
            <text:p>-0.965580379131079</text:p>
          </table:table-cell>
          <table:table-cell office:value-type="float" office:value="3.45268043979376" calcext:value-type="float">
            <text:p>3.45268043979376</text:p>
          </table:table-cell>
          <table:table-cell office:value-type="float" office:value="3.93037414466137" calcext:value-type="float">
            <text:p>3.93037414466137</text:p>
          </table:table-cell>
          <table:table-cell table:formula="of:=80-([.D103]^2+[.E103]^2+[.F103]^2)" office:value-type="float" office:value="51.6988113950801" calcext:value-type="float">
            <text:p>51.6988113950801</text:p>
          </table:table-cell>
          <table:table-cell table:number-columns-repeated="2"/>
        </table:table-row>
      </table:table>
      <table:table table:name="skalowanie-liniowe" table:style-name="ta1">
        <table:shapes>
          <draw:frame draw:z-index="0" draw:style-name="gr1" draw:text-style-name="P1" svg:width="8.0874in" svg:height="3.8457in" svg:x="8.2843in" svg:y="2.8343in">
            <draw:object draw:notify-on-update-of-ranges="'skalowanie-liniowe'.G4:'skalowanie-liniowe'.G103 'skalowanie-liniowe'.H4:'skalowanie-liniowe'.H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eval’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80-([$dane.D4]^2+[$dane.E4]^2+[$dane.F4]^2)" office:value-type="float" office:value="79.3124556019023" calcext:value-type="float">
            <text:p>79.3124556019023</text:p>
          </table:table-cell>
          <table:table-cell table:formula="of:=[.$J$9]*[.G4]+[.$J$10]" office:value-type="float" office:value="65.6183373866844" calcext:value-type="float">
            <text:p>65.6183373866844</text:p>
          </table:table-cell>
          <table:table-cell table:style-name="ce3" office:value-type="string" calcext:value-type="string">
            <text:p>współczynnik zwielokrotnienia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80-([$dane.D5]^2+[$dane.E5]^2+[$dane.F5]^2)" office:value-type="float" office:value="68.1930878202377" calcext:value-type="float">
            <text:p>68.1930878202377</text:p>
          </table:table-cell>
          <table:table-cell table:formula="of:=[.$J$9]*[.G5]+[.$J$10]" office:value-type="float" office:value="60.6811375993927" calcext:value-type="float">
            <text:p>60.6811375993927</text:p>
          </table:table-cell>
          <table:table-cell table:style-name="ce3" office:value-type="string" calcext:value-type="string">
            <text:p>F(t)_śr (średnie przystosowanie pierwotne)</text:p>
          </table:table-cell>
          <table:table-cell table:formula="of:=SUM([.G4:.G103])/COUNT([.G4:.G103])" office:value-type="float" office:value="54.681947822237" calcext:value-type="float">
            <text:p>54.68194782223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80-([$dane.D6]^2+[$dane.E6]^2+[$dane.F6]^2)" office:value-type="float" office:value="44.7781564043891" calcext:value-type="float">
            <text:p>44.7781564043891</text:p>
          </table:table-cell>
          <table:table-cell table:formula="of:=[.$J$9]*[.G6]+[.$J$10]" office:value-type="float" office:value="50.2844858584184" calcext:value-type="float">
            <text:p>50.2844858584184</text:p>
          </table:table-cell>
          <table:table-cell table:style-name="ce3" office:value-type="string" calcext:value-type="string">
            <text:p>eval min</text:p>
          </table:table-cell>
          <table:table-cell table:formula="of:=MIN([.G4:.G103])" office:value-type="float" office:value="25.1960908144129" calcext:value-type="float">
            <text:p>25.19609081441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80-([$dane.D7]^2+[$dane.E7]^2+[$dane.F7]^2)" office:value-type="float" office:value="44.0976814173729" calcext:value-type="float">
            <text:p>44.0976814173729</text:p>
          </table:table-cell>
          <table:table-cell table:formula="of:=[.$J$9]*[.G7]+[.$J$10]" office:value-type="float" office:value="49.9823426946053" calcext:value-type="float">
            <text:p>49.9823426946053</text:p>
          </table:table-cell>
          <table:table-cell table:style-name="ce3" office:value-type="string" calcext:value-type="string">
            <text:p>eval max</text:p>
          </table:table-cell>
          <table:table-cell table:formula="of:=MAX([.G4:.G23])" office:value-type="float" office:value="79.3124556019023" calcext:value-type="float">
            <text:p>79.31245560190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80-([$dane.D8]^2+[$dane.E8]^2+[$dane.F8]^2)" office:value-type="float" office:value="69.208750120749" calcext:value-type="float">
            <text:p>69.208750120749</text:p>
          </table:table-cell>
          <table:table-cell table:formula="of:=[.$J$9]*[.G8]+[.$J$10]" office:value-type="float" office:value="61.1321099741273" calcext:value-type="float">
            <text:p>61.1321099741273</text:p>
          </table:table-cell>
          <table:table-cell table:style-name="ce3" office:value-type="string" calcext:value-type="string">
            <text:p>spelnienie warunku eval min &gt; …</text:p>
          </table:table-cell>
          <table:table-cell table:style-name="ce2" table:formula="of:=[.J6]&gt;([.J4]*[.J5]-[.J7])/([.J4]-1)" office:value-type="boolean" office:boolean-value="true" calcext:value-type="boolean">
            <text:p>TRUE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eval_min &gt;…</text:p>
          </table:table-cell>
          <table:table-cell table:style-name="ce3" office:value-type="string" calcext:value-type="string">
            <text:p>evali_min &lt;…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80-([$dane.D9]^2+[$dane.E9]^2+[$dane.F9]^2)" office:value-type="float" office:value="51.4285229926262" calcext:value-type="float">
            <text:p>51.4285229926262</text:p>
          </table:table-cell>
          <table:table-cell table:formula="of:=[.$J$9]*[.G9]+[.$J$10]" office:value-type="float" office:value="53.237368535705" calcext:value-type="float">
            <text:p>53.237368535705</text:p>
          </table:table-cell>
          <table:table-cell table:style-name="ce3" office:value-type="string" calcext:value-type="string">
            <text:p>a</text:p>
          </table:table-cell>
          <table:table-cell table:formula="of:=IF([.J8];[.O9];[.P9])" office:value-type="float" office:value="0.444018030902163" calcext:value-type="float">
            <text:p>0.444018030902163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table:formula="of:=([.$J$4]-1)*[.J5]/([.J7]-[.J5])" office:value-type="float" office:value="0.444018030902163" calcext:value-type="float">
            <text:p>0.444018030902163</text:p>
          </table:table-cell>
          <table:table-cell table:formula="of:=[.J5]/([.J5]-[.J6])" office:value-type="float" office:value="1.85451444764611" calcext:value-type="float">
            <text:p>1.8545144476461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80-([$dane.D10]^2+[$dane.E10]^2+[$dane.F10]^2)" office:value-type="float" office:value="52.1561788720121" calcext:value-type="float">
            <text:p>52.1561788720121</text:p>
          </table:table-cell>
          <table:table-cell table:formula="of:=[.$J$9]*[.G10]+[.$J$10]" office:value-type="float" office:value="53.5604608664443" calcext:value-type="float">
            <text:p>53.5604608664443</text:p>
          </table:table-cell>
          <table:table-cell table:style-name="ce3" office:value-type="string" calcext:value-type="string">
            <text:p>b</text:p>
          </table:table-cell>
          <table:table-cell table:formula="of:=IF([.J8];[.O10];[.P10])" office:value-type="float" office:value="30.4021770243125" calcext:value-type="float">
            <text:p>30.4021770243125</text:p>
          </table:table-cell>
          <table:table-cell table:number-columns-repeated="3"/>
          <table:table-cell table:style-name="ce3" office:value-type="string" calcext:value-type="string">
            <text:p>b</text:p>
          </table:table-cell>
          <table:table-cell table:formula="of:=[.J5]*([.J7]-[.J4]*[.J5])/([.J7]-[.J5])" office:value-type="float" office:value="30.4021770243125" calcext:value-type="float">
            <text:p>30.4021770243125</text:p>
          </table:table-cell>
          <table:table-cell table:formula="of:=-[.J6]*[.J5]/([.J5]-[.J6])" office:value-type="float" office:value="-46.726514439532" calcext:value-type="float">
            <text:p>-46.72651443953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80-([$dane.D11]^2+[$dane.E11]^2+[$dane.F11]^2)" office:value-type="float" office:value="68.017275602588" calcext:value-type="float">
            <text:p>68.017275602588</text:p>
          </table:table-cell>
          <table:table-cell table:formula="of:=[.$J$9]*[.G11]+[.$J$10]" office:value-type="float" office:value="60.6030738047034" calcext:value-type="float">
            <text:p>60.60307380470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80-([$dane.D12]^2+[$dane.E12]^2+[$dane.F12]^2)" office:value-type="float" office:value="68.5841889353626" calcext:value-type="float">
            <text:p>68.5841889353626</text:p>
          </table:table-cell>
          <table:table-cell table:formula="of:=[.$J$9]*[.G12]+[.$J$10]" office:value-type="float" office:value="60.8547935464141" calcext:value-type="float">
            <text:p>60.85479354641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80-([$dane.D13]^2+[$dane.E13]^2+[$dane.F13]^2)" office:value-type="float" office:value="32.3823196884816" calcext:value-type="float">
            <text:p>32.3823196884816</text:p>
          </table:table-cell>
          <table:table-cell table:formula="of:=[.$J$9]*[.G13]+[.$J$10]" office:value-type="float" office:value="44.7805108484364" calcext:value-type="float">
            <text:p>44.780510848436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80-([$dane.D14]^2+[$dane.E14]^2+[$dane.F14]^2)" office:value-type="float" office:value="53.1579188187956" calcext:value-type="float">
            <text:p>53.1579188187956</text:p>
          </table:table-cell>
          <table:table-cell table:formula="of:=[.$J$9]*[.G14]+[.$J$10]" office:value-type="float" office:value="54.0052514650912" calcext:value-type="float">
            <text:p>54.0052514650912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80-([$dane.D15]^2+[$dane.E15]^2+[$dane.F15]^2)" office:value-type="float" office:value="48.7637998873664" calcext:value-type="float">
            <text:p>48.7637998873664</text:p>
          </table:table-cell>
          <table:table-cell table:formula="of:=[.$J$9]*[.G15]+[.$J$10]" office:value-type="float" office:value="52.054183429608" calcext:value-type="float">
            <text:p>52.05418342960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80-([$dane.D16]^2+[$dane.E16]^2+[$dane.F16]^2)" office:value-type="float" office:value="50.8728241885454" calcext:value-type="float">
            <text:p>50.8728241885454</text:p>
          </table:table-cell>
          <table:table-cell table:formula="of:=[.$J$9]*[.G16]+[.$J$10]" office:value-type="float" office:value="52.9906282469424" calcext:value-type="float">
            <text:p>52.99062824694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80-([$dane.D17]^2+[$dane.E17]^2+[$dane.F17]^2)" office:value-type="float" office:value="57.1864889410242" calcext:value-type="float">
            <text:p>57.1864889410242</text:p>
          </table:table-cell>
          <table:table-cell table:formula="of:=[.$J$9]*[.G17]+[.$J$10]" office:value-type="float" office:value="55.7940092381144" calcext:value-type="float">
            <text:p>55.794009238114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80-([$dane.D18]^2+[$dane.E18]^2+[$dane.F18]^2)" office:value-type="float" office:value="61.0015247849288" calcext:value-type="float">
            <text:p>61.0015247849288</text:p>
          </table:table-cell>
          <table:table-cell table:formula="of:=[.$J$9]*[.G18]+[.$J$10]" office:value-type="float" office:value="57.4879539413461" calcext:value-type="float">
            <text:p>57.487953941346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80-([$dane.D19]^2+[$dane.E19]^2+[$dane.F19]^2)" office:value-type="float" office:value="50.1762459405774" calcext:value-type="float">
            <text:p>50.1762459405774</text:p>
          </table:table-cell>
          <table:table-cell table:formula="of:=[.$J$9]*[.G19]+[.$J$10]" office:value-type="float" office:value="52.6813349449103" calcext:value-type="float">
            <text:p>52.681334944910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80-([$dane.D20]^2+[$dane.E20]^2+[$dane.F20]^2)" office:value-type="float" office:value="53.8456110303827" calcext:value-type="float">
            <text:p>53.8456110303827</text:p>
          </table:table-cell>
          <table:table-cell table:formula="of:=[.$J$9]*[.G20]+[.$J$10]" office:value-type="float" office:value="54.3105992067468" calcext:value-type="float">
            <text:p>54.310599206746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80-([$dane.D21]^2+[$dane.E21]^2+[$dane.F21]^2)" office:value-type="float" office:value="47.1529757452882" calcext:value-type="float">
            <text:p>47.1529757452882</text:p>
          </table:table-cell>
          <table:table-cell table:formula="of:=[.$J$9]*[.G21]+[.$J$10]" office:value-type="float" office:value="51.3389484659128" calcext:value-type="float">
            <text:p>51.33894846591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80-([$dane.D22]^2+[$dane.E22]^2+[$dane.F22]^2)" office:value-type="float" office:value="55.6083417145146" calcext:value-type="float">
            <text:p>55.6083417145146</text:p>
          </table:table-cell>
          <table:table-cell table:formula="of:=[.$J$9]*[.G22]+[.$J$10]" office:value-type="float" office:value="55.0932834141259" calcext:value-type="float">
            <text:p>55.09328341412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80-([$dane.D23]^2+[$dane.E23]^2+[$dane.F23]^2)" office:value-type="float" office:value="49.8915466741172" calcext:value-type="float">
            <text:p>49.8915466741172</text:p>
          </table:table-cell>
          <table:table-cell table:formula="of:=[.$J$9]*[.G23]+[.$J$10]" office:value-type="float" office:value="52.5549233372174" calcext:value-type="float">
            <text:p>52.5549233372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80-([$dane.D24]^2+[$dane.E24]^2+[$dane.F24]^2)" office:value-type="float" office:value="65.1688902264444" calcext:value-type="float">
            <text:p>65.1688902264444</text:p>
          </table:table-cell>
          <table:table-cell table:formula="of:=[.$J$9]*[.G24]+[.$J$10]" office:value-type="float" office:value="59.3383393387375" calcext:value-type="float">
            <text:p>59.338339338737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80-([$dane.D25]^2+[$dane.E25]^2+[$dane.F25]^2)" office:value-type="float" office:value="64.3995891183548" calcext:value-type="float">
            <text:p>64.3995891183548</text:p>
          </table:table-cell>
          <table:table-cell table:formula="of:=[.$J$9]*[.G25]+[.$J$10]" office:value-type="float" office:value="58.9967557755528" calcext:value-type="float">
            <text:p>58.99675577555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80-([$dane.D26]^2+[$dane.E26]^2+[$dane.F26]^2)" office:value-type="float" office:value="34.5021994877911" calcext:value-type="float">
            <text:p>34.5021994877911</text:p>
          </table:table-cell>
          <table:table-cell table:formula="of:=[.$J$9]*[.G26]+[.$J$10]" office:value-type="float" office:value="45.7217757026751" calcext:value-type="float">
            <text:p>45.72177570267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80-([$dane.D27]^2+[$dane.E27]^2+[$dane.F27]^2)" office:value-type="float" office:value="51.7897096382131" calcext:value-type="float">
            <text:p>51.7897096382131</text:p>
          </table:table-cell>
          <table:table-cell table:formula="of:=[.$J$9]*[.G27]+[.$J$10]" office:value-type="float" office:value="53.3977419188667" calcext:value-type="float">
            <text:p>53.397741918866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80-([$dane.D28]^2+[$dane.E28]^2+[$dane.F28]^2)" office:value-type="float" office:value="42.082731262434" calcext:value-type="float">
            <text:p>42.082731262434</text:p>
          </table:table-cell>
          <table:table-cell table:formula="of:=[.$J$9]*[.G28]+[.$J$10]" office:value-type="float" office:value="49.0876684944434" calcext:value-type="float">
            <text:p>49.08766849444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80-([$dane.D29]^2+[$dane.E29]^2+[$dane.F29]^2)" office:value-type="float" office:value="66.7898154700035" calcext:value-type="float">
            <text:p>66.7898154700035</text:p>
          </table:table-cell>
          <table:table-cell table:formula="of:=[.$J$9]*[.G29]+[.$J$10]" office:value-type="float" office:value="60.0580593736223" calcext:value-type="float">
            <text:p>60.05805937362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80-([$dane.D30]^2+[$dane.E30]^2+[$dane.F30]^2)" office:value-type="float" office:value="59.8207228615757" calcext:value-type="float">
            <text:p>59.8207228615757</text:p>
          </table:table-cell>
          <table:table-cell table:formula="of:=[.$J$9]*[.G30]+[.$J$10]" office:value-type="float" office:value="56.9636565964533" calcext:value-type="float">
            <text:p>56.963656596453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80-([$dane.D31]^2+[$dane.E31]^2+[$dane.F31]^2)" office:value-type="float" office:value="73.5368114375424" calcext:value-type="float">
            <text:p>73.5368114375424</text:p>
          </table:table-cell>
          <table:table-cell table:formula="of:=[.$J$9]*[.G31]+[.$J$10]" office:value-type="float" office:value="63.0538472376337" calcext:value-type="float">
            <text:p>63.0538472376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80-([$dane.D32]^2+[$dane.E32]^2+[$dane.F32]^2)" office:value-type="float" office:value="70.8536237366332" calcext:value-type="float">
            <text:p>70.8536237366332</text:p>
          </table:table-cell>
          <table:table-cell table:formula="of:=[.$J$9]*[.G32]+[.$J$10]" office:value-type="float" office:value="61.8624635181351" calcext:value-type="float">
            <text:p>61.86246351813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80-([$dane.D33]^2+[$dane.E33]^2+[$dane.F33]^2)" office:value-type="float" office:value="42.7141939864485" calcext:value-type="float">
            <text:p>42.7141939864485</text:p>
          </table:table-cell>
          <table:table-cell table:formula="of:=[.$J$9]*[.G33]+[.$J$10]" office:value-type="float" office:value="49.3680493297484" calcext:value-type="float">
            <text:p>49.368049329748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80-([$dane.D34]^2+[$dane.E34]^2+[$dane.F34]^2)" office:value-type="float" office:value="56.6167079061687" calcext:value-type="float">
            <text:p>56.6167079061687</text:p>
          </table:table-cell>
          <table:table-cell table:formula="of:=[.$J$9]*[.G34]+[.$J$10]" office:value-type="float" office:value="55.5410161849725" calcext:value-type="float">
            <text:p>55.54101618497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80-([$dane.D35]^2+[$dane.E35]^2+[$dane.F35]^2)" office:value-type="float" office:value="44.1567449198671" calcext:value-type="float">
            <text:p>44.1567449198671</text:p>
          </table:table-cell>
          <table:table-cell table:formula="of:=[.$J$9]*[.G35]+[.$J$10]" office:value-type="float" office:value="50.008567954681" calcext:value-type="float">
            <text:p>50.0085679546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80-([$dane.D36]^2+[$dane.E36]^2+[$dane.F36]^2)" office:value-type="float" office:value="45.8956984475194" calcext:value-type="float">
            <text:p>45.8956984475194</text:p>
          </table:table-cell>
          <table:table-cell table:formula="of:=[.$J$9]*[.G36]+[.$J$10]" office:value-type="float" office:value="50.7806946758595" calcext:value-type="float">
            <text:p>50.780694675859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80-([$dane.D37]^2+[$dane.E37]^2+[$dane.F37]^2)" office:value-type="float" office:value="51.4303408519571" calcext:value-type="float">
            <text:p>51.4303408519571</text:p>
          </table:table-cell>
          <table:table-cell table:formula="of:=[.$J$9]*[.G37]+[.$J$10]" office:value-type="float" office:value="53.2381756980256" calcext:value-type="float">
            <text:p>53.238175698025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80-([$dane.D38]^2+[$dane.E38]^2+[$dane.F38]^2)" office:value-type="float" office:value="47.8712701236404" calcext:value-type="float">
            <text:p>47.8712701236404</text:p>
          </table:table-cell>
          <table:table-cell table:formula="of:=[.$J$9]*[.G38]+[.$J$10]" office:value-type="float" office:value="51.6578841213969" calcext:value-type="float">
            <text:p>51.657884121396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80-([$dane.D39]^2+[$dane.E39]^2+[$dane.F39]^2)" office:value-type="float" office:value="70.4041630165509" calcext:value-type="float">
            <text:p>70.4041630165509</text:p>
          </table:table-cell>
          <table:table-cell table:formula="of:=[.$J$9]*[.G39]+[.$J$10]" office:value-type="float" office:value="61.6628948542363" calcext:value-type="float">
            <text:p>61.66289485423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80-([$dane.D40]^2+[$dane.E40]^2+[$dane.F40]^2)" office:value-type="float" office:value="33.5847911847799" calcext:value-type="float">
            <text:p>33.5847911847799</text:p>
          </table:table-cell>
          <table:table-cell table:formula="of:=[.$J$9]*[.G40]+[.$J$10]" office:value-type="float" office:value="45.3144298744388" calcext:value-type="float">
            <text:p>45.314429874438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80-([$dane.D41]^2+[$dane.E41]^2+[$dane.F41]^2)" office:value-type="float" office:value="47.8977942073385" calcext:value-type="float">
            <text:p>47.8977942073385</text:p>
          </table:table-cell>
          <table:table-cell table:formula="of:=[.$J$9]*[.G41]+[.$J$10]" office:value-type="float" office:value="51.6696612928119" calcext:value-type="float">
            <text:p>51.66966129281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80-([$dane.D42]^2+[$dane.E42]^2+[$dane.F42]^2)" office:value-type="float" office:value="52.7190726546335" calcext:value-type="float">
            <text:p>52.7190726546335</text:p>
          </table:table-cell>
          <table:table-cell table:formula="of:=[.$J$9]*[.G42]+[.$J$10]" office:value-type="float" office:value="53.8103958554109" calcext:value-type="float">
            <text:p>53.810395855410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80-([$dane.D43]^2+[$dane.E43]^2+[$dane.F43]^2)" office:value-type="float" office:value="44.9724787011759" calcext:value-type="float">
            <text:p>44.9724787011759</text:p>
          </table:table-cell>
          <table:table-cell table:formula="of:=[.$J$9]*[.G43]+[.$J$10]" office:value-type="float" office:value="50.3707684619981" calcext:value-type="float">
            <text:p>50.37076846199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80-([$dane.D44]^2+[$dane.E44]^2+[$dane.F44]^2)" office:value-type="float" office:value="42.0007266473587" calcext:value-type="float">
            <text:p>42.0007266473587</text:p>
          </table:table-cell>
          <table:table-cell table:formula="of:=[.$J$9]*[.G44]+[.$J$10]" office:value-type="float" office:value="49.0512569667327" calcext:value-type="float">
            <text:p>49.051256966732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80-([$dane.D45]^2+[$dane.E45]^2+[$dane.F45]^2)" office:value-type="float" office:value="76.026438684052" calcext:value-type="float">
            <text:p>76.026438684052</text:p>
          </table:table-cell>
          <table:table-cell table:formula="of:=[.$J$9]*[.G45]+[.$J$10]" office:value-type="float" office:value="64.1592866253093" calcext:value-type="float">
            <text:p>64.15928662530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80-([$dane.D46]^2+[$dane.E46]^2+[$dane.F46]^2)" office:value-type="float" office:value="42.7597333582606" calcext:value-type="float">
            <text:p>42.7597333582606</text:p>
          </table:table-cell>
          <table:table-cell table:formula="of:=[.$J$9]*[.G46]+[.$J$10]" office:value-type="float" office:value="49.3882696319489" calcext:value-type="float">
            <text:p>49.38826963194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80-([$dane.D47]^2+[$dane.E47]^2+[$dane.F47]^2)" office:value-type="float" office:value="44.9834608852419" calcext:value-type="float">
            <text:p>44.9834608852419</text:p>
          </table:table-cell>
          <table:table-cell table:formula="of:=[.$J$9]*[.G47]+[.$J$10]" office:value-type="float" office:value="50.3756447497421" calcext:value-type="float">
            <text:p>50.37564474974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80-([$dane.D48]^2+[$dane.E48]^2+[$dane.F48]^2)" office:value-type="float" office:value="55.707967358746" calcext:value-type="float">
            <text:p>55.707967358746</text:p>
          </table:table-cell>
          <table:table-cell table:formula="of:=[.$J$9]*[.G48]+[.$J$10]" office:value-type="float" office:value="55.1375189965049" calcext:value-type="float">
            <text:p>55.13751899650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80-([$dane.D49]^2+[$dane.E49]^2+[$dane.F49]^2)" office:value-type="float" office:value="59.3474443409222" calcext:value-type="float">
            <text:p>59.3474443409222</text:p>
          </table:table-cell>
          <table:table-cell table:formula="of:=[.$J$9]*[.G49]+[.$J$10]" office:value-type="float" office:value="56.7535123996445" calcext:value-type="float">
            <text:p>56.753512399644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80-([$dane.D50]^2+[$dane.E50]^2+[$dane.F50]^2)" office:value-type="float" office:value="53.5838621527343" calcext:value-type="float">
            <text:p>53.5838621527343</text:p>
          </table:table-cell>
          <table:table-cell table:formula="of:=[.$J$9]*[.G50]+[.$J$10]" office:value-type="float" office:value="54.1943779855025" calcext:value-type="float">
            <text:p>54.19437798550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80-([$dane.D51]^2+[$dane.E51]^2+[$dane.F51]^2)" office:value-type="float" office:value="68.070649182329" calcext:value-type="float">
            <text:p>68.070649182329</text:p>
          </table:table-cell>
          <table:table-cell table:formula="of:=[.$J$9]*[.G51]+[.$J$10]" office:value-type="float" office:value="60.6267726364822" calcext:value-type="float">
            <text:p>60.62677263648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80-([$dane.D52]^2+[$dane.E52]^2+[$dane.F52]^2)" office:value-type="float" office:value="72.2867162949643" calcext:value-type="float">
            <text:p>72.2867162949643</text:p>
          </table:table-cell>
          <table:table-cell table:formula="of:=[.$J$9]*[.G52]+[.$J$10]" office:value-type="float" office:value="62.4987824539858" calcext:value-type="float">
            <text:p>62.498782453985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80-([$dane.D53]^2+[$dane.E53]^2+[$dane.F53]^2)" office:value-type="float" office:value="42.1067578248375" calcext:value-type="float">
            <text:p>42.1067578248375</text:p>
          </table:table-cell>
          <table:table-cell table:formula="of:=[.$J$9]*[.G53]+[.$J$10]" office:value-type="float" office:value="49.0983367213711" calcext:value-type="float">
            <text:p>49.09833672137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80-([$dane.D54]^2+[$dane.E54]^2+[$dane.F54]^2)" office:value-type="float" office:value="54.9792448715874" calcext:value-type="float">
            <text:p>54.9792448715874</text:p>
          </table:table-cell>
          <table:table-cell table:formula="of:=[.$J$9]*[.G54]+[.$J$10]" office:value-type="float" office:value="54.8139530726826" calcext:value-type="float">
            <text:p>54.81395307268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80-([$dane.D55]^2+[$dane.E55]^2+[$dane.F55]^2)" office:value-type="float" office:value="40.6364138019799" calcext:value-type="float">
            <text:p>40.6364138019799</text:p>
          </table:table-cell>
          <table:table-cell table:formula="of:=[.$J$9]*[.G55]+[.$J$10]" office:value-type="float" office:value="48.4454774635931" calcext:value-type="float">
            <text:p>48.44547746359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80-([$dane.D56]^2+[$dane.E56]^2+[$dane.F56]^2)" office:value-type="float" office:value="65.9524240266187" calcext:value-type="float">
            <text:p>65.9524240266187</text:p>
          </table:table-cell>
          <table:table-cell table:formula="of:=[.$J$9]*[.G56]+[.$J$10]" office:value-type="float" office:value="59.6862424738362" calcext:value-type="float">
            <text:p>59.68624247383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80-([$dane.D57]^2+[$dane.E57]^2+[$dane.F57]^2)" office:value-type="float" office:value="64.9068494892974" calcext:value-type="float">
            <text:p>64.9068494892974</text:p>
          </table:table-cell>
          <table:table-cell table:formula="of:=[.$J$9]*[.G57]+[.$J$10]" office:value-type="float" office:value="59.2219885266134" calcext:value-type="float">
            <text:p>59.22198852661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80-([$dane.D58]^2+[$dane.E58]^2+[$dane.F58]^2)" office:value-type="float" office:value="57.7124663867626" calcext:value-type="float">
            <text:p>57.7124663867626</text:p>
          </table:table-cell>
          <table:table-cell table:formula="of:=[.$J$9]*[.G58]+[.$J$10]" office:value-type="float" office:value="56.0275527078701" calcext:value-type="float">
            <text:p>56.027552707870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80-([$dane.D59]^2+[$dane.E59]^2+[$dane.F59]^2)" office:value-type="float" office:value="44.1115501238062" calcext:value-type="float">
            <text:p>44.1115501238062</text:p>
          </table:table-cell>
          <table:table-cell table:formula="of:=[.$J$9]*[.G59]+[.$J$10]" office:value-type="float" office:value="49.988500650327" calcext:value-type="float">
            <text:p>49.98850065032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80-([$dane.D60]^2+[$dane.E60]^2+[$dane.F60]^2)" office:value-type="float" office:value="32.4573306744083" calcext:value-type="float">
            <text:p>32.4573306744083</text:p>
          </table:table-cell>
          <table:table-cell table:formula="of:=[.$J$9]*[.G60]+[.$J$10]" office:value-type="float" office:value="44.8138170787036" calcext:value-type="float">
            <text:p>44.81381707870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80-([$dane.D61]^2+[$dane.E61]^2+[$dane.F61]^2)" office:value-type="float" office:value="59.9574613793611" calcext:value-type="float">
            <text:p>59.9574613793611</text:p>
          </table:table-cell>
          <table:table-cell table:formula="of:=[.$J$9]*[.G61]+[.$J$10]" office:value-type="float" office:value="57.0243709638689" calcext:value-type="float">
            <text:p>57.02437096386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80-([$dane.D62]^2+[$dane.E62]^2+[$dane.F62]^2)" office:value-type="float" office:value="40.6060260338998" calcext:value-type="float">
            <text:p>40.6060260338998</text:p>
          </table:table-cell>
          <table:table-cell table:formula="of:=[.$J$9]*[.G62]+[.$J$10]" office:value-type="float" office:value="48.4319847466466" calcext:value-type="float">
            <text:p>48.431984746646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80-([$dane.D63]^2+[$dane.E63]^2+[$dane.F63]^2)" office:value-type="float" office:value="36.4362626927107" calcext:value-type="float">
            <text:p>36.4362626927107</text:p>
          </table:table-cell>
          <table:table-cell table:formula="of:=[.$J$9]*[.G63]+[.$J$10]" office:value-type="float" office:value="46.5805346385639" calcext:value-type="float">
            <text:p>46.58053463856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80-([$dane.D64]^2+[$dane.E64]^2+[$dane.F64]^2)" office:value-type="float" office:value="30.6684852868121" calcext:value-type="float">
            <text:p>30.6684852868121</text:p>
          </table:table-cell>
          <table:table-cell table:formula="of:=[.$J$9]*[.G64]+[.$J$10]" office:value-type="float" office:value="44.0195374721147" calcext:value-type="float">
            <text:p>44.01953747211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80-([$dane.D65]^2+[$dane.E65]^2+[$dane.F65]^2)" office:value-type="float" office:value="66.8475742815495" calcext:value-type="float">
            <text:p>66.8475742815495</text:p>
          </table:table-cell>
          <table:table-cell table:formula="of:=[.$J$9]*[.G65]+[.$J$10]" office:value-type="float" office:value="60.0837053273922" calcext:value-type="float">
            <text:p>60.08370532739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80-([$dane.D66]^2+[$dane.E66]^2+[$dane.F66]^2)" office:value-type="float" office:value="50.7465673086068" calcext:value-type="float">
            <text:p>50.7465673086068</text:p>
          </table:table-cell>
          <table:table-cell table:formula="of:=[.$J$9]*[.G66]+[.$J$10]" office:value-type="float" office:value="52.9345679157242" calcext:value-type="float">
            <text:p>52.934567915724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80-([$dane.D67]^2+[$dane.E67]^2+[$dane.F67]^2)" office:value-type="float" office:value="64.1108200159877" calcext:value-type="float">
            <text:p>64.1108200159877</text:p>
          </table:table-cell>
          <table:table-cell table:formula="of:=[.$J$9]*[.G67]+[.$J$10]" office:value-type="float" office:value="58.8685370873343" calcext:value-type="float">
            <text:p>58.868537087334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80-([$dane.D68]^2+[$dane.E68]^2+[$dane.F68]^2)" office:value-type="float" office:value="44.3329325569548" calcext:value-type="float">
            <text:p>44.3329325569548</text:p>
          </table:table-cell>
          <table:table-cell table:formula="of:=[.$J$9]*[.G68]+[.$J$10]" office:value-type="float" office:value="50.08679844237" calcext:value-type="float">
            <text:p>50.086798442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80-([$dane.D69]^2+[$dane.E69]^2+[$dane.F69]^2)" office:value-type="float" office:value="51.856360677659" calcext:value-type="float">
            <text:p>51.856360677659</text:p>
          </table:table-cell>
          <table:table-cell table:formula="of:=[.$J$9]*[.G69]+[.$J$10]" office:value-type="float" office:value="53.427336182159" calcext:value-type="float">
            <text:p>53.4273361821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80-([$dane.D70]^2+[$dane.E70]^2+[$dane.F70]^2)" office:value-type="float" office:value="39.337230070271" calcext:value-type="float">
            <text:p>39.337230070271</text:p>
          </table:table-cell>
          <table:table-cell table:formula="of:=[.$J$9]*[.G70]+[.$J$10]" office:value-type="float" office:value="47.8686164612596" calcext:value-type="float">
            <text:p>47.868616461259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80-([$dane.D71]^2+[$dane.E71]^2+[$dane.F71]^2)" office:value-type="float" office:value="61.0493545451972" calcext:value-type="float">
            <text:p>61.0493545451972</text:p>
          </table:table-cell>
          <table:table-cell table:formula="of:=[.$J$9]*[.G71]+[.$J$10]" office:value-type="float" office:value="57.509191217319" calcext:value-type="float">
            <text:p>57.5091912173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80-([$dane.D72]^2+[$dane.E72]^2+[$dane.F72]^2)" office:value-type="float" office:value="68.5367707899699" calcext:value-type="float">
            <text:p>68.5367707899699</text:p>
          </table:table-cell>
          <table:table-cell table:formula="of:=[.$J$9]*[.G72]+[.$J$10]" office:value-type="float" office:value="60.8337390348678" calcext:value-type="float">
            <text:p>60.833739034867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80-([$dane.D73]^2+[$dane.E73]^2+[$dane.F73]^2)" office:value-type="float" office:value="25.1960908144129" calcext:value-type="float">
            <text:p>25.1960908144129</text:p>
          </table:table-cell>
          <table:table-cell table:formula="of:=[.$J$9]*[.G73]+[.$J$10]" office:value-type="float" office:value="41.5896956541602" calcext:value-type="float">
            <text:p>41.58969565416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80-([$dane.D74]^2+[$dane.E74]^2+[$dane.F74]^2)" office:value-type="float" office:value="70.5954077869341" calcext:value-type="float">
            <text:p>70.5954077869341</text:p>
          </table:table-cell>
          <table:table-cell table:formula="of:=[.$J$9]*[.G74]+[.$J$10]" office:value-type="float" office:value="61.7478109806022" calcext:value-type="float">
            <text:p>61.74781098060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80-([$dane.D75]^2+[$dane.E75]^2+[$dane.F75]^2)" office:value-type="float" office:value="62.5643883414008" calcext:value-type="float">
            <text:p>62.5643883414008</text:p>
          </table:table-cell>
          <table:table-cell table:formula="of:=[.$J$9]*[.G75]+[.$J$10]" office:value-type="float" office:value="58.1818935402595" calcext:value-type="float">
            <text:p>58.181893540259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80-([$dane.D76]^2+[$dane.E76]^2+[$dane.F76]^2)" office:value-type="float" office:value="58.51322930078" calcext:value-type="float">
            <text:p>58.51322930078</text:p>
          </table:table-cell>
          <table:table-cell table:formula="of:=[.$J$9]*[.G76]+[.$J$10]" office:value-type="float" office:value="56.3831058801716" calcext:value-type="float">
            <text:p>56.38310588017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80-([$dane.D77]^2+[$dane.E77]^2+[$dane.F77]^2)" office:value-type="float" office:value="56.8750107571964" calcext:value-type="float">
            <text:p>56.8750107571964</text:p>
          </table:table-cell>
          <table:table-cell table:formula="of:=[.$J$9]*[.G77]+[.$J$10]" office:value-type="float" office:value="55.6557073082622" calcext:value-type="float">
            <text:p>55.65570730826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80-([$dane.D78]^2+[$dane.E78]^2+[$dane.F78]^2)" office:value-type="float" office:value="34.4014191302894" calcext:value-type="float">
            <text:p>34.4014191302894</text:p>
          </table:table-cell>
          <table:table-cell table:formula="of:=[.$J$9]*[.G78]+[.$J$10]" office:value-type="float" office:value="45.6770274067836" calcext:value-type="float">
            <text:p>45.67702740678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80-([$dane.D79]^2+[$dane.E79]^2+[$dane.F79]^2)" office:value-type="float" office:value="47.8706046144421" calcext:value-type="float">
            <text:p>47.8706046144421</text:p>
          </table:table-cell>
          <table:table-cell table:formula="of:=[.$J$9]*[.G79]+[.$J$10]" office:value-type="float" office:value="51.6575886233131" calcext:value-type="float">
            <text:p>51.65758862331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80-([$dane.D80]^2+[$dane.E80]^2+[$dane.F80]^2)" office:value-type="float" office:value="65.0528593297015" calcext:value-type="float">
            <text:p>65.0528593297015</text:p>
          </table:table-cell>
          <table:table-cell table:formula="of:=[.$J$9]*[.G80]+[.$J$10]" office:value-type="float" office:value="59.286819528442" calcext:value-type="float">
            <text:p>59.28681952844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80-([$dane.D81]^2+[$dane.E81]^2+[$dane.F81]^2)" office:value-type="float" office:value="59.0008868531772" calcext:value-type="float">
            <text:p>59.0008868531772</text:p>
          </table:table-cell>
          <table:table-cell table:formula="of:=[.$J$9]*[.G81]+[.$J$10]" office:value-type="float" office:value="56.5996346263416" calcext:value-type="float">
            <text:p>56.59963462634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80-([$dane.D82]^2+[$dane.E82]^2+[$dane.F82]^2)" office:value-type="float" office:value="67.6128209129372" calcext:value-type="float">
            <text:p>67.6128209129372</text:p>
          </table:table-cell>
          <table:table-cell table:formula="of:=[.$J$9]*[.G82]+[.$J$10]" office:value-type="float" office:value="60.4234886298154" calcext:value-type="float">
            <text:p>60.42348862981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80-([$dane.D83]^2+[$dane.E83]^2+[$dane.F83]^2)" office:value-type="float" office:value="65.2592641198937" calcext:value-type="float">
            <text:p>65.2592641198937</text:p>
          </table:table-cell>
          <table:table-cell table:formula="of:=[.$J$9]*[.G83]+[.$J$10]" office:value-type="float" office:value="59.3784669769519" calcext:value-type="float">
            <text:p>59.37846697695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80-([$dane.D84]^2+[$dane.E84]^2+[$dane.F84]^2)" office:value-type="float" office:value="49.9744163179958" calcext:value-type="float">
            <text:p>49.9744163179958</text:p>
          </table:table-cell>
          <table:table-cell table:formula="of:=[.$J$9]*[.G84]+[.$J$10]" office:value-type="float" office:value="52.5917189533139" calcext:value-type="float">
            <text:p>52.59171895331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80-([$dane.D85]^2+[$dane.E85]^2+[$dane.F85]^2)" office:value-type="float" office:value="44.4351462292446" calcext:value-type="float">
            <text:p>44.4351462292446</text:p>
          </table:table-cell>
          <table:table-cell table:formula="of:=[.$J$9]*[.G85]+[.$J$10]" office:value-type="float" office:value="50.1321831558713" calcext:value-type="float">
            <text:p>50.13218315587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80-([$dane.D86]^2+[$dane.E86]^2+[$dane.F86]^2)" office:value-type="float" office:value="68.9320371672706" calcext:value-type="float">
            <text:p>68.9320371672706</text:p>
          </table:table-cell>
          <table:table-cell table:formula="of:=[.$J$9]*[.G86]+[.$J$10]" office:value-type="float" office:value="61.0092444333987" calcext:value-type="float">
            <text:p>61.009244433398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80-([$dane.D87]^2+[$dane.E87]^2+[$dane.F87]^2)" office:value-type="float" office:value="29.1028933192918" calcext:value-type="float">
            <text:p>29.1028933192918</text:p>
          </table:table-cell>
          <table:table-cell table:formula="of:=[.$J$9]*[.G87]+[.$J$10]" office:value-type="float" office:value="43.3243864095002" calcext:value-type="float">
            <text:p>43.32438640950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80-([$dane.D88]^2+[$dane.E88]^2+[$dane.F88]^2)" office:value-type="float" office:value="54.1686178825229" calcext:value-type="float">
            <text:p>54.1686178825229</text:p>
          </table:table-cell>
          <table:table-cell table:formula="of:=[.$J$9]*[.G88]+[.$J$10]" office:value-type="float" office:value="54.454020073202" calcext:value-type="float">
            <text:p>54.4540200732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80-([$dane.D89]^2+[$dane.E89]^2+[$dane.F89]^2)" office:value-type="float" office:value="52.0396970344392" calcext:value-type="float">
            <text:p>52.0396970344392</text:p>
          </table:table-cell>
          <table:table-cell table:formula="of:=[.$J$9]*[.G89]+[.$J$10]" office:value-type="float" office:value="53.5087408302893" calcext:value-type="float">
            <text:p>53.50874083028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80-([$dane.D90]^2+[$dane.E90]^2+[$dane.F90]^2)" office:value-type="float" office:value="63.5156270786455" calcext:value-type="float">
            <text:p>63.5156270786455</text:p>
          </table:table-cell>
          <table:table-cell table:formula="of:=[.$J$9]*[.G90]+[.$J$10]" office:value-type="float" office:value="58.6042606912888" calcext:value-type="float">
            <text:p>58.604260691288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80-([$dane.D91]^2+[$dane.E91]^2+[$dane.F91]^2)" office:value-type="float" office:value="55.9748211202456" calcext:value-type="float">
            <text:p>55.9748211202456</text:p>
          </table:table-cell>
          <table:table-cell table:formula="of:=[.$J$9]*[.G91]+[.$J$10]" office:value-type="float" office:value="55.2560068782247" calcext:value-type="float">
            <text:p>55.25600687822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80-([$dane.D92]^2+[$dane.E92]^2+[$dane.F92]^2)" office:value-type="float" office:value="53.5890086437762" calcext:value-type="float">
            <text:p>53.5890086437762</text:p>
          </table:table-cell>
          <table:table-cell table:formula="of:=[.$J$9]*[.G92]+[.$J$10]" office:value-type="float" office:value="54.196663120321" calcext:value-type="float">
            <text:p>54.1966631203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80-([$dane.D93]^2+[$dane.E93]^2+[$dane.F93]^2)" office:value-type="float" office:value="64.3767833834834" calcext:value-type="float">
            <text:p>64.3767833834834</text:p>
          </table:table-cell>
          <table:table-cell table:formula="of:=[.$J$9]*[.G93]+[.$J$10]" office:value-type="float" office:value="58.9866296180619" calcext:value-type="float">
            <text:p>58.98662961806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80-([$dane.D94]^2+[$dane.E94]^2+[$dane.F94]^2)" office:value-type="float" office:value="38.1460621868055" calcext:value-type="float">
            <text:p>38.1460621868055</text:p>
          </table:table-cell>
          <table:table-cell table:formula="of:=[.$J$9]*[.G94]+[.$J$10]" office:value-type="float" office:value="47.3397164431693" calcext:value-type="float">
            <text:p>47.33971644316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80-([$dane.D95]^2+[$dane.E95]^2+[$dane.F95]^2)" office:value-type="float" office:value="55.1383193342472" calcext:value-type="float">
            <text:p>55.1383193342472</text:p>
          </table:table-cell>
          <table:table-cell table:formula="of:=[.$J$9]*[.G95]+[.$J$10]" office:value-type="float" office:value="54.8845850023596" calcext:value-type="float">
            <text:p>54.884585002359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80-([$dane.D96]^2+[$dane.E96]^2+[$dane.F96]^2)" office:value-type="float" office:value="71.9320030465328" calcext:value-type="float">
            <text:p>71.9320030465328</text:p>
          </table:table-cell>
          <table:table-cell table:formula="of:=[.$J$9]*[.G96]+[.$J$10]" office:value-type="float" office:value="62.3412833758824" calcext:value-type="float">
            <text:p>62.34128337588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80-([$dane.D97]^2+[$dane.E97]^2+[$dane.F97]^2)" office:value-type="float" office:value="73.8927315485546" calcext:value-type="float">
            <text:p>73.8927315485546</text:p>
          </table:table-cell>
          <table:table-cell table:formula="of:=[.$J$9]*[.G97]+[.$J$10]" office:value-type="float" office:value="63.2118821844839" calcext:value-type="float">
            <text:p>63.21188218448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80-([$dane.D98]^2+[$dane.E98]^2+[$dane.F98]^2)" office:value-type="float" office:value="74.0085067994357" calcext:value-type="float">
            <text:p>74.0085067994357</text:p>
          </table:table-cell>
          <table:table-cell table:formula="of:=[.$J$9]*[.G98]+[.$J$10]" office:value-type="float" office:value="63.2632884834073" calcext:value-type="float">
            <text:p>63.263288483407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80-([$dane.D99]^2+[$dane.E99]^2+[$dane.F99]^2)" office:value-type="float" office:value="45.3669899960343" calcext:value-type="float">
            <text:p>45.3669899960343</text:p>
          </table:table-cell>
          <table:table-cell table:formula="of:=[.$J$9]*[.G99]+[.$J$10]" office:value-type="float" office:value="50.5459385903098" calcext:value-type="float">
            <text:p>50.545938590309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80-([$dane.D100]^2+[$dane.E100]^2+[$dane.F100]^2)" office:value-type="float" office:value="75.196688559471" calcext:value-type="float">
            <text:p>75.196688559471</text:p>
          </table:table-cell>
          <table:table-cell table:formula="of:=[.$J$9]*[.G100]+[.$J$10]" office:value-type="float" office:value="63.790862608852" calcext:value-type="float">
            <text:p>63.79086260885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80-([$dane.D101]^2+[$dane.E101]^2+[$dane.F101]^2)" office:value-type="float" office:value="70.2939635439484" calcext:value-type="float">
            <text:p>70.2939635439484</text:p>
          </table:table-cell>
          <table:table-cell table:formula="of:=[.$J$9]*[.G101]+[.$J$10]" office:value-type="float" office:value="61.6139643014049" calcext:value-type="float">
            <text:p>61.61396430140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80-([$dane.D102]^2+[$dane.E102]^2+[$dane.F102]^2)" office:value-type="float" office:value="58.3305495122867" calcext:value-type="float">
            <text:p>58.3305495122867</text:p>
          </table:table-cell>
          <table:table-cell table:formula="of:=[.$J$9]*[.G102]+[.$J$10]" office:value-type="float" office:value="56.3019927601991" calcext:value-type="float">
            <text:p>56.301992760199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80-([$dane.D103]^2+[$dane.E103]^2+[$dane.F103]^2)" office:value-type="float" office:value="51.6988113950801" calcext:value-type="float">
            <text:p>51.6988113950801</text:p>
          </table:table-cell>
          <table:table-cell table:formula="of:=[.$J$9]*[.G103]+[.$J$10]" office:value-type="float" office:value="53.3573814599383" calcext:value-type="float">
            <text:p>53.3573814599383</text:p>
          </table:table-cell>
          <table:table-cell table:number-columns-repeated="8"/>
        </table:table-row>
      </table:table>
      <table:table table:name="skalowanie_logarytmiczne" table:style-name="ta1">
        <table:shapes>
          <draw:frame draw:z-index="0" draw:style-name="gr1" draw:text-style-name="P1" svg:width="11.8098in" svg:height="9.3768in" svg:x="5.4496in" svg:y="3.035in">
            <draw:object draw:notify-on-update-of-ranges="skalowanie_logarytmiczne.B4:skalowanie_logarytmiczne.B103 skalowanie_logarytmiczne.C4:skalowanie_logarytmiczne.C103 skalowanie_logarytmiczne.D4:skalowanie_logarytmiczne.D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8059in" svg:height="7.7693in" svg:x="17.6295in" svg:y="3.028in">
            <draw:object draw:notify-on-update-of-ranges="skalowanie_logarytmiczne.B4:skalowanie_logarytmiczne.B103 skalowanie_logarytmiczne.D4:skalowanie_logarytmiczne.D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unckja przystosowania po skalowaniu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logEval</text:p>
          </table:table-cell>
          <table:table-cell table:style-name="ce3" office:value-type="string" calcext:value-type="string">
            <text:p>eval’</text:p>
          </table:table-cell>
          <table:table-cell table:number-columns-repeated="3"/>
        </table:table-row>
        <table:table-row table:style-name="ro1">
          <table:table-cell/>
          <table:table-cell table:formula="of:=80-([$dane.D4]^2+[$dane.E4]^2+[$dane.F4]^2)" office:value-type="float" office:value="79.3124556019023" calcext:value-type="float">
            <text:p>79.3124556019023</text:p>
          </table:table-cell>
          <table:table-cell table:formula="of:=LOG([.B4])" office:value-type="float" office:value="1.89934139632635" calcext:value-type="float">
            <text:p>1.89934139632635</text:p>
          </table:table-cell>
          <table:table-cell table:formula="of:=[.$F$10]-[.C4]" office:value-type="float" office:value="0.000658603673645786" calcext:value-type="float">
            <text:p>0.000658603673645786</text:p>
          </table:table-cell>
          <table:table-cell table:number-columns-repeated="3"/>
        </table:table-row>
        <table:table-row table:style-name="ro1">
          <table:table-cell/>
          <table:table-cell table:formula="of:=80-([$dane.D5]^2+[$dane.E5]^2+[$dane.F5]^2)" office:value-type="float" office:value="68.1930878202377" calcext:value-type="float">
            <text:p>68.1930878202377</text:p>
          </table:table-cell>
          <table:table-cell table:formula="of:=LOG([.B5])" office:value-type="float" office:value="1.83374035598106" calcext:value-type="float">
            <text:p>1.83374035598106</text:p>
          </table:table-cell>
          <table:table-cell table:formula="of:=[.$F$10]-[.C5]" office:value-type="float" office:value="0.0662596440189427" calcext:value-type="float">
            <text:p>0.0662596440189427</text:p>
          </table:table-cell>
          <table:table-cell table:number-columns-repeated="3"/>
        </table:table-row>
        <table:table-row table:style-name="ro1">
          <table:table-cell/>
          <table:table-cell table:formula="of:=80-([$dane.D6]^2+[$dane.E6]^2+[$dane.F6]^2)" office:value-type="float" office:value="44.7781564043891" calcext:value-type="float">
            <text:p>44.7781564043891</text:p>
          </table:table-cell>
          <table:table-cell table:formula="of:=LOG([.B6])" office:value-type="float" office:value="1.65106620894192" calcext:value-type="float">
            <text:p>1.65106620894192</text:p>
          </table:table-cell>
          <table:table-cell table:formula="of:=[.$F$10]-[.C6]" office:value-type="float" office:value="0.248933791058079" calcext:value-type="float">
            <text:p>0.248933791058079</text:p>
          </table:table-cell>
          <table:table-cell table:number-columns-repeated="3"/>
        </table:table-row>
        <table:table-row table:style-name="ro1">
          <table:table-cell/>
          <table:table-cell table:formula="of:=80-([$dane.D7]^2+[$dane.E7]^2+[$dane.F7]^2)" office:value-type="float" office:value="44.0976814173729" calcext:value-type="float">
            <text:p>44.0976814173729</text:p>
          </table:table-cell>
          <table:table-cell table:formula="of:=LOG([.B7])" office:value-type="float" office:value="1.64441575558774" calcext:value-type="float">
            <text:p>1.64441575558774</text:p>
          </table:table-cell>
          <table:table-cell table:formula="of:=[.$F$10]-[.C7]" office:value-type="float" office:value="0.255584244412255" calcext:value-type="float">
            <text:p>0.255584244412255</text:p>
          </table:table-cell>
          <table:table-cell/>
          <table:table-cell office:value-type="string" calcext:value-type="string">
            <text:p>warunek: b &gt;= max{log(eval(ch1(t))),…,log(eval(chN(t)))?</text:p>
          </table:table-cell>
          <table:table-cell office:value-type="string" calcext:value-type="string">
            <text:p>max log</text:p>
          </table:table-cell>
        </table:table-row>
        <table:table-row table:style-name="ro1">
          <table:table-cell/>
          <table:table-cell table:formula="of:=80-([$dane.D8]^2+[$dane.E8]^2+[$dane.F8]^2)" office:value-type="float" office:value="69.208750120749" calcext:value-type="float">
            <text:p>69.208750120749</text:p>
          </table:table-cell>
          <table:table-cell table:formula="of:=LOG([.B8])" office:value-type="float" office:value="1.84016100614636" calcext:value-type="float">
            <text:p>1.84016100614636</text:p>
          </table:table-cell>
          <table:table-cell table:formula="of:=[.$F$10]-[.C8]" office:value-type="float" office:value="0.0598389938536412" calcext:value-type="float">
            <text:p>0.0598389938536412</text:p>
          </table:table-cell>
          <table:table-cell table:number-columns-repeated="2"/>
          <table:table-cell table:formula="of:=MAX([.C4:.C103])" office:value-type="float" office:value="1.89934139632635" calcext:value-type="float">
            <text:p>1.89934139632635</text:p>
          </table:table-cell>
        </table:table-row>
        <table:table-row table:style-name="ro1">
          <table:table-cell/>
          <table:table-cell table:formula="of:=80-([$dane.D9]^2+[$dane.E9]^2+[$dane.F9]^2)" office:value-type="float" office:value="51.4285229926262" calcext:value-type="float">
            <text:p>51.4285229926262</text:p>
          </table:table-cell>
          <table:table-cell table:formula="of:=LOG([.B9])" office:value-type="float" office:value="1.71120405172993" calcext:value-type="float">
            <text:p>1.71120405172993</text:p>
          </table:table-cell>
          <table:table-cell table:formula="of:=[.$F$10]-[.C9]" office:value-type="float" office:value="0.188795948270069" calcext:value-type="float">
            <text:p>0.188795948270069</text:p>
          </table:table-cell>
          <table:table-cell/>
          <table:table-cell office:value-type="string" calcext:value-type="string">
            <text:p>b (szacowane na bazie max)</text:p>
          </table:table-cell>
          <table:table-cell/>
        </table:table-row>
        <table:table-row table:style-name="ro1">
          <table:table-cell/>
          <table:table-cell table:formula="of:=80-([$dane.D10]^2+[$dane.E10]^2+[$dane.F10]^2)" office:value-type="float" office:value="52.1561788720121" calcext:value-type="float">
            <text:p>52.1561788720121</text:p>
          </table:table-cell>
          <table:table-cell table:formula="of:=LOG([.B10])" office:value-type="float" office:value="1.71730576609065" calcext:value-type="float">
            <text:p>1.71730576609065</text:p>
          </table:table-cell>
          <table:table-cell table:formula="of:=[.$F$10]-[.C10]" office:value-type="float" office:value="0.182694233909347" calcext:value-type="float">
            <text:p>0.182694233909347</text:p>
          </table:table-cell>
          <table:table-cell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/>
          <table:table-cell table:formula="of:=80-([$dane.D11]^2+[$dane.E11]^2+[$dane.F11]^2)" office:value-type="float" office:value="68.017275602588" calcext:value-type="float">
            <text:p>68.017275602588</text:p>
          </table:table-cell>
          <table:table-cell table:formula="of:=LOG([.B11])" office:value-type="float" office:value="1.83261923250029" calcext:value-type="float">
            <text:p>1.83261923250029</text:p>
          </table:table-cell>
          <table:table-cell table:formula="of:=[.$F$10]-[.C11]" office:value-type="float" office:value="0.0673807674997136" calcext:value-type="float">
            <text:p>0.0673807674997136</text:p>
          </table:table-cell>
          <table:table-cell table:number-columns-repeated="3"/>
        </table:table-row>
        <table:table-row table:style-name="ro1">
          <table:table-cell/>
          <table:table-cell table:formula="of:=80-([$dane.D12]^2+[$dane.E12]^2+[$dane.F12]^2)" office:value-type="float" office:value="68.5841889353626" calcext:value-type="float">
            <text:p>68.5841889353626</text:p>
          </table:table-cell>
          <table:table-cell table:formula="of:=LOG([.B12])" office:value-type="float" office:value="1.83622400711248" calcext:value-type="float">
            <text:p>1.83622400711248</text:p>
          </table:table-cell>
          <table:table-cell table:formula="of:=[.$F$10]-[.C12]" office:value-type="float" office:value="0.0637759928875221" calcext:value-type="float">
            <text:p>0.0637759928875221</text:p>
          </table:table-cell>
          <table:table-cell table:number-columns-repeated="3"/>
        </table:table-row>
        <table:table-row table:style-name="ro1">
          <table:table-cell/>
          <table:table-cell table:formula="of:=80-([$dane.D13]^2+[$dane.E13]^2+[$dane.F13]^2)" office:value-type="float" office:value="32.3823196884816" calcext:value-type="float">
            <text:p>32.3823196884816</text:p>
          </table:table-cell>
          <table:table-cell table:formula="of:=LOG([.B13])" office:value-type="float" office:value="1.51030795596223" calcext:value-type="float">
            <text:p>1.51030795596223</text:p>
          </table:table-cell>
          <table:table-cell table:formula="of:=[.$F$10]-[.C13]" office:value-type="float" office:value="0.389692044037767" calcext:value-type="float">
            <text:p>0.389692044037767</text:p>
          </table:table-cell>
          <table:table-cell table:number-columns-repeated="3"/>
        </table:table-row>
        <table:table-row table:style-name="ro1">
          <table:table-cell/>
          <table:table-cell table:formula="of:=80-([$dane.D14]^2+[$dane.E14]^2+[$dane.F14]^2)" office:value-type="float" office:value="53.1579188187956" calcext:value-type="float">
            <text:p>53.1579188187956</text:p>
          </table:table-cell>
          <table:table-cell table:formula="of:=LOG([.B14])" office:value-type="float" office:value="1.72556796957683" calcext:value-type="float">
            <text:p>1.72556796957683</text:p>
          </table:table-cell>
          <table:table-cell table:formula="of:=[.$F$10]-[.C14]" office:value-type="float" office:value="0.174432030423171" calcext:value-type="float">
            <text:p>0.174432030423171</text:p>
          </table:table-cell>
          <table:table-cell table:number-columns-repeated="3"/>
        </table:table-row>
        <table:table-row table:style-name="ro1">
          <table:table-cell/>
          <table:table-cell table:formula="of:=80-([$dane.D15]^2+[$dane.E15]^2+[$dane.F15]^2)" office:value-type="float" office:value="48.7637998873664" calcext:value-type="float">
            <text:p>48.7637998873664</text:p>
          </table:table-cell>
          <table:table-cell table:formula="of:=LOG([.B15])" office:value-type="float" office:value="1.6880975403798" calcext:value-type="float">
            <text:p>1.6880975403798</text:p>
          </table:table-cell>
          <table:table-cell table:formula="of:=[.$F$10]-[.C15]" office:value-type="float" office:value="0.211902459620201" calcext:value-type="float">
            <text:p>0.211902459620201</text:p>
          </table:table-cell>
          <table:table-cell table:number-columns-repeated="3"/>
        </table:table-row>
        <table:table-row table:style-name="ro1">
          <table:table-cell/>
          <table:table-cell table:formula="of:=80-([$dane.D16]^2+[$dane.E16]^2+[$dane.F16]^2)" office:value-type="float" office:value="50.8728241885454" calcext:value-type="float">
            <text:p>50.8728241885454</text:p>
          </table:table-cell>
          <table:table-cell table:formula="of:=LOG([.B16])" office:value-type="float" office:value="1.7064858480197" calcext:value-type="float">
            <text:p>1.7064858480197</text:p>
          </table:table-cell>
          <table:table-cell table:formula="of:=[.$F$10]-[.C16]" office:value-type="float" office:value="0.193514151980296" calcext:value-type="float">
            <text:p>0.193514151980296</text:p>
          </table:table-cell>
          <table:table-cell table:number-columns-repeated="3"/>
        </table:table-row>
        <table:table-row table:style-name="ro1">
          <table:table-cell/>
          <table:table-cell table:formula="of:=80-([$dane.D17]^2+[$dane.E17]^2+[$dane.F17]^2)" office:value-type="float" office:value="57.1864889410242" calcext:value-type="float">
            <text:p>57.1864889410242</text:p>
          </table:table-cell>
          <table:table-cell table:formula="of:=LOG([.B17])" office:value-type="float" office:value="1.7572934331379" calcext:value-type="float">
            <text:p>1.7572934331379</text:p>
          </table:table-cell>
          <table:table-cell table:formula="of:=[.$F$10]-[.C17]" office:value-type="float" office:value="0.1427065668621" calcext:value-type="float">
            <text:p>0.1427065668621</text:p>
          </table:table-cell>
          <table:table-cell table:number-columns-repeated="3"/>
        </table:table-row>
        <table:table-row table:style-name="ro1">
          <table:table-cell/>
          <table:table-cell table:formula="of:=80-([$dane.D18]^2+[$dane.E18]^2+[$dane.F18]^2)" office:value-type="float" office:value="61.0015247849288" calcext:value-type="float">
            <text:p>61.0015247849288</text:p>
          </table:table-cell>
          <table:table-cell table:formula="of:=LOG([.B18])" office:value-type="float" office:value="1.78534069070592" calcext:value-type="float">
            <text:p>1.78534069070592</text:p>
          </table:table-cell>
          <table:table-cell table:formula="of:=[.$F$10]-[.C18]" office:value-type="float" office:value="0.114659309294079" calcext:value-type="float">
            <text:p>0.114659309294079</text:p>
          </table:table-cell>
          <table:table-cell table:number-columns-repeated="3"/>
        </table:table-row>
        <table:table-row table:style-name="ro1">
          <table:table-cell/>
          <table:table-cell table:formula="of:=80-([$dane.D19]^2+[$dane.E19]^2+[$dane.F19]^2)" office:value-type="float" office:value="50.1762459405774" calcext:value-type="float">
            <text:p>50.1762459405774</text:p>
          </table:table-cell>
          <table:table-cell table:formula="of:=LOG([.B19])" office:value-type="float" office:value="1.70049816538273" calcext:value-type="float">
            <text:p>1.70049816538273</text:p>
          </table:table-cell>
          <table:table-cell table:formula="of:=[.$F$10]-[.C19]" office:value-type="float" office:value="0.199501834617272" calcext:value-type="float">
            <text:p>0.199501834617272</text:p>
          </table:table-cell>
          <table:table-cell table:number-columns-repeated="3"/>
        </table:table-row>
        <table:table-row table:style-name="ro1">
          <table:table-cell/>
          <table:table-cell table:formula="of:=80-([$dane.D20]^2+[$dane.E20]^2+[$dane.F20]^2)" office:value-type="float" office:value="53.8456110303827" calcext:value-type="float">
            <text:p>53.8456110303827</text:p>
          </table:table-cell>
          <table:table-cell table:formula="of:=LOG([.B20])" office:value-type="float" office:value="1.7311503096216" calcext:value-type="float">
            <text:p>1.7311503096216</text:p>
          </table:table-cell>
          <table:table-cell table:formula="of:=[.$F$10]-[.C20]" office:value-type="float" office:value="0.168849690378395" calcext:value-type="float">
            <text:p>0.168849690378395</text:p>
          </table:table-cell>
          <table:table-cell table:number-columns-repeated="3"/>
        </table:table-row>
        <table:table-row table:style-name="ro1">
          <table:table-cell/>
          <table:table-cell table:formula="of:=80-([$dane.D21]^2+[$dane.E21]^2+[$dane.F21]^2)" office:value-type="float" office:value="47.1529757452882" calcext:value-type="float">
            <text:p>47.1529757452882</text:p>
          </table:table-cell>
          <table:table-cell table:formula="of:=LOG([.B21])" office:value-type="float" office:value="1.67350910553524" calcext:value-type="float">
            <text:p>1.67350910553524</text:p>
          </table:table-cell>
          <table:table-cell table:formula="of:=[.$F$10]-[.C21]" office:value-type="float" office:value="0.226490894464758" calcext:value-type="float">
            <text:p>0.226490894464758</text:p>
          </table:table-cell>
          <table:table-cell table:number-columns-repeated="3"/>
        </table:table-row>
        <table:table-row table:style-name="ro1">
          <table:table-cell/>
          <table:table-cell table:formula="of:=80-([$dane.D22]^2+[$dane.E22]^2+[$dane.F22]^2)" office:value-type="float" office:value="55.6083417145146" calcext:value-type="float">
            <text:p>55.6083417145146</text:p>
          </table:table-cell>
          <table:table-cell table:formula="of:=LOG([.B22])" office:value-type="float" office:value="1.74513994425917" calcext:value-type="float">
            <text:p>1.74513994425917</text:p>
          </table:table-cell>
          <table:table-cell table:formula="of:=[.$F$10]-[.C22]" office:value-type="float" office:value="0.154860055740828" calcext:value-type="float">
            <text:p>0.154860055740828</text:p>
          </table:table-cell>
          <table:table-cell table:number-columns-repeated="3"/>
        </table:table-row>
        <table:table-row table:style-name="ro1">
          <table:table-cell/>
          <table:table-cell table:formula="of:=80-([$dane.D23]^2+[$dane.E23]^2+[$dane.F23]^2)" office:value-type="float" office:value="49.8915466741172" calcext:value-type="float">
            <text:p>49.8915466741172</text:p>
          </table:table-cell>
          <table:table-cell table:formula="of:=LOG([.B23])" office:value-type="float" office:value="1.69802696759167" calcext:value-type="float">
            <text:p>1.69802696759167</text:p>
          </table:table-cell>
          <table:table-cell table:formula="of:=[.$F$10]-[.C23]" office:value-type="float" office:value="0.201973032408332" calcext:value-type="float">
            <text:p>0.201973032408332</text:p>
          </table:table-cell>
          <table:table-cell table:number-columns-repeated="3"/>
        </table:table-row>
        <table:table-row table:style-name="ro1">
          <table:table-cell/>
          <table:table-cell table:formula="of:=80-([$dane.D24]^2+[$dane.E24]^2+[$dane.F24]^2)" office:value-type="float" office:value="65.1688902264444" calcext:value-type="float">
            <text:p>65.1688902264444</text:p>
          </table:table-cell>
          <table:table-cell table:formula="of:=LOG([.B24])" office:value-type="float" office:value="1.81404032537438" calcext:value-type="float">
            <text:p>1.81404032537438</text:p>
          </table:table-cell>
          <table:table-cell table:formula="of:=[.$F$10]-[.C24]" office:value-type="float" office:value="0.0859596746256239" calcext:value-type="float">
            <text:p>0.0859596746256239</text:p>
          </table:table-cell>
          <table:table-cell table:number-columns-repeated="3"/>
        </table:table-row>
        <table:table-row table:style-name="ro1">
          <table:table-cell/>
          <table:table-cell table:formula="of:=80-([$dane.D25]^2+[$dane.E25]^2+[$dane.F25]^2)" office:value-type="float" office:value="64.3995891183548" calcext:value-type="float">
            <text:p>64.3995891183548</text:p>
          </table:table-cell>
          <table:table-cell table:formula="of:=LOG([.B25])" office:value-type="float" office:value="1.80888309648713" calcext:value-type="float">
            <text:p>1.80888309648713</text:p>
          </table:table-cell>
          <table:table-cell table:formula="of:=[.$F$10]-[.C25]" office:value-type="float" office:value="0.0911169035128663" calcext:value-type="float">
            <text:p>0.0911169035128663</text:p>
          </table:table-cell>
          <table:table-cell table:number-columns-repeated="3"/>
        </table:table-row>
        <table:table-row table:style-name="ro1">
          <table:table-cell/>
          <table:table-cell table:formula="of:=80-([$dane.D26]^2+[$dane.E26]^2+[$dane.F26]^2)" office:value-type="float" office:value="34.5021994877911" calcext:value-type="float">
            <text:p>34.5021994877911</text:p>
          </table:table-cell>
          <table:table-cell table:formula="of:=LOG([.B26])" office:value-type="float" office:value="1.53784678188378" calcext:value-type="float">
            <text:p>1.53784678188378</text:p>
          </table:table-cell>
          <table:table-cell table:formula="of:=[.$F$10]-[.C26]" office:value-type="float" office:value="0.362153218116215" calcext:value-type="float">
            <text:p>0.362153218116215</text:p>
          </table:table-cell>
          <table:table-cell table:number-columns-repeated="3"/>
        </table:table-row>
        <table:table-row table:style-name="ro1">
          <table:table-cell/>
          <table:table-cell table:formula="of:=80-([$dane.D27]^2+[$dane.E27]^2+[$dane.F27]^2)" office:value-type="float" office:value="51.7897096382131" calcext:value-type="float">
            <text:p>51.7897096382131</text:p>
          </table:table-cell>
          <table:table-cell table:formula="of:=LOG([.B27])" office:value-type="float" office:value="1.7142434761294" calcext:value-type="float">
            <text:p>1.7142434761294</text:p>
          </table:table-cell>
          <table:table-cell table:formula="of:=[.$F$10]-[.C27]" office:value-type="float" office:value="0.185756523870604" calcext:value-type="float">
            <text:p>0.185756523870604</text:p>
          </table:table-cell>
          <table:table-cell table:number-columns-repeated="3"/>
        </table:table-row>
        <table:table-row table:style-name="ro1">
          <table:table-cell/>
          <table:table-cell table:formula="of:=80-([$dane.D28]^2+[$dane.E28]^2+[$dane.F28]^2)" office:value-type="float" office:value="42.082731262434" calcext:value-type="float">
            <text:p>42.082731262434</text:p>
          </table:table-cell>
          <table:table-cell table:formula="of:=LOG([.B28])" office:value-type="float" office:value="1.62410391873386" calcext:value-type="float">
            <text:p>1.62410391873386</text:p>
          </table:table-cell>
          <table:table-cell table:formula="of:=[.$F$10]-[.C28]" office:value-type="float" office:value="0.275896081266145" calcext:value-type="float">
            <text:p>0.275896081266145</text:p>
          </table:table-cell>
          <table:table-cell table:number-columns-repeated="3"/>
        </table:table-row>
        <table:table-row table:style-name="ro1">
          <table:table-cell/>
          <table:table-cell table:formula="of:=80-([$dane.D29]^2+[$dane.E29]^2+[$dane.F29]^2)" office:value-type="float" office:value="66.7898154700035" calcext:value-type="float">
            <text:p>66.7898154700035</text:p>
          </table:table-cell>
          <table:table-cell table:formula="of:=LOG([.B29])" office:value-type="float" office:value="1.82471024357748" calcext:value-type="float">
            <text:p>1.82471024357748</text:p>
          </table:table-cell>
          <table:table-cell table:formula="of:=[.$F$10]-[.C29]" office:value-type="float" office:value="0.075289756422523" calcext:value-type="float">
            <text:p>0.075289756422523</text:p>
          </table:table-cell>
          <table:table-cell table:number-columns-repeated="3"/>
        </table:table-row>
        <table:table-row table:style-name="ro1">
          <table:table-cell/>
          <table:table-cell table:formula="of:=80-([$dane.D30]^2+[$dane.E30]^2+[$dane.F30]^2)" office:value-type="float" office:value="59.8207228615757" calcext:value-type="float">
            <text:p>59.8207228615757</text:p>
          </table:table-cell>
          <table:table-cell table:formula="of:=LOG([.B30])" office:value-type="float" office:value="1.77685165665412" calcext:value-type="float">
            <text:p>1.77685165665412</text:p>
          </table:table-cell>
          <table:table-cell table:formula="of:=[.$F$10]-[.C30]" office:value-type="float" office:value="0.123148343345879" calcext:value-type="float">
            <text:p>0.123148343345879</text:p>
          </table:table-cell>
          <table:table-cell table:number-columns-repeated="3"/>
        </table:table-row>
        <table:table-row table:style-name="ro1">
          <table:table-cell/>
          <table:table-cell table:formula="of:=80-([$dane.D31]^2+[$dane.E31]^2+[$dane.F31]^2)" office:value-type="float" office:value="73.5368114375424" calcext:value-type="float">
            <text:p>73.5368114375424</text:p>
          </table:table-cell>
          <table:table-cell table:formula="of:=LOG([.B31])" office:value-type="float" office:value="1.86650479489507" calcext:value-type="float">
            <text:p>1.86650479489507</text:p>
          </table:table-cell>
          <table:table-cell table:formula="of:=[.$F$10]-[.C31]" office:value-type="float" office:value="0.0334952051049329" calcext:value-type="float">
            <text:p>0.0334952051049329</text:p>
          </table:table-cell>
          <table:table-cell table:number-columns-repeated="3"/>
        </table:table-row>
        <table:table-row table:style-name="ro1">
          <table:table-cell/>
          <table:table-cell table:formula="of:=80-([$dane.D32]^2+[$dane.E32]^2+[$dane.F32]^2)" office:value-type="float" office:value="70.8536237366332" calcext:value-type="float">
            <text:p>70.8536237366332</text:p>
          </table:table-cell>
          <table:table-cell table:formula="of:=LOG([.B32])" office:value-type="float" office:value="1.85036206670174" calcext:value-type="float">
            <text:p>1.85036206670174</text:p>
          </table:table-cell>
          <table:table-cell table:formula="of:=[.$F$10]-[.C32]" office:value-type="float" office:value="0.0496379332982626" calcext:value-type="float">
            <text:p>0.0496379332982626</text:p>
          </table:table-cell>
          <table:table-cell table:number-columns-repeated="3"/>
        </table:table-row>
        <table:table-row table:style-name="ro1">
          <table:table-cell/>
          <table:table-cell table:formula="of:=80-([$dane.D33]^2+[$dane.E33]^2+[$dane.F33]^2)" office:value-type="float" office:value="42.7141939864485" calcext:value-type="float">
            <text:p>42.7141939864485</text:p>
          </table:table-cell>
          <table:table-cell table:formula="of:=LOG([.B33])" office:value-type="float" office:value="1.63057221567287" calcext:value-type="float">
            <text:p>1.63057221567287</text:p>
          </table:table-cell>
          <table:table-cell table:formula="of:=[.$F$10]-[.C33]" office:value-type="float" office:value="0.269427784327132" calcext:value-type="float">
            <text:p>0.269427784327132</text:p>
          </table:table-cell>
          <table:table-cell table:number-columns-repeated="3"/>
        </table:table-row>
        <table:table-row table:style-name="ro1">
          <table:table-cell/>
          <table:table-cell table:formula="of:=80-([$dane.D34]^2+[$dane.E34]^2+[$dane.F34]^2)" office:value-type="float" office:value="56.6167079061687" calcext:value-type="float">
            <text:p>56.6167079061687</text:p>
          </table:table-cell>
          <table:table-cell table:formula="of:=LOG([.B34])" office:value-type="float" office:value="1.75294461282577" calcext:value-type="float">
            <text:p>1.75294461282577</text:p>
          </table:table-cell>
          <table:table-cell table:formula="of:=[.$F$10]-[.C34]" office:value-type="float" office:value="0.147055387174228" calcext:value-type="float">
            <text:p>0.147055387174228</text:p>
          </table:table-cell>
          <table:table-cell table:number-columns-repeated="3"/>
        </table:table-row>
        <table:table-row table:style-name="ro1">
          <table:table-cell/>
          <table:table-cell table:formula="of:=80-([$dane.D35]^2+[$dane.E35]^2+[$dane.F35]^2)" office:value-type="float" office:value="44.1567449198671" calcext:value-type="float">
            <text:p>44.1567449198671</text:p>
          </table:table-cell>
          <table:table-cell table:formula="of:=LOG([.B35])" office:value-type="float" office:value="1.64499705123736" calcext:value-type="float">
            <text:p>1.64499705123736</text:p>
          </table:table-cell>
          <table:table-cell table:formula="of:=[.$F$10]-[.C35]" office:value-type="float" office:value="0.255002948762638" calcext:value-type="float">
            <text:p>0.255002948762638</text:p>
          </table:table-cell>
          <table:table-cell table:number-columns-repeated="3"/>
        </table:table-row>
        <table:table-row table:style-name="ro1">
          <table:table-cell/>
          <table:table-cell table:formula="of:=80-([$dane.D36]^2+[$dane.E36]^2+[$dane.F36]^2)" office:value-type="float" office:value="45.8956984475194" calcext:value-type="float">
            <text:p>45.8956984475194</text:p>
          </table:table-cell>
          <table:table-cell table:formula="of:=LOG([.B36])" office:value-type="float" office:value="1.66177198340113" calcext:value-type="float">
            <text:p>1.66177198340113</text:p>
          </table:table-cell>
          <table:table-cell table:formula="of:=[.$F$10]-[.C36]" office:value-type="float" office:value="0.238228016598871" calcext:value-type="float">
            <text:p>0.238228016598871</text:p>
          </table:table-cell>
          <table:table-cell table:number-columns-repeated="3"/>
        </table:table-row>
        <table:table-row table:style-name="ro1">
          <table:table-cell/>
          <table:table-cell table:formula="of:=80-([$dane.D37]^2+[$dane.E37]^2+[$dane.F37]^2)" office:value-type="float" office:value="51.4303408519571" calcext:value-type="float">
            <text:p>51.4303408519571</text:p>
          </table:table-cell>
          <table:table-cell table:formula="of:=LOG([.B37])" office:value-type="float" office:value="1.71121940259512" calcext:value-type="float">
            <text:p>1.71121940259512</text:p>
          </table:table-cell>
          <table:table-cell table:formula="of:=[.$F$10]-[.C37]" office:value-type="float" office:value="0.188780597404876" calcext:value-type="float">
            <text:p>0.188780597404876</text:p>
          </table:table-cell>
          <table:table-cell table:number-columns-repeated="3"/>
        </table:table-row>
        <table:table-row table:style-name="ro1">
          <table:table-cell/>
          <table:table-cell table:formula="of:=80-([$dane.D38]^2+[$dane.E38]^2+[$dane.F38]^2)" office:value-type="float" office:value="47.8712701236404" calcext:value-type="float">
            <text:p>47.8712701236404</text:p>
          </table:table-cell>
          <table:table-cell table:formula="of:=LOG([.B38])" office:value-type="float" office:value="1.68007495036414" calcext:value-type="float">
            <text:p>1.68007495036414</text:p>
          </table:table-cell>
          <table:table-cell table:formula="of:=[.$F$10]-[.C38]" office:value-type="float" office:value="0.219925049635857" calcext:value-type="float">
            <text:p>0.219925049635857</text:p>
          </table:table-cell>
          <table:table-cell table:number-columns-repeated="3"/>
        </table:table-row>
        <table:table-row table:style-name="ro1">
          <table:table-cell/>
          <table:table-cell table:formula="of:=80-([$dane.D39]^2+[$dane.E39]^2+[$dane.F39]^2)" office:value-type="float" office:value="70.4041630165509" calcext:value-type="float">
            <text:p>70.4041630165509</text:p>
          </table:table-cell>
          <table:table-cell table:formula="of:=LOG([.B39])" office:value-type="float" office:value="1.84759833984754" calcext:value-type="float">
            <text:p>1.84759833984754</text:p>
          </table:table-cell>
          <table:table-cell table:formula="of:=[.$F$10]-[.C39]" office:value-type="float" office:value="0.0524016601524613" calcext:value-type="float">
            <text:p>0.0524016601524613</text:p>
          </table:table-cell>
          <table:table-cell table:number-columns-repeated="3"/>
        </table:table-row>
        <table:table-row table:style-name="ro1">
          <table:table-cell/>
          <table:table-cell table:formula="of:=80-([$dane.D40]^2+[$dane.E40]^2+[$dane.F40]^2)" office:value-type="float" office:value="33.5847911847799" calcext:value-type="float">
            <text:p>33.5847911847799</text:p>
          </table:table-cell>
          <table:table-cell table:formula="of:=LOG([.B40])" office:value-type="float" office:value="1.52614265239414" calcext:value-type="float">
            <text:p>1.52614265239414</text:p>
          </table:table-cell>
          <table:table-cell table:formula="of:=[.$F$10]-[.C40]" office:value-type="float" office:value="0.373857347605865" calcext:value-type="float">
            <text:p>0.373857347605865</text:p>
          </table:table-cell>
          <table:table-cell table:number-columns-repeated="3"/>
        </table:table-row>
        <table:table-row table:style-name="ro1">
          <table:table-cell/>
          <table:table-cell table:formula="of:=80-([$dane.D41]^2+[$dane.E41]^2+[$dane.F41]^2)" office:value-type="float" office:value="47.8977942073385" calcext:value-type="float">
            <text:p>47.8977942073385</text:p>
          </table:table-cell>
          <table:table-cell table:formula="of:=LOG([.B41])" office:value-type="float" office:value="1.68031551371438" calcext:value-type="float">
            <text:p>1.68031551371438</text:p>
          </table:table-cell>
          <table:table-cell table:formula="of:=[.$F$10]-[.C41]" office:value-type="float" office:value="0.219684486285623" calcext:value-type="float">
            <text:p>0.219684486285623</text:p>
          </table:table-cell>
          <table:table-cell table:number-columns-repeated="3"/>
        </table:table-row>
        <table:table-row table:style-name="ro1">
          <table:table-cell/>
          <table:table-cell table:formula="of:=80-([$dane.D42]^2+[$dane.E42]^2+[$dane.F42]^2)" office:value-type="float" office:value="52.7190726546335" calcext:value-type="float">
            <text:p>52.7190726546335</text:p>
          </table:table-cell>
          <table:table-cell table:formula="of:=LOG([.B42])" office:value-type="float" office:value="1.72196776227416" calcext:value-type="float">
            <text:p>1.72196776227416</text:p>
          </table:table-cell>
          <table:table-cell table:formula="of:=[.$F$10]-[.C42]" office:value-type="float" office:value="0.178032237725838" calcext:value-type="float">
            <text:p>0.178032237725838</text:p>
          </table:table-cell>
          <table:table-cell table:number-columns-repeated="3"/>
        </table:table-row>
        <table:table-row table:style-name="ro1">
          <table:table-cell/>
          <table:table-cell table:formula="of:=80-([$dane.D43]^2+[$dane.E43]^2+[$dane.F43]^2)" office:value-type="float" office:value="44.9724787011759" calcext:value-type="float">
            <text:p>44.9724787011759</text:p>
          </table:table-cell>
          <table:table-cell table:formula="of:=LOG([.B43])" office:value-type="float" office:value="1.65294682478334" calcext:value-type="float">
            <text:p>1.65294682478334</text:p>
          </table:table-cell>
          <table:table-cell table:formula="of:=[.$F$10]-[.C43]" office:value-type="float" office:value="0.247053175216656" calcext:value-type="float">
            <text:p>0.247053175216656</text:p>
          </table:table-cell>
          <table:table-cell table:number-columns-repeated="3"/>
        </table:table-row>
        <table:table-row table:style-name="ro1">
          <table:table-cell/>
          <table:table-cell table:formula="of:=80-([$dane.D44]^2+[$dane.E44]^2+[$dane.F44]^2)" office:value-type="float" office:value="42.0007266473587" calcext:value-type="float">
            <text:p>42.0007266473587</text:p>
          </table:table-cell>
          <table:table-cell table:formula="of:=LOG([.B44])" office:value-type="float" office:value="1.62325680411714" calcext:value-type="float">
            <text:p>1.62325680411714</text:p>
          </table:table-cell>
          <table:table-cell table:formula="of:=[.$F$10]-[.C44]" office:value-type="float" office:value="0.276743195882855" calcext:value-type="float">
            <text:p>0.276743195882855</text:p>
          </table:table-cell>
          <table:table-cell table:number-columns-repeated="3"/>
        </table:table-row>
        <table:table-row table:style-name="ro1">
          <table:table-cell/>
          <table:table-cell table:formula="of:=80-([$dane.D45]^2+[$dane.E45]^2+[$dane.F45]^2)" office:value-type="float" office:value="76.026438684052" calcext:value-type="float">
            <text:p>76.026438684052</text:p>
          </table:table-cell>
          <table:table-cell table:formula="of:=LOG([.B45])" office:value-type="float" office:value="1.88096464725265" calcext:value-type="float">
            <text:p>1.88096464725265</text:p>
          </table:table-cell>
          <table:table-cell table:formula="of:=[.$F$10]-[.C45]" office:value-type="float" office:value="0.0190353527473537" calcext:value-type="float">
            <text:p>0.0190353527473537</text:p>
          </table:table-cell>
          <table:table-cell table:number-columns-repeated="3"/>
        </table:table-row>
        <table:table-row table:style-name="ro1">
          <table:table-cell/>
          <table:table-cell table:formula="of:=80-([$dane.D46]^2+[$dane.E46]^2+[$dane.F46]^2)" office:value-type="float" office:value="42.7597333582606" calcext:value-type="float">
            <text:p>42.7597333582606</text:p>
          </table:table-cell>
          <table:table-cell table:formula="of:=LOG([.B46])" office:value-type="float" office:value="1.63103498836562" calcext:value-type="float">
            <text:p>1.63103498836562</text:p>
          </table:table-cell>
          <table:table-cell table:formula="of:=[.$F$10]-[.C46]" office:value-type="float" office:value="0.26896501163438" calcext:value-type="float">
            <text:p>0.26896501163438</text:p>
          </table:table-cell>
          <table:table-cell table:number-columns-repeated="3"/>
        </table:table-row>
        <table:table-row table:style-name="ro1">
          <table:table-cell/>
          <table:table-cell table:formula="of:=80-([$dane.D47]^2+[$dane.E47]^2+[$dane.F47]^2)" office:value-type="float" office:value="44.9834608852419" calcext:value-type="float">
            <text:p>44.9834608852419</text:p>
          </table:table-cell>
          <table:table-cell table:formula="of:=LOG([.B47])" office:value-type="float" office:value="1.65305286562922" calcext:value-type="float">
            <text:p>1.65305286562922</text:p>
          </table:table-cell>
          <table:table-cell table:formula="of:=[.$F$10]-[.C47]" office:value-type="float" office:value="0.246947134370777" calcext:value-type="float">
            <text:p>0.246947134370777</text:p>
          </table:table-cell>
          <table:table-cell table:number-columns-repeated="3"/>
        </table:table-row>
        <table:table-row table:style-name="ro1">
          <table:table-cell/>
          <table:table-cell table:formula="of:=80-([$dane.D48]^2+[$dane.E48]^2+[$dane.F48]^2)" office:value-type="float" office:value="55.707967358746" calcext:value-type="float">
            <text:p>55.707967358746</text:p>
          </table:table-cell>
          <table:table-cell table:formula="of:=LOG([.B48])" office:value-type="float" office:value="1.74591731245361" calcext:value-type="float">
            <text:p>1.74591731245361</text:p>
          </table:table-cell>
          <table:table-cell table:formula="of:=[.$F$10]-[.C48]" office:value-type="float" office:value="0.154082687546391" calcext:value-type="float">
            <text:p>0.154082687546391</text:p>
          </table:table-cell>
          <table:table-cell table:number-columns-repeated="3"/>
        </table:table-row>
        <table:table-row table:style-name="ro1">
          <table:table-cell/>
          <table:table-cell table:formula="of:=80-([$dane.D49]^2+[$dane.E49]^2+[$dane.F49]^2)" office:value-type="float" office:value="59.3474443409222" calcext:value-type="float">
            <text:p>59.3474443409222</text:p>
          </table:table-cell>
          <table:table-cell table:formula="of:=LOG([.B49])" office:value-type="float" office:value="1.77340202181576" calcext:value-type="float">
            <text:p>1.77340202181576</text:p>
          </table:table-cell>
          <table:table-cell table:formula="of:=[.$F$10]-[.C49]" office:value-type="float" office:value="0.126597978184244" calcext:value-type="float">
            <text:p>0.126597978184244</text:p>
          </table:table-cell>
          <table:table-cell table:number-columns-repeated="3"/>
        </table:table-row>
        <table:table-row table:style-name="ro1">
          <table:table-cell/>
          <table:table-cell table:formula="of:=80-([$dane.D50]^2+[$dane.E50]^2+[$dane.F50]^2)" office:value-type="float" office:value="53.5838621527343" calcext:value-type="float">
            <text:p>53.5838621527343</text:p>
          </table:table-cell>
          <table:table-cell table:formula="of:=LOG([.B50])" office:value-type="float" office:value="1.72903401295214" calcext:value-type="float">
            <text:p>1.72903401295214</text:p>
          </table:table-cell>
          <table:table-cell table:formula="of:=[.$F$10]-[.C50]" office:value-type="float" office:value="0.17096598704786" calcext:value-type="float">
            <text:p>0.17096598704786</text:p>
          </table:table-cell>
          <table:table-cell table:number-columns-repeated="3"/>
        </table:table-row>
        <table:table-row table:style-name="ro1">
          <table:table-cell/>
          <table:table-cell table:formula="of:=80-([$dane.D51]^2+[$dane.E51]^2+[$dane.F51]^2)" office:value-type="float" office:value="68.070649182329" calcext:value-type="float">
            <text:p>68.070649182329</text:p>
          </table:table-cell>
          <table:table-cell table:formula="of:=LOG([.B51])" office:value-type="float" office:value="1.83295989244328" calcext:value-type="float">
            <text:p>1.83295989244328</text:p>
          </table:table-cell>
          <table:table-cell table:formula="of:=[.$F$10]-[.C51]" office:value-type="float" office:value="0.0670401075567235" calcext:value-type="float">
            <text:p>0.0670401075567235</text:p>
          </table:table-cell>
          <table:table-cell table:number-columns-repeated="3"/>
        </table:table-row>
        <table:table-row table:style-name="ro1">
          <table:table-cell/>
          <table:table-cell table:formula="of:=80-([$dane.D52]^2+[$dane.E52]^2+[$dane.F52]^2)" office:value-type="float" office:value="72.2867162949643" calcext:value-type="float">
            <text:p>72.2867162949643</text:p>
          </table:table-cell>
          <table:table-cell table:formula="of:=LOG([.B52])" office:value-type="float" office:value="1.85905849688187" calcext:value-type="float">
            <text:p>1.85905849688187</text:p>
          </table:table-cell>
          <table:table-cell table:formula="of:=[.$F$10]-[.C52]" office:value-type="float" office:value="0.0409415031181257" calcext:value-type="float">
            <text:p>0.0409415031181257</text:p>
          </table:table-cell>
          <table:table-cell table:number-columns-repeated="3"/>
        </table:table-row>
        <table:table-row table:style-name="ro1">
          <table:table-cell/>
          <table:table-cell table:formula="of:=80-([$dane.D53]^2+[$dane.E53]^2+[$dane.F53]^2)" office:value-type="float" office:value="42.1067578248375" calcext:value-type="float">
            <text:p>42.1067578248375</text:p>
          </table:table-cell>
          <table:table-cell table:formula="of:=LOG([.B53])" office:value-type="float" office:value="1.62435180249862" calcext:value-type="float">
            <text:p>1.62435180249862</text:p>
          </table:table-cell>
          <table:table-cell table:formula="of:=[.$F$10]-[.C53]" office:value-type="float" office:value="0.275648197501382" calcext:value-type="float">
            <text:p>0.275648197501382</text:p>
          </table:table-cell>
          <table:table-cell table:number-columns-repeated="3"/>
        </table:table-row>
        <table:table-row table:style-name="ro1">
          <table:table-cell/>
          <table:table-cell table:formula="of:=80-([$dane.D54]^2+[$dane.E54]^2+[$dane.F54]^2)" office:value-type="float" office:value="54.9792448715874" calcext:value-type="float">
            <text:p>54.9792448715874</text:p>
          </table:table-cell>
          <table:table-cell table:formula="of:=LOG([.B54])" office:value-type="float" office:value="1.74019877060467" calcext:value-type="float">
            <text:p>1.74019877060467</text:p>
          </table:table-cell>
          <table:table-cell table:formula="of:=[.$F$10]-[.C54]" office:value-type="float" office:value="0.159801229395331" calcext:value-type="float">
            <text:p>0.159801229395331</text:p>
          </table:table-cell>
          <table:table-cell table:number-columns-repeated="3"/>
        </table:table-row>
        <table:table-row table:style-name="ro1">
          <table:table-cell/>
          <table:table-cell table:formula="of:=80-([$dane.D55]^2+[$dane.E55]^2+[$dane.F55]^2)" office:value-type="float" office:value="40.6364138019799" calcext:value-type="float">
            <text:p>40.6364138019799</text:p>
          </table:table-cell>
          <table:table-cell table:formula="of:=LOG([.B55])" office:value-type="float" office:value="1.60891537411019" calcext:value-type="float">
            <text:p>1.60891537411019</text:p>
          </table:table-cell>
          <table:table-cell table:formula="of:=[.$F$10]-[.C55]" office:value-type="float" office:value="0.291084625889811" calcext:value-type="float">
            <text:p>0.291084625889811</text:p>
          </table:table-cell>
          <table:table-cell table:number-columns-repeated="3"/>
        </table:table-row>
        <table:table-row table:style-name="ro1">
          <table:table-cell/>
          <table:table-cell table:formula="of:=80-([$dane.D56]^2+[$dane.E56]^2+[$dane.F56]^2)" office:value-type="float" office:value="65.9524240266187" calcext:value-type="float">
            <text:p>65.9524240266187</text:p>
          </table:table-cell>
          <table:table-cell table:formula="of:=LOG([.B56])" office:value-type="float" office:value="1.81923076230904" calcext:value-type="float">
            <text:p>1.81923076230904</text:p>
          </table:table-cell>
          <table:table-cell table:formula="of:=[.$F$10]-[.C56]" office:value-type="float" office:value="0.0807692376909603" calcext:value-type="float">
            <text:p>0.0807692376909603</text:p>
          </table:table-cell>
          <table:table-cell table:number-columns-repeated="3"/>
        </table:table-row>
        <table:table-row table:style-name="ro1">
          <table:table-cell/>
          <table:table-cell table:formula="of:=80-([$dane.D57]^2+[$dane.E57]^2+[$dane.F57]^2)" office:value-type="float" office:value="64.9068494892974" calcext:value-type="float">
            <text:p>64.9068494892974</text:p>
          </table:table-cell>
          <table:table-cell table:formula="of:=LOG([.B57])" office:value-type="float" office:value="1.81229052944202" calcext:value-type="float">
            <text:p>1.81229052944202</text:p>
          </table:table-cell>
          <table:table-cell table:formula="of:=[.$F$10]-[.C57]" office:value-type="float" office:value="0.087709470557976" calcext:value-type="float">
            <text:p>0.087709470557976</text:p>
          </table:table-cell>
          <table:table-cell table:number-columns-repeated="3"/>
        </table:table-row>
        <table:table-row table:style-name="ro1">
          <table:table-cell/>
          <table:table-cell table:formula="of:=80-([$dane.D58]^2+[$dane.E58]^2+[$dane.F58]^2)" office:value-type="float" office:value="57.7124663867626" calcext:value-type="float">
            <text:p>57.7124663867626</text:p>
          </table:table-cell>
          <table:table-cell table:formula="of:=LOG([.B58])" office:value-type="float" office:value="1.7612696346149" calcext:value-type="float">
            <text:p>1.7612696346149</text:p>
          </table:table-cell>
          <table:table-cell table:formula="of:=[.$F$10]-[.C58]" office:value-type="float" office:value="0.1387303653851" calcext:value-type="float">
            <text:p>0.1387303653851</text:p>
          </table:table-cell>
          <table:table-cell table:number-columns-repeated="3"/>
        </table:table-row>
        <table:table-row table:style-name="ro1">
          <table:table-cell/>
          <table:table-cell table:formula="of:=80-([$dane.D59]^2+[$dane.E59]^2+[$dane.F59]^2)" office:value-type="float" office:value="44.1115501238062" calcext:value-type="float">
            <text:p>44.1115501238062</text:p>
          </table:table-cell>
          <table:table-cell table:formula="of:=LOG([.B59])" office:value-type="float" office:value="1.64455231958722" calcext:value-type="float">
            <text:p>1.64455231958722</text:p>
          </table:table-cell>
          <table:table-cell table:formula="of:=[.$F$10]-[.C59]" office:value-type="float" office:value="0.255447680412785" calcext:value-type="float">
            <text:p>0.255447680412785</text:p>
          </table:table-cell>
          <table:table-cell table:number-columns-repeated="3"/>
        </table:table-row>
        <table:table-row table:style-name="ro1">
          <table:table-cell/>
          <table:table-cell table:formula="of:=80-([$dane.D60]^2+[$dane.E60]^2+[$dane.F60]^2)" office:value-type="float" office:value="32.4573306744083" calcext:value-type="float">
            <text:p>32.4573306744083</text:p>
          </table:table-cell>
          <table:table-cell table:formula="of:=LOG([.B60])" office:value-type="float" office:value="1.51131280011611" calcext:value-type="float">
            <text:p>1.51131280011611</text:p>
          </table:table-cell>
          <table:table-cell table:formula="of:=[.$F$10]-[.C60]" office:value-type="float" office:value="0.388687199883894" calcext:value-type="float">
            <text:p>0.388687199883894</text:p>
          </table:table-cell>
          <table:table-cell table:number-columns-repeated="3"/>
        </table:table-row>
        <table:table-row table:style-name="ro1">
          <table:table-cell/>
          <table:table-cell table:formula="of:=80-([$dane.D61]^2+[$dane.E61]^2+[$dane.F61]^2)" office:value-type="float" office:value="59.9574613793611" calcext:value-type="float">
            <text:p>59.9574613793611</text:p>
          </table:table-cell>
          <table:table-cell table:formula="of:=LOG([.B61])" office:value-type="float" office:value="1.77784323637979" calcext:value-type="float">
            <text:p>1.77784323637979</text:p>
          </table:table-cell>
          <table:table-cell table:formula="of:=[.$F$10]-[.C61]" office:value-type="float" office:value="0.122156763620208" calcext:value-type="float">
            <text:p>0.122156763620208</text:p>
          </table:table-cell>
          <table:table-cell table:number-columns-repeated="3"/>
        </table:table-row>
        <table:table-row table:style-name="ro1">
          <table:table-cell/>
          <table:table-cell table:formula="of:=80-([$dane.D62]^2+[$dane.E62]^2+[$dane.F62]^2)" office:value-type="float" office:value="40.6060260338998" calcext:value-type="float">
            <text:p>40.6060260338998</text:p>
          </table:table-cell>
          <table:table-cell table:formula="of:=LOG([.B62])" office:value-type="float" office:value="1.60859048872672" calcext:value-type="float">
            <text:p>1.60859048872672</text:p>
          </table:table-cell>
          <table:table-cell table:formula="of:=[.$F$10]-[.C62]" office:value-type="float" office:value="0.29140951127328" calcext:value-type="float">
            <text:p>0.29140951127328</text:p>
          </table:table-cell>
          <table:table-cell table:number-columns-repeated="3"/>
        </table:table-row>
        <table:table-row table:style-name="ro1">
          <table:table-cell/>
          <table:table-cell table:formula="of:=80-([$dane.D63]^2+[$dane.E63]^2+[$dane.F63]^2)" office:value-type="float" office:value="36.4362626927107" calcext:value-type="float">
            <text:p>36.4362626927107</text:p>
          </table:table-cell>
          <table:table-cell table:formula="of:=LOG([.B63])" office:value-type="float" office:value="1.56153382452568" calcext:value-type="float">
            <text:p>1.56153382452568</text:p>
          </table:table-cell>
          <table:table-cell table:formula="of:=[.$F$10]-[.C63]" office:value-type="float" office:value="0.33846617547432" calcext:value-type="float">
            <text:p>0.33846617547432</text:p>
          </table:table-cell>
          <table:table-cell table:number-columns-repeated="3"/>
        </table:table-row>
        <table:table-row table:style-name="ro1">
          <table:table-cell/>
          <table:table-cell table:formula="of:=80-([$dane.D64]^2+[$dane.E64]^2+[$dane.F64]^2)" office:value-type="float" office:value="30.6684852868121" calcext:value-type="float">
            <text:p>30.6684852868121</text:p>
          </table:table-cell>
          <table:table-cell table:formula="of:=LOG([.B64])" office:value-type="float" office:value="1.48669232675444" calcext:value-type="float">
            <text:p>1.48669232675444</text:p>
          </table:table-cell>
          <table:table-cell table:formula="of:=[.$F$10]-[.C64]" office:value-type="float" office:value="0.413307673245556" calcext:value-type="float">
            <text:p>0.413307673245556</text:p>
          </table:table-cell>
          <table:table-cell table:number-columns-repeated="3"/>
        </table:table-row>
        <table:table-row table:style-name="ro1">
          <table:table-cell/>
          <table:table-cell table:formula="of:=80-([$dane.D65]^2+[$dane.E65]^2+[$dane.F65]^2)" office:value-type="float" office:value="66.8475742815495" calcext:value-type="float">
            <text:p>66.8475742815495</text:p>
          </table:table-cell>
          <table:table-cell table:formula="of:=LOG([.B65])" office:value-type="float" office:value="1.82508565250673" calcext:value-type="float">
            <text:p>1.82508565250673</text:p>
          </table:table-cell>
          <table:table-cell table:formula="of:=[.$F$10]-[.C65]" office:value-type="float" office:value="0.0749143474932668" calcext:value-type="float">
            <text:p>0.0749143474932668</text:p>
          </table:table-cell>
          <table:table-cell table:number-columns-repeated="3"/>
        </table:table-row>
        <table:table-row table:style-name="ro1">
          <table:table-cell/>
          <table:table-cell table:formula="of:=80-([$dane.D66]^2+[$dane.E66]^2+[$dane.F66]^2)" office:value-type="float" office:value="50.7465673086068" calcext:value-type="float">
            <text:p>50.7465673086068</text:p>
          </table:table-cell>
          <table:table-cell table:formula="of:=LOG([.B66])" office:value-type="float" office:value="1.70540667024337" calcext:value-type="float">
            <text:p>1.70540667024337</text:p>
          </table:table-cell>
          <table:table-cell table:formula="of:=[.$F$10]-[.C66]" office:value-type="float" office:value="0.194593329756635" calcext:value-type="float">
            <text:p>0.194593329756635</text:p>
          </table:table-cell>
          <table:table-cell table:number-columns-repeated="3"/>
        </table:table-row>
        <table:table-row table:style-name="ro1">
          <table:table-cell/>
          <table:table-cell table:formula="of:=80-([$dane.D67]^2+[$dane.E67]^2+[$dane.F67]^2)" office:value-type="float" office:value="64.1108200159877" calcext:value-type="float">
            <text:p>64.1108200159877</text:p>
          </table:table-cell>
          <table:table-cell table:formula="of:=LOG([.B67])" office:value-type="float" office:value="1.80693133180716" calcext:value-type="float">
            <text:p>1.80693133180716</text:p>
          </table:table-cell>
          <table:table-cell table:formula="of:=[.$F$10]-[.C67]" office:value-type="float" office:value="0.0930686681928405" calcext:value-type="float">
            <text:p>0.0930686681928405</text:p>
          </table:table-cell>
          <table:table-cell table:number-columns-repeated="3"/>
        </table:table-row>
        <table:table-row table:style-name="ro1">
          <table:table-cell/>
          <table:table-cell table:formula="of:=80-([$dane.D68]^2+[$dane.E68]^2+[$dane.F68]^2)" office:value-type="float" office:value="44.3329325569548" calcext:value-type="float">
            <text:p>44.3329325569548</text:p>
          </table:table-cell>
          <table:table-cell table:formula="of:=LOG([.B68])" office:value-type="float" office:value="1.64672646017773" calcext:value-type="float">
            <text:p>1.64672646017773</text:p>
          </table:table-cell>
          <table:table-cell table:formula="of:=[.$F$10]-[.C68]" office:value-type="float" office:value="0.25327353982227" calcext:value-type="float">
            <text:p>0.25327353982227</text:p>
          </table:table-cell>
          <table:table-cell table:number-columns-repeated="3"/>
        </table:table-row>
        <table:table-row table:style-name="ro1">
          <table:table-cell/>
          <table:table-cell table:formula="of:=80-([$dane.D69]^2+[$dane.E69]^2+[$dane.F69]^2)" office:value-type="float" office:value="51.856360677659" calcext:value-type="float">
            <text:p>51.856360677659</text:p>
          </table:table-cell>
          <table:table-cell table:formula="of:=LOG([.B69])" office:value-type="float" office:value="1.71480203435638" calcext:value-type="float">
            <text:p>1.71480203435638</text:p>
          </table:table-cell>
          <table:table-cell table:formula="of:=[.$F$10]-[.C69]" office:value-type="float" office:value="0.185197965643624" calcext:value-type="float">
            <text:p>0.185197965643624</text:p>
          </table:table-cell>
          <table:table-cell table:number-columns-repeated="3"/>
        </table:table-row>
        <table:table-row table:style-name="ro1">
          <table:table-cell/>
          <table:table-cell table:formula="of:=80-([$dane.D70]^2+[$dane.E70]^2+[$dane.F70]^2)" office:value-type="float" office:value="39.337230070271" calcext:value-type="float">
            <text:p>39.337230070271</text:p>
          </table:table-cell>
          <table:table-cell table:formula="of:=LOG([.B70])" office:value-type="float" office:value="1.59480377582864" calcext:value-type="float">
            <text:p>1.59480377582864</text:p>
          </table:table-cell>
          <table:table-cell table:formula="of:=[.$F$10]-[.C70]" office:value-type="float" office:value="0.305196224171358" calcext:value-type="float">
            <text:p>0.305196224171358</text:p>
          </table:table-cell>
          <table:table-cell table:number-columns-repeated="3"/>
        </table:table-row>
        <table:table-row table:style-name="ro1">
          <table:table-cell/>
          <table:table-cell table:formula="of:=80-([$dane.D71]^2+[$dane.E71]^2+[$dane.F71]^2)" office:value-type="float" office:value="61.0493545451972" calcext:value-type="float">
            <text:p>61.0493545451972</text:p>
          </table:table-cell>
          <table:table-cell table:formula="of:=LOG([.B71])" office:value-type="float" office:value="1.78568107665206" calcext:value-type="float">
            <text:p>1.78568107665206</text:p>
          </table:table-cell>
          <table:table-cell table:formula="of:=[.$F$10]-[.C71]" office:value-type="float" office:value="0.114318923347945" calcext:value-type="float">
            <text:p>0.114318923347945</text:p>
          </table:table-cell>
          <table:table-cell table:number-columns-repeated="3"/>
        </table:table-row>
        <table:table-row table:style-name="ro1">
          <table:table-cell/>
          <table:table-cell table:formula="of:=80-([$dane.D72]^2+[$dane.E72]^2+[$dane.F72]^2)" office:value-type="float" office:value="68.5367707899699" calcext:value-type="float">
            <text:p>68.5367707899699</text:p>
          </table:table-cell>
          <table:table-cell table:formula="of:=LOG([.B72])" office:value-type="float" office:value="1.83592363815724" calcext:value-type="float">
            <text:p>1.83592363815724</text:p>
          </table:table-cell>
          <table:table-cell table:formula="of:=[.$F$10]-[.C72]" office:value-type="float" office:value="0.0640763618427611" calcext:value-type="float">
            <text:p>0.0640763618427611</text:p>
          </table:table-cell>
          <table:table-cell table:number-columns-repeated="3"/>
        </table:table-row>
        <table:table-row table:style-name="ro1">
          <table:table-cell/>
          <table:table-cell table:formula="of:=80-([$dane.D73]^2+[$dane.E73]^2+[$dane.F73]^2)" office:value-type="float" office:value="25.1960908144129" calcext:value-type="float">
            <text:p>25.1960908144129</text:p>
          </table:table-cell>
          <table:table-cell table:formula="of:=LOG([.B73])" office:value-type="float" office:value="1.40133316501072" calcext:value-type="float">
            <text:p>1.40133316501072</text:p>
          </table:table-cell>
          <table:table-cell table:formula="of:=[.$F$10]-[.C73]" office:value-type="float" office:value="0.498666834989282" calcext:value-type="float">
            <text:p>0.498666834989282</text:p>
          </table:table-cell>
          <table:table-cell table:number-columns-repeated="3"/>
        </table:table-row>
        <table:table-row table:style-name="ro1">
          <table:table-cell/>
          <table:table-cell table:formula="of:=80-([$dane.D74]^2+[$dane.E74]^2+[$dane.F74]^2)" office:value-type="float" office:value="70.5954077869341" calcext:value-type="float">
            <text:p>70.5954077869341</text:p>
          </table:table-cell>
          <table:table-cell table:formula="of:=LOG([.B74])" office:value-type="float" office:value="1.8487764512266" calcext:value-type="float">
            <text:p>1.8487764512266</text:p>
          </table:table-cell>
          <table:table-cell table:formula="of:=[.$F$10]-[.C74]" office:value-type="float" office:value="0.0512235487734025" calcext:value-type="float">
            <text:p>0.0512235487734025</text:p>
          </table:table-cell>
          <table:table-cell table:number-columns-repeated="3"/>
        </table:table-row>
        <table:table-row table:style-name="ro1">
          <table:table-cell/>
          <table:table-cell table:formula="of:=80-([$dane.D75]^2+[$dane.E75]^2+[$dane.F75]^2)" office:value-type="float" office:value="62.5643883414008" calcext:value-type="float">
            <text:p>62.5643883414008</text:p>
          </table:table-cell>
          <table:table-cell table:formula="of:=LOG([.B75])" office:value-type="float" office:value="1.79632720305714" calcext:value-type="float">
            <text:p>1.79632720305714</text:p>
          </table:table-cell>
          <table:table-cell table:formula="of:=[.$F$10]-[.C75]" office:value-type="float" office:value="0.103672796942857" calcext:value-type="float">
            <text:p>0.103672796942857</text:p>
          </table:table-cell>
          <table:table-cell table:number-columns-repeated="3"/>
        </table:table-row>
        <table:table-row table:style-name="ro1">
          <table:table-cell/>
          <table:table-cell table:formula="of:=80-([$dane.D76]^2+[$dane.E76]^2+[$dane.F76]^2)" office:value-type="float" office:value="58.51322930078" calcext:value-type="float">
            <text:p>58.51322930078</text:p>
          </table:table-cell>
          <table:table-cell table:formula="of:=LOG([.B76])" office:value-type="float" office:value="1.76725406715546" calcext:value-type="float">
            <text:p>1.76725406715546</text:p>
          </table:table-cell>
          <table:table-cell table:formula="of:=[.$F$10]-[.C76]" office:value-type="float" office:value="0.132745932844539" calcext:value-type="float">
            <text:p>0.132745932844539</text:p>
          </table:table-cell>
          <table:table-cell table:number-columns-repeated="3"/>
        </table:table-row>
        <table:table-row table:style-name="ro1">
          <table:table-cell/>
          <table:table-cell table:formula="of:=80-([$dane.D77]^2+[$dane.E77]^2+[$dane.F77]^2)" office:value-type="float" office:value="56.8750107571964" calcext:value-type="float">
            <text:p>56.8750107571964</text:p>
          </table:table-cell>
          <table:table-cell table:formula="of:=LOG([.B77])" office:value-type="float" office:value="1.75492149180654" calcext:value-type="float">
            <text:p>1.75492149180654</text:p>
          </table:table-cell>
          <table:table-cell table:formula="of:=[.$F$10]-[.C77]" office:value-type="float" office:value="0.145078508193458" calcext:value-type="float">
            <text:p>0.145078508193458</text:p>
          </table:table-cell>
          <table:table-cell table:number-columns-repeated="3"/>
        </table:table-row>
        <table:table-row table:style-name="ro1">
          <table:table-cell/>
          <table:table-cell table:formula="of:=80-([$dane.D78]^2+[$dane.E78]^2+[$dane.F78]^2)" office:value-type="float" office:value="34.4014191302894" calcext:value-type="float">
            <text:p>34.4014191302894</text:p>
          </table:table-cell>
          <table:table-cell table:formula="of:=LOG([.B78])" office:value-type="float" office:value="1.53657635849424" calcext:value-type="float">
            <text:p>1.53657635849424</text:p>
          </table:table-cell>
          <table:table-cell table:formula="of:=[.$F$10]-[.C78]" office:value-type="float" office:value="0.363423641505756" calcext:value-type="float">
            <text:p>0.363423641505756</text:p>
          </table:table-cell>
          <table:table-cell table:number-columns-repeated="3"/>
        </table:table-row>
        <table:table-row table:style-name="ro1">
          <table:table-cell/>
          <table:table-cell table:formula="of:=80-([$dane.D79]^2+[$dane.E79]^2+[$dane.F79]^2)" office:value-type="float" office:value="47.8706046144421" calcext:value-type="float">
            <text:p>47.8706046144421</text:p>
          </table:table-cell>
          <table:table-cell table:formula="of:=LOG([.B79])" office:value-type="float" office:value="1.68006891273488" calcext:value-type="float">
            <text:p>1.68006891273488</text:p>
          </table:table-cell>
          <table:table-cell table:formula="of:=[.$F$10]-[.C79]" office:value-type="float" office:value="0.219931087265123" calcext:value-type="float">
            <text:p>0.219931087265123</text:p>
          </table:table-cell>
          <table:table-cell table:number-columns-repeated="3"/>
        </table:table-row>
        <table:table-row table:style-name="ro1">
          <table:table-cell/>
          <table:table-cell table:formula="of:=80-([$dane.D80]^2+[$dane.E80]^2+[$dane.F80]^2)" office:value-type="float" office:value="65.0528593297015" calcext:value-type="float">
            <text:p>65.0528593297015</text:p>
          </table:table-cell>
          <table:table-cell table:formula="of:=LOG([.B80])" office:value-type="float" office:value="1.81326639027224" calcext:value-type="float">
            <text:p>1.81326639027224</text:p>
          </table:table-cell>
          <table:table-cell table:formula="of:=[.$F$10]-[.C80]" office:value-type="float" office:value="0.0867336097277587" calcext:value-type="float">
            <text:p>0.0867336097277587</text:p>
          </table:table-cell>
          <table:table-cell table:number-columns-repeated="3"/>
        </table:table-row>
        <table:table-row table:style-name="ro1">
          <table:table-cell/>
          <table:table-cell table:formula="of:=80-([$dane.D81]^2+[$dane.E81]^2+[$dane.F81]^2)" office:value-type="float" office:value="59.0008868531772" calcext:value-type="float">
            <text:p>59.0008868531772</text:p>
          </table:table-cell>
          <table:table-cell table:formula="of:=LOG([.B81])" office:value-type="float" office:value="1.77085853965141" calcext:value-type="float">
            <text:p>1.77085853965141</text:p>
          </table:table-cell>
          <table:table-cell table:formula="of:=[.$F$10]-[.C81]" office:value-type="float" office:value="0.129141460348594" calcext:value-type="float">
            <text:p>0.129141460348594</text:p>
          </table:table-cell>
          <table:table-cell table:number-columns-repeated="3"/>
        </table:table-row>
        <table:table-row table:style-name="ro1">
          <table:table-cell/>
          <table:table-cell table:formula="of:=80-([$dane.D82]^2+[$dane.E82]^2+[$dane.F82]^2)" office:value-type="float" office:value="67.6128209129372" calcext:value-type="float">
            <text:p>67.6128209129372</text:p>
          </table:table-cell>
          <table:table-cell table:formula="of:=LOG([.B82])" office:value-type="float" office:value="1.83002905576108" calcext:value-type="float">
            <text:p>1.83002905576108</text:p>
          </table:table-cell>
          <table:table-cell table:formula="of:=[.$F$10]-[.C82]" office:value-type="float" office:value="0.0699709442389231" calcext:value-type="float">
            <text:p>0.0699709442389231</text:p>
          </table:table-cell>
          <table:table-cell table:number-columns-repeated="3"/>
        </table:table-row>
        <table:table-row table:style-name="ro1">
          <table:table-cell/>
          <table:table-cell table:formula="of:=80-([$dane.D83]^2+[$dane.E83]^2+[$dane.F83]^2)" office:value-type="float" office:value="65.2592641198937" calcext:value-type="float">
            <text:p>65.2592641198937</text:p>
          </table:table-cell>
          <table:table-cell table:formula="of:=LOG([.B83])" office:value-type="float" office:value="1.81464217226412" calcext:value-type="float">
            <text:p>1.81464217226412</text:p>
          </table:table-cell>
          <table:table-cell table:formula="of:=[.$F$10]-[.C83]" office:value-type="float" office:value="0.0853578277358762" calcext:value-type="float">
            <text:p>0.0853578277358762</text:p>
          </table:table-cell>
          <table:table-cell table:number-columns-repeated="3"/>
        </table:table-row>
        <table:table-row table:style-name="ro1">
          <table:table-cell/>
          <table:table-cell table:formula="of:=80-([$dane.D84]^2+[$dane.E84]^2+[$dane.F84]^2)" office:value-type="float" office:value="49.9744163179958" calcext:value-type="float">
            <text:p>49.9744163179958</text:p>
          </table:table-cell>
          <table:table-cell table:formula="of:=LOG([.B84])" office:value-type="float" office:value="1.69874773042689" calcext:value-type="float">
            <text:p>1.69874773042689</text:p>
          </table:table-cell>
          <table:table-cell table:formula="of:=[.$F$10]-[.C84]" office:value-type="float" office:value="0.201252269573106" calcext:value-type="float">
            <text:p>0.201252269573106</text:p>
          </table:table-cell>
          <table:table-cell table:number-columns-repeated="3"/>
        </table:table-row>
        <table:table-row table:style-name="ro1">
          <table:table-cell/>
          <table:table-cell table:formula="of:=80-([$dane.D85]^2+[$dane.E85]^2+[$dane.F85]^2)" office:value-type="float" office:value="44.4351462292446" calcext:value-type="float">
            <text:p>44.4351462292446</text:p>
          </table:table-cell>
          <table:table-cell table:formula="of:=LOG([.B85])" office:value-type="float" office:value="1.64772661370311" calcext:value-type="float">
            <text:p>1.64772661370311</text:p>
          </table:table-cell>
          <table:table-cell table:formula="of:=[.$F$10]-[.C85]" office:value-type="float" office:value="0.252273386296893" calcext:value-type="float">
            <text:p>0.252273386296893</text:p>
          </table:table-cell>
          <table:table-cell table:number-columns-repeated="3"/>
        </table:table-row>
        <table:table-row table:style-name="ro1">
          <table:table-cell/>
          <table:table-cell table:formula="of:=80-([$dane.D86]^2+[$dane.E86]^2+[$dane.F86]^2)" office:value-type="float" office:value="68.9320371672706" calcext:value-type="float">
            <text:p>68.9320371672706</text:p>
          </table:table-cell>
          <table:table-cell table:formula="of:=LOG([.B86])" office:value-type="float" office:value="1.83842111350697" calcext:value-type="float">
            <text:p>1.83842111350697</text:p>
          </table:table-cell>
          <table:table-cell table:formula="of:=[.$F$10]-[.C86]" office:value-type="float" office:value="0.0615788864930344" calcext:value-type="float">
            <text:p>0.0615788864930344</text:p>
          </table:table-cell>
          <table:table-cell table:number-columns-repeated="3"/>
        </table:table-row>
        <table:table-row table:style-name="ro1">
          <table:table-cell/>
          <table:table-cell table:formula="of:=80-([$dane.D87]^2+[$dane.E87]^2+[$dane.F87]^2)" office:value-type="float" office:value="29.1028933192918" calcext:value-type="float">
            <text:p>29.1028933192918</text:p>
          </table:table-cell>
          <table:table-cell table:formula="of:=LOG([.B87])" office:value-type="float" office:value="1.46393616734122" calcext:value-type="float">
            <text:p>1.46393616734122</text:p>
          </table:table-cell>
          <table:table-cell table:formula="of:=[.$F$10]-[.C87]" office:value-type="float" office:value="0.436063832658784" calcext:value-type="float">
            <text:p>0.436063832658784</text:p>
          </table:table-cell>
          <table:table-cell table:number-columns-repeated="3"/>
        </table:table-row>
        <table:table-row table:style-name="ro1">
          <table:table-cell/>
          <table:table-cell table:formula="of:=80-([$dane.D88]^2+[$dane.E88]^2+[$dane.F88]^2)" office:value-type="float" office:value="54.1686178825229" calcext:value-type="float">
            <text:p>54.1686178825229</text:p>
          </table:table-cell>
          <table:table-cell table:formula="of:=LOG([.B88])" office:value-type="float" office:value="1.73374775466324" calcext:value-type="float">
            <text:p>1.73374775466324</text:p>
          </table:table-cell>
          <table:table-cell table:formula="of:=[.$F$10]-[.C88]" office:value-type="float" office:value="0.166252245336764" calcext:value-type="float">
            <text:p>0.166252245336764</text:p>
          </table:table-cell>
          <table:table-cell table:number-columns-repeated="3"/>
        </table:table-row>
        <table:table-row table:style-name="ro1">
          <table:table-cell/>
          <table:table-cell table:formula="of:=80-([$dane.D89]^2+[$dane.E89]^2+[$dane.F89]^2)" office:value-type="float" office:value="52.0396970344392" calcext:value-type="float">
            <text:p>52.0396970344392</text:p>
          </table:table-cell>
          <table:table-cell table:formula="of:=LOG([.B89])" office:value-type="float" office:value="1.71633475951418" calcext:value-type="float">
            <text:p>1.71633475951418</text:p>
          </table:table-cell>
          <table:table-cell table:formula="of:=[.$F$10]-[.C89]" office:value-type="float" office:value="0.183665240485821" calcext:value-type="float">
            <text:p>0.183665240485821</text:p>
          </table:table-cell>
          <table:table-cell table:number-columns-repeated="3"/>
        </table:table-row>
        <table:table-row table:style-name="ro1">
          <table:table-cell/>
          <table:table-cell table:formula="of:=80-([$dane.D90]^2+[$dane.E90]^2+[$dane.F90]^2)" office:value-type="float" office:value="63.5156270786455" calcext:value-type="float">
            <text:p>63.5156270786455</text:p>
          </table:table-cell>
          <table:table-cell table:formula="of:=LOG([.B90])" office:value-type="float" office:value="1.80288059015915" calcext:value-type="float">
            <text:p>1.80288059015915</text:p>
          </table:table-cell>
          <table:table-cell table:formula="of:=[.$F$10]-[.C90]" office:value-type="float" office:value="0.0971194098408523" calcext:value-type="float">
            <text:p>0.0971194098408523</text:p>
          </table:table-cell>
          <table:table-cell table:number-columns-repeated="3"/>
        </table:table-row>
        <table:table-row table:style-name="ro1">
          <table:table-cell/>
          <table:table-cell table:formula="of:=80-([$dane.D91]^2+[$dane.E91]^2+[$dane.F91]^2)" office:value-type="float" office:value="55.9748211202456" calcext:value-type="float">
            <text:p>55.9748211202456</text:p>
          </table:table-cell>
          <table:table-cell table:formula="of:=LOG([.B91])" office:value-type="float" office:value="1.74799271437051" calcext:value-type="float">
            <text:p>1.74799271437051</text:p>
          </table:table-cell>
          <table:table-cell table:formula="of:=[.$F$10]-[.C91]" office:value-type="float" office:value="0.152007285629493" calcext:value-type="float">
            <text:p>0.152007285629493</text:p>
          </table:table-cell>
          <table:table-cell table:number-columns-repeated="3"/>
        </table:table-row>
        <table:table-row table:style-name="ro1">
          <table:table-cell/>
          <table:table-cell table:formula="of:=80-([$dane.D92]^2+[$dane.E92]^2+[$dane.F92]^2)" office:value-type="float" office:value="53.5890086437762" calcext:value-type="float">
            <text:p>53.5890086437762</text:p>
          </table:table-cell>
          <table:table-cell table:formula="of:=LOG([.B92])" office:value-type="float" office:value="1.72907572299771" calcext:value-type="float">
            <text:p>1.72907572299771</text:p>
          </table:table-cell>
          <table:table-cell table:formula="of:=[.$F$10]-[.C92]" office:value-type="float" office:value="0.17092427700229" calcext:value-type="float">
            <text:p>0.17092427700229</text:p>
          </table:table-cell>
          <table:table-cell table:number-columns-repeated="3"/>
        </table:table-row>
        <table:table-row table:style-name="ro1">
          <table:table-cell/>
          <table:table-cell table:formula="of:=80-([$dane.D93]^2+[$dane.E93]^2+[$dane.F93]^2)" office:value-type="float" office:value="64.3767833834834" calcext:value-type="float">
            <text:p>64.3767833834834</text:p>
          </table:table-cell>
          <table:table-cell table:formula="of:=LOG([.B93])" office:value-type="float" office:value="1.80872927316191" calcext:value-type="float">
            <text:p>1.80872927316191</text:p>
          </table:table-cell>
          <table:table-cell table:formula="of:=[.$F$10]-[.C93]" office:value-type="float" office:value="0.0912707268380852" calcext:value-type="float">
            <text:p>0.0912707268380852</text:p>
          </table:table-cell>
          <table:table-cell table:number-columns-repeated="3"/>
        </table:table-row>
        <table:table-row table:style-name="ro1">
          <table:table-cell/>
          <table:table-cell table:formula="of:=80-([$dane.D94]^2+[$dane.E94]^2+[$dane.F94]^2)" office:value-type="float" office:value="38.1460621868055" calcext:value-type="float">
            <text:p>38.1460621868055</text:p>
          </table:table-cell>
          <table:table-cell table:formula="of:=LOG([.B94])" office:value-type="float" office:value="1.58144971244009" calcext:value-type="float">
            <text:p>1.58144971244009</text:p>
          </table:table-cell>
          <table:table-cell table:formula="of:=[.$F$10]-[.C94]" office:value-type="float" office:value="0.318550287559912" calcext:value-type="float">
            <text:p>0.318550287559912</text:p>
          </table:table-cell>
          <table:table-cell table:number-columns-repeated="3"/>
        </table:table-row>
        <table:table-row table:style-name="ro1">
          <table:table-cell/>
          <table:table-cell table:formula="of:=80-([$dane.D95]^2+[$dane.E95]^2+[$dane.F95]^2)" office:value-type="float" office:value="55.1383193342472" calcext:value-type="float">
            <text:p>55.1383193342472</text:p>
          </table:table-cell>
          <table:table-cell table:formula="of:=LOG([.B95])" office:value-type="float" office:value="1.74145352428361" calcext:value-type="float">
            <text:p>1.74145352428361</text:p>
          </table:table-cell>
          <table:table-cell table:formula="of:=[.$F$10]-[.C95]" office:value-type="float" office:value="0.158546475716395" calcext:value-type="float">
            <text:p>0.158546475716395</text:p>
          </table:table-cell>
          <table:table-cell table:number-columns-repeated="3"/>
        </table:table-row>
        <table:table-row table:style-name="ro1">
          <table:table-cell/>
          <table:table-cell table:formula="of:=80-([$dane.D96]^2+[$dane.E96]^2+[$dane.F96]^2)" office:value-type="float" office:value="71.9320030465328" calcext:value-type="float">
            <text:p>71.9320030465328</text:p>
          </table:table-cell>
          <table:table-cell table:formula="of:=LOG([.B96])" office:value-type="float" office:value="1.85692215400222" calcext:value-type="float">
            <text:p>1.85692215400222</text:p>
          </table:table-cell>
          <table:table-cell table:formula="of:=[.$F$10]-[.C96]" office:value-type="float" office:value="0.0430778459977803" calcext:value-type="float">
            <text:p>0.0430778459977803</text:p>
          </table:table-cell>
          <table:table-cell table:number-columns-repeated="3"/>
        </table:table-row>
        <table:table-row table:style-name="ro1">
          <table:table-cell/>
          <table:table-cell table:formula="of:=80-([$dane.D97]^2+[$dane.E97]^2+[$dane.F97]^2)" office:value-type="float" office:value="73.8927315485546" calcext:value-type="float">
            <text:p>73.8927315485546</text:p>
          </table:table-cell>
          <table:table-cell table:formula="of:=LOG([.B97])" office:value-type="float" office:value="1.86860172116071" calcext:value-type="float">
            <text:p>1.86860172116071</text:p>
          </table:table-cell>
          <table:table-cell table:formula="of:=[.$F$10]-[.C97]" office:value-type="float" office:value="0.0313982788392928" calcext:value-type="float">
            <text:p>0.0313982788392928</text:p>
          </table:table-cell>
          <table:table-cell table:number-columns-repeated="3"/>
        </table:table-row>
        <table:table-row table:style-name="ro1">
          <table:table-cell/>
          <table:table-cell table:formula="of:=80-([$dane.D98]^2+[$dane.E98]^2+[$dane.F98]^2)" office:value-type="float" office:value="74.0085067994357" calcext:value-type="float">
            <text:p>74.0085067994357</text:p>
          </table:table-cell>
          <table:table-cell table:formula="of:=LOG([.B98])" office:value-type="float" office:value="1.86928164194339" calcext:value-type="float">
            <text:p>1.86928164194339</text:p>
          </table:table-cell>
          <table:table-cell table:formula="of:=[.$F$10]-[.C98]" office:value-type="float" office:value="0.0307183580566117" calcext:value-type="float">
            <text:p>0.0307183580566117</text:p>
          </table:table-cell>
          <table:table-cell table:number-columns-repeated="3"/>
        </table:table-row>
        <table:table-row table:style-name="ro1">
          <table:table-cell/>
          <table:table-cell table:formula="of:=80-([$dane.D99]^2+[$dane.E99]^2+[$dane.F99]^2)" office:value-type="float" office:value="45.3669899960343" calcext:value-type="float">
            <text:p>45.3669899960343</text:p>
          </table:table-cell>
          <table:table-cell table:formula="of:=LOG([.B99])" office:value-type="float" office:value="1.65673996570027" calcext:value-type="float">
            <text:p>1.65673996570027</text:p>
          </table:table-cell>
          <table:table-cell table:formula="of:=[.$F$10]-[.C99]" office:value-type="float" office:value="0.243260034299726" calcext:value-type="float">
            <text:p>0.243260034299726</text:p>
          </table:table-cell>
          <table:table-cell table:number-columns-repeated="3"/>
        </table:table-row>
        <table:table-row table:style-name="ro1">
          <table:table-cell/>
          <table:table-cell table:formula="of:=80-([$dane.D100]^2+[$dane.E100]^2+[$dane.F100]^2)" office:value-type="float" office:value="75.196688559471" calcext:value-type="float">
            <text:p>75.196688559471</text:p>
          </table:table-cell>
          <table:table-cell table:formula="of:=LOG([.B100])" office:value-type="float" office:value="1.87619871596379" calcext:value-type="float">
            <text:p>1.87619871596379</text:p>
          </table:table-cell>
          <table:table-cell table:formula="of:=[.$F$10]-[.C100]" office:value-type="float" office:value="0.0238012840362058" calcext:value-type="float">
            <text:p>0.0238012840362058</text:p>
          </table:table-cell>
          <table:table-cell table:number-columns-repeated="3"/>
        </table:table-row>
        <table:table-row table:style-name="ro1">
          <table:table-cell/>
          <table:table-cell table:formula="of:=80-([$dane.D101]^2+[$dane.E101]^2+[$dane.F101]^2)" office:value-type="float" office:value="70.2939635439484" calcext:value-type="float">
            <text:p>70.2939635439484</text:p>
          </table:table-cell>
          <table:table-cell table:formula="of:=LOG([.B101])" office:value-type="float" office:value="1.84691803181763" calcext:value-type="float">
            <text:p>1.84691803181763</text:p>
          </table:table-cell>
          <table:table-cell table:formula="of:=[.$F$10]-[.C101]" office:value-type="float" office:value="0.0530819681823733" calcext:value-type="float">
            <text:p>0.0530819681823733</text:p>
          </table:table-cell>
          <table:table-cell table:number-columns-repeated="3"/>
        </table:table-row>
        <table:table-row table:style-name="ro1">
          <table:table-cell/>
          <table:table-cell table:formula="of:=80-([$dane.D102]^2+[$dane.E102]^2+[$dane.F102]^2)" office:value-type="float" office:value="58.3305495122867" calcext:value-type="float">
            <text:p>58.3305495122867</text:p>
          </table:table-cell>
          <table:table-cell table:formula="of:=LOG([.B102])" office:value-type="float" office:value="1.76589606779003" calcext:value-type="float">
            <text:p>1.76589606779003</text:p>
          </table:table-cell>
          <table:table-cell table:formula="of:=[.$F$10]-[.C102]" office:value-type="float" office:value="0.134103932209969" calcext:value-type="float">
            <text:p>0.134103932209969</text:p>
          </table:table-cell>
          <table:table-cell table:number-columns-repeated="3"/>
        </table:table-row>
        <table:table-row table:style-name="ro1">
          <table:table-cell/>
          <table:table-cell table:formula="of:=80-([$dane.D103]^2+[$dane.E103]^2+[$dane.F103]^2)" office:value-type="float" office:value="51.6988113950801" calcext:value-type="float">
            <text:p>51.6988113950801</text:p>
          </table:table-cell>
          <table:table-cell table:formula="of:=LOG([.B103])" office:value-type="float" office:value="1.71348055836489" calcext:value-type="float">
            <text:p>1.71348055836489</text:p>
          </table:table-cell>
          <table:table-cell table:formula="of:=[.$F$10]-[.C103]" office:value-type="float" office:value="0.186519441635107" calcext:value-type="float">
            <text:p>0.186519441635107</text:p>
          </table:table-cell>
          <table:table-cell table:number-columns-repeated="3"/>
        </table:table-row>
      </table:table>
      <table:table table:name="pods-skalowanie" table:style-name="ta1">
        <table:shapes>
          <draw:frame draw:z-index="0" draw:name="wykres porównujący funckje przystosowania dla wybranych metod skalowania 1" draw:style-name="gr1" draw:text-style-name="P1" svg:width="10.8528in" svg:height="6.024in" svg:x="0.3091in" svg:y="4.3299in">
            <draw:object draw:notify-on-update-of-ranges="'skalowanie-liniowe'.G4:'skalowanie-liniowe'.G103 'skalowanie-liniowe'.H4:'skalowanie-liniowe'.H103 skalowanie_logarytmiczne.D4:skalowanie_logarytmiczne.D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0.3646in" svg:height="4.2921in" svg:x="11.7272in" svg:y="0.2961in">
            <draw:object draw:notify-on-update-of-ranges="skalowanie_logarytmiczne.C4:skalowanie_logarytmiczne.C103 skalowanie_logarytmiczne.D4:skalowanie_logarytmiczne.D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4.335in" svg:height="8.0669in" svg:x="11.5886in" svg:y="5.2035in">
            <draw:object draw:notify-on-update-of-ranges="skalowanie_logarytmiczne.B4:skalowanie_logarytmiczne.B103 skalowanie_logarytmiczne.D4:skalowanie_logarytmiczne.D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Wnioski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office:value-type="string" calcext:value-type="string">
            <text:p>1. można zaobserwować, że skalowanie liniowe wypłaszcza w funkcję przystosowania, dzięki temu można pozbyć się rozrzutu danych. <text:s/>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artość funkcji przystosowania osobników znajdujących się powyżej średniego przystosowania całej populacji zmalała, natomiast pozostałych osobników wzrosł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. skalowanie logarytmiczne z kolei mocno zmienia wartość populacji, z wykresu możemy odczytać, że wszystkie wartości funkcji mają wartość &lt; 1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ynika to z faktu, że b według założeń ma odrobinę większą wartość od od największej wartości funkcji przystosowani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. W skalowaniu logarytmicznym im mniejsza jest wartość przystosowania pierwotnego osobnika, tym większa jest wartość jego przystosowania po skalowani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znacza to, że sprawia, że najsłabsze i najsilniejsze osobniki zamieniają się rolami po przeskalowaniu.</text:p>
          </table:table-cell>
          <table:table-cell table:number-columns-repeated="21"/>
        </table:table-row>
        <table:table-row table:style-name="ro1">
          <table:table-cell/>
          <table:table-cell table:style-name="ce8" office:value-type="string" calcext:value-type="string">
            <text:p><text:span text:style-name="T1">4. Dodatkowo możemy zaobserwować odwrócenie wykresów log z funkcji</text:span> przystosowania) i funkcji przystosowania metodą logarytmiczną</text:p>
          </table:table-cell>
          <table:table-cell table:style-name="ce9" table:number-columns-repeated="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5. Jeśli szczegółowo porównamy wykresy to zauważymy, że skalowanie liniowe spłaszcza wartości funkcji</text:span> przystosowania</text:p>
          </table:table-cell>
          <table:table-cell table:number-columns-repeated="15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ale jednocześnie zachowuje proporcje między danymi punktami (proporcje takie jak w przypadku funkcji</text:span> przystosowania bez skalowania)</text:p>
          </table:table-cell>
          <table:table-cell table:number-columns-repeated="21"/>
        </table:table-row>
      </table:table>
      <table:table table:name="selekcja_metoda_wyboru_deterministyczneg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8" table:default-cell-style-name="Default"/>
        <table:table-row table:style-name="ro1"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F(t)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p(t)</text:p>
          </table:table-cell>
          <table:table-cell table:style-name="ce3" office:value-type="string" calcext:value-type="string">
            <text:p>e(t)</text:p>
          </table:table-cell>
          <table:table-cell table:style-name="ce3" office:value-type="string" calcext:value-type="string">
            <text:p>[e(t)]</text:p>
          </table:table-cell>
          <table:table-cell table:style-name="ce3" office:value-type="string" calcext:value-type="string">
            <text:p>rest[e(t)]</text:p>
          </table:table-cell>
          <table:table-cell table:style-name="ce3" office:value-type="string" calcext:value-type="string">
            <text:p>sum[e(t)]</text:p>
          </table:table-cell>
          <table:table-cell table:style-name="ce3" office:value-type="string" calcext:value-type="string">
            <text:p>l.wolnych m. w nowej popluacji</text:p>
          </table:table-cell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Eval-liniowe</text:p>
          </table:table-cell>
          <table:table-cell table:style-name="ce14" office:value-type="string" calcext:value-type="string">
            <text:p>F(t)</text:p>
          </table:table-cell>
          <table:table-cell table:style-name="ce14" office:value-type="string" calcext:value-type="string">
            <text:p>p(t)</text:p>
          </table:table-cell>
          <table:table-cell table:style-name="ce14" office:value-type="string" calcext:value-type="string">
            <text:p>e(t)</text:p>
          </table:table-cell>
          <table:table-cell table:style-name="ce14" office:value-type="string" calcext:value-type="string">
            <text:p>[e(t)]</text:p>
          </table:table-cell>
          <table:table-cell table:style-name="ce14" office:value-type="string" calcext:value-type="string">
            <text:p>rest[e(t)]</text:p>
          </table:table-cell>
          <table:table-cell table:style-name="ce14" office:value-type="string" calcext:value-type="string">
            <text:p>sum[e(t)]</text:p>
          </table:table-cell>
          <table:table-cell table:style-name="ce14" office:value-type="string" calcext:value-type="string">
            <text:p>l.wolnych m. w nowej popluacji</text:p>
          </table:table-cell>
          <table:table-cell table:style-name="ce15" office:value-type="string" calcext:value-type="string">
            <text:p>ch</text:p>
          </table:table-cell>
          <table:table-cell table:style-name="ce15" office:value-type="string" calcext:value-type="string">
            <text:p>Eval-logarytmiczne</text:p>
          </table:table-cell>
          <table:table-cell table:style-name="ce15" office:value-type="string" calcext:value-type="string">
            <text:p>F(t)</text:p>
          </table:table-cell>
          <table:table-cell table:style-name="ce15" office:value-type="string" calcext:value-type="string">
            <text:p>p(t)</text:p>
          </table:table-cell>
          <table:table-cell table:style-name="ce15" office:value-type="string" calcext:value-type="string">
            <text:p>e(t)</text:p>
          </table:table-cell>
          <table:table-cell table:style-name="ce15" office:value-type="string" calcext:value-type="string">
            <text:p>[e(t)]</text:p>
          </table:table-cell>
          <table:table-cell table:style-name="ce15" office:value-type="string" calcext:value-type="string">
            <text:p>rest[e(t)]</text:p>
          </table:table-cell>
          <table:table-cell table:style-name="ce15" office:value-type="string" calcext:value-type="string">
            <text:p>sum[e(t)]</text:p>
          </table:table-cell>
          <table:table-cell table:style-name="ce15" office:value-type="string" calcext:value-type="string">
            <text:p>l.wolnych m. w nowej popluac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0129042576183" calcext:value-type="float">
            <text:p>0.530129042576183</text:p>
          </table:table-cell>
          <table:table-cell office:value-type="float" office:value="-0.401435126802908" calcext:value-type="float">
            <text:p>-0.401435126802908</text:p>
          </table:table-cell>
          <table:table-cell office:value-type="float" office:value="-0.495335679397047" calcext:value-type="float">
            <text:p>-0.495335679397047</text:p>
          </table:table-cell>
          <table:table-cell table:formula="of:=80-([.B2]^2+[.C2]^2+[.D2]^2)" office:value-type="float" office:value="79.3124556019023" calcext:value-type="float">
            <text:p>79.3124556019023</text:p>
          </table:table-cell>
          <table:table-cell table:formula="of:=SUM([.E2:.E101])" office:value-type="float" office:value="5468.1947822237" calcext:value-type="float">
            <text:p>5468.194782223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]/[.$F$2]" office:value-type="float" office:value="0.0145043215833744" calcext:value-type="float">
            <text:p>0.0145043215833744</text:p>
          </table:table-cell>
          <table:table-cell table:formula="of:=[.I2]*[.$G$2]" office:value-type="float" office:value="1.45043215833744" calcext:value-type="float">
            <text:p>1.45043215833744</text:p>
          </table:table-cell>
          <table:table-cell table:formula="of:=TRUNC([.J2])" office:value-type="float" office:value="1" calcext:value-type="float">
            <text:p>1</text:p>
          </table:table-cell>
          <table:table-cell table:formula="of:=[.J2]-[.K2]" office:value-type="float" office:value="0.450432158337436" calcext:value-type="float">
            <text:p>0.450432158337436</text:p>
          </table:table-cell>
          <table:table-cell table:formula="of:=SUM([.K2:.K101])" office:value-type="float" office:value="49" calcext:value-type="float">
            <text:p>49</text:p>
          </table:table-cell>
          <table:table-cell table:formula="of:=[.G2]-[.M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5.6183373866844" calcext:value-type="float">
            <text:p>65.6183373866844</text:p>
          </table:table-cell>
          <table:table-cell table:formula="of:=SUM([.P2:.P101])" office:value-type="float" office:value="5468.1947822237" calcext:value-type="float">
            <text:p>5468.1947822237</text:p>
          </table:table-cell>
          <table:table-cell table:formula="of:=[.P2]/[.$Q$2]" office:value-type="float" office:value="0.012" calcext:value-type="float">
            <text:p>0.012</text:p>
          </table:table-cell>
          <table:table-cell table:formula="of:=[.R2]*[.$G$2]" office:value-type="float" office:value="1.2" calcext:value-type="float">
            <text:p>1.2</text:p>
          </table:table-cell>
          <table:table-cell table:formula="of:=TRUNC([.S2])" office:value-type="float" office:value="1" calcext:value-type="float">
            <text:p>1</text:p>
          </table:table-cell>
          <table:table-cell table:formula="of:=[.S2]-[.T2]" office:value-type="float" office:value="0.200000000000001" calcext:value-type="float">
            <text:p>0.200000000000001</text:p>
          </table:table-cell>
          <table:table-cell table:formula="of:=SUM([.T2:.T101])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00658603673645786" calcext:value-type="float">
            <text:p>0.000658603673645786</text:p>
          </table:table-cell>
          <table:table-cell table:formula="of:=SUM([.Y2:.Y101])" office:value-type="float" office:value="17.4049947278076" calcext:value-type="float">
            <text:p>17.4049947278076</text:p>
          </table:table-cell>
          <table:table-cell table:formula="of:=[.Y2]/[.$Z$2]" office:value-type="float" office:value="0.0000378399237658802" calcext:value-type="float">
            <text:p>3.78399237658802E-05</text:p>
          </table:table-cell>
          <table:table-cell table:formula="of:=[.AA2]*[.$G$2]" office:value-type="float" office:value="0.00378399237658802" calcext:value-type="float">
            <text:p>0.00378399237658802</text:p>
          </table:table-cell>
          <table:table-cell table:formula="of:=TRUNC([.AB2])" office:value-type="float" office:value="0" calcext:value-type="float">
            <text:p>0</text:p>
          </table:table-cell>
          <table:table-cell table:formula="of:=[.AB2]-[.AC2]" office:value-type="float" office:value="0.00378399237658802" calcext:value-type="float">
            <text:p>0.00378399237658802</text:p>
          </table:table-cell>
          <table:table-cell table:formula="of:=SUM([.AC2:.AC101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732356200767" calcext:value-type="float">
            <text:p>1.71732356200767</text:p>
          </table:table-cell>
          <table:table-cell office:value-type="float" office:value="0.862902863316673" calcext:value-type="float">
            <text:p>0.862902863316673</text:p>
          </table:table-cell>
          <table:table-cell office:value-type="float" office:value="-2.84835226255733" calcext:value-type="float">
            <text:p>-2.84835226255733</text:p>
          </table:table-cell>
          <table:table-cell table:formula="of:=80-([.B3]^2+[.C3]^2+[.D3]^2)" office:value-type="float" office:value="68.1930878202377" calcext:value-type="float">
            <text:p>68.1930878202377</text:p>
          </table:table-cell>
          <table:table-cell table:number-columns-repeated="3"/>
          <table:table-cell table:formula="of:=[.E3]/[.$F$2]" office:value-type="float" office:value="0.0124708593120939" calcext:value-type="float">
            <text:p>0.0124708593120939</text:p>
          </table:table-cell>
          <table:table-cell table:formula="of:=[.I3]*[.$G$2]" office:value-type="float" office:value="1.24708593120939" calcext:value-type="float">
            <text:p>1.24708593120939</text:p>
          </table:table-cell>
          <table:table-cell table:formula="of:=TRUNC([.J3])" office:value-type="float" office:value="1" calcext:value-type="float">
            <text:p>1</text:p>
          </table:table-cell>
          <table:table-cell table:formula="of:=[.J3]-[.K3]" office:value-type="float" office:value="0.247085931209391" calcext:value-type="float">
            <text:p>0.2470859312093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.6811375993927" calcext:value-type="float">
            <text:p>60.6811375993927</text:p>
          </table:table-cell>
          <table:table-cell/>
          <table:table-cell table:formula="of:=[.P3]/[.$Q$2]" office:value-type="float" office:value="0.0110971060863922" calcext:value-type="float">
            <text:p>0.0110971060863922</text:p>
          </table:table-cell>
          <table:table-cell table:formula="of:=[.R3]*[.$G$2]" office:value-type="float" office:value="1.10971060863922" calcext:value-type="float">
            <text:p>1.10971060863922</text:p>
          </table:table-cell>
          <table:table-cell table:formula="of:=TRUNC([.S3])" office:value-type="float" office:value="1" calcext:value-type="float">
            <text:p>1</text:p>
          </table:table-cell>
          <table:table-cell table:formula="of:=[.S3]-[.T3]" office:value-type="float" office:value="0.109710608639221" calcext:value-type="float">
            <text:p>0.1097106086392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662596440189427" calcext:value-type="float">
            <text:p>0.0662596440189427</text:p>
          </table:table-cell>
          <table:table-cell table:formula="of:=SUM([.Y3:.Y102])" office:value-type="float" office:value="17.4043361241339" calcext:value-type="float">
            <text:p>17.4043361241339</text:p>
          </table:table-cell>
          <table:table-cell table:formula="of:=[.Y3]/[.$Z$2]" office:value-type="float" office:value="0.00380693272564346" calcext:value-type="float">
            <text:p>0.00380693272564346</text:p>
          </table:table-cell>
          <table:table-cell table:formula="of:=[.AA3]*[.$G$2]" office:value-type="float" office:value="0.380693272564346" calcext:value-type="float">
            <text:p>0.380693272564346</text:p>
          </table:table-cell>
          <table:table-cell table:formula="of:=TRUNC([.AB3])" office:value-type="float" office:value="0" calcext:value-type="float">
            <text:p>0</text:p>
          </table:table-cell>
          <table:table-cell table:formula="of:=[.AB3]-[.AC3]" office:value-type="float" office:value="0.380693272564346" calcext:value-type="float">
            <text:p>0.3806932725643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3306225086206" calcext:value-type="float">
            <text:p>-3.73306225086206</text:p>
          </table:table-cell>
          <table:table-cell office:value-type="float" office:value="-4.19705186485164" calcext:value-type="float">
            <text:p>-4.19705186485164</text:p>
          </table:table-cell>
          <table:table-cell office:value-type="float" office:value="1.91594505937539" calcext:value-type="float">
            <text:p>1.91594505937539</text:p>
          </table:table-cell>
          <table:table-cell table:formula="of:=80-([.B4]^2+[.C4]^2+[.D4]^2)" office:value-type="float" office:value="44.7781564043891" calcext:value-type="float">
            <text:p>44.7781564043891</text:p>
          </table:table-cell>
          <table:table-cell table:number-columns-repeated="3"/>
          <table:table-cell table:formula="of:=[.E4]/[.$F$2]" office:value-type="float" office:value="0.0081888371185965" calcext:value-type="float">
            <text:p>0.0081888371185965</text:p>
          </table:table-cell>
          <table:table-cell table:formula="of:=[.I4]*[.$G$2]" office:value-type="float" office:value="0.81888371185965" calcext:value-type="float">
            <text:p>0.81888371185965</text:p>
          </table:table-cell>
          <table:table-cell table:formula="of:=TRUNC([.J4])" office:value-type="float" office:value="0" calcext:value-type="float">
            <text:p>0</text:p>
          </table:table-cell>
          <table:table-cell table:formula="of:=[.J4]-[.K4]" office:value-type="float" office:value="0.81888371185965" calcext:value-type="float">
            <text:p>0.818883711859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.2844858584184" calcext:value-type="float">
            <text:p>50.2844858584184</text:p>
          </table:table-cell>
          <table:table-cell/>
          <table:table-cell table:formula="of:=[.P4]/[.$Q$2]" office:value-type="float" office:value="0.00919581102375612" calcext:value-type="float">
            <text:p>0.00919581102375612</text:p>
          </table:table-cell>
          <table:table-cell table:formula="of:=[.R4]*[.$G$2]" office:value-type="float" office:value="0.919581102375612" calcext:value-type="float">
            <text:p>0.919581102375612</text:p>
          </table:table-cell>
          <table:table-cell table:formula="of:=TRUNC([.S4])" office:value-type="float" office:value="0" calcext:value-type="float">
            <text:p>0</text:p>
          </table:table-cell>
          <table:table-cell table:formula="of:=[.S4]-[.T4]" office:value-type="float" office:value="0.919581102375612" calcext:value-type="float">
            <text:p>0.9195811023756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48933791058079" calcext:value-type="float">
            <text:p>0.248933791058079</text:p>
          </table:table-cell>
          <table:table-cell table:formula="of:=SUM([.Y4:.Y103])" office:value-type="float" office:value="17.338076480115" calcext:value-type="float">
            <text:p>17.338076480115</text:p>
          </table:table-cell>
          <table:table-cell table:formula="of:=[.Y4]/[.$Z$2]" office:value-type="float" office:value="0.0143024341547408" calcext:value-type="float">
            <text:p>0.0143024341547408</text:p>
          </table:table-cell>
          <table:table-cell table:formula="of:=[.AA4]*[.$G$2]" office:value-type="float" office:value="1.43024341547408" calcext:value-type="float">
            <text:p>1.43024341547408</text:p>
          </table:table-cell>
          <table:table-cell table:formula="of:=TRUNC([.AB4])" office:value-type="float" office:value="1" calcext:value-type="float">
            <text:p>1</text:p>
          </table:table-cell>
          <table:table-cell table:formula="of:=[.AB4]-[.AC4]" office:value-type="float" office:value="0.430243415474079" calcext:value-type="float">
            <text:p>0.4302434154740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01865567819361" calcext:value-type="float">
            <text:p>-5.01865567819361</text:p>
          </table:table-cell>
          <table:table-cell office:value-type="float" office:value="-2.64873828546822" calcext:value-type="float">
            <text:p>-2.64873828546822</text:p>
          </table:table-cell>
          <table:table-cell office:value-type="float" office:value="1.92343423632236" calcext:value-type="float">
            <text:p>1.92343423632236</text:p>
          </table:table-cell>
          <table:table-cell table:formula="of:=80-([.B5]^2+[.C5]^2+[.D5]^2)" office:value-type="float" office:value="44.0976814173729" calcext:value-type="float">
            <text:p>44.0976814173729</text:p>
          </table:table-cell>
          <table:table-cell table:number-columns-repeated="3"/>
          <table:table-cell table:formula="of:=[.E5]/[.$F$2]" office:value-type="float" office:value="0.00806439477260906" calcext:value-type="float">
            <text:p>0.00806439477260906</text:p>
          </table:table-cell>
          <table:table-cell table:formula="of:=[.I5]*[.$G$2]" office:value-type="float" office:value="0.806439477260906" calcext:value-type="float">
            <text:p>0.806439477260906</text:p>
          </table:table-cell>
          <table:table-cell table:formula="of:=TRUNC([.J5])" office:value-type="float" office:value="0" calcext:value-type="float">
            <text:p>0</text:p>
          </table:table-cell>
          <table:table-cell table:formula="of:=[.J5]-[.K5]" office:value-type="float" office:value="0.806439477260906" calcext:value-type="float">
            <text:p>0.8064394772609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.9823426946053" calcext:value-type="float">
            <text:p>49.9823426946053</text:p>
          </table:table-cell>
          <table:table-cell/>
          <table:table-cell table:formula="of:=[.P5]/[.$Q$2]" office:value-type="float" office:value="0.00914055637832994" calcext:value-type="float">
            <text:p>0.00914055637832994</text:p>
          </table:table-cell>
          <table:table-cell table:formula="of:=[.R5]*[.$G$2]" office:value-type="float" office:value="0.914055637832993" calcext:value-type="float">
            <text:p>0.914055637832993</text:p>
          </table:table-cell>
          <table:table-cell table:formula="of:=TRUNC([.S5])" office:value-type="float" office:value="0" calcext:value-type="float">
            <text:p>0</text:p>
          </table:table-cell>
          <table:table-cell table:formula="of:=[.S5]-[.T5]" office:value-type="float" office:value="0.914055637832993" calcext:value-type="float">
            <text:p>0.9140556378329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5584244412255" calcext:value-type="float">
            <text:p>0.255584244412255</text:p>
          </table:table-cell>
          <table:table-cell table:formula="of:=SUM([.Y5:.Y104])" office:value-type="float" office:value="17.0891426890569" calcext:value-type="float">
            <text:p>17.0891426890569</text:p>
          </table:table-cell>
          <table:table-cell table:formula="of:=[.Y5]/[.$Z$2]" office:value-type="float" office:value="0.0146845344344698" calcext:value-type="float">
            <text:p>0.0146845344344698</text:p>
          </table:table-cell>
          <table:table-cell table:formula="of:=[.AA5]*[.$G$2]" office:value-type="float" office:value="1.46845344344698" calcext:value-type="float">
            <text:p>1.46845344344698</text:p>
          </table:table-cell>
          <table:table-cell table:formula="of:=TRUNC([.AB5])" office:value-type="float" office:value="1" calcext:value-type="float">
            <text:p>1</text:p>
          </table:table-cell>
          <table:table-cell table:formula="of:=[.AB5]-[.AC5]" office:value-type="float" office:value="0.468453443446975" calcext:value-type="float">
            <text:p>0.468453443446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49569598432947" calcext:value-type="float">
            <text:p>-1.49569598432947</text:p>
          </table:table-cell>
          <table:table-cell office:value-type="float" office:value="2.80183107235775" calcext:value-type="float">
            <text:p>2.80183107235775</text:p>
          </table:table-cell>
          <table:table-cell office:value-type="float" office:value="0.838979167609246" calcext:value-type="float">
            <text:p>0.838979167609246</text:p>
          </table:table-cell>
          <table:table-cell table:formula="of:=80-([.B6]^2+[.C6]^2+[.D6]^2)" office:value-type="float" office:value="69.208750120749" calcext:value-type="float">
            <text:p>69.208750120749</text:p>
          </table:table-cell>
          <table:table-cell table:number-columns-repeated="3"/>
          <table:table-cell table:formula="of:=[.E6]/[.$F$2]" office:value-type="float" office:value="0.0126565992758225" calcext:value-type="float">
            <text:p>0.0126565992758225</text:p>
          </table:table-cell>
          <table:table-cell table:formula="of:=[.I6]*[.$G$2]" office:value-type="float" office:value="1.26565992758225" calcext:value-type="float">
            <text:p>1.26565992758225</text:p>
          </table:table-cell>
          <table:table-cell table:formula="of:=TRUNC([.J6])" office:value-type="float" office:value="1" calcext:value-type="float">
            <text:p>1</text:p>
          </table:table-cell>
          <table:table-cell table:formula="of:=[.J6]-[.K6]" office:value-type="float" office:value="0.265659927582254" calcext:value-type="float">
            <text:p>0.2656599275822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1321099741273" calcext:value-type="float">
            <text:p>61.1321099741273</text:p>
          </table:table-cell>
          <table:table-cell/>
          <table:table-cell table:formula="of:=[.P6]/[.$Q$2]" office:value-type="float" office:value="0.0111795779793468" calcext:value-type="float">
            <text:p>0.0111795779793468</text:p>
          </table:table-cell>
          <table:table-cell table:formula="of:=[.R6]*[.$G$2]" office:value-type="float" office:value="1.11795779793468" calcext:value-type="float">
            <text:p>1.11795779793468</text:p>
          </table:table-cell>
          <table:table-cell table:formula="of:=TRUNC([.S6])" office:value-type="float" office:value="1" calcext:value-type="float">
            <text:p>1</text:p>
          </table:table-cell>
          <table:table-cell table:formula="of:=[.S6]-[.T6]" office:value-type="float" office:value="0.117957797934683" calcext:value-type="float">
            <text:p>0.1179577979346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598389938536412" calcext:value-type="float">
            <text:p>0.0598389938536412</text:p>
          </table:table-cell>
          <table:table-cell table:formula="of:=SUM([.Y6:.Y105])" office:value-type="float" office:value="16.8335584446447" calcext:value-type="float">
            <text:p>16.8335584446447</text:p>
          </table:table-cell>
          <table:table-cell table:formula="of:=[.Y6]/[.$Z$2]" office:value-type="float" office:value="0.00343803573568671" calcext:value-type="float">
            <text:p>0.00343803573568671</text:p>
          </table:table-cell>
          <table:table-cell table:formula="of:=[.AA6]*[.$G$2]" office:value-type="float" office:value="0.343803573568671" calcext:value-type="float">
            <text:p>0.343803573568671</text:p>
          </table:table-cell>
          <table:table-cell table:formula="of:=TRUNC([.AB6])" office:value-type="float" office:value="0" calcext:value-type="float">
            <text:p>0</text:p>
          </table:table-cell>
          <table:table-cell table:formula="of:=[.AB6]-[.AC6]" office:value-type="float" office:value="0.343803573568671" calcext:value-type="float">
            <text:p>0.3438035735686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662573663044" calcext:value-type="float">
            <text:p>1.06662573663044</text:p>
          </table:table-cell>
          <table:table-cell office:value-type="float" office:value="-5.07303723689048" calcext:value-type="float">
            <text:p>-5.07303723689048</text:p>
          </table:table-cell>
          <table:table-cell office:value-type="float" office:value="1.30310388628613" calcext:value-type="float">
            <text:p>1.30310388628613</text:p>
          </table:table-cell>
          <table:table-cell table:formula="of:=80-([.B7]^2+[.C7]^2+[.D7]^2)" office:value-type="float" office:value="51.4285229926262" calcext:value-type="float">
            <text:p>51.4285229926262</text:p>
          </table:table-cell>
          <table:table-cell table:number-columns-repeated="3"/>
          <table:table-cell table:formula="of:=[.E7]/[.$F$2]" office:value-type="float" office:value="0.00940502762626759" calcext:value-type="float">
            <text:p>0.00940502762626759</text:p>
          </table:table-cell>
          <table:table-cell table:formula="of:=[.I7]*[.$G$2]" office:value-type="float" office:value="0.940502762626759" calcext:value-type="float">
            <text:p>0.940502762626759</text:p>
          </table:table-cell>
          <table:table-cell table:formula="of:=TRUNC([.J7])" office:value-type="float" office:value="0" calcext:value-type="float">
            <text:p>0</text:p>
          </table:table-cell>
          <table:table-cell table:formula="of:=[.J7]-[.K7]" office:value-type="float" office:value="0.940502762626759" calcext:value-type="float">
            <text:p>0.9405027626267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.237368535705" calcext:value-type="float">
            <text:p>53.237368535705</text:p>
          </table:table-cell>
          <table:table-cell/>
          <table:table-cell table:formula="of:=[.P7]/[.$Q$2]" office:value-type="float" office:value="0.00973582153817415" calcext:value-type="float">
            <text:p>0.00973582153817415</text:p>
          </table:table-cell>
          <table:table-cell table:formula="of:=[.R7]*[.$G$2]" office:value-type="float" office:value="0.973582153817415" calcext:value-type="float">
            <text:p>0.973582153817415</text:p>
          </table:table-cell>
          <table:table-cell table:formula="of:=TRUNC([.S7])" office:value-type="float" office:value="0" calcext:value-type="float">
            <text:p>0</text:p>
          </table:table-cell>
          <table:table-cell table:formula="of:=[.S7]-[.T7]" office:value-type="float" office:value="0.973582153817415" calcext:value-type="float">
            <text:p>0.9735821538174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88795948270069" calcext:value-type="float">
            <text:p>0.188795948270069</text:p>
          </table:table-cell>
          <table:table-cell table:formula="of:=SUM([.Y7:.Y106])" office:value-type="float" office:value="16.773719450791" calcext:value-type="float">
            <text:p>16.773719450791</text:p>
          </table:table-cell>
          <table:table-cell table:formula="of:=[.Y7]/[.$Z$2]" office:value-type="float" office:value="0.0108472281217318" calcext:value-type="float">
            <text:p>0.0108472281217318</text:p>
          </table:table-cell>
          <table:table-cell table:formula="of:=[.AA7]*[.$G$2]" office:value-type="float" office:value="1.08472281217318" calcext:value-type="float">
            <text:p>1.08472281217318</text:p>
          </table:table-cell>
          <table:table-cell table:formula="of:=TRUNC([.AB7])" office:value-type="float" office:value="1" calcext:value-type="float">
            <text:p>1</text:p>
          </table:table-cell>
          <table:table-cell table:formula="of:=[.AB7]-[.AC7]" office:value-type="float" office:value="0.0847228121731829" calcext:value-type="float">
            <text:p>0.084722812173182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543390070313" calcext:value-type="float">
            <text:p>1.11543390070313</text:p>
          </table:table-cell>
          <table:table-cell office:value-type="float" office:value="-5.01310182535511" calcext:value-type="float">
            <text:p>-5.01310182535511</text:p>
          </table:table-cell>
          <table:table-cell office:value-type="float" office:value="-1.21179141347485" calcext:value-type="float">
            <text:p>-1.21179141347485</text:p>
          </table:table-cell>
          <table:table-cell table:formula="of:=80-([.B8]^2+[.C8]^2+[.D8]^2)" office:value-type="float" office:value="52.1561788720121" calcext:value-type="float">
            <text:p>52.1561788720121</text:p>
          </table:table-cell>
          <table:table-cell table:number-columns-repeated="3"/>
          <table:table-cell table:formula="of:=[.E8]/[.$F$2]" office:value-type="float" office:value="0.00953809821141782" calcext:value-type="float">
            <text:p>0.00953809821141782</text:p>
          </table:table-cell>
          <table:table-cell table:formula="of:=[.I8]*[.$G$2]" office:value-type="float" office:value="0.953809821141782" calcext:value-type="float">
            <text:p>0.953809821141782</text:p>
          </table:table-cell>
          <table:table-cell table:formula="of:=TRUNC([.J8])" office:value-type="float" office:value="0" calcext:value-type="float">
            <text:p>0</text:p>
          </table:table-cell>
          <table:table-cell table:formula="of:=[.J8]-[.K8]" office:value-type="float" office:value="0.953809821141782" calcext:value-type="float">
            <text:p>0.9538098211417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.5604608664443" calcext:value-type="float">
            <text:p>53.5604608664443</text:p>
          </table:table-cell>
          <table:table-cell/>
          <table:table-cell table:formula="of:=[.P8]/[.$Q$2]" office:value-type="float" office:value="0.00979490727736355" calcext:value-type="float">
            <text:p>0.00979490727736355</text:p>
          </table:table-cell>
          <table:table-cell table:formula="of:=[.R8]*[.$G$2]" office:value-type="float" office:value="0.979490727736355" calcext:value-type="float">
            <text:p>0.979490727736355</text:p>
          </table:table-cell>
          <table:table-cell table:formula="of:=TRUNC([.S8])" office:value-type="float" office:value="0" calcext:value-type="float">
            <text:p>0</text:p>
          </table:table-cell>
          <table:table-cell table:formula="of:=[.S8]-[.T8]" office:value-type="float" office:value="0.979490727736355" calcext:value-type="float">
            <text:p>0.9794907277363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82694233909347" calcext:value-type="float">
            <text:p>0.182694233909347</text:p>
          </table:table-cell>
          <table:table-cell table:formula="of:=SUM([.Y8:.Y107])" office:value-type="float" office:value="16.584923502521" calcext:value-type="float">
            <text:p>16.584923502521</text:p>
          </table:table-cell>
          <table:table-cell table:formula="of:=[.Y8]/[.$Z$2]" office:value-type="float" office:value="0.0104966555156412" calcext:value-type="float">
            <text:p>0.0104966555156412</text:p>
          </table:table-cell>
          <table:table-cell table:formula="of:=[.AA8]*[.$G$2]" office:value-type="float" office:value="1.04966555156412" calcext:value-type="float">
            <text:p>1.04966555156412</text:p>
          </table:table-cell>
          <table:table-cell table:formula="of:=TRUNC([.AB8])" office:value-type="float" office:value="1" calcext:value-type="float">
            <text:p>1</text:p>
          </table:table-cell>
          <table:table-cell table:formula="of:=[.AB8]-[.AC8]" office:value-type="float" office:value="0.0496655515641149" calcext:value-type="float">
            <text:p>0.04966555156411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786000360714" calcext:value-type="float">
            <text:p>2.30786000360714</text:p>
          </table:table-cell>
          <table:table-cell office:value-type="float" office:value="-0.472317360104293" calcext:value-type="float">
            <text:p>-0.472317360104293</text:p>
          </table:table-cell>
          <table:table-cell office:value-type="float" office:value="-2.53641930928357" calcext:value-type="float">
            <text:p>-2.53641930928357</text:p>
          </table:table-cell>
          <table:table-cell table:formula="of:=80-([.B9]^2+[.C9]^2+[.D9]^2)" office:value-type="float" office:value="68.017275602588" calcext:value-type="float">
            <text:p>68.017275602588</text:p>
          </table:table-cell>
          <table:table-cell table:number-columns-repeated="3"/>
          <table:table-cell table:formula="of:=[.E9]/[.$F$2]" office:value-type="float" office:value="0.012438707528068" calcext:value-type="float">
            <text:p>0.012438707528068</text:p>
          </table:table-cell>
          <table:table-cell table:formula="of:=[.I9]*[.$G$2]" office:value-type="float" office:value="1.2438707528068" calcext:value-type="float">
            <text:p>1.2438707528068</text:p>
          </table:table-cell>
          <table:table-cell table:formula="of:=TRUNC([.J9])" office:value-type="float" office:value="1" calcext:value-type="float">
            <text:p>1</text:p>
          </table:table-cell>
          <table:table-cell table:formula="of:=[.J9]-[.K9]" office:value-type="float" office:value="0.243870752806799" calcext:value-type="float">
            <text:p>0.2438707528067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.6030738047034" calcext:value-type="float">
            <text:p>60.6030738047034</text:p>
          </table:table-cell>
          <table:table-cell/>
          <table:table-cell table:formula="of:=[.P9]/[.$Q$2]" office:value-type="float" office:value="0.011082830114559" calcext:value-type="float">
            <text:p>0.011082830114559</text:p>
          </table:table-cell>
          <table:table-cell table:formula="of:=[.R9]*[.$G$2]" office:value-type="float" office:value="1.1082830114559" calcext:value-type="float">
            <text:p>1.1082830114559</text:p>
          </table:table-cell>
          <table:table-cell table:formula="of:=TRUNC([.S9])" office:value-type="float" office:value="1" calcext:value-type="float">
            <text:p>1</text:p>
          </table:table-cell>
          <table:table-cell table:formula="of:=[.S9]-[.T9]" office:value-type="float" office:value="0.108283011455904" calcext:value-type="float">
            <text:p>0.1082830114559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73807674997136" calcext:value-type="float">
            <text:p>0.0673807674997136</text:p>
          </table:table-cell>
          <table:table-cell table:formula="of:=SUM([.Y9:.Y108])" office:value-type="float" office:value="16.4022292686116" calcext:value-type="float">
            <text:p>16.4022292686116</text:p>
          </table:table-cell>
          <table:table-cell table:formula="of:=[.Y9]/[.$Z$2]" office:value-type="float" office:value="0.00387134661937362" calcext:value-type="float">
            <text:p>0.00387134661937362</text:p>
          </table:table-cell>
          <table:table-cell table:formula="of:=[.AA9]*[.$G$2]" office:value-type="float" office:value="0.387134661937362" calcext:value-type="float">
            <text:p>0.387134661937362</text:p>
          </table:table-cell>
          <table:table-cell table:formula="of:=TRUNC([.AB9])" office:value-type="float" office:value="0" calcext:value-type="float">
            <text:p>0</text:p>
          </table:table-cell>
          <table:table-cell table:formula="of:=[.AB9]-[.AC9]" office:value-type="float" office:value="0.387134661937362" calcext:value-type="float">
            <text:p>0.3871346619373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7227399332046" calcext:value-type="float">
            <text:p>3.27227399332046</text:p>
          </table:table-cell>
          <table:table-cell office:value-type="float" office:value="-0.717148820872152" calcext:value-type="float">
            <text:p>-0.717148820872152</text:p>
          </table:table-cell>
          <table:table-cell office:value-type="float" office:value="0.440149458704282" calcext:value-type="float">
            <text:p>0.440149458704282</text:p>
          </table:table-cell>
          <table:table-cell table:formula="of:=80-([.B10]^2+[.C10]^2+[.D10]^2)" office:value-type="float" office:value="68.5841889353626" calcext:value-type="float">
            <text:p>68.5841889353626</text:p>
          </table:table-cell>
          <table:table-cell table:number-columns-repeated="3"/>
          <table:table-cell table:formula="of:=[.E10]/[.$F$2]" office:value-type="float" office:value="0.012542382205974" calcext:value-type="float">
            <text:p>0.012542382205974</text:p>
          </table:table-cell>
          <table:table-cell table:formula="of:=[.I10]*[.$G$2]" office:value-type="float" office:value="1.2542382205974" calcext:value-type="float">
            <text:p>1.2542382205974</text:p>
          </table:table-cell>
          <table:table-cell table:formula="of:=TRUNC([.J10])" office:value-type="float" office:value="1" calcext:value-type="float">
            <text:p>1</text:p>
          </table:table-cell>
          <table:table-cell table:formula="of:=[.J10]-[.K10]" office:value-type="float" office:value="0.254238220597404" calcext:value-type="float">
            <text:p>0.2542382205974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.8547935464141" calcext:value-type="float">
            <text:p>60.8547935464141</text:p>
          </table:table-cell>
          <table:table-cell/>
          <table:table-cell table:formula="of:=[.P10]/[.$Q$2]" office:value-type="float" office:value="0.0111288635408973" calcext:value-type="float">
            <text:p>0.0111288635408973</text:p>
          </table:table-cell>
          <table:table-cell table:formula="of:=[.R10]*[.$G$2]" office:value-type="float" office:value="1.11288635408973" calcext:value-type="float">
            <text:p>1.11288635408973</text:p>
          </table:table-cell>
          <table:table-cell table:formula="of:=TRUNC([.S10])" office:value-type="float" office:value="1" calcext:value-type="float">
            <text:p>1</text:p>
          </table:table-cell>
          <table:table-cell table:formula="of:=[.S10]-[.T10]" office:value-type="float" office:value="0.112886354089729" calcext:value-type="float">
            <text:p>0.1128863540897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37759928875221" calcext:value-type="float">
            <text:p>0.0637759928875221</text:p>
          </table:table-cell>
          <table:table-cell table:formula="of:=SUM([.Y10:.Y109])" office:value-type="float" office:value="16.3348485011119" calcext:value-type="float">
            <text:p>16.3348485011119</text:p>
          </table:table-cell>
          <table:table-cell table:formula="of:=[.Y10]/[.$Z$2]" office:value-type="float" office:value="0.0036642351166949" calcext:value-type="float">
            <text:p>0.0036642351166949</text:p>
          </table:table-cell>
          <table:table-cell table:formula="of:=[.AA10]*[.$G$2]" office:value-type="float" office:value="0.36642351166949" calcext:value-type="float">
            <text:p>0.36642351166949</text:p>
          </table:table-cell>
          <table:table-cell table:formula="of:=TRUNC([.AB10])" office:value-type="float" office:value="0" calcext:value-type="float">
            <text:p>0</text:p>
          </table:table-cell>
          <table:table-cell table:formula="of:=[.AB10]-[.AC10]" office:value-type="float" office:value="0.36642351166949" calcext:value-type="float">
            <text:p>0.366423511669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0492114702751" calcext:value-type="float">
            <text:p>3.90492114702751</text:p>
          </table:table-cell>
          <table:table-cell office:value-type="float" office:value="4.74068408744257" calcext:value-type="float">
            <text:p>4.74068408744257</text:p>
          </table:table-cell>
          <table:table-cell office:value-type="float" office:value="3.14566138198068" calcext:value-type="float">
            <text:p>3.14566138198068</text:p>
          </table:table-cell>
          <table:table-cell table:formula="of:=80-([.B11]^2+[.C11]^2+[.D11]^2)" office:value-type="float" office:value="32.3823196884816" calcext:value-type="float">
            <text:p>32.3823196884816</text:p>
          </table:table-cell>
          <table:table-cell table:number-columns-repeated="3"/>
          <table:table-cell table:formula="of:=[.E11]/[.$F$2]" office:value-type="float" office:value="0.00592193968542447" calcext:value-type="float">
            <text:p>0.00592193968542447</text:p>
          </table:table-cell>
          <table:table-cell table:formula="of:=[.I11]*[.$G$2]" office:value-type="float" office:value="0.592193968542447" calcext:value-type="float">
            <text:p>0.592193968542447</text:p>
          </table:table-cell>
          <table:table-cell table:formula="of:=TRUNC([.J11])" office:value-type="float" office:value="0" calcext:value-type="float">
            <text:p>0</text:p>
          </table:table-cell>
          <table:table-cell table:formula="of:=[.J11]-[.K11]" office:value-type="float" office:value="0.592193968542447" calcext:value-type="float">
            <text:p>0.5921939685424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.7805108484364" calcext:value-type="float">
            <text:p>44.7805108484364</text:p>
          </table:table-cell>
          <table:table-cell/>
          <table:table-cell table:formula="of:=[.P11]/[.$Q$2]" office:value-type="float" office:value="0.00818926768922192" calcext:value-type="float">
            <text:p>0.00818926768922192</text:p>
          </table:table-cell>
          <table:table-cell table:formula="of:=[.R11]*[.$G$2]" office:value-type="float" office:value="0.818926768922191" calcext:value-type="float">
            <text:p>0.818926768922191</text:p>
          </table:table-cell>
          <table:table-cell table:formula="of:=TRUNC([.S11])" office:value-type="float" office:value="0" calcext:value-type="float">
            <text:p>0</text:p>
          </table:table-cell>
          <table:table-cell table:formula="of:=[.S11]-[.T11]" office:value-type="float" office:value="0.818926768922191" calcext:value-type="float">
            <text:p>0.8189267689221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89692044037767" calcext:value-type="float">
            <text:p>0.389692044037767</text:p>
          </table:table-cell>
          <table:table-cell table:formula="of:=SUM([.Y11:.Y110])" office:value-type="float" office:value="16.2710725082244" calcext:value-type="float">
            <text:p>16.2710725082244</text:p>
          </table:table-cell>
          <table:table-cell table:formula="of:=[.Y11]/[.$Z$2]" office:value-type="float" office:value="0.0223896674565011" calcext:value-type="float">
            <text:p>0.0223896674565011</text:p>
          </table:table-cell>
          <table:table-cell table:formula="of:=[.AA11]*[.$G$2]" office:value-type="float" office:value="2.23896674565011" calcext:value-type="float">
            <text:p>2.23896674565011</text:p>
          </table:table-cell>
          <table:table-cell table:formula="of:=TRUNC([.AB11])" office:value-type="float" office:value="2" calcext:value-type="float">
            <text:p>2</text:p>
          </table:table-cell>
          <table:table-cell table:formula="of:=[.AB11]-[.AC11]" office:value-type="float" office:value="0.23896674565011" calcext:value-type="float">
            <text:p>0.238966745650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956823932171788" calcext:value-type="float">
            <text:p>-0.956823932171788</text:p>
          </table:table-cell>
          <table:table-cell office:value-type="float" office:value="-3.21680063038281" calcext:value-type="float">
            <text:p>-3.21680063038281</text:p>
          </table:table-cell>
          <table:table-cell office:value-type="float" office:value="-3.94699415358022" calcext:value-type="float">
            <text:p>-3.94699415358022</text:p>
          </table:table-cell>
          <table:table-cell table:formula="of:=80-([.B12]^2+[.C12]^2+[.D12]^2)" office:value-type="float" office:value="53.1579188187956" calcext:value-type="float">
            <text:p>53.1579188187956</text:p>
          </table:table-cell>
          <table:table-cell table:number-columns-repeated="3"/>
          <table:table-cell table:formula="of:=[.E12]/[.$F$2]" office:value-type="float" office:value="0.0097212921148318" calcext:value-type="float">
            <text:p>0.0097212921148318</text:p>
          </table:table-cell>
          <table:table-cell table:formula="of:=[.I12]*[.$G$2]" office:value-type="float" office:value="0.97212921148318" calcext:value-type="float">
            <text:p>0.97212921148318</text:p>
          </table:table-cell>
          <table:table-cell table:formula="of:=TRUNC([.J12])" office:value-type="float" office:value="0" calcext:value-type="float">
            <text:p>0</text:p>
          </table:table-cell>
          <table:table-cell table:formula="of:=[.J12]-[.K12]" office:value-type="float" office:value="0.97212921148318" calcext:value-type="float">
            <text:p>0.97212921148318</text:p>
          </table:table-cell>
          <table:table-cell/>
          <table:table-cell table:style-name="ce6"/>
          <table:table-cell office:value-type="float" office:value="11" calcext:value-type="float">
            <text:p>11</text:p>
          </table:table-cell>
          <table:table-cell table:style-name="ce6" office:value-type="float" office:value="54.0052514650912" calcext:value-type="float">
            <text:p>54.0052514650912</text:p>
          </table:table-cell>
          <table:table-cell/>
          <table:table-cell table:formula="of:=[.P12]/[.$Q$2]" office:value-type="float" office:value="0.00987624867363072" calcext:value-type="float">
            <text:p>0.00987624867363072</text:p>
          </table:table-cell>
          <table:table-cell table:formula="of:=[.R12]*[.$G$2]" office:value-type="float" office:value="0.987624867363072" calcext:value-type="float">
            <text:p>0.987624867363072</text:p>
          </table:table-cell>
          <table:table-cell table:formula="of:=TRUNC([.S12])" office:value-type="float" office:value="0" calcext:value-type="float">
            <text:p>0</text:p>
          </table:table-cell>
          <table:table-cell table:formula="of:=[.S12]-[.T12]" office:value-type="float" office:value="0.987624867363072" calcext:value-type="float">
            <text:p>0.9876248673630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74432030423171" calcext:value-type="float">
            <text:p>0.174432030423171</text:p>
          </table:table-cell>
          <table:table-cell table:formula="of:=SUM([.Y12:.Y111])" office:value-type="float" office:value="15.8813804641866" calcext:value-type="float">
            <text:p>15.8813804641866</text:p>
          </table:table-cell>
          <table:table-cell table:formula="of:=[.Y12]/[.$Z$2]" office:value-type="float" office:value="0.0100219524999042" calcext:value-type="float">
            <text:p>0.0100219524999042</text:p>
          </table:table-cell>
          <table:table-cell table:formula="of:=[.AA12]*[.$G$2]" office:value-type="float" office:value="1.00219524999042" calcext:value-type="float">
            <text:p>1.00219524999042</text:p>
          </table:table-cell>
          <table:table-cell table:formula="of:=TRUNC([.AB12])" office:value-type="float" office:value="1" calcext:value-type="float">
            <text:p>1</text:p>
          </table:table-cell>
          <table:table-cell table:formula="of:=[.AB12]-[.AC12]" office:value-type="float" office:value="0.00219524999041898" calcext:value-type="float">
            <text:p>0.002195249990418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73639208136784" calcext:value-type="float">
            <text:p>-3.73639208136784</text:p>
          </table:table-cell>
          <table:table-cell office:value-type="float" office:value="2.71464313920995" calcext:value-type="float">
            <text:p>2.71464313920995</text:p>
          </table:table-cell>
          <table:table-cell office:value-type="float" office:value="-3.14742544846827" calcext:value-type="float">
            <text:p>-3.14742544846827</text:p>
          </table:table-cell>
          <table:table-cell table:formula="of:=80-([.B13]^2+[.C13]^2+[.D13]^2)" office:value-type="float" office:value="48.7637998873664" calcext:value-type="float">
            <text:p>48.7637998873664</text:p>
          </table:table-cell>
          <table:table-cell table:number-columns-repeated="3"/>
          <table:table-cell table:formula="of:=[.E13]/[.$F$2]" office:value-type="float" office:value="0.00891771449800771" calcext:value-type="float">
            <text:p>0.00891771449800771</text:p>
          </table:table-cell>
          <table:table-cell table:formula="of:=[.I13]*[.$G$2]" office:value-type="float" office:value="0.891771449800771" calcext:value-type="float">
            <text:p>0.891771449800771</text:p>
          </table:table-cell>
          <table:table-cell table:formula="of:=TRUNC([.J13])" office:value-type="float" office:value="0" calcext:value-type="float">
            <text:p>0</text:p>
          </table:table-cell>
          <table:table-cell table:formula="of:=[.J13]-[.K13]" office:value-type="float" office:value="0.891771449800771" calcext:value-type="float">
            <text:p>0.89177144980077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.054183429608" calcext:value-type="float">
            <text:p>52.054183429608</text:p>
          </table:table-cell>
          <table:table-cell/>
          <table:table-cell table:formula="of:=[.P13]/[.$Q$2]" office:value-type="float" office:value="0.00951944572253142" calcext:value-type="float">
            <text:p>0.00951944572253142</text:p>
          </table:table-cell>
          <table:table-cell table:formula="of:=[.R13]*[.$G$2]" office:value-type="float" office:value="0.951944572253142" calcext:value-type="float">
            <text:p>0.951944572253142</text:p>
          </table:table-cell>
          <table:table-cell table:formula="of:=TRUNC([.S13])" office:value-type="float" office:value="0" calcext:value-type="float">
            <text:p>0</text:p>
          </table:table-cell>
          <table:table-cell table:formula="of:=[.S13]-[.T13]" office:value-type="float" office:value="0.951944572253142" calcext:value-type="float">
            <text:p>0.9519445722531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211902459620201" calcext:value-type="float">
            <text:p>0.211902459620201</text:p>
          </table:table-cell>
          <table:table-cell table:formula="of:=SUM([.Y13:.Y112])" office:value-type="float" office:value="15.7069484337634" calcext:value-type="float">
            <text:p>15.7069484337634</text:p>
          </table:table-cell>
          <table:table-cell table:formula="of:=[.Y13]/[.$Z$2]" office:value-type="float" office:value="0.0121748074580941" calcext:value-type="float">
            <text:p>0.0121748074580941</text:p>
          </table:table-cell>
          <table:table-cell table:formula="of:=[.AA13]*[.$G$2]" office:value-type="float" office:value="1.21748074580941" calcext:value-type="float">
            <text:p>1.21748074580941</text:p>
          </table:table-cell>
          <table:table-cell table:formula="of:=TRUNC([.AB13])" office:value-type="float" office:value="1" calcext:value-type="float">
            <text:p>1</text:p>
          </table:table-cell>
          <table:table-cell table:formula="of:=[.AB13]-[.AC13]" office:value-type="float" office:value="0.217480745809411" calcext:value-type="float">
            <text:p>0.2174807458094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28440121766314" calcext:value-type="float">
            <text:p>3.28440121766314</text:p>
          </table:table-cell>
          <table:table-cell office:value-type="float" office:value="-4.05840718574636" calcext:value-type="float">
            <text:p>-4.05840718574636</text:p>
          </table:table-cell>
          <table:table-cell office:value-type="float" office:value="1.36719258612302" calcext:value-type="float">
            <text:p>1.36719258612302</text:p>
          </table:table-cell>
          <table:table-cell table:formula="of:=80-([.B14]^2+[.C14]^2+[.D14]^2)" office:value-type="float" office:value="50.8728241885454" calcext:value-type="float">
            <text:p>50.8728241885454</text:p>
          </table:table-cell>
          <table:table-cell table:number-columns-repeated="3"/>
          <table:table-cell table:formula="of:=[.E14]/[.$F$2]" office:value-type="float" office:value="0.00930340381325215" calcext:value-type="float">
            <text:p>0.00930340381325215</text:p>
          </table:table-cell>
          <table:table-cell table:formula="of:=[.I14]*[.$G$2]" office:value-type="float" office:value="0.930340381325215" calcext:value-type="float">
            <text:p>0.930340381325215</text:p>
          </table:table-cell>
          <table:table-cell table:formula="of:=TRUNC([.J14])" office:value-type="float" office:value="0" calcext:value-type="float">
            <text:p>0</text:p>
          </table:table-cell>
          <table:table-cell table:formula="of:=[.J14]-[.K14]" office:value-type="float" office:value="0.930340381325215" calcext:value-type="float">
            <text:p>0.9303403813252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.9906282469424" calcext:value-type="float">
            <text:p>52.9906282469424</text:p>
          </table:table-cell>
          <table:table-cell/>
          <table:table-cell table:formula="of:=[.P14]/[.$Q$2]" office:value-type="float" office:value="0.00969069873282627" calcext:value-type="float">
            <text:p>0.00969069873282627</text:p>
          </table:table-cell>
          <table:table-cell table:formula="of:=[.R14]*[.$G$2]" office:value-type="float" office:value="0.969069873282627" calcext:value-type="float">
            <text:p>0.969069873282627</text:p>
          </table:table-cell>
          <table:table-cell table:formula="of:=TRUNC([.S14])" office:value-type="float" office:value="0" calcext:value-type="float">
            <text:p>0</text:p>
          </table:table-cell>
          <table:table-cell table:formula="of:=[.S14]-[.T14]" office:value-type="float" office:value="0.969069873282627" calcext:value-type="float">
            <text:p>0.9690698732826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93514151980296" calcext:value-type="float">
            <text:p>0.193514151980296</text:p>
          </table:table-cell>
          <table:table-cell table:formula="of:=SUM([.Y14:.Y113])" office:value-type="float" office:value="15.4950459741432" calcext:value-type="float">
            <text:p>15.4950459741432</text:p>
          </table:table-cell>
          <table:table-cell table:formula="of:=[.Y14]/[.$Z$2]" office:value-type="float" office:value="0.0111183114391367" calcext:value-type="float">
            <text:p>0.0111183114391367</text:p>
          </table:table-cell>
          <table:table-cell table:formula="of:=[.AA14]*[.$G$2]" office:value-type="float" office:value="1.11183114391367" calcext:value-type="float">
            <text:p>1.11183114391367</text:p>
          </table:table-cell>
          <table:table-cell table:formula="of:=TRUNC([.AB14])" office:value-type="float" office:value="1" calcext:value-type="float">
            <text:p>1</text:p>
          </table:table-cell>
          <table:table-cell table:formula="of:=[.AB14]-[.AC14]" office:value-type="float" office:value="0.111831143913665" calcext:value-type="float">
            <text:p>0.1118311439136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724663235607449" calcext:value-type="float">
            <text:p>-0.724663235607449</text:p>
          </table:table-cell>
          <table:table-cell office:value-type="float" office:value="2.18106273779834" calcext:value-type="float">
            <text:p>2.18106273779834</text:p>
          </table:table-cell>
          <table:table-cell office:value-type="float" office:value="-4.18704425433053" calcext:value-type="float">
            <text:p>-4.18704425433053</text:p>
          </table:table-cell>
          <table:table-cell table:formula="of:=80-([.B15]^2+[.C15]^2+[.D15]^2)" office:value-type="float" office:value="57.1864889410242" calcext:value-type="float">
            <text:p>57.1864889410242</text:p>
          </table:table-cell>
          <table:table-cell table:number-columns-repeated="3"/>
          <table:table-cell table:formula="of:=[.E15]/[.$F$2]" office:value-type="float" office:value="0.0104580197338488" calcext:value-type="float">
            <text:p>0.0104580197338488</text:p>
          </table:table-cell>
          <table:table-cell table:formula="of:=[.I15]*[.$G$2]" office:value-type="float" office:value="1.04580197338488" calcext:value-type="float">
            <text:p>1.04580197338488</text:p>
          </table:table-cell>
          <table:table-cell table:formula="of:=TRUNC([.J15])" office:value-type="float" office:value="1" calcext:value-type="float">
            <text:p>1</text:p>
          </table:table-cell>
          <table:table-cell table:formula="of:=[.J15]-[.K15]" office:value-type="float" office:value="0.045801973384876" calcext:value-type="float">
            <text:p>0.04580197338487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5.7940092381144" calcext:value-type="float">
            <text:p>55.7940092381144</text:p>
          </table:table-cell>
          <table:table-cell/>
          <table:table-cell table:formula="of:=[.P15]/[.$Q$2]" office:value-type="float" office:value="0.0102033690203379" calcext:value-type="float">
            <text:p>0.0102033690203379</text:p>
          </table:table-cell>
          <table:table-cell table:formula="of:=[.R15]*[.$G$2]" office:value-type="float" office:value="1.02033690203379" calcext:value-type="float">
            <text:p>1.02033690203379</text:p>
          </table:table-cell>
          <table:table-cell table:formula="of:=TRUNC([.S15])" office:value-type="float" office:value="1" calcext:value-type="float">
            <text:p>1</text:p>
          </table:table-cell>
          <table:table-cell table:formula="of:=[.S15]-[.T15]" office:value-type="float" office:value="0.0203369020337858" calcext:value-type="float">
            <text:p>0.02033690203378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427065668621" calcext:value-type="float">
            <text:p>0.1427065668621</text:p>
          </table:table-cell>
          <table:table-cell table:formula="of:=SUM([.Y15:.Y114])" office:value-type="float" office:value="15.3015318221629" calcext:value-type="float">
            <text:p>15.3015318221629</text:p>
          </table:table-cell>
          <table:table-cell table:formula="of:=[.Y15]/[.$Z$2]" office:value-type="float" office:value="0.00819917323123924" calcext:value-type="float">
            <text:p>0.00819917323123924</text:p>
          </table:table-cell>
          <table:table-cell table:formula="of:=[.AA15]*[.$G$2]" office:value-type="float" office:value="0.819917323123924" calcext:value-type="float">
            <text:p>0.819917323123924</text:p>
          </table:table-cell>
          <table:table-cell table:formula="of:=TRUNC([.AB15])" office:value-type="float" office:value="0" calcext:value-type="float">
            <text:p>0</text:p>
          </table:table-cell>
          <table:table-cell table:formula="of:=[.AB15]-[.AC15]" office:value-type="float" office:value="0.819917323123924" calcext:value-type="float">
            <text:p>0.8199173231239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7613678893312" calcext:value-type="float">
            <text:p>0.667613678893312</text:p>
          </table:table-cell>
          <table:table-cell office:value-type="float" office:value="-2.57448389504413" calcext:value-type="float">
            <text:p>-2.57448389504413</text:p>
          </table:table-cell>
          <table:table-cell office:value-type="float" office:value="3.45323035214625" calcext:value-type="float">
            <text:p>3.45323035214625</text:p>
          </table:table-cell>
          <table:table-cell table:formula="of:=80-([.B16]^2+[.C16]^2+[.D16]^2)" office:value-type="float" office:value="61.0015247849288" calcext:value-type="float">
            <text:p>61.0015247849288</text:p>
          </table:table-cell>
          <table:table-cell table:number-columns-repeated="3"/>
          <table:table-cell table:formula="of:=[.E16]/[.$F$2]" office:value-type="float" office:value="0.0111556971202335" calcext:value-type="float">
            <text:p>0.0111556971202335</text:p>
          </table:table-cell>
          <table:table-cell table:formula="of:=[.I16]*[.$G$2]" office:value-type="float" office:value="1.11556971202335" calcext:value-type="float">
            <text:p>1.11556971202335</text:p>
          </table:table-cell>
          <table:table-cell table:formula="of:=TRUNC([.J16])" office:value-type="float" office:value="1" calcext:value-type="float">
            <text:p>1</text:p>
          </table:table-cell>
          <table:table-cell table:formula="of:=[.J16]-[.K16]" office:value-type="float" office:value="0.115569712023351" calcext:value-type="float">
            <text:p>0.1155697120233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.4879539413461" calcext:value-type="float">
            <text:p>57.4879539413461</text:p>
          </table:table-cell>
          <table:table-cell/>
          <table:table-cell table:formula="of:=[.P16]/[.$Q$2]" office:value-type="float" office:value="0.0105131503596454" calcext:value-type="float">
            <text:p>0.0105131503596454</text:p>
          </table:table-cell>
          <table:table-cell table:formula="of:=[.R16]*[.$G$2]" office:value-type="float" office:value="1.05131503596454" calcext:value-type="float">
            <text:p>1.05131503596454</text:p>
          </table:table-cell>
          <table:table-cell table:formula="of:=TRUNC([.S16])" office:value-type="float" office:value="1" calcext:value-type="float">
            <text:p>1</text:p>
          </table:table-cell>
          <table:table-cell table:formula="of:=[.S16]-[.T16]" office:value-type="float" office:value="0.0513150359645387" calcext:value-type="float">
            <text:p>0.05131503596453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14659309294079" calcext:value-type="float">
            <text:p>0.114659309294079</text:p>
          </table:table-cell>
          <table:table-cell table:formula="of:=SUM([.Y16:.Y115])" office:value-type="float" office:value="15.1588252553008" calcext:value-type="float">
            <text:p>15.1588252553008</text:p>
          </table:table-cell>
          <table:table-cell table:formula="of:=[.Y16]/[.$Z$2]" office:value-type="float" office:value="0.00658772444848201" calcext:value-type="float">
            <text:p>0.00658772444848201</text:p>
          </table:table-cell>
          <table:table-cell table:formula="of:=[.AA16]*[.$G$2]" office:value-type="float" office:value="0.658772444848201" calcext:value-type="float">
            <text:p>0.658772444848201</text:p>
          </table:table-cell>
          <table:table-cell table:formula="of:=TRUNC([.AB16])" office:value-type="float" office:value="0" calcext:value-type="float">
            <text:p>0</text:p>
          </table:table-cell>
          <table:table-cell table:formula="of:=[.AB16]-[.AC16]" office:value-type="float" office:value="0.658772444848201" calcext:value-type="float">
            <text:p>0.6587724448482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09591529925936" calcext:value-type="float">
            <text:p>-1.09591529925936</text:p>
          </table:table-cell>
          <table:table-cell office:value-type="float" office:value="3.61334537572768" calcext:value-type="float">
            <text:p>3.61334537572768</text:p>
          </table:table-cell>
          <table:table-cell office:value-type="float" office:value="-3.94543519931316" calcext:value-type="float">
            <text:p>-3.94543519931316</text:p>
          </table:table-cell>
          <table:table-cell table:formula="of:=80-([.B17]^2+[.C17]^2+[.D17]^2)" office:value-type="float" office:value="50.1762459405774" calcext:value-type="float">
            <text:p>50.1762459405774</text:p>
          </table:table-cell>
          <table:table-cell table:number-columns-repeated="3"/>
          <table:table-cell table:formula="of:=[.E17]/[.$F$2]" office:value-type="float" office:value="0.0091760165719943" calcext:value-type="float">
            <text:p>0.0091760165719943</text:p>
          </table:table-cell>
          <table:table-cell table:formula="of:=[.I17]*[.$G$2]" office:value-type="float" office:value="0.91760165719943" calcext:value-type="float">
            <text:p>0.91760165719943</text:p>
          </table:table-cell>
          <table:table-cell table:formula="of:=TRUNC([.J17])" office:value-type="float" office:value="0" calcext:value-type="float">
            <text:p>0</text:p>
          </table:table-cell>
          <table:table-cell table:formula="of:=[.J17]-[.K17]" office:value-type="float" office:value="0.91760165719943" calcext:value-type="float">
            <text:p>0.917601657199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.6813349449103" calcext:value-type="float">
            <text:p>52.6813349449103</text:p>
          </table:table-cell>
          <table:table-cell/>
          <table:table-cell table:formula="of:=[.P17]/[.$Q$2]" office:value-type="float" office:value="0.00963413650080089" calcext:value-type="float">
            <text:p>0.00963413650080089</text:p>
          </table:table-cell>
          <table:table-cell table:formula="of:=[.R17]*[.$G$2]" office:value-type="float" office:value="0.963413650080089" calcext:value-type="float">
            <text:p>0.963413650080089</text:p>
          </table:table-cell>
          <table:table-cell table:formula="of:=TRUNC([.S17])" office:value-type="float" office:value="0" calcext:value-type="float">
            <text:p>0</text:p>
          </table:table-cell>
          <table:table-cell table:formula="of:=[.S17]-[.T17]" office:value-type="float" office:value="0.963413650080089" calcext:value-type="float">
            <text:p>0.9634136500800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99501834617272" calcext:value-type="float">
            <text:p>0.199501834617272</text:p>
          </table:table-cell>
          <table:table-cell table:formula="of:=SUM([.Y17:.Y116])" office:value-type="float" office:value="15.0441659460068" calcext:value-type="float">
            <text:p>15.0441659460068</text:p>
          </table:table-cell>
          <table:table-cell table:formula="of:=[.Y17]/[.$Z$2]" office:value-type="float" office:value="0.0114623323785633" calcext:value-type="float">
            <text:p>0.0114623323785633</text:p>
          </table:table-cell>
          <table:table-cell table:formula="of:=[.AA17]*[.$G$2]" office:value-type="float" office:value="1.14623323785633" calcext:value-type="float">
            <text:p>1.14623323785633</text:p>
          </table:table-cell>
          <table:table-cell table:formula="of:=TRUNC([.AB17])" office:value-type="float" office:value="1" calcext:value-type="float">
            <text:p>1</text:p>
          </table:table-cell>
          <table:table-cell table:formula="of:=[.AB17]-[.AC17]" office:value-type="float" office:value="0.146233237856325" calcext:value-type="float">
            <text:p>0.1462332378563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5492345819709" calcext:value-type="float">
            <text:p>3.95492345819709</text:p>
          </table:table-cell>
          <table:table-cell office:value-type="float" office:value="-3.21248280666931" calcext:value-type="float">
            <text:p>-3.21248280666931</text:p>
          </table:table-cell>
          <table:table-cell office:value-type="float" office:value="0.439230721004111" calcext:value-type="float">
            <text:p>0.439230721004111</text:p>
          </table:table-cell>
          <table:table-cell table:formula="of:=80-([.B18]^2+[.C18]^2+[.D18]^2)" office:value-type="float" office:value="53.8456110303827" calcext:value-type="float">
            <text:p>53.8456110303827</text:p>
          </table:table-cell>
          <table:table-cell table:number-columns-repeated="3"/>
          <table:table-cell table:formula="of:=[.E18]/[.$F$2]" office:value-type="float" office:value="0.00984705431588262" calcext:value-type="float">
            <text:p>0.00984705431588262</text:p>
          </table:table-cell>
          <table:table-cell table:formula="of:=[.I18]*[.$G$2]" office:value-type="float" office:value="0.984705431588262" calcext:value-type="float">
            <text:p>0.984705431588262</text:p>
          </table:table-cell>
          <table:table-cell table:formula="of:=TRUNC([.J18])" office:value-type="float" office:value="0" calcext:value-type="float">
            <text:p>0</text:p>
          </table:table-cell>
          <table:table-cell table:formula="of:=[.J18]-[.K18]" office:value-type="float" office:value="0.984705431588262" calcext:value-type="float">
            <text:p>0.98470543158826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.3105992067468" calcext:value-type="float">
            <text:p>54.3105992067468</text:p>
          </table:table-cell>
          <table:table-cell/>
          <table:table-cell table:formula="of:=[.P18]/[.$Q$2]" office:value-type="float" office:value="0.00993208935850322" calcext:value-type="float">
            <text:p>0.00993208935850322</text:p>
          </table:table-cell>
          <table:table-cell table:formula="of:=[.R18]*[.$G$2]" office:value-type="float" office:value="0.993208935850322" calcext:value-type="float">
            <text:p>0.993208935850322</text:p>
          </table:table-cell>
          <table:table-cell table:formula="of:=TRUNC([.S18])" office:value-type="float" office:value="0" calcext:value-type="float">
            <text:p>0</text:p>
          </table:table-cell>
          <table:table-cell table:formula="of:=[.S18]-[.T18]" office:value-type="float" office:value="0.993208935850322" calcext:value-type="float">
            <text:p>0.9932089358503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68849690378395" calcext:value-type="float">
            <text:p>0.168849690378395</text:p>
          </table:table-cell>
          <table:table-cell table:formula="of:=SUM([.Y18:.Y117])" office:value-type="float" office:value="14.8446641113895" calcext:value-type="float">
            <text:p>14.8446641113895</text:p>
          </table:table-cell>
          <table:table-cell table:formula="of:=[.Y18]/[.$Z$2]" office:value-type="float" office:value="0.00970122042660707" calcext:value-type="float">
            <text:p>0.00970122042660707</text:p>
          </table:table-cell>
          <table:table-cell table:formula="of:=[.AA18]*[.$G$2]" office:value-type="float" office:value="0.970122042660707" calcext:value-type="float">
            <text:p>0.970122042660707</text:p>
          </table:table-cell>
          <table:table-cell table:formula="of:=TRUNC([.AB18])" office:value-type="float" office:value="0" calcext:value-type="float">
            <text:p>0</text:p>
          </table:table-cell>
          <table:table-cell table:formula="of:=[.AB18]-[.AC18]" office:value-type="float" office:value="0.970122042660707" calcext:value-type="float">
            <text:p>0.97012204266070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.04840821403813" calcext:value-type="float">
            <text:p>-4.04840821403813</text:p>
          </table:table-cell>
          <table:table-cell office:value-type="float" office:value="3.1637954717578" calcext:value-type="float">
            <text:p>3.1637954717578</text:p>
          </table:table-cell>
          <table:table-cell office:value-type="float" office:value="-2.53925449691544" calcext:value-type="float">
            <text:p>-2.53925449691544</text:p>
          </table:table-cell>
          <table:table-cell table:formula="of:=80-([.B19]^2+[.C19]^2+[.D19]^2)" office:value-type="float" office:value="47.1529757452882" calcext:value-type="float">
            <text:p>47.1529757452882</text:p>
          </table:table-cell>
          <table:table-cell table:number-columns-repeated="3"/>
          <table:table-cell table:formula="of:=[.E19]/[.$F$2]" office:value-type="float" office:value="0.00862313389028782" calcext:value-type="float">
            <text:p>0.00862313389028782</text:p>
          </table:table-cell>
          <table:table-cell table:formula="of:=[.I19]*[.$G$2]" office:value-type="float" office:value="0.862313389028781" calcext:value-type="float">
            <text:p>0.862313389028781</text:p>
          </table:table-cell>
          <table:table-cell table:formula="of:=TRUNC([.J19])" office:value-type="float" office:value="0" calcext:value-type="float">
            <text:p>0</text:p>
          </table:table-cell>
          <table:table-cell table:formula="of:=[.J19]-[.K19]" office:value-type="float" office:value="0.862313389028781" calcext:value-type="float">
            <text:p>0.86231338902878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.3389484659128" calcext:value-type="float">
            <text:p>51.3389484659128</text:p>
          </table:table-cell>
          <table:table-cell/>
          <table:table-cell table:formula="of:=[.P19]/[.$Q$2]" office:value-type="float" office:value="0.00938864662114967" calcext:value-type="float">
            <text:p>0.00938864662114967</text:p>
          </table:table-cell>
          <table:table-cell table:formula="of:=[.R19]*[.$G$2]" office:value-type="float" office:value="0.938864662114967" calcext:value-type="float">
            <text:p>0.938864662114967</text:p>
          </table:table-cell>
          <table:table-cell table:formula="of:=TRUNC([.S19])" office:value-type="float" office:value="0" calcext:value-type="float">
            <text:p>0</text:p>
          </table:table-cell>
          <table:table-cell table:formula="of:=[.S19]-[.T19]" office:value-type="float" office:value="0.938864662114967" calcext:value-type="float">
            <text:p>0.9388646621149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26490894464758" calcext:value-type="float">
            <text:p>0.226490894464758</text:p>
          </table:table-cell>
          <table:table-cell table:formula="of:=SUM([.Y19:.Y118])" office:value-type="float" office:value="14.6758144210111" calcext:value-type="float">
            <text:p>14.6758144210111</text:p>
          </table:table-cell>
          <table:table-cell table:formula="of:=[.Y19]/[.$Z$2]" office:value-type="float" office:value="0.0130129826527841" calcext:value-type="float">
            <text:p>0.0130129826527841</text:p>
          </table:table-cell>
          <table:table-cell table:formula="of:=[.AA19]*[.$G$2]" office:value-type="float" office:value="1.30129826527841" calcext:value-type="float">
            <text:p>1.30129826527841</text:p>
          </table:table-cell>
          <table:table-cell table:formula="of:=TRUNC([.AB19])" office:value-type="float" office:value="1" calcext:value-type="float">
            <text:p>1</text:p>
          </table:table-cell>
          <table:table-cell table:formula="of:=[.AB19]-[.AC19]" office:value-type="float" office:value="0.301298265278407" calcext:value-type="float">
            <text:p>0.3012982652784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92643243532006" calcext:value-type="float">
            <text:p>-0.292643243532006</text:p>
          </table:table-cell>
          <table:table-cell office:value-type="float" office:value="1.85300550970654" calcext:value-type="float">
            <text:p>1.85300550970654</text:p>
          </table:table-cell>
          <table:table-cell office:value-type="float" office:value="4.56863095450899" calcext:value-type="float">
            <text:p>4.56863095450899</text:p>
          </table:table-cell>
          <table:table-cell table:formula="of:=80-([.B20]^2+[.C20]^2+[.D20]^2)" office:value-type="float" office:value="55.6083417145146" calcext:value-type="float">
            <text:p>55.6083417145146</text:p>
          </table:table-cell>
          <table:table-cell table:number-columns-repeated="3"/>
          <table:table-cell table:formula="of:=[.E20]/[.$F$2]" office:value-type="float" office:value="0.0101694149402448" calcext:value-type="float">
            <text:p>0.0101694149402448</text:p>
          </table:table-cell>
          <table:table-cell table:formula="of:=[.I20]*[.$G$2]" office:value-type="float" office:value="1.01694149402448" calcext:value-type="float">
            <text:p>1.01694149402448</text:p>
          </table:table-cell>
          <table:table-cell table:formula="of:=TRUNC([.J20])" office:value-type="float" office:value="1" calcext:value-type="float">
            <text:p>1</text:p>
          </table:table-cell>
          <table:table-cell table:formula="of:=[.J20]-[.K20]" office:value-type="float" office:value="0.0169414940244841" calcext:value-type="float">
            <text:p>0.016941494024484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5.0932834141259" calcext:value-type="float">
            <text:p>55.0932834141259</text:p>
          </table:table-cell>
          <table:table-cell/>
          <table:table-cell table:formula="of:=[.P20]/[.$Q$2]" office:value-type="float" office:value="0.0100752232881729" calcext:value-type="float">
            <text:p>0.0100752232881729</text:p>
          </table:table-cell>
          <table:table-cell table:formula="of:=[.R20]*[.$G$2]" office:value-type="float" office:value="1.00752232881729" calcext:value-type="float">
            <text:p>1.00752232881729</text:p>
          </table:table-cell>
          <table:table-cell table:formula="of:=TRUNC([.S20])" office:value-type="float" office:value="1" calcext:value-type="float">
            <text:p>1</text:p>
          </table:table-cell>
          <table:table-cell table:formula="of:=[.S20]-[.T20]" office:value-type="float" office:value="0.00752232881729298" calcext:value-type="float">
            <text:p>0.0075223288172929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54860055740828" calcext:value-type="float">
            <text:p>0.154860055740828</text:p>
          </table:table-cell>
          <table:table-cell table:formula="of:=SUM([.Y20:.Y119])" office:value-type="float" office:value="14.4493235265463" calcext:value-type="float">
            <text:p>14.4493235265463</text:p>
          </table:table-cell>
          <table:table-cell table:formula="of:=[.Y20]/[.$Z$2]" office:value-type="float" office:value="0.0088974491611544" calcext:value-type="float">
            <text:p>0.0088974491611544</text:p>
          </table:table-cell>
          <table:table-cell table:formula="of:=[.AA20]*[.$G$2]" office:value-type="float" office:value="0.88974491611544" calcext:value-type="float">
            <text:p>0.88974491611544</text:p>
          </table:table-cell>
          <table:table-cell table:formula="of:=TRUNC([.AB20])" office:value-type="float" office:value="0" calcext:value-type="float">
            <text:p>0</text:p>
          </table:table-cell>
          <table:table-cell table:formula="of:=[.AB20]-[.AC20]" office:value-type="float" office:value="0.88974491611544" calcext:value-type="float">
            <text:p>0.8897449161154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96886908919408" calcext:value-type="float">
            <text:p>-1.96886908919408</text:p>
          </table:table-cell>
          <table:table-cell office:value-type="float" office:value="3.34815025631123" calcext:value-type="float">
            <text:p>3.34815025631123</text:p>
          </table:table-cell>
          <table:table-cell office:value-type="float" office:value="-3.87580929570353" calcext:value-type="float">
            <text:p>-3.87580929570353</text:p>
          </table:table-cell>
          <table:table-cell table:formula="of:=80-([.B21]^2+[.C21]^2+[.D21]^2)" office:value-type="float" office:value="49.8915466741172" calcext:value-type="float">
            <text:p>49.8915466741172</text:p>
          </table:table-cell>
          <table:table-cell table:number-columns-repeated="3"/>
          <table:table-cell table:formula="of:=[.E21]/[.$F$2]" office:value-type="float" office:value="0.00912395199167143" calcext:value-type="float">
            <text:p>0.00912395199167143</text:p>
          </table:table-cell>
          <table:table-cell table:formula="of:=[.I21]*[.$G$2]" office:value-type="float" office:value="0.912395199167143" calcext:value-type="float">
            <text:p>0.912395199167143</text:p>
          </table:table-cell>
          <table:table-cell table:formula="of:=TRUNC([.J21])" office:value-type="float" office:value="0" calcext:value-type="float">
            <text:p>0</text:p>
          </table:table-cell>
          <table:table-cell table:formula="of:=[.J21]-[.K21]" office:value-type="float" office:value="0.912395199167143" calcext:value-type="float">
            <text:p>0.91239519916714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.5549233372174" calcext:value-type="float">
            <text:p>52.5549233372174</text:p>
          </table:table-cell>
          <table:table-cell/>
          <table:table-cell table:formula="of:=[.P21]/[.$Q$2]" office:value-type="float" office:value="0.00961101888836619" calcext:value-type="float">
            <text:p>0.00961101888836619</text:p>
          </table:table-cell>
          <table:table-cell table:formula="of:=[.R21]*[.$G$2]" office:value-type="float" office:value="0.961101888836619" calcext:value-type="float">
            <text:p>0.961101888836619</text:p>
          </table:table-cell>
          <table:table-cell table:formula="of:=TRUNC([.S21])" office:value-type="float" office:value="0" calcext:value-type="float">
            <text:p>0</text:p>
          </table:table-cell>
          <table:table-cell table:formula="of:=[.S21]-[.T21]" office:value-type="float" office:value="0.961101888836619" calcext:value-type="float">
            <text:p>0.9611018888366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01973032408332" calcext:value-type="float">
            <text:p>0.201973032408332</text:p>
          </table:table-cell>
          <table:table-cell table:formula="of:=SUM([.Y21:.Y120])" office:value-type="float" office:value="14.2944634708055" calcext:value-type="float">
            <text:p>14.2944634708055</text:p>
          </table:table-cell>
          <table:table-cell table:formula="of:=[.Y21]/[.$Z$2]" office:value-type="float" office:value="0.0116043144836835" calcext:value-type="float">
            <text:p>0.0116043144836835</text:p>
          </table:table-cell>
          <table:table-cell table:formula="of:=[.AA21]*[.$G$2]" office:value-type="float" office:value="1.16043144836835" calcext:value-type="float">
            <text:p>1.16043144836835</text:p>
          </table:table-cell>
          <table:table-cell table:formula="of:=TRUNC([.AB21])" office:value-type="float" office:value="1" calcext:value-type="float">
            <text:p>1</text:p>
          </table:table-cell>
          <table:table-cell table:formula="of:=[.AB21]-[.AC21]" office:value-type="float" office:value="0.160431448368349" calcext:value-type="float">
            <text:p>0.16043144836834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72380509102176" calcext:value-type="float">
            <text:p>-3.72380509102176</text:p>
          </table:table-cell>
          <table:table-cell office:value-type="float" office:value="-0.631575236125354" calcext:value-type="float">
            <text:p>-0.631575236125354</text:p>
          </table:table-cell>
          <table:table-cell office:value-type="float" office:value="-0.7519961028817" calcext:value-type="float">
            <text:p>-0.7519961028817</text:p>
          </table:table-cell>
          <table:table-cell table:formula="of:=80-([.B22]^2+[.C22]^2+[.D22]^2)" office:value-type="float" office:value="65.1688902264444" calcext:value-type="float">
            <text:p>65.1688902264444</text:p>
          </table:table-cell>
          <table:table-cell table:number-columns-repeated="3"/>
          <table:table-cell table:formula="of:=[.E22]/[.$F$2]" office:value-type="float" office:value="0.0119178070317281" calcext:value-type="float">
            <text:p>0.0119178070317281</text:p>
          </table:table-cell>
          <table:table-cell table:formula="of:=[.I22]*[.$G$2]" office:value-type="float" office:value="1.19178070317281" calcext:value-type="float">
            <text:p>1.19178070317281</text:p>
          </table:table-cell>
          <table:table-cell table:formula="of:=TRUNC([.J22])" office:value-type="float" office:value="1" calcext:value-type="float">
            <text:p>1</text:p>
          </table:table-cell>
          <table:table-cell table:formula="of:=[.J22]-[.K22]" office:value-type="float" office:value="0.191780703172808" calcext:value-type="float">
            <text:p>0.19178070317280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9.3383393387375" calcext:value-type="float">
            <text:p>59.3383393387375</text:p>
          </table:table-cell>
          <table:table-cell/>
          <table:table-cell table:formula="of:=[.P22]/[.$Q$2]" office:value-type="float" office:value="0.0108515409018782" calcext:value-type="float">
            <text:p>0.0108515409018782</text:p>
          </table:table-cell>
          <table:table-cell table:formula="of:=[.R22]*[.$G$2]" office:value-type="float" office:value="1.08515409018782" calcext:value-type="float">
            <text:p>1.08515409018782</text:p>
          </table:table-cell>
          <table:table-cell table:formula="of:=TRUNC([.S22])" office:value-type="float" office:value="1" calcext:value-type="float">
            <text:p>1</text:p>
          </table:table-cell>
          <table:table-cell table:formula="of:=[.S22]-[.T22]" office:value-type="float" office:value="0.0851540901878216" calcext:value-type="float">
            <text:p>0.08515409018782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859596746256239" calcext:value-type="float">
            <text:p>0.0859596746256239</text:p>
          </table:table-cell>
          <table:table-cell table:formula="of:=SUM([.Y22:.Y121])" office:value-type="float" office:value="14.0924904383972" calcext:value-type="float">
            <text:p>14.0924904383972</text:p>
          </table:table-cell>
          <table:table-cell table:formula="of:=[.Y22]/[.$Z$2]" office:value-type="float" office:value="0.00493879348830184" calcext:value-type="float">
            <text:p>0.00493879348830184</text:p>
          </table:table-cell>
          <table:table-cell table:formula="of:=[.AA22]*[.$G$2]" office:value-type="float" office:value="0.493879348830184" calcext:value-type="float">
            <text:p>0.493879348830184</text:p>
          </table:table-cell>
          <table:table-cell table:formula="of:=TRUNC([.AB22])" office:value-type="float" office:value="0" calcext:value-type="float">
            <text:p>0</text:p>
          </table:table-cell>
          <table:table-cell table:formula="of:=[.AB22]-[.AC22]" office:value-type="float" office:value="0.493879348830184" calcext:value-type="float">
            <text:p>0.49387934883018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1431248382545" calcext:value-type="float">
            <text:p>1.51431248382545</text:p>
          </table:table-cell>
          <table:table-cell office:value-type="float" office:value="2.84353308080016" calcext:value-type="float">
            <text:p>2.84353308080016</text:p>
          </table:table-cell>
          <table:table-cell office:value-type="float" office:value="-2.28507947375376" calcext:value-type="float">
            <text:p>-2.28507947375376</text:p>
          </table:table-cell>
          <table:table-cell table:formula="of:=80-([.B23]^2+[.C23]^2+[.D23]^2)" office:value-type="float" office:value="64.3995891183548" calcext:value-type="float">
            <text:p>64.3995891183548</text:p>
          </table:table-cell>
          <table:table-cell table:number-columns-repeated="3"/>
          <table:table-cell table:formula="of:=[.E23]/[.$F$2]" office:value-type="float" office:value="0.0117771205458351" calcext:value-type="float">
            <text:p>0.0117771205458351</text:p>
          </table:table-cell>
          <table:table-cell table:formula="of:=[.I23]*[.$G$2]" office:value-type="float" office:value="1.17771205458351" calcext:value-type="float">
            <text:p>1.17771205458351</text:p>
          </table:table-cell>
          <table:table-cell table:formula="of:=TRUNC([.J23])" office:value-type="float" office:value="1" calcext:value-type="float">
            <text:p>1</text:p>
          </table:table-cell>
          <table:table-cell table:formula="of:=[.J23]-[.K23]" office:value-type="float" office:value="0.177712054583506" calcext:value-type="float">
            <text:p>0.17771205458350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8.9967557755528" calcext:value-type="float">
            <text:p>58.9967557755528</text:p>
          </table:table-cell>
          <table:table-cell/>
          <table:table-cell table:formula="of:=[.P23]/[.$Q$2]" office:value-type="float" office:value="0.0107890735654375" calcext:value-type="float">
            <text:p>0.0107890735654375</text:p>
          </table:table-cell>
          <table:table-cell table:formula="of:=[.R23]*[.$G$2]" office:value-type="float" office:value="1.07890735654375" calcext:value-type="float">
            <text:p>1.07890735654375</text:p>
          </table:table-cell>
          <table:table-cell table:formula="of:=TRUNC([.S23])" office:value-type="float" office:value="1" calcext:value-type="float">
            <text:p>1</text:p>
          </table:table-cell>
          <table:table-cell table:formula="of:=[.S23]-[.T23]" office:value-type="float" office:value="0.0789073565437468" calcext:value-type="float">
            <text:p>0.078907356543746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911169035128663" calcext:value-type="float">
            <text:p>0.0911169035128663</text:p>
          </table:table-cell>
          <table:table-cell table:formula="of:=SUM([.Y23:.Y122])" office:value-type="float" office:value="14.0065307637716" calcext:value-type="float">
            <text:p>14.0065307637716</text:p>
          </table:table-cell>
          <table:table-cell table:formula="of:=[.Y23]/[.$Z$2]" office:value-type="float" office:value="0.00523510089705978" calcext:value-type="float">
            <text:p>0.00523510089705978</text:p>
          </table:table-cell>
          <table:table-cell table:formula="of:=[.AA23]*[.$G$2]" office:value-type="float" office:value="0.523510089705978" calcext:value-type="float">
            <text:p>0.523510089705978</text:p>
          </table:table-cell>
          <table:table-cell table:formula="of:=TRUNC([.AB23])" office:value-type="float" office:value="0" calcext:value-type="float">
            <text:p>0</text:p>
          </table:table-cell>
          <table:table-cell table:formula="of:=[.AB23]-[.AC23]" office:value-type="float" office:value="0.523510089705978" calcext:value-type="float">
            <text:p>0.52351008970597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.08949686934924" calcext:value-type="float">
            <text:p>-5.08949686934924</text:p>
          </table:table-cell>
          <table:table-cell office:value-type="float" office:value="-4.42570582689717" calcext:value-type="float">
            <text:p>-4.42570582689717</text:p>
          </table:table-cell>
          <table:table-cell office:value-type="float" office:value="-0.0891631250103373" calcext:value-type="float">
            <text:p>-0.0891631250103373</text:p>
          </table:table-cell>
          <table:table-cell table:formula="of:=80-([.B24]^2+[.C24]^2+[.D24]^2)" office:value-type="float" office:value="34.5021994877911" calcext:value-type="float">
            <text:p>34.5021994877911</text:p>
          </table:table-cell>
          <table:table-cell table:number-columns-repeated="3"/>
          <table:table-cell table:formula="of:=[.E24]/[.$F$2]" office:value-type="float" office:value="0.00630961420759054" calcext:value-type="float">
            <text:p>0.00630961420759054</text:p>
          </table:table-cell>
          <table:table-cell table:formula="of:=[.I24]*[.$G$2]" office:value-type="float" office:value="0.630961420759054" calcext:value-type="float">
            <text:p>0.630961420759054</text:p>
          </table:table-cell>
          <table:table-cell table:formula="of:=TRUNC([.J24])" office:value-type="float" office:value="0" calcext:value-type="float">
            <text:p>0</text:p>
          </table:table-cell>
          <table:table-cell table:formula="of:=[.J24]-[.K24]" office:value-type="float" office:value="0.630961420759054" calcext:value-type="float">
            <text:p>0.63096142075905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.7217757026751" calcext:value-type="float">
            <text:p>45.7217757026751</text:p>
          </table:table-cell>
          <table:table-cell/>
          <table:table-cell table:formula="of:=[.P24]/[.$Q$2]" office:value-type="float" office:value="0.00836140216718503" calcext:value-type="float">
            <text:p>0.00836140216718503</text:p>
          </table:table-cell>
          <table:table-cell table:formula="of:=[.R24]*[.$G$2]" office:value-type="float" office:value="0.836140216718503" calcext:value-type="float">
            <text:p>0.836140216718503</text:p>
          </table:table-cell>
          <table:table-cell table:formula="of:=TRUNC([.S24])" office:value-type="float" office:value="0" calcext:value-type="float">
            <text:p>0</text:p>
          </table:table-cell>
          <table:table-cell table:formula="of:=[.S24]-[.T24]" office:value-type="float" office:value="0.836140216718503" calcext:value-type="float">
            <text:p>0.8361402167185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362153218116215" calcext:value-type="float">
            <text:p>0.362153218116215</text:p>
          </table:table-cell>
          <table:table-cell table:formula="of:=SUM([.Y24:.Y123])" office:value-type="float" office:value="13.9154138602587" calcext:value-type="float">
            <text:p>13.9154138602587</text:p>
          </table:table-cell>
          <table:table-cell table:formula="of:=[.Y24]/[.$Z$2]" office:value-type="float" office:value="0.0208074304979599" calcext:value-type="float">
            <text:p>0.0208074304979599</text:p>
          </table:table-cell>
          <table:table-cell table:formula="of:=[.AA24]*[.$G$2]" office:value-type="float" office:value="2.08074304979599" calcext:value-type="float">
            <text:p>2.08074304979599</text:p>
          </table:table-cell>
          <table:table-cell table:formula="of:=TRUNC([.AB24])" office:value-type="float" office:value="2" calcext:value-type="float">
            <text:p>2</text:p>
          </table:table-cell>
          <table:table-cell table:formula="of:=[.AB24]-[.AC24]" office:value-type="float" office:value="0.0807430497959913" calcext:value-type="float">
            <text:p>0.080743049795991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9726737175264" calcext:value-type="float">
            <text:p>1.79726737175264</text:p>
          </table:table-cell>
          <table:table-cell office:value-type="float" office:value="4.51874838765137" calcext:value-type="float">
            <text:p>4.51874838765137</text:p>
          </table:table-cell>
          <table:table-cell office:value-type="float" office:value="2.13565759552377" calcext:value-type="float">
            <text:p>2.13565759552377</text:p>
          </table:table-cell>
          <table:table-cell table:formula="of:=80-([.B25]^2+[.C25]^2+[.D25]^2)" office:value-type="float" office:value="51.7897096382131" calcext:value-type="float">
            <text:p>51.7897096382131</text:p>
          </table:table-cell>
          <table:table-cell table:number-columns-repeated="3"/>
          <table:table-cell table:formula="of:=[.E25]/[.$F$2]" office:value-type="float" office:value="0.00947107989030931" calcext:value-type="float">
            <text:p>0.00947107989030931</text:p>
          </table:table-cell>
          <table:table-cell table:formula="of:=[.I25]*[.$G$2]" office:value-type="float" office:value="0.947107989030931" calcext:value-type="float">
            <text:p>0.947107989030931</text:p>
          </table:table-cell>
          <table:table-cell table:formula="of:=TRUNC([.J25])" office:value-type="float" office:value="0" calcext:value-type="float">
            <text:p>0</text:p>
          </table:table-cell>
          <table:table-cell table:formula="of:=[.J25]-[.K25]" office:value-type="float" office:value="0.947107989030931" calcext:value-type="float">
            <text:p>0.9471079890309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3.3977419188667" calcext:value-type="float">
            <text:p>53.3977419188667</text:p>
          </table:table-cell>
          <table:table-cell/>
          <table:table-cell table:formula="of:=[.P25]/[.$Q$2]" office:value-type="float" office:value="0.00976514993439059" calcext:value-type="float">
            <text:p>0.00976514993439059</text:p>
          </table:table-cell>
          <table:table-cell table:formula="of:=[.R25]*[.$G$2]" office:value-type="float" office:value="0.976514993439059" calcext:value-type="float">
            <text:p>0.976514993439059</text:p>
          </table:table-cell>
          <table:table-cell table:formula="of:=TRUNC([.S25])" office:value-type="float" office:value="0" calcext:value-type="float">
            <text:p>0</text:p>
          </table:table-cell>
          <table:table-cell table:formula="of:=[.S25]-[.T25]" office:value-type="float" office:value="0.976514993439059" calcext:value-type="float">
            <text:p>0.97651499343905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185756523870604" calcext:value-type="float">
            <text:p>0.185756523870604</text:p>
          </table:table-cell>
          <table:table-cell table:formula="of:=SUM([.Y25:.Y124])" office:value-type="float" office:value="13.5532606421425" calcext:value-type="float">
            <text:p>13.5532606421425</text:p>
          </table:table-cell>
          <table:table-cell table:formula="of:=[.Y25]/[.$Z$2]" office:value-type="float" office:value="0.0106725986865037" calcext:value-type="float">
            <text:p>0.0106725986865037</text:p>
          </table:table-cell>
          <table:table-cell table:formula="of:=[.AA25]*[.$G$2]" office:value-type="float" office:value="1.06725986865037" calcext:value-type="float">
            <text:p>1.06725986865037</text:p>
          </table:table-cell>
          <table:table-cell table:formula="of:=TRUNC([.AB25])" office:value-type="float" office:value="1" calcext:value-type="float">
            <text:p>1</text:p>
          </table:table-cell>
          <table:table-cell table:formula="of:=[.AB25]-[.AC25]" office:value-type="float" office:value="0.0672598686503725" calcext:value-type="float">
            <text:p>0.06725986865037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.85395399655827" calcext:value-type="float">
            <text:p>-3.85395399655827</text:p>
          </table:table-cell>
          <table:table-cell office:value-type="float" office:value="-2.92508499296758" calcext:value-type="float">
            <text:p>-2.92508499296758</text:p>
          </table:table-cell>
          <table:table-cell office:value-type="float" office:value="3.80896115941005" calcext:value-type="float">
            <text:p>3.80896115941005</text:p>
          </table:table-cell>
          <table:table-cell table:formula="of:=80-([.B26]^2+[.C26]^2+[.D26]^2)" office:value-type="float" office:value="42.082731262434" calcext:value-type="float">
            <text:p>42.082731262434</text:p>
          </table:table-cell>
          <table:table-cell table:number-columns-repeated="3"/>
          <table:table-cell table:formula="of:=[.E26]/[.$F$2]" office:value-type="float" office:value="0.00769590933359559" calcext:value-type="float">
            <text:p>0.00769590933359559</text:p>
          </table:table-cell>
          <table:table-cell table:formula="of:=[.I26]*[.$G$2]" office:value-type="float" office:value="0.769590933359559" calcext:value-type="float">
            <text:p>0.769590933359559</text:p>
          </table:table-cell>
          <table:table-cell table:formula="of:=TRUNC([.J26])" office:value-type="float" office:value="0" calcext:value-type="float">
            <text:p>0</text:p>
          </table:table-cell>
          <table:table-cell table:formula="of:=[.J26]-[.K26]" office:value-type="float" office:value="0.769590933359559" calcext:value-type="float">
            <text:p>0.76959093335955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.0876684944434" calcext:value-type="float">
            <text:p>49.0876684944434</text:p>
          </table:table-cell>
          <table:table-cell/>
          <table:table-cell table:formula="of:=[.P26]/[.$Q$2]" office:value-type="float" office:value="0.00897694219928307" calcext:value-type="float">
            <text:p>0.00897694219928307</text:p>
          </table:table-cell>
          <table:table-cell table:formula="of:=[.R26]*[.$G$2]" office:value-type="float" office:value="0.897694219928307" calcext:value-type="float">
            <text:p>0.897694219928307</text:p>
          </table:table-cell>
          <table:table-cell table:formula="of:=TRUNC([.S26])" office:value-type="float" office:value="0" calcext:value-type="float">
            <text:p>0</text:p>
          </table:table-cell>
          <table:table-cell table:formula="of:=[.S26]-[.T26]" office:value-type="float" office:value="0.897694219928307" calcext:value-type="float">
            <text:p>0.89769421992830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75896081266145" calcext:value-type="float">
            <text:p>0.275896081266145</text:p>
          </table:table-cell>
          <table:table-cell table:formula="of:=SUM([.Y26:.Y125])" office:value-type="float" office:value="13.3675041182719" calcext:value-type="float">
            <text:p>13.3675041182719</text:p>
          </table:table-cell>
          <table:table-cell table:formula="of:=[.Y26]/[.$Z$2]" office:value-type="float" office:value="0.0158515463854379" calcext:value-type="float">
            <text:p>0.0158515463854379</text:p>
          </table:table-cell>
          <table:table-cell table:formula="of:=[.AA26]*[.$G$2]" office:value-type="float" office:value="1.58515463854379" calcext:value-type="float">
            <text:p>1.58515463854379</text:p>
          </table:table-cell>
          <table:table-cell table:formula="of:=TRUNC([.AB26])" office:value-type="float" office:value="1" calcext:value-type="float">
            <text:p>1</text:p>
          </table:table-cell>
          <table:table-cell table:formula="of:=[.AB26]-[.AC26]" office:value-type="float" office:value="0.585154638543794" calcext:value-type="float">
            <text:p>0.58515463854379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55156390739" calcext:value-type="float">
            <text:p>0.8455156390739</text:p>
          </table:table-cell>
          <table:table-cell office:value-type="float" office:value="-0.271741990753441" calcext:value-type="float">
            <text:p>-0.271741990753441</text:p>
          </table:table-cell>
          <table:table-cell office:value-type="float" office:value="-3.52440691812669" calcext:value-type="float">
            <text:p>-3.52440691812669</text:p>
          </table:table-cell>
          <table:table-cell table:formula="of:=80-([.B27]^2+[.C27]^2+[.D27]^2)" office:value-type="float" office:value="66.7898154700035" calcext:value-type="float">
            <text:p>66.7898154700035</text:p>
          </table:table-cell>
          <table:table-cell table:number-columns-repeated="3"/>
          <table:table-cell table:formula="of:=[.E27]/[.$F$2]" office:value-type="float" office:value="0.0122142348855471" calcext:value-type="float">
            <text:p>0.0122142348855471</text:p>
          </table:table-cell>
          <table:table-cell table:formula="of:=[.I27]*[.$G$2]" office:value-type="float" office:value="1.22142348855471" calcext:value-type="float">
            <text:p>1.22142348855471</text:p>
          </table:table-cell>
          <table:table-cell table:formula="of:=TRUNC([.J27])" office:value-type="float" office:value="1" calcext:value-type="float">
            <text:p>1</text:p>
          </table:table-cell>
          <table:table-cell table:formula="of:=[.J27]-[.K27]" office:value-type="float" office:value="0.221423488554714" calcext:value-type="float">
            <text:p>0.2214234885547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0.0580593736223" calcext:value-type="float">
            <text:p>60.0580593736223</text:p>
          </table:table-cell>
          <table:table-cell/>
          <table:table-cell table:formula="of:=[.P27]/[.$Q$2]" office:value-type="float" office:value="0.0109831602138355" calcext:value-type="float">
            <text:p>0.0109831602138355</text:p>
          </table:table-cell>
          <table:table-cell table:formula="of:=[.R27]*[.$G$2]" office:value-type="float" office:value="1.09831602138355" calcext:value-type="float">
            <text:p>1.09831602138355</text:p>
          </table:table-cell>
          <table:table-cell table:formula="of:=TRUNC([.S27])" office:value-type="float" office:value="1" calcext:value-type="float">
            <text:p>1</text:p>
          </table:table-cell>
          <table:table-cell table:formula="of:=[.S27]-[.T27]" office:value-type="float" office:value="0.0983160213835519" calcext:value-type="float">
            <text:p>0.09831602138355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75289756422523" calcext:value-type="float">
            <text:p>0.075289756422523</text:p>
          </table:table-cell>
          <table:table-cell table:formula="of:=SUM([.Y27:.Y126])" office:value-type="float" office:value="13.0916080370057" calcext:value-type="float">
            <text:p>13.0916080370057</text:p>
          </table:table-cell>
          <table:table-cell table:formula="of:=[.Y27]/[.$Z$2]" office:value-type="float" office:value="0.00432575577298131" calcext:value-type="float">
            <text:p>0.00432575577298131</text:p>
          </table:table-cell>
          <table:table-cell table:formula="of:=[.AA27]*[.$G$2]" office:value-type="float" office:value="0.432575577298131" calcext:value-type="float">
            <text:p>0.432575577298131</text:p>
          </table:table-cell>
          <table:table-cell table:formula="of:=TRUNC([.AB27])" office:value-type="float" office:value="0" calcext:value-type="float">
            <text:p>0</text:p>
          </table:table-cell>
          <table:table-cell table:formula="of:=[.AB27]-[.AC27]" office:value-type="float" office:value="0.432575577298131" calcext:value-type="float">
            <text:p>0.43257557729813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.2454182908456" calcext:value-type="float">
            <text:p>-4.2454182908456</text:p>
          </table:table-cell>
          <table:table-cell office:value-type="float" office:value="1.31441825333623" calcext:value-type="float">
            <text:p>1.31441825333623</text:p>
          </table:table-cell>
          <table:table-cell office:value-type="float" office:value="0.654221162508906" calcext:value-type="float">
            <text:p>0.654221162508906</text:p>
          </table:table-cell>
          <table:table-cell table:formula="of:=80-([.B28]^2+[.C28]^2+[.D28]^2)" office:value-type="float" office:value="59.8207228615757" calcext:value-type="float">
            <text:p>59.8207228615757</text:p>
          </table:table-cell>
          <table:table-cell table:number-columns-repeated="3"/>
          <table:table-cell table:formula="of:=[.E28]/[.$F$2]" office:value-type="float" office:value="0.0109397571308257" calcext:value-type="float">
            <text:p>0.0109397571308257</text:p>
          </table:table-cell>
          <table:table-cell table:formula="of:=[.I28]*[.$G$2]" office:value-type="float" office:value="1.09397571308257" calcext:value-type="float">
            <text:p>1.09397571308257</text:p>
          </table:table-cell>
          <table:table-cell table:formula="of:=TRUNC([.J28])" office:value-type="float" office:value="1" calcext:value-type="float">
            <text:p>1</text:p>
          </table:table-cell>
          <table:table-cell table:formula="of:=[.J28]-[.K28]" office:value-type="float" office:value="0.0939757130825713" calcext:value-type="float">
            <text:p>0.093975713082571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.9636565964533" calcext:value-type="float">
            <text:p>56.9636565964533</text:p>
          </table:table-cell>
          <table:table-cell/>
          <table:table-cell table:formula="of:=[.P28]/[.$Q$2]" office:value-type="float" office:value="0.0104172691107555" calcext:value-type="float">
            <text:p>0.0104172691107555</text:p>
          </table:table-cell>
          <table:table-cell table:formula="of:=[.R28]*[.$G$2]" office:value-type="float" office:value="1.04172691107555" calcext:value-type="float">
            <text:p>1.04172691107555</text:p>
          </table:table-cell>
          <table:table-cell table:formula="of:=TRUNC([.S28])" office:value-type="float" office:value="1" calcext:value-type="float">
            <text:p>1</text:p>
          </table:table-cell>
          <table:table-cell table:formula="of:=[.S28]-[.T28]" office:value-type="float" office:value="0.0417269110755494" calcext:value-type="float">
            <text:p>0.041726911075549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23148343345879" calcext:value-type="float">
            <text:p>0.123148343345879</text:p>
          </table:table-cell>
          <table:table-cell table:formula="of:=SUM([.Y28:.Y127])" office:value-type="float" office:value="13.0163182805832" calcext:value-type="float">
            <text:p>13.0163182805832</text:p>
          </table:table-cell>
          <table:table-cell table:formula="of:=[.Y28]/[.$Z$2]" office:value-type="float" office:value="0.0070754599626007" calcext:value-type="float">
            <text:p>0.0070754599626007</text:p>
          </table:table-cell>
          <table:table-cell table:formula="of:=[.AA28]*[.$G$2]" office:value-type="float" office:value="0.70754599626007" calcext:value-type="float">
            <text:p>0.70754599626007</text:p>
          </table:table-cell>
          <table:table-cell table:formula="of:=TRUNC([.AB28])" office:value-type="float" office:value="0" calcext:value-type="float">
            <text:p>0</text:p>
          </table:table-cell>
          <table:table-cell table:formula="of:=[.AB28]-[.AC28]" office:value-type="float" office:value="0.70754599626007" calcext:value-type="float">
            <text:p>0.707545996260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612994860567309" calcext:value-type="float">
            <text:p>-0.0612994860567309</text:p>
          </table:table-cell>
          <table:table-cell office:value-type="float" office:value="0.300890364972123" calcext:value-type="float">
            <text:p>0.300890364972123</text:p>
          </table:table-cell>
          <table:table-cell office:value-type="float" office:value="2.52366715787437" calcext:value-type="float">
            <text:p>2.52366715787437</text:p>
          </table:table-cell>
          <table:table-cell table:formula="of:=80-([.B29]^2+[.C29]^2+[.D29]^2)" office:value-type="float" office:value="73.5368114375424" calcext:value-type="float">
            <text:p>73.5368114375424</text:p>
          </table:table-cell>
          <table:table-cell table:number-columns-repeated="3"/>
          <table:table-cell table:formula="of:=[.E29]/[.$F$2]" office:value-type="float" office:value="0.0134480965595081" calcext:value-type="float">
            <text:p>0.0134480965595081</text:p>
          </table:table-cell>
          <table:table-cell table:formula="of:=[.I29]*[.$G$2]" office:value-type="float" office:value="1.34480965595081" calcext:value-type="float">
            <text:p>1.34480965595081</text:p>
          </table:table-cell>
          <table:table-cell table:formula="of:=TRUNC([.J29])" office:value-type="float" office:value="1" calcext:value-type="float">
            <text:p>1</text:p>
          </table:table-cell>
          <table:table-cell table:formula="of:=[.J29]-[.K29]" office:value-type="float" office:value="0.344809655950806" calcext:value-type="float">
            <text:p>0.34480965595080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3.0538472376337" calcext:value-type="float">
            <text:p>63.0538472376337</text:p>
          </table:table-cell>
          <table:table-cell/>
          <table:table-cell table:formula="of:=[.P29]/[.$Q$2]" office:value-type="float" office:value="0.0115310170447133" calcext:value-type="float">
            <text:p>0.0115310170447133</text:p>
          </table:table-cell>
          <table:table-cell table:formula="of:=[.R29]*[.$G$2]" office:value-type="float" office:value="1.15310170447133" calcext:value-type="float">
            <text:p>1.15310170447133</text:p>
          </table:table-cell>
          <table:table-cell table:formula="of:=TRUNC([.S29])" office:value-type="float" office:value="1" calcext:value-type="float">
            <text:p>1</text:p>
          </table:table-cell>
          <table:table-cell table:formula="of:=[.S29]-[.T29]" office:value-type="float" office:value="0.153101704471328" calcext:value-type="float">
            <text:p>0.1531017044713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334952051049329" calcext:value-type="float">
            <text:p>0.0334952051049329</text:p>
          </table:table-cell>
          <table:table-cell table:formula="of:=SUM([.Y29:.Y128])" office:value-type="float" office:value="12.8931699372373" calcext:value-type="float">
            <text:p>12.8931699372373</text:p>
          </table:table-cell>
          <table:table-cell table:formula="of:=[.Y29]/[.$Z$2]" office:value-type="float" office:value="0.00192445936518546" calcext:value-type="float">
            <text:p>0.00192445936518546</text:p>
          </table:table-cell>
          <table:table-cell table:formula="of:=[.AA29]*[.$G$2]" office:value-type="float" office:value="0.192445936518546" calcext:value-type="float">
            <text:p>0.192445936518546</text:p>
          </table:table-cell>
          <table:table-cell table:formula="of:=TRUNC([.AB29])" office:value-type="float" office:value="0" calcext:value-type="float">
            <text:p>0</text:p>
          </table:table-cell>
          <table:table-cell table:formula="of:=[.AB29]-[.AC29]" office:value-type="float" office:value="0.192445936518546" calcext:value-type="float">
            <text:p>0.1924459365185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35312436338198" calcext:value-type="float">
            <text:p>-0.935312436338198</text:p>
          </table:table-cell>
          <table:table-cell office:value-type="float" office:value="2.76699307468322" calcext:value-type="float">
            <text:p>2.76699307468322</text:p>
          </table:table-cell>
          <table:table-cell office:value-type="float" office:value="-0.784420954878811" calcext:value-type="float">
            <text:p>-0.784420954878811</text:p>
          </table:table-cell>
          <table:table-cell table:formula="of:=80-([.B30]^2+[.C30]^2+[.D30]^2)" office:value-type="float" office:value="70.8536237366332" calcext:value-type="float">
            <text:p>70.8536237366332</text:p>
          </table:table-cell>
          <table:table-cell table:number-columns-repeated="3"/>
          <table:table-cell table:formula="of:=[.E30]/[.$F$2]" office:value-type="float" office:value="0.0129574067052198" calcext:value-type="float">
            <text:p>0.0129574067052198</text:p>
          </table:table-cell>
          <table:table-cell table:formula="of:=[.I30]*[.$G$2]" office:value-type="float" office:value="1.29574067052198" calcext:value-type="float">
            <text:p>1.29574067052198</text:p>
          </table:table-cell>
          <table:table-cell table:formula="of:=TRUNC([.J30])" office:value-type="float" office:value="1" calcext:value-type="float">
            <text:p>1</text:p>
          </table:table-cell>
          <table:table-cell table:formula="of:=[.J30]-[.K30]" office:value-type="float" office:value="0.295740670521979" calcext:value-type="float">
            <text:p>0.29574067052197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1.8624635181351" calcext:value-type="float">
            <text:p>61.8624635181351</text:p>
          </table:table-cell>
          <table:table-cell/>
          <table:table-cell table:formula="of:=[.P30]/[.$Q$2]" office:value-type="float" office:value="0.0113131419018285" calcext:value-type="float">
            <text:p>0.0113131419018285</text:p>
          </table:table-cell>
          <table:table-cell table:formula="of:=[.R30]*[.$G$2]" office:value-type="float" office:value="1.13131419018285" calcext:value-type="float">
            <text:p>1.13131419018285</text:p>
          </table:table-cell>
          <table:table-cell table:formula="of:=TRUNC([.S30])" office:value-type="float" office:value="1" calcext:value-type="float">
            <text:p>1</text:p>
          </table:table-cell>
          <table:table-cell table:formula="of:=[.S30]-[.T30]" office:value-type="float" office:value="0.131314190182854" calcext:value-type="float">
            <text:p>0.1313141901828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496379332982626" calcext:value-type="float">
            <text:p>0.0496379332982626</text:p>
          </table:table-cell>
          <table:table-cell table:formula="of:=SUM([.Y30:.Y129])" office:value-type="float" office:value="12.8596747321324" calcext:value-type="float">
            <text:p>12.8596747321324</text:p>
          </table:table-cell>
          <table:table-cell table:formula="of:=[.Y30]/[.$Z$2]" office:value-type="float" office:value="0.00285193612951558" calcext:value-type="float">
            <text:p>0.00285193612951558</text:p>
          </table:table-cell>
          <table:table-cell table:formula="of:=[.AA30]*[.$G$2]" office:value-type="float" office:value="0.285193612951558" calcext:value-type="float">
            <text:p>0.285193612951558</text:p>
          </table:table-cell>
          <table:table-cell table:formula="of:=TRUNC([.AB30])" office:value-type="float" office:value="0" calcext:value-type="float">
            <text:p>0</text:p>
          </table:table-cell>
          <table:table-cell table:formula="of:=[.AB30]-[.AC30]" office:value-type="float" office:value="0.285193612951558" calcext:value-type="float">
            <text:p>0.28519361295155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7931054325655" calcext:value-type="float">
            <text:p>3.27931054325655</text:p>
          </table:table-cell>
          <table:table-cell office:value-type="float" office:value="3.84234983863905" calcext:value-type="float">
            <text:p>3.84234983863905</text:p>
          </table:table-cell>
          <table:table-cell office:value-type="float" office:value="3.43049210638188" calcext:value-type="float">
            <text:p>3.43049210638188</text:p>
          </table:table-cell>
          <table:table-cell table:formula="of:=80-([.B31]^2+[.C31]^2+[.D31]^2)" office:value-type="float" office:value="42.7141939864485" calcext:value-type="float">
            <text:p>42.7141939864485</text:p>
          </table:table-cell>
          <table:table-cell table:number-columns-repeated="3"/>
          <table:table-cell table:formula="of:=[.E31]/[.$F$2]" office:value-type="float" office:value="0.00781138852721672" calcext:value-type="float">
            <text:p>0.00781138852721672</text:p>
          </table:table-cell>
          <table:table-cell table:formula="of:=[.I31]*[.$G$2]" office:value-type="float" office:value="0.781138852721672" calcext:value-type="float">
            <text:p>0.781138852721672</text:p>
          </table:table-cell>
          <table:table-cell table:formula="of:=TRUNC([.J31])" office:value-type="float" office:value="0" calcext:value-type="float">
            <text:p>0</text:p>
          </table:table-cell>
          <table:table-cell table:formula="of:=[.J31]-[.K31]" office:value-type="float" office:value="0.781138852721672" calcext:value-type="float">
            <text:p>0.78113885272167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9.3680493297484" calcext:value-type="float">
            <text:p>49.3680493297484</text:p>
          </table:table-cell>
          <table:table-cell/>
          <table:table-cell table:formula="of:=[.P31]/[.$Q$2]" office:value-type="float" office:value="0.00902821704344489" calcext:value-type="float">
            <text:p>0.00902821704344489</text:p>
          </table:table-cell>
          <table:table-cell table:formula="of:=[.R31]*[.$G$2]" office:value-type="float" office:value="0.902821704344489" calcext:value-type="float">
            <text:p>0.902821704344489</text:p>
          </table:table-cell>
          <table:table-cell table:formula="of:=TRUNC([.S31])" office:value-type="float" office:value="0" calcext:value-type="float">
            <text:p>0</text:p>
          </table:table-cell>
          <table:table-cell table:formula="of:=[.S31]-[.T31]" office:value-type="float" office:value="0.902821704344489" calcext:value-type="float">
            <text:p>0.90282170434448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69427784327132" calcext:value-type="float">
            <text:p>0.269427784327132</text:p>
          </table:table-cell>
          <table:table-cell table:formula="of:=SUM([.Y31:.Y130])" office:value-type="float" office:value="12.8100367988341" calcext:value-type="float">
            <text:p>12.8100367988341</text:p>
          </table:table-cell>
          <table:table-cell table:formula="of:=[.Y31]/[.$Z$2]" office:value-type="float" office:value="0.0154799118609713" calcext:value-type="float">
            <text:p>0.0154799118609713</text:p>
          </table:table-cell>
          <table:table-cell table:formula="of:=[.AA31]*[.$G$2]" office:value-type="float" office:value="1.54799118609713" calcext:value-type="float">
            <text:p>1.54799118609713</text:p>
          </table:table-cell>
          <table:table-cell table:formula="of:=TRUNC([.AB31])" office:value-type="float" office:value="1" calcext:value-type="float">
            <text:p>1</text:p>
          </table:table-cell>
          <table:table-cell table:formula="of:=[.AB31]-[.AC31]" office:value-type="float" office:value="0.547991186097133" calcext:value-type="float">
            <text:p>0.5479911860971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6858039449296" calcext:value-type="float">
            <text:p>1.76858039449296</text:p>
          </table:table-cell>
          <table:table-cell office:value-type="float" office:value="-4.48828924662375" calcext:value-type="float">
            <text:p>-4.48828924662375</text:p>
          </table:table-cell>
          <table:table-cell office:value-type="float" office:value="0.332678704891061" calcext:value-type="float">
            <text:p>0.332678704891061</text:p>
          </table:table-cell>
          <table:table-cell table:formula="of:=80-([.B32]^2+[.C32]^2+[.D32]^2)" office:value-type="float" office:value="56.6167079061687" calcext:value-type="float">
            <text:p>56.6167079061687</text:p>
          </table:table-cell>
          <table:table-cell table:number-columns-repeated="3"/>
          <table:table-cell table:formula="of:=[.E32]/[.$F$2]" office:value-type="float" office:value="0.0103538206228903" calcext:value-type="float">
            <text:p>0.0103538206228903</text:p>
          </table:table-cell>
          <table:table-cell table:formula="of:=[.I32]*[.$G$2]" office:value-type="float" office:value="1.03538206228903" calcext:value-type="float">
            <text:p>1.03538206228903</text:p>
          </table:table-cell>
          <table:table-cell table:formula="of:=TRUNC([.J32])" office:value-type="float" office:value="1" calcext:value-type="float">
            <text:p>1</text:p>
          </table:table-cell>
          <table:table-cell table:formula="of:=[.J32]-[.K32]" office:value-type="float" office:value="0.035382062289028" calcext:value-type="float">
            <text:p>0.0353820622890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.5410161849725" calcext:value-type="float">
            <text:p>55.5410161849725</text:p>
          </table:table-cell>
          <table:table-cell/>
          <table:table-cell table:formula="of:=[.P32]/[.$Q$2]" office:value-type="float" office:value="0.0101571027362683" calcext:value-type="float">
            <text:p>0.0101571027362683</text:p>
          </table:table-cell>
          <table:table-cell table:formula="of:=[.R32]*[.$G$2]" office:value-type="float" office:value="1.01571027362683" calcext:value-type="float">
            <text:p>1.01571027362683</text:p>
          </table:table-cell>
          <table:table-cell table:formula="of:=TRUNC([.S32])" office:value-type="float" office:value="1" calcext:value-type="float">
            <text:p>1</text:p>
          </table:table-cell>
          <table:table-cell table:formula="of:=[.S32]-[.T32]" office:value-type="float" office:value="0.0157102736268326" calcext:value-type="float">
            <text:p>0.015710273626832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147055387174228" calcext:value-type="float">
            <text:p>0.147055387174228</text:p>
          </table:table-cell>
          <table:table-cell table:formula="of:=SUM([.Y32:.Y131])" office:value-type="float" office:value="12.540609014507" calcext:value-type="float">
            <text:p>12.540609014507</text:p>
          </table:table-cell>
          <table:table-cell table:formula="of:=[.Y32]/[.$Z$2]" office:value-type="float" office:value="0.0084490337098052" calcext:value-type="float">
            <text:p>0.0084490337098052</text:p>
          </table:table-cell>
          <table:table-cell table:formula="of:=[.AA32]*[.$G$2]" office:value-type="float" office:value="0.84490337098052" calcext:value-type="float">
            <text:p>0.84490337098052</text:p>
          </table:table-cell>
          <table:table-cell table:formula="of:=TRUNC([.AB32])" office:value-type="float" office:value="0" calcext:value-type="float">
            <text:p>0</text:p>
          </table:table-cell>
          <table:table-cell table:formula="of:=[.AB32]-[.AC32]" office:value-type="float" office:value="0.84490337098052" calcext:value-type="float">
            <text:p>0.844903370980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3071371663457" calcext:value-type="float">
            <text:p>2.53071371663457</text:p>
          </table:table-cell>
          <table:table-cell office:value-type="float" office:value="-2.11181979661185" calcext:value-type="float">
            <text:p>-2.11181979661185</text:p>
          </table:table-cell>
          <table:table-cell office:value-type="float" office:value="4.99789558826601" calcext:value-type="float">
            <text:p>4.99789558826601</text:p>
          </table:table-cell>
          <table:table-cell table:formula="of:=80-([.B33]^2+[.C33]^2+[.D33]^2)" office:value-type="float" office:value="44.1567449198671" calcext:value-type="float">
            <text:p>44.1567449198671</text:p>
          </table:table-cell>
          <table:table-cell table:number-columns-repeated="3"/>
          <table:table-cell table:formula="of:=[.E33]/[.$F$2]" office:value-type="float" office:value="0.00807519605252801" calcext:value-type="float">
            <text:p>0.00807519605252801</text:p>
          </table:table-cell>
          <table:table-cell table:formula="of:=[.I33]*[.$G$2]" office:value-type="float" office:value="0.807519605252801" calcext:value-type="float">
            <text:p>0.807519605252801</text:p>
          </table:table-cell>
          <table:table-cell table:formula="of:=TRUNC([.J33])" office:value-type="float" office:value="0" calcext:value-type="float">
            <text:p>0</text:p>
          </table:table-cell>
          <table:table-cell table:formula="of:=[.J33]-[.K33]" office:value-type="float" office:value="0.807519605252801" calcext:value-type="float">
            <text:p>0.8075196052528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.008567954681" calcext:value-type="float">
            <text:p>50.008567954681</text:p>
          </table:table-cell>
          <table:table-cell/>
          <table:table-cell table:formula="of:=[.P33]/[.$Q$2]" office:value-type="float" office:value="0.00914535234137078" calcext:value-type="float">
            <text:p>0.00914535234137078</text:p>
          </table:table-cell>
          <table:table-cell table:formula="of:=[.R33]*[.$G$2]" office:value-type="float" office:value="0.914535234137078" calcext:value-type="float">
            <text:p>0.914535234137078</text:p>
          </table:table-cell>
          <table:table-cell table:formula="of:=TRUNC([.S33])" office:value-type="float" office:value="0" calcext:value-type="float">
            <text:p>0</text:p>
          </table:table-cell>
          <table:table-cell table:formula="of:=[.S33]-[.T33]" office:value-type="float" office:value="0.914535234137078" calcext:value-type="float">
            <text:p>0.9145352341370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255002948762638" calcext:value-type="float">
            <text:p>0.255002948762638</text:p>
          </table:table-cell>
          <table:table-cell table:formula="of:=SUM([.Y33:.Y132])" office:value-type="float" office:value="12.3935536273328" calcext:value-type="float">
            <text:p>12.3935536273328</text:p>
          </table:table-cell>
          <table:table-cell table:formula="of:=[.Y33]/[.$Z$2]" office:value-type="float" office:value="0.0146511362255816" calcext:value-type="float">
            <text:p>0.0146511362255816</text:p>
          </table:table-cell>
          <table:table-cell table:formula="of:=[.AA33]*[.$G$2]" office:value-type="float" office:value="1.46511362255816" calcext:value-type="float">
            <text:p>1.46511362255816</text:p>
          </table:table-cell>
          <table:table-cell table:formula="of:=TRUNC([.AB33])" office:value-type="float" office:value="1" calcext:value-type="float">
            <text:p>1</text:p>
          </table:table-cell>
          <table:table-cell table:formula="of:=[.AB33]-[.AC33]" office:value-type="float" office:value="0.465113622558156" calcext:value-type="float">
            <text:p>0.46511362255815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26115259943378" calcext:value-type="float">
            <text:p>-0.526115259943378</text:p>
          </table:table-cell>
          <table:table-cell office:value-type="float" office:value="-3.83700758341257" calcext:value-type="float">
            <text:p>-3.83700758341257</text:p>
          </table:table-cell>
          <table:table-cell office:value-type="float" office:value="4.37091261529783" calcext:value-type="float">
            <text:p>4.37091261529783</text:p>
          </table:table-cell>
          <table:table-cell table:formula="of:=80-([.B34]^2+[.C34]^2+[.D34]^2)" office:value-type="float" office:value="45.8956984475194" calcext:value-type="float">
            <text:p>45.8956984475194</text:p>
          </table:table-cell>
          <table:table-cell table:number-columns-repeated="3"/>
          <table:table-cell table:formula="of:=[.E34]/[.$F$2]" office:value-type="float" office:value="0.00839320841253125" calcext:value-type="float">
            <text:p>0.00839320841253125</text:p>
          </table:table-cell>
          <table:table-cell table:formula="of:=[.I34]*[.$G$2]" office:value-type="float" office:value="0.839320841253125" calcext:value-type="float">
            <text:p>0.839320841253125</text:p>
          </table:table-cell>
          <table:table-cell table:formula="of:=TRUNC([.J34])" office:value-type="float" office:value="0" calcext:value-type="float">
            <text:p>0</text:p>
          </table:table-cell>
          <table:table-cell table:formula="of:=[.J34]-[.K34]" office:value-type="float" office:value="0.839320841253125" calcext:value-type="float">
            <text:p>0.83932084125312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0.7806946758595" calcext:value-type="float">
            <text:p>50.7806946758595</text:p>
          </table:table-cell>
          <table:table-cell/>
          <table:table-cell table:formula="of:=[.P34]/[.$Q$2]" office:value-type="float" office:value="0.00928655556326196" calcext:value-type="float">
            <text:p>0.00928655556326196</text:p>
          </table:table-cell>
          <table:table-cell table:formula="of:=[.R34]*[.$G$2]" office:value-type="float" office:value="0.928655556326196" calcext:value-type="float">
            <text:p>0.928655556326196</text:p>
          </table:table-cell>
          <table:table-cell table:formula="of:=TRUNC([.S34])" office:value-type="float" office:value="0" calcext:value-type="float">
            <text:p>0</text:p>
          </table:table-cell>
          <table:table-cell table:formula="of:=[.S34]-[.T34]" office:value-type="float" office:value="0.928655556326196" calcext:value-type="float">
            <text:p>0.92865555632619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38228016598871" calcext:value-type="float">
            <text:p>0.238228016598871</text:p>
          </table:table-cell>
          <table:table-cell table:formula="of:=SUM([.Y34:.Y133])" office:value-type="float" office:value="12.1385506785701" calcext:value-type="float">
            <text:p>12.1385506785701</text:p>
          </table:table-cell>
          <table:table-cell table:formula="of:=[.Y34]/[.$Z$2]" office:value-type="float" office:value="0.0136873363264086" calcext:value-type="float">
            <text:p>0.0136873363264086</text:p>
          </table:table-cell>
          <table:table-cell table:formula="of:=[.AA34]*[.$G$2]" office:value-type="float" office:value="1.36873363264086" calcext:value-type="float">
            <text:p>1.36873363264086</text:p>
          </table:table-cell>
          <table:table-cell table:formula="of:=TRUNC([.AB34])" office:value-type="float" office:value="1" calcext:value-type="float">
            <text:p>1</text:p>
          </table:table-cell>
          <table:table-cell table:formula="of:=[.AB34]-[.AC34]" office:value-type="float" office:value="0.368733632640863" calcext:value-type="float">
            <text:p>0.36873363264086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8177656572365" calcext:value-type="float">
            <text:p>0.828177656572365</text:p>
          </table:table-cell>
          <table:table-cell office:value-type="float" office:value="3.41614614168114" calcext:value-type="float">
            <text:p>3.41614614168114</text:p>
          </table:table-cell>
          <table:table-cell office:value-type="float" office:value="-4.02662718113737" calcext:value-type="float">
            <text:p>-4.02662718113737</text:p>
          </table:table-cell>
          <table:table-cell table:formula="of:=80-([.B35]^2+[.C35]^2+[.D35]^2)" office:value-type="float" office:value="51.4303408519571" calcext:value-type="float">
            <text:p>51.4303408519571</text:p>
          </table:table-cell>
          <table:table-cell table:number-columns-repeated="3"/>
          <table:table-cell table:formula="of:=[.E35]/[.$F$2]" office:value-type="float" office:value="0.00940536006858234" calcext:value-type="float">
            <text:p>0.00940536006858234</text:p>
          </table:table-cell>
          <table:table-cell table:formula="of:=[.I35]*[.$G$2]" office:value-type="float" office:value="0.940536006858234" calcext:value-type="float">
            <text:p>0.940536006858234</text:p>
          </table:table-cell>
          <table:table-cell table:formula="of:=TRUNC([.J35])" office:value-type="float" office:value="0" calcext:value-type="float">
            <text:p>0</text:p>
          </table:table-cell>
          <table:table-cell table:formula="of:=[.J35]-[.K35]" office:value-type="float" office:value="0.940536006858234" calcext:value-type="float">
            <text:p>0.9405360068582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3.2381756980256" calcext:value-type="float">
            <text:p>53.2381756980256</text:p>
          </table:table-cell>
          <table:table-cell/>
          <table:table-cell table:formula="of:=[.P35]/[.$Q$2]" office:value-type="float" office:value="0.00973596914855614" calcext:value-type="float">
            <text:p>0.00973596914855614</text:p>
          </table:table-cell>
          <table:table-cell table:formula="of:=[.R35]*[.$G$2]" office:value-type="float" office:value="0.973596914855614" calcext:value-type="float">
            <text:p>0.973596914855614</text:p>
          </table:table-cell>
          <table:table-cell table:formula="of:=TRUNC([.S35])" office:value-type="float" office:value="0" calcext:value-type="float">
            <text:p>0</text:p>
          </table:table-cell>
          <table:table-cell table:formula="of:=[.S35]-[.T35]" office:value-type="float" office:value="0.973596914855614" calcext:value-type="float">
            <text:p>0.9735969148556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188780597404876" calcext:value-type="float">
            <text:p>0.188780597404876</text:p>
          </table:table-cell>
          <table:table-cell table:formula="of:=SUM([.Y35:.Y134])" office:value-type="float" office:value="11.9003226619713" calcext:value-type="float">
            <text:p>11.9003226619713</text:p>
          </table:table-cell>
          <table:table-cell table:formula="of:=[.Y35]/[.$Z$2]" office:value-type="float" office:value="0.0108463461412755" calcext:value-type="float">
            <text:p>0.0108463461412755</text:p>
          </table:table-cell>
          <table:table-cell table:formula="of:=[.AA35]*[.$G$2]" office:value-type="float" office:value="1.08463461412755" calcext:value-type="float">
            <text:p>1.08463461412755</text:p>
          </table:table-cell>
          <table:table-cell table:formula="of:=TRUNC([.AB35])" office:value-type="float" office:value="1" calcext:value-type="float">
            <text:p>1</text:p>
          </table:table-cell>
          <table:table-cell table:formula="of:=[.AB35]-[.AC35]" office:value-type="float" office:value="0.0846346141275467" calcext:value-type="float">
            <text:p>0.084634614127546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53030472317421" calcext:value-type="float">
            <text:p>4.53030472317421</text:p>
          </table:table-cell>
          <table:table-cell office:value-type="float" office:value="-1.30886135567594" calcext:value-type="float">
            <text:p>-1.30886135567594</text:p>
          </table:table-cell>
          <table:table-cell office:value-type="float" office:value="-3.14514720532492" calcext:value-type="float">
            <text:p>-3.14514720532492</text:p>
          </table:table-cell>
          <table:table-cell table:formula="of:=80-([.B36]^2+[.C36]^2+[.D36]^2)" office:value-type="float" office:value="47.8712701236404" calcext:value-type="float">
            <text:p>47.8712701236404</text:p>
          </table:table-cell>
          <table:table-cell table:number-columns-repeated="3"/>
          <table:table-cell table:formula="of:=[.E36]/[.$F$2]" office:value-type="float" office:value="0.00875449248429536" calcext:value-type="float">
            <text:p>0.00875449248429536</text:p>
          </table:table-cell>
          <table:table-cell table:formula="of:=[.I36]*[.$G$2]" office:value-type="float" office:value="0.875449248429535" calcext:value-type="float">
            <text:p>0.875449248429535</text:p>
          </table:table-cell>
          <table:table-cell table:formula="of:=TRUNC([.J36])" office:value-type="float" office:value="0" calcext:value-type="float">
            <text:p>0</text:p>
          </table:table-cell>
          <table:table-cell table:formula="of:=[.J36]-[.K36]" office:value-type="float" office:value="0.875449248429535" calcext:value-type="float">
            <text:p>0.8754492484295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1.6578841213969" calcext:value-type="float">
            <text:p>51.6578841213969</text:p>
          </table:table-cell>
          <table:table-cell/>
          <table:table-cell table:formula="of:=[.P36]/[.$Q$2]" office:value-type="float" office:value="0.00944697220540298" calcext:value-type="float">
            <text:p>0.00944697220540298</text:p>
          </table:table-cell>
          <table:table-cell table:formula="of:=[.R36]*[.$G$2]" office:value-type="float" office:value="0.944697220540298" calcext:value-type="float">
            <text:p>0.944697220540298</text:p>
          </table:table-cell>
          <table:table-cell table:formula="of:=TRUNC([.S36])" office:value-type="float" office:value="0" calcext:value-type="float">
            <text:p>0</text:p>
          </table:table-cell>
          <table:table-cell table:formula="of:=[.S36]-[.T36]" office:value-type="float" office:value="0.944697220540298" calcext:value-type="float">
            <text:p>0.94469722054029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19925049635857" calcext:value-type="float">
            <text:p>0.219925049635857</text:p>
          </table:table-cell>
          <table:table-cell table:formula="of:=SUM([.Y36:.Y135])" office:value-type="float" office:value="11.7115420645664" calcext:value-type="float">
            <text:p>11.7115420645664</text:p>
          </table:table-cell>
          <table:table-cell table:formula="of:=[.Y36]/[.$Z$2]" office:value-type="float" office:value="0.0126357435365658" calcext:value-type="float">
            <text:p>0.0126357435365658</text:p>
          </table:table-cell>
          <table:table-cell table:formula="of:=[.AA36]*[.$G$2]" office:value-type="float" office:value="1.26357435365658" calcext:value-type="float">
            <text:p>1.26357435365658</text:p>
          </table:table-cell>
          <table:table-cell table:formula="of:=TRUNC([.AB36])" office:value-type="float" office:value="1" calcext:value-type="float">
            <text:p>1</text:p>
          </table:table-cell>
          <table:table-cell table:formula="of:=[.AB36]-[.AC36]" office:value-type="float" office:value="0.26357435365658" calcext:value-type="float">
            <text:p>0.2635743536565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8351417423403" calcext:value-type="float">
            <text:p>0.368351417423403</text:p>
          </table:table-cell>
          <table:table-cell office:value-type="float" office:value="1.63333356793787" calcext:value-type="float">
            <text:p>1.63333356793787</text:p>
          </table:table-cell>
          <table:table-cell office:value-type="float" office:value="2.60621865402323" calcext:value-type="float">
            <text:p>2.60621865402323</text:p>
          </table:table-cell>
          <table:table-cell table:formula="of:=80-([.B37]^2+[.C37]^2+[.D37]^2)" office:value-type="float" office:value="70.4041630165509" calcext:value-type="float">
            <text:p>70.4041630165509</text:p>
          </table:table-cell>
          <table:table-cell table:number-columns-repeated="3"/>
          <table:table-cell table:formula="of:=[.E37]/[.$F$2]" office:value-type="float" office:value="0.0128752112571821" calcext:value-type="float">
            <text:p>0.0128752112571821</text:p>
          </table:table-cell>
          <table:table-cell table:formula="of:=[.I37]*[.$G$2]" office:value-type="float" office:value="1.28752112571821" calcext:value-type="float">
            <text:p>1.28752112571821</text:p>
          </table:table-cell>
          <table:table-cell table:formula="of:=TRUNC([.J37])" office:value-type="float" office:value="1" calcext:value-type="float">
            <text:p>1</text:p>
          </table:table-cell>
          <table:table-cell table:formula="of:=[.J37]-[.K37]" office:value-type="float" office:value="0.287521125718208" calcext:value-type="float">
            <text:p>0.28752112571820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1.6628948542363" calcext:value-type="float">
            <text:p>61.6628948542363</text:p>
          </table:table-cell>
          <table:table-cell/>
          <table:table-cell table:formula="of:=[.P37]/[.$Q$2]" office:value-type="float" office:value="0.0112766456408417" calcext:value-type="float">
            <text:p>0.0112766456408417</text:p>
          </table:table-cell>
          <table:table-cell table:formula="of:=[.R37]*[.$G$2]" office:value-type="float" office:value="1.12766456408417" calcext:value-type="float">
            <text:p>1.12766456408417</text:p>
          </table:table-cell>
          <table:table-cell table:formula="of:=TRUNC([.S37])" office:value-type="float" office:value="1" calcext:value-type="float">
            <text:p>1</text:p>
          </table:table-cell>
          <table:table-cell table:formula="of:=[.S37]-[.T37]" office:value-type="float" office:value="0.127664564084172" calcext:value-type="float">
            <text:p>0.1276645640841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0524016601524613" calcext:value-type="float">
            <text:p>0.0524016601524613</text:p>
          </table:table-cell>
          <table:table-cell table:formula="of:=SUM([.Y37:.Y136])" office:value-type="float" office:value="11.4916170149305" calcext:value-type="float">
            <text:p>11.4916170149305</text:p>
          </table:table-cell>
          <table:table-cell table:formula="of:=[.Y37]/[.$Z$2]" office:value-type="float" office:value="0.00301072542519879" calcext:value-type="float">
            <text:p>0.00301072542519879</text:p>
          </table:table-cell>
          <table:table-cell table:formula="of:=[.AA37]*[.$G$2]" office:value-type="float" office:value="0.301072542519879" calcext:value-type="float">
            <text:p>0.301072542519879</text:p>
          </table:table-cell>
          <table:table-cell table:formula="of:=TRUNC([.AB37])" office:value-type="float" office:value="0" calcext:value-type="float">
            <text:p>0</text:p>
          </table:table-cell>
          <table:table-cell table:formula="of:=[.AB37]-[.AC37]" office:value-type="float" office:value="0.301072542519879" calcext:value-type="float">
            <text:p>0.30107254251987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60673002568235" calcext:value-type="float">
            <text:p>0.00160673002568235</text:p>
          </table:table-cell>
          <table:table-cell office:value-type="float" office:value="-4.98322062334633" calcext:value-type="float">
            <text:p>-4.98322062334633</text:p>
          </table:table-cell>
          <table:table-cell office:value-type="float" office:value="4.64572044495733" calcext:value-type="float">
            <text:p>4.64572044495733</text:p>
          </table:table-cell>
          <table:table-cell table:formula="of:=80-([.B38]^2+[.C38]^2+[.D38]^2)" office:value-type="float" office:value="33.5847911847799" calcext:value-type="float">
            <text:p>33.5847911847799</text:p>
          </table:table-cell>
          <table:table-cell table:number-columns-repeated="3"/>
          <table:table-cell table:formula="of:=[.E38]/[.$F$2]" office:value-type="float" office:value="0.00614184251335727" calcext:value-type="float">
            <text:p>0.00614184251335727</text:p>
          </table:table-cell>
          <table:table-cell table:formula="of:=[.I38]*[.$G$2]" office:value-type="float" office:value="0.614184251335727" calcext:value-type="float">
            <text:p>0.614184251335727</text:p>
          </table:table-cell>
          <table:table-cell table:formula="of:=TRUNC([.J38])" office:value-type="float" office:value="0" calcext:value-type="float">
            <text:p>0</text:p>
          </table:table-cell>
          <table:table-cell table:formula="of:=[.J38]-[.K38]" office:value-type="float" office:value="0.614184251335727" calcext:value-type="float">
            <text:p>0.61418425133572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5.3144298744388" calcext:value-type="float">
            <text:p>45.3144298744388</text:p>
          </table:table-cell>
          <table:table-cell/>
          <table:table-cell table:formula="of:=[.P38]/[.$Q$2]" office:value-type="float" office:value="0.00828690850987046" calcext:value-type="float">
            <text:p>0.00828690850987046</text:p>
          </table:table-cell>
          <table:table-cell table:formula="of:=[.R38]*[.$G$2]" office:value-type="float" office:value="0.828690850987046" calcext:value-type="float">
            <text:p>0.828690850987046</text:p>
          </table:table-cell>
          <table:table-cell table:formula="of:=TRUNC([.S38])" office:value-type="float" office:value="0" calcext:value-type="float">
            <text:p>0</text:p>
          </table:table-cell>
          <table:table-cell table:formula="of:=[.S38]-[.T38]" office:value-type="float" office:value="0.828690850987046" calcext:value-type="float">
            <text:p>0.82869085098704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373857347605865" calcext:value-type="float">
            <text:p>0.373857347605865</text:p>
          </table:table-cell>
          <table:table-cell table:formula="of:=SUM([.Y38:.Y137])" office:value-type="float" office:value="11.4392153547781" calcext:value-type="float">
            <text:p>11.4392153547781</text:p>
          </table:table-cell>
          <table:table-cell table:formula="of:=[.Y38]/[.$Z$2]" office:value-type="float" office:value="0.0214798885867262" calcext:value-type="float">
            <text:p>0.0214798885867262</text:p>
          </table:table-cell>
          <table:table-cell table:formula="of:=[.AA38]*[.$G$2]" office:value-type="float" office:value="2.14798885867262" calcext:value-type="float">
            <text:p>2.14798885867262</text:p>
          </table:table-cell>
          <table:table-cell table:formula="of:=TRUNC([.AB38])" office:value-type="float" office:value="2" calcext:value-type="float">
            <text:p>2</text:p>
          </table:table-cell>
          <table:table-cell table:formula="of:=[.AB38]-[.AC38]" office:value-type="float" office:value="0.147988858672625" calcext:value-type="float">
            <text:p>0.1479888586726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1440208385979" calcext:value-type="float">
            <text:p>-1.01440208385979</text:p>
          </table:table-cell>
          <table:table-cell office:value-type="float" office:value="3.99609640823637" calcext:value-type="float">
            <text:p>3.99609640823637</text:p>
          </table:table-cell>
          <table:table-cell office:value-type="float" office:value="3.88643894857527" calcext:value-type="float">
            <text:p>3.88643894857527</text:p>
          </table:table-cell>
          <table:table-cell table:formula="of:=80-([.B39]^2+[.C39]^2+[.D39]^2)" office:value-type="float" office:value="47.8977942073385" calcext:value-type="float">
            <text:p>47.8977942073385</text:p>
          </table:table-cell>
          <table:table-cell table:number-columns-repeated="3"/>
          <table:table-cell table:formula="of:=[.E39]/[.$F$2]" office:value-type="float" office:value="0.00875934309491812" calcext:value-type="float">
            <text:p>0.00875934309491812</text:p>
          </table:table-cell>
          <table:table-cell table:formula="of:=[.I39]*[.$G$2]" office:value-type="float" office:value="0.875934309491812" calcext:value-type="float">
            <text:p>0.875934309491812</text:p>
          </table:table-cell>
          <table:table-cell table:formula="of:=TRUNC([.J39])" office:value-type="float" office:value="0" calcext:value-type="float">
            <text:p>0</text:p>
          </table:table-cell>
          <table:table-cell table:formula="of:=[.J39]-[.K39]" office:value-type="float" office:value="0.875934309491812" calcext:value-type="float">
            <text:p>0.87593430949181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1.6696612928119" calcext:value-type="float">
            <text:p>51.6696612928119</text:p>
          </table:table-cell>
          <table:table-cell/>
          <table:table-cell table:formula="of:=[.P39]/[.$Q$2]" office:value-type="float" office:value="0.00944912596398036" calcext:value-type="float">
            <text:p>0.00944912596398036</text:p>
          </table:table-cell>
          <table:table-cell table:formula="of:=[.R39]*[.$G$2]" office:value-type="float" office:value="0.944912596398036" calcext:value-type="float">
            <text:p>0.944912596398036</text:p>
          </table:table-cell>
          <table:table-cell table:formula="of:=TRUNC([.S39])" office:value-type="float" office:value="0" calcext:value-type="float">
            <text:p>0</text:p>
          </table:table-cell>
          <table:table-cell table:formula="of:=[.S39]-[.T39]" office:value-type="float" office:value="0.944912596398036" calcext:value-type="float">
            <text:p>0.94491259639803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19684486285623" calcext:value-type="float">
            <text:p>0.219684486285623</text:p>
          </table:table-cell>
          <table:table-cell table:formula="of:=SUM([.Y39:.Y138])" office:value-type="float" office:value="11.0653580071722" calcext:value-type="float">
            <text:p>11.0653580071722</text:p>
          </table:table-cell>
          <table:table-cell table:formula="of:=[.Y39]/[.$Z$2]" office:value-type="float" office:value="0.0126219220241783" calcext:value-type="float">
            <text:p>0.0126219220241783</text:p>
          </table:table-cell>
          <table:table-cell table:formula="of:=[.AA39]*[.$G$2]" office:value-type="float" office:value="1.26219220241783" calcext:value-type="float">
            <text:p>1.26219220241783</text:p>
          </table:table-cell>
          <table:table-cell table:formula="of:=TRUNC([.AB39])" office:value-type="float" office:value="1" calcext:value-type="float">
            <text:p>1</text:p>
          </table:table-cell>
          <table:table-cell table:formula="of:=[.AB39]-[.AC39]" office:value-type="float" office:value="0.262192202417834" calcext:value-type="float">
            <text:p>0.26219220241783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.99638437595532" calcext:value-type="float">
            <text:p>-3.99638437595532</text:p>
          </table:table-cell>
          <table:table-cell office:value-type="float" office:value="-3.00395038985656" calcext:value-type="float">
            <text:p>-3.00395038985656</text:p>
          </table:table-cell>
          <table:table-cell office:value-type="float" office:value="1.5119925000698" calcext:value-type="float">
            <text:p>1.5119925000698</text:p>
          </table:table-cell>
          <table:table-cell table:formula="of:=80-([.B40]^2+[.C40]^2+[.D40]^2)" office:value-type="float" office:value="52.7190726546335" calcext:value-type="float">
            <text:p>52.7190726546335</text:p>
          </table:table-cell>
          <table:table-cell table:number-columns-repeated="3"/>
          <table:table-cell table:formula="of:=[.E40]/[.$F$2]" office:value-type="float" office:value="0.00964103781123809" calcext:value-type="float">
            <text:p>0.00964103781123809</text:p>
          </table:table-cell>
          <table:table-cell table:formula="of:=[.I40]*[.$G$2]" office:value-type="float" office:value="0.964103781123809" calcext:value-type="float">
            <text:p>0.964103781123809</text:p>
          </table:table-cell>
          <table:table-cell table:formula="of:=TRUNC([.J40])" office:value-type="float" office:value="0" calcext:value-type="float">
            <text:p>0</text:p>
          </table:table-cell>
          <table:table-cell table:formula="of:=[.J40]-[.K40]" office:value-type="float" office:value="0.964103781123809" calcext:value-type="float">
            <text:p>0.96410378112380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3.8103958554109" calcext:value-type="float">
            <text:p>53.8103958554109</text:p>
          </table:table-cell>
          <table:table-cell/>
          <table:table-cell table:formula="of:=[.P40]/[.$Q$2]" office:value-type="float" office:value="0.0098406143157776" calcext:value-type="float">
            <text:p>0.0098406143157776</text:p>
          </table:table-cell>
          <table:table-cell table:formula="of:=[.R40]*[.$G$2]" office:value-type="float" office:value="0.98406143157776" calcext:value-type="float">
            <text:p>0.98406143157776</text:p>
          </table:table-cell>
          <table:table-cell table:formula="of:=TRUNC([.S40])" office:value-type="float" office:value="0" calcext:value-type="float">
            <text:p>0</text:p>
          </table:table-cell>
          <table:table-cell table:formula="of:=[.S40]-[.T40]" office:value-type="float" office:value="0.98406143157776" calcext:value-type="float">
            <text:p>0.9840614315777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78032237725838" calcext:value-type="float">
            <text:p>0.178032237725838</text:p>
          </table:table-cell>
          <table:table-cell table:formula="of:=SUM([.Y40:.Y139])" office:value-type="float" office:value="10.8456735208866" calcext:value-type="float">
            <text:p>10.8456735208866</text:p>
          </table:table-cell>
          <table:table-cell table:formula="of:=[.Y40]/[.$Z$2]" office:value-type="float" office:value="0.0102288015888565" calcext:value-type="float">
            <text:p>0.0102288015888565</text:p>
          </table:table-cell>
          <table:table-cell table:formula="of:=[.AA40]*[.$G$2]" office:value-type="float" office:value="1.02288015888565" calcext:value-type="float">
            <text:p>1.02288015888565</text:p>
          </table:table-cell>
          <table:table-cell table:formula="of:=TRUNC([.AB40])" office:value-type="float" office:value="1" calcext:value-type="float">
            <text:p>1</text:p>
          </table:table-cell>
          <table:table-cell table:formula="of:=[.AB40]-[.AC40]" office:value-type="float" office:value="0.0228801588856544" calcext:value-type="float">
            <text:p>0.02288015888565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40283560078276" calcext:value-type="float">
            <text:p>-3.40283560078276</text:p>
          </table:table-cell>
          <table:table-cell office:value-type="float" office:value="-1.71556462800669" calcext:value-type="float">
            <text:p>-1.71556462800669</text:p>
          </table:table-cell>
          <table:table-cell office:value-type="float" office:value="-4.52825233175028" calcext:value-type="float">
            <text:p>-4.52825233175028</text:p>
          </table:table-cell>
          <table:table-cell table:formula="of:=80-([.B41]^2+[.C41]^2+[.D41]^2)" office:value-type="float" office:value="44.9724787011759" calcext:value-type="float">
            <text:p>44.9724787011759</text:p>
          </table:table-cell>
          <table:table-cell table:number-columns-repeated="3"/>
          <table:table-cell table:formula="of:=[.E41]/[.$F$2]" office:value-type="float" office:value="0.00822437394647587" calcext:value-type="float">
            <text:p>0.00822437394647587</text:p>
          </table:table-cell>
          <table:table-cell table:formula="of:=[.I41]*[.$G$2]" office:value-type="float" office:value="0.822437394647587" calcext:value-type="float">
            <text:p>0.822437394647587</text:p>
          </table:table-cell>
          <table:table-cell table:formula="of:=TRUNC([.J41])" office:value-type="float" office:value="0" calcext:value-type="float">
            <text:p>0</text:p>
          </table:table-cell>
          <table:table-cell table:formula="of:=[.J41]-[.K41]" office:value-type="float" office:value="0.822437394647587" calcext:value-type="float">
            <text:p>0.82243739464758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.3707684619981" calcext:value-type="float">
            <text:p>50.3707684619981</text:p>
          </table:table-cell>
          <table:table-cell/>
          <table:table-cell table:formula="of:=[.P41]/[.$Q$2]" office:value-type="float" office:value="0.00921159001609564" calcext:value-type="float">
            <text:p>0.00921159001609564</text:p>
          </table:table-cell>
          <table:table-cell table:formula="of:=[.R41]*[.$G$2]" office:value-type="float" office:value="0.921159001609564" calcext:value-type="float">
            <text:p>0.921159001609564</text:p>
          </table:table-cell>
          <table:table-cell table:formula="of:=TRUNC([.S41])" office:value-type="float" office:value="0" calcext:value-type="float">
            <text:p>0</text:p>
          </table:table-cell>
          <table:table-cell table:formula="of:=[.S41]-[.T41]" office:value-type="float" office:value="0.921159001609564" calcext:value-type="float">
            <text:p>0.92115900160956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47053175216656" calcext:value-type="float">
            <text:p>0.247053175216656</text:p>
          </table:table-cell>
          <table:table-cell table:formula="of:=SUM([.Y41:.Y140])" office:value-type="float" office:value="10.6676412831607" calcext:value-type="float">
            <text:p>10.6676412831607</text:p>
          </table:table-cell>
          <table:table-cell table:formula="of:=[.Y41]/[.$Z$2]" office:value-type="float" office:value="0.0141943838007572" calcext:value-type="float">
            <text:p>0.0141943838007572</text:p>
          </table:table-cell>
          <table:table-cell table:formula="of:=[.AA41]*[.$G$2]" office:value-type="float" office:value="1.41943838007572" calcext:value-type="float">
            <text:p>1.41943838007572</text:p>
          </table:table-cell>
          <table:table-cell table:formula="of:=TRUNC([.AB41])" office:value-type="float" office:value="1" calcext:value-type="float">
            <text:p>1</text:p>
          </table:table-cell>
          <table:table-cell table:formula="of:=[.AB41]-[.AC41]" office:value-type="float" office:value="0.419438380075717" calcext:value-type="float">
            <text:p>0.41943838007571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.36890236917521" calcext:value-type="float">
            <text:p>-4.36890236917521</text:p>
          </table:table-cell>
          <table:table-cell office:value-type="float" office:value="4.08463026096978" calcext:value-type="float">
            <text:p>4.08463026096978</text:p>
          </table:table-cell>
          <table:table-cell office:value-type="float" office:value="-1.49256861565105" calcext:value-type="float">
            <text:p>-1.49256861565105</text:p>
          </table:table-cell>
          <table:table-cell table:formula="of:=80-([.B42]^2+[.C42]^2+[.D42]^2)" office:value-type="float" office:value="42.0007266473587" calcext:value-type="float">
            <text:p>42.0007266473587</text:p>
          </table:table-cell>
          <table:table-cell table:number-columns-repeated="3"/>
          <table:table-cell table:formula="of:=[.E42]/[.$F$2]" office:value-type="float" office:value="0.00768091268143866" calcext:value-type="float">
            <text:p>0.00768091268143866</text:p>
          </table:table-cell>
          <table:table-cell table:formula="of:=[.I42]*[.$G$2]" office:value-type="float" office:value="0.768091268143866" calcext:value-type="float">
            <text:p>0.768091268143866</text:p>
          </table:table-cell>
          <table:table-cell table:formula="of:=TRUNC([.J42])" office:value-type="float" office:value="0" calcext:value-type="float">
            <text:p>0</text:p>
          </table:table-cell>
          <table:table-cell table:formula="of:=[.J42]-[.K42]" office:value-type="float" office:value="0.768091268143866" calcext:value-type="float">
            <text:p>0.76809126814386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9.0512569667327" calcext:value-type="float">
            <text:p>49.0512569667327</text:p>
          </table:table-cell>
          <table:table-cell/>
          <table:table-cell table:formula="of:=[.P42]/[.$Q$2]" office:value-type="float" office:value="0.00897028341532221" calcext:value-type="float">
            <text:p>0.00897028341532221</text:p>
          </table:table-cell>
          <table:table-cell table:formula="of:=[.R42]*[.$G$2]" office:value-type="float" office:value="0.897028341532221" calcext:value-type="float">
            <text:p>0.897028341532221</text:p>
          </table:table-cell>
          <table:table-cell table:formula="of:=TRUNC([.S42])" office:value-type="float" office:value="0" calcext:value-type="float">
            <text:p>0</text:p>
          </table:table-cell>
          <table:table-cell table:formula="of:=[.S42]-[.T42]" office:value-type="float" office:value="0.897028341532221" calcext:value-type="float">
            <text:p>0.8970283415322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76743195882855" calcext:value-type="float">
            <text:p>0.276743195882855</text:p>
          </table:table-cell>
          <table:table-cell table:formula="of:=SUM([.Y42:.Y141])" office:value-type="float" office:value="10.4205881079441" calcext:value-type="float">
            <text:p>10.4205881079441</text:p>
          </table:table-cell>
          <table:table-cell table:formula="of:=[.Y42]/[.$Z$2]" office:value-type="float" office:value="0.0159002171624165" calcext:value-type="float">
            <text:p>0.0159002171624165</text:p>
          </table:table-cell>
          <table:table-cell table:formula="of:=[.AA42]*[.$G$2]" office:value-type="float" office:value="1.59002171624165" calcext:value-type="float">
            <text:p>1.59002171624165</text:p>
          </table:table-cell>
          <table:table-cell table:formula="of:=TRUNC([.AB42])" office:value-type="float" office:value="1" calcext:value-type="float">
            <text:p>1</text:p>
          </table:table-cell>
          <table:table-cell table:formula="of:=[.AB42]-[.AC42]" office:value-type="float" office:value="0.590021716241651" calcext:value-type="float">
            <text:p>0.59002171624165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710734809866" calcext:value-type="float">
            <text:p>1.1710734809866</text:p>
          </table:table-cell>
          <table:table-cell office:value-type="float" office:value="0.963403581430783" calcext:value-type="float">
            <text:p>0.963403581430783</text:p>
          </table:table-cell>
          <table:table-cell office:value-type="float" office:value="1.29383219830251" calcext:value-type="float">
            <text:p>1.29383219830251</text:p>
          </table:table-cell>
          <table:table-cell table:formula="of:=80-([.B43]^2+[.C43]^2+[.D43]^2)" office:value-type="float" office:value="76.026438684052" calcext:value-type="float">
            <text:p>76.026438684052</text:p>
          </table:table-cell>
          <table:table-cell table:number-columns-repeated="3"/>
          <table:table-cell table:formula="of:=[.E43]/[.$F$2]" office:value-type="float" office:value="0.013903388908384" calcext:value-type="float">
            <text:p>0.013903388908384</text:p>
          </table:table-cell>
          <table:table-cell table:formula="of:=[.I43]*[.$G$2]" office:value-type="float" office:value="1.3903388908384" calcext:value-type="float">
            <text:p>1.3903388908384</text:p>
          </table:table-cell>
          <table:table-cell table:formula="of:=TRUNC([.J43])" office:value-type="float" office:value="1" calcext:value-type="float">
            <text:p>1</text:p>
          </table:table-cell>
          <table:table-cell table:formula="of:=[.J43]-[.K43]" office:value-type="float" office:value="0.390338890838396" calcext:value-type="float">
            <text:p>0.39033889083839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4.1592866253093" calcext:value-type="float">
            <text:p>64.1592866253093</text:p>
          </table:table-cell>
          <table:table-cell/>
          <table:table-cell table:formula="of:=[.P43]/[.$Q$2]" office:value-type="float" office:value="0.011733175056946" calcext:value-type="float">
            <text:p>0.011733175056946</text:p>
          </table:table-cell>
          <table:table-cell table:formula="of:=[.R43]*[.$G$2]" office:value-type="float" office:value="1.1733175056946" calcext:value-type="float">
            <text:p>1.1733175056946</text:p>
          </table:table-cell>
          <table:table-cell table:formula="of:=TRUNC([.S43])" office:value-type="float" office:value="1" calcext:value-type="float">
            <text:p>1</text:p>
          </table:table-cell>
          <table:table-cell table:formula="of:=[.S43]-[.T43]" office:value-type="float" office:value="0.173317505694599" calcext:value-type="float">
            <text:p>0.17331750569459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190353527473537" calcext:value-type="float">
            <text:p>0.0190353527473537</text:p>
          </table:table-cell>
          <table:table-cell table:formula="of:=SUM([.Y43:.Y142])" office:value-type="float" office:value="10.1438449120612" calcext:value-type="float">
            <text:p>10.1438449120612</text:p>
          </table:table-cell>
          <table:table-cell table:formula="of:=[.Y43]/[.$Z$2]" office:value-type="float" office:value="0.00109367184794037" calcext:value-type="float">
            <text:p>0.00109367184794037</text:p>
          </table:table-cell>
          <table:table-cell table:formula="of:=[.AA43]*[.$G$2]" office:value-type="float" office:value="0.109367184794037" calcext:value-type="float">
            <text:p>0.109367184794037</text:p>
          </table:table-cell>
          <table:table-cell table:formula="of:=TRUNC([.AB43])" office:value-type="float" office:value="0" calcext:value-type="float">
            <text:p>0</text:p>
          </table:table-cell>
          <table:table-cell table:formula="of:=[.AB43]-[.AC43]" office:value-type="float" office:value="0.109367184794037" calcext:value-type="float">
            <text:p>0.1093671847940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7070730374675" calcext:value-type="float">
            <text:p>2.17070730374675</text:p>
          </table:table-cell>
          <table:table-cell office:value-type="float" office:value="-4.79114913338391" calcext:value-type="float">
            <text:p>-4.79114913338391</text:p>
          </table:table-cell>
          <table:table-cell office:value-type="float" office:value="3.09405662922877" calcext:value-type="float">
            <text:p>3.09405662922877</text:p>
          </table:table-cell>
          <table:table-cell table:formula="of:=80-([.B44]^2+[.C44]^2+[.D44]^2)" office:value-type="float" office:value="42.7597333582606" calcext:value-type="float">
            <text:p>42.7597333582606</text:p>
          </table:table-cell>
          <table:table-cell table:number-columns-repeated="3"/>
          <table:table-cell table:formula="of:=[.E44]/[.$F$2]" office:value-type="float" office:value="0.00781971657214302" calcext:value-type="float">
            <text:p>0.00781971657214302</text:p>
          </table:table-cell>
          <table:table-cell table:formula="of:=[.I44]*[.$G$2]" office:value-type="float" office:value="0.781971657214302" calcext:value-type="float">
            <text:p>0.781971657214302</text:p>
          </table:table-cell>
          <table:table-cell table:formula="of:=TRUNC([.J44])" office:value-type="float" office:value="0" calcext:value-type="float">
            <text:p>0</text:p>
          </table:table-cell>
          <table:table-cell table:formula="of:=[.J44]-[.K44]" office:value-type="float" office:value="0.781971657214302" calcext:value-type="float">
            <text:p>0.7819716572143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9.3882696319489" calcext:value-type="float">
            <text:p>49.3882696319489</text:p>
          </table:table-cell>
          <table:table-cell/>
          <table:table-cell table:formula="of:=[.P44]/[.$Q$2]" office:value-type="float" office:value="0.00903191484555432" calcext:value-type="float">
            <text:p>0.00903191484555432</text:p>
          </table:table-cell>
          <table:table-cell table:formula="of:=[.R44]*[.$G$2]" office:value-type="float" office:value="0.903191484555432" calcext:value-type="float">
            <text:p>0.903191484555432</text:p>
          </table:table-cell>
          <table:table-cell table:formula="of:=TRUNC([.S44])" office:value-type="float" office:value="0" calcext:value-type="float">
            <text:p>0</text:p>
          </table:table-cell>
          <table:table-cell table:formula="of:=[.S44]-[.T44]" office:value-type="float" office:value="0.903191484555432" calcext:value-type="float">
            <text:p>0.90319148455543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26896501163438" calcext:value-type="float">
            <text:p>0.26896501163438</text:p>
          </table:table-cell>
          <table:table-cell table:formula="of:=SUM([.Y44:.Y143])" office:value-type="float" office:value="10.1248095593139" calcext:value-type="float">
            <text:p>10.1248095593139</text:p>
          </table:table-cell>
          <table:table-cell table:formula="of:=[.Y44]/[.$Z$2]" office:value-type="float" office:value="0.0154533233615211" calcext:value-type="float">
            <text:p>0.0154533233615211</text:p>
          </table:table-cell>
          <table:table-cell table:formula="of:=[.AA44]*[.$G$2]" office:value-type="float" office:value="1.54533233615211" calcext:value-type="float">
            <text:p>1.54533233615211</text:p>
          </table:table-cell>
          <table:table-cell table:formula="of:=TRUNC([.AB44])" office:value-type="float" office:value="1" calcext:value-type="float">
            <text:p>1</text:p>
          </table:table-cell>
          <table:table-cell table:formula="of:=[.AB44]-[.AC44]" office:value-type="float" office:value="0.545332336152107" calcext:value-type="float">
            <text:p>0.54533233615210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.85407426936447" calcext:value-type="float">
            <text:p>-4.85407426936447</text:p>
          </table:table-cell>
          <table:table-cell office:value-type="float" office:value="2.99580909002184" calcext:value-type="float">
            <text:p>2.99580909002184</text:p>
          </table:table-cell>
          <table:table-cell office:value-type="float" office:value="-1.57468409479312" calcext:value-type="float">
            <text:p>-1.57468409479312</text:p>
          </table:table-cell>
          <table:table-cell table:formula="of:=80-([.B45]^2+[.C45]^2+[.D45]^2)" office:value-type="float" office:value="44.9834608852419" calcext:value-type="float">
            <text:p>44.9834608852419</text:p>
          </table:table-cell>
          <table:table-cell table:number-columns-repeated="3"/>
          <table:table-cell table:formula="of:=[.E45]/[.$F$2]" office:value-type="float" office:value="0.00822638232117783" calcext:value-type="float">
            <text:p>0.00822638232117783</text:p>
          </table:table-cell>
          <table:table-cell table:formula="of:=[.I45]*[.$G$2]" office:value-type="float" office:value="0.822638232117783" calcext:value-type="float">
            <text:p>0.822638232117783</text:p>
          </table:table-cell>
          <table:table-cell table:formula="of:=TRUNC([.J45])" office:value-type="float" office:value="0" calcext:value-type="float">
            <text:p>0</text:p>
          </table:table-cell>
          <table:table-cell table:formula="of:=[.J45]-[.K45]" office:value-type="float" office:value="0.822638232117783" calcext:value-type="float">
            <text:p>0.82263823211778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0.3756447497421" calcext:value-type="float">
            <text:p>50.3756447497421</text:p>
          </table:table-cell>
          <table:table-cell/>
          <table:table-cell table:formula="of:=[.P45]/[.$Q$2]" office:value-type="float" office:value="0.00921248177067612" calcext:value-type="float">
            <text:p>0.00921248177067612</text:p>
          </table:table-cell>
          <table:table-cell table:formula="of:=[.R45]*[.$G$2]" office:value-type="float" office:value="0.921248177067612" calcext:value-type="float">
            <text:p>0.921248177067612</text:p>
          </table:table-cell>
          <table:table-cell table:formula="of:=TRUNC([.S45])" office:value-type="float" office:value="0" calcext:value-type="float">
            <text:p>0</text:p>
          </table:table-cell>
          <table:table-cell table:formula="of:=[.S45]-[.T45]" office:value-type="float" office:value="0.921248177067612" calcext:value-type="float">
            <text:p>0.9212481770676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246947134370777" calcext:value-type="float">
            <text:p>0.246947134370777</text:p>
          </table:table-cell>
          <table:table-cell table:formula="of:=SUM([.Y45:.Y144])" office:value-type="float" office:value="9.85584454767949" calcext:value-type="float">
            <text:p>9.85584454767949</text:p>
          </table:table-cell>
          <table:table-cell table:formula="of:=[.Y45]/[.$Z$2]" office:value-type="float" office:value="0.0141882912481573" calcext:value-type="float">
            <text:p>0.0141882912481573</text:p>
          </table:table-cell>
          <table:table-cell table:formula="of:=[.AA45]*[.$G$2]" office:value-type="float" office:value="1.41882912481573" calcext:value-type="float">
            <text:p>1.41882912481573</text:p>
          </table:table-cell>
          <table:table-cell table:formula="of:=TRUNC([.AB45])" office:value-type="float" office:value="1" calcext:value-type="float">
            <text:p>1</text:p>
          </table:table-cell>
          <table:table-cell table:formula="of:=[.AB45]-[.AC45]" office:value-type="float" office:value="0.418829124815732" calcext:value-type="float">
            <text:p>0.41882912481573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35584007053506" calcext:value-type="float">
            <text:p>-3.35584007053506</text:p>
          </table:table-cell>
          <table:table-cell office:value-type="float" office:value="-0.571096448630274" calcext:value-type="float">
            <text:p>-0.571096448630274</text:p>
          </table:table-cell>
          <table:table-cell office:value-type="float" office:value="-3.56429781424155" calcext:value-type="float">
            <text:p>-3.56429781424155</text:p>
          </table:table-cell>
          <table:table-cell table:formula="of:=80-([.B46]^2+[.C46]^2+[.D46]^2)" office:value-type="float" office:value="55.707967358746" calcext:value-type="float">
            <text:p>55.707967358746</text:p>
          </table:table-cell>
          <table:table-cell table:number-columns-repeated="3"/>
          <table:table-cell table:formula="of:=[.E46]/[.$F$2]" office:value-type="float" office:value="0.0101876340506093" calcext:value-type="float">
            <text:p>0.0101876340506093</text:p>
          </table:table-cell>
          <table:table-cell table:formula="of:=[.I46]*[.$G$2]" office:value-type="float" office:value="1.01876340506093" calcext:value-type="float">
            <text:p>1.01876340506093</text:p>
          </table:table-cell>
          <table:table-cell table:formula="of:=TRUNC([.J46])" office:value-type="float" office:value="1" calcext:value-type="float">
            <text:p>1</text:p>
          </table:table-cell>
          <table:table-cell table:formula="of:=[.J46]-[.K46]" office:value-type="float" office:value="0.0187634050609262" calcext:value-type="float">
            <text:p>0.018763405060926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5.1375189965049" calcext:value-type="float">
            <text:p>55.1375189965049</text:p>
          </table:table-cell>
          <table:table-cell/>
          <table:table-cell table:formula="of:=[.P46]/[.$Q$2]" office:value-type="float" office:value="0.0100833129016817" calcext:value-type="float">
            <text:p>0.0100833129016817</text:p>
          </table:table-cell>
          <table:table-cell table:formula="of:=[.R46]*[.$G$2]" office:value-type="float" office:value="1.00833129016817" calcext:value-type="float">
            <text:p>1.00833129016817</text:p>
          </table:table-cell>
          <table:table-cell table:formula="of:=TRUNC([.S46])" office:value-type="float" office:value="1" calcext:value-type="float">
            <text:p>1</text:p>
          </table:table-cell>
          <table:table-cell table:formula="of:=[.S46]-[.T46]" office:value-type="float" office:value="0.00833129016817247" calcext:value-type="float">
            <text:p>0.0083312901681724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154082687546391" calcext:value-type="float">
            <text:p>0.154082687546391</text:p>
          </table:table-cell>
          <table:table-cell table:formula="of:=SUM([.Y46:.Y145])" office:value-type="float" office:value="9.60889741330872" calcext:value-type="float">
            <text:p>9.60889741330872</text:p>
          </table:table-cell>
          <table:table-cell table:formula="of:=[.Y46]/[.$Z$2]" office:value-type="float" office:value="0.00885278564895032" calcext:value-type="float">
            <text:p>0.00885278564895032</text:p>
          </table:table-cell>
          <table:table-cell table:formula="of:=[.AA46]*[.$G$2]" office:value-type="float" office:value="0.885278564895032" calcext:value-type="float">
            <text:p>0.885278564895032</text:p>
          </table:table-cell>
          <table:table-cell table:formula="of:=TRUNC([.AB46])" office:value-type="float" office:value="0" calcext:value-type="float">
            <text:p>0</text:p>
          </table:table-cell>
          <table:table-cell table:formula="of:=[.AB46]-[.AC46]" office:value-type="float" office:value="0.885278564895032" calcext:value-type="float">
            <text:p>0.8852785648950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23403393507709" calcext:value-type="float">
            <text:p>0.423403393507709</text:p>
          </table:table-cell>
          <table:table-cell office:value-type="float" office:value="-1.81094098158854" calcext:value-type="float">
            <text:p>-1.81094098158854</text:p>
          </table:table-cell>
          <table:table-cell office:value-type="float" office:value="-4.14653807249458" calcext:value-type="float">
            <text:p>-4.14653807249458</text:p>
          </table:table-cell>
          <table:table-cell table:formula="of:=80-([.B47]^2+[.C47]^2+[.D47]^2)" office:value-type="float" office:value="59.3474443409222" calcext:value-type="float">
            <text:p>59.3474443409222</text:p>
          </table:table-cell>
          <table:table-cell table:number-columns-repeated="3"/>
          <table:table-cell table:formula="of:=[.E47]/[.$F$2]" office:value-type="float" office:value="0.0108532059856119" calcext:value-type="float">
            <text:p>0.0108532059856119</text:p>
          </table:table-cell>
          <table:table-cell table:formula="of:=[.I47]*[.$G$2]" office:value-type="float" office:value="1.08532059856119" calcext:value-type="float">
            <text:p>1.08532059856119</text:p>
          </table:table-cell>
          <table:table-cell table:formula="of:=TRUNC([.J47])" office:value-type="float" office:value="1" calcext:value-type="float">
            <text:p>1</text:p>
          </table:table-cell>
          <table:table-cell table:formula="of:=[.J47]-[.K47]" office:value-type="float" office:value="0.0853205985611942" calcext:value-type="float">
            <text:p>0.085320598561194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6.7535123996445" calcext:value-type="float">
            <text:p>56.7535123996445</text:p>
          </table:table-cell>
          <table:table-cell/>
          <table:table-cell table:formula="of:=[.P47]/[.$Q$2]" office:value-type="float" office:value="0.0103788388416854" calcext:value-type="float">
            <text:p>0.0103788388416854</text:p>
          </table:table-cell>
          <table:table-cell table:formula="of:=[.R47]*[.$G$2]" office:value-type="float" office:value="1.03788388416854" calcext:value-type="float">
            <text:p>1.03788388416854</text:p>
          </table:table-cell>
          <table:table-cell table:formula="of:=TRUNC([.S47])" office:value-type="float" office:value="1" calcext:value-type="float">
            <text:p>1</text:p>
          </table:table-cell>
          <table:table-cell table:formula="of:=[.S47]-[.T47]" office:value-type="float" office:value="0.0378838841685354" calcext:value-type="float">
            <text:p>0.037883884168535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126597978184244" calcext:value-type="float">
            <text:p>0.126597978184244</text:p>
          </table:table-cell>
          <table:table-cell table:formula="of:=SUM([.Y47:.Y146])" office:value-type="float" office:value="9.45481472576233" calcext:value-type="float">
            <text:p>9.45481472576233</text:p>
          </table:table-cell>
          <table:table-cell table:formula="of:=[.Y47]/[.$Z$2]" office:value-type="float" office:value="0.00727365794497949" calcext:value-type="float">
            <text:p>0.00727365794497949</text:p>
          </table:table-cell>
          <table:table-cell table:formula="of:=[.AA47]*[.$G$2]" office:value-type="float" office:value="0.727365794497949" calcext:value-type="float">
            <text:p>0.727365794497949</text:p>
          </table:table-cell>
          <table:table-cell table:formula="of:=TRUNC([.AB47])" office:value-type="float" office:value="0" calcext:value-type="float">
            <text:p>0</text:p>
          </table:table-cell>
          <table:table-cell table:formula="of:=[.AB47]-[.AC47]" office:value-type="float" office:value="0.727365794497949" calcext:value-type="float">
            <text:p>0.72736579449794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518703258246925" calcext:value-type="float">
            <text:p>-0.518703258246925</text:p>
          </table:table-cell>
          <table:table-cell office:value-type="float" office:value="-2.95809637730567" calcext:value-type="float">
            <text:p>-2.95809637730567</text:p>
          </table:table-cell>
          <table:table-cell office:value-type="float" office:value="-4.17094121269058" calcext:value-type="float">
            <text:p>-4.17094121269058</text:p>
          </table:table-cell>
          <table:table-cell table:formula="of:=80-([.B48]^2+[.C48]^2+[.D48]^2)" office:value-type="float" office:value="53.5838621527343" calcext:value-type="float">
            <text:p>53.5838621527343</text:p>
          </table:table-cell>
          <table:table-cell table:number-columns-repeated="3"/>
          <table:table-cell table:formula="of:=[.E48]/[.$F$2]" office:value-type="float" office:value="0.00979918680419499" calcext:value-type="float">
            <text:p>0.00979918680419499</text:p>
          </table:table-cell>
          <table:table-cell table:formula="of:=[.I48]*[.$G$2]" office:value-type="float" office:value="0.979918680419499" calcext:value-type="float">
            <text:p>0.979918680419499</text:p>
          </table:table-cell>
          <table:table-cell table:formula="of:=TRUNC([.J48])" office:value-type="float" office:value="0" calcext:value-type="float">
            <text:p>0</text:p>
          </table:table-cell>
          <table:table-cell table:formula="of:=[.J48]-[.K48]" office:value-type="float" office:value="0.979918680419499" calcext:value-type="float">
            <text:p>0.97991868041949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4.1943779855025" calcext:value-type="float">
            <text:p>54.1943779855025</text:p>
          </table:table-cell>
          <table:table-cell/>
          <table:table-cell table:formula="of:=[.P48]/[.$Q$2]" office:value-type="float" office:value="0.00991083532021948" calcext:value-type="float">
            <text:p>0.00991083532021948</text:p>
          </table:table-cell>
          <table:table-cell table:formula="of:=[.R48]*[.$G$2]" office:value-type="float" office:value="0.991083532021948" calcext:value-type="float">
            <text:p>0.991083532021948</text:p>
          </table:table-cell>
          <table:table-cell table:formula="of:=TRUNC([.S48])" office:value-type="float" office:value="0" calcext:value-type="float">
            <text:p>0</text:p>
          </table:table-cell>
          <table:table-cell table:formula="of:=[.S48]-[.T48]" office:value-type="float" office:value="0.991083532021948" calcext:value-type="float">
            <text:p>0.99108353202194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17096598704786" calcext:value-type="float">
            <text:p>0.17096598704786</text:p>
          </table:table-cell>
          <table:table-cell table:formula="of:=SUM([.Y48:.Y147])" office:value-type="float" office:value="9.32821674757808" calcext:value-type="float">
            <text:p>9.32821674757808</text:p>
          </table:table-cell>
          <table:table-cell table:formula="of:=[.Y48]/[.$Z$2]" office:value-type="float" office:value="0.00982281176877988" calcext:value-type="float">
            <text:p>0.00982281176877988</text:p>
          </table:table-cell>
          <table:table-cell table:formula="of:=[.AA48]*[.$G$2]" office:value-type="float" office:value="0.982281176877988" calcext:value-type="float">
            <text:p>0.982281176877988</text:p>
          </table:table-cell>
          <table:table-cell table:formula="of:=TRUNC([.AB48])" office:value-type="float" office:value="0" calcext:value-type="float">
            <text:p>0</text:p>
          </table:table-cell>
          <table:table-cell table:formula="of:=[.AB48]-[.AC48]" office:value-type="float" office:value="0.982281176877988" calcext:value-type="float">
            <text:p>0.98228117687798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5542996566289" calcext:value-type="float">
            <text:p>2.85542996566289</text:p>
          </table:table-cell>
          <table:table-cell office:value-type="float" office:value="0.275709852903512" calcext:value-type="float">
            <text:p>0.275709852903512</text:p>
          </table:table-cell>
          <table:table-cell office:value-type="float" office:value="-1.92350061239329" calcext:value-type="float">
            <text:p>-1.92350061239329</text:p>
          </table:table-cell>
          <table:table-cell table:formula="of:=80-([.B49]^2+[.C49]^2+[.D49]^2)" office:value-type="float" office:value="68.070649182329" calcext:value-type="float">
            <text:p>68.070649182329</text:p>
          </table:table-cell>
          <table:table-cell table:number-columns-repeated="3"/>
          <table:table-cell table:formula="of:=[.E49]/[.$F$2]" office:value-type="float" office:value="0.012448468259327" calcext:value-type="float">
            <text:p>0.012448468259327</text:p>
          </table:table-cell>
          <table:table-cell table:formula="of:=[.I49]*[.$G$2]" office:value-type="float" office:value="1.2448468259327" calcext:value-type="float">
            <text:p>1.2448468259327</text:p>
          </table:table-cell>
          <table:table-cell table:formula="of:=TRUNC([.J49])" office:value-type="float" office:value="1" calcext:value-type="float">
            <text:p>1</text:p>
          </table:table-cell>
          <table:table-cell table:formula="of:=[.J49]-[.K49]" office:value-type="float" office:value="0.244846825932696" calcext:value-type="float">
            <text:p>0.24484682593269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0.6267726364822" calcext:value-type="float">
            <text:p>60.6267726364822</text:p>
          </table:table-cell>
          <table:table-cell/>
          <table:table-cell table:formula="of:=[.P49]/[.$Q$2]" office:value-type="float" office:value="0.0110871640552328" calcext:value-type="float">
            <text:p>0.0110871640552328</text:p>
          </table:table-cell>
          <table:table-cell table:formula="of:=[.R49]*[.$G$2]" office:value-type="float" office:value="1.10871640552328" calcext:value-type="float">
            <text:p>1.10871640552328</text:p>
          </table:table-cell>
          <table:table-cell table:formula="of:=TRUNC([.S49])" office:value-type="float" office:value="1" calcext:value-type="float">
            <text:p>1</text:p>
          </table:table-cell>
          <table:table-cell table:formula="of:=[.S49]-[.T49]" office:value-type="float" office:value="0.108716405523281" calcext:value-type="float">
            <text:p>0.10871640552328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670401075567235" calcext:value-type="float">
            <text:p>0.0670401075567235</text:p>
          </table:table-cell>
          <table:table-cell table:formula="of:=SUM([.Y49:.Y148])" office:value-type="float" office:value="9.15725076053022" calcext:value-type="float">
            <text:p>9.15725076053022</text:p>
          </table:table-cell>
          <table:table-cell table:formula="of:=[.Y49]/[.$Z$2]" office:value-type="float" office:value="0.00385177408009294" calcext:value-type="float">
            <text:p>0.00385177408009294</text:p>
          </table:table-cell>
          <table:table-cell table:formula="of:=[.AA49]*[.$G$2]" office:value-type="float" office:value="0.385177408009294" calcext:value-type="float">
            <text:p>0.385177408009294</text:p>
          </table:table-cell>
          <table:table-cell table:formula="of:=TRUNC([.AB49])" office:value-type="float" office:value="0" calcext:value-type="float">
            <text:p>0</text:p>
          </table:table-cell>
          <table:table-cell table:formula="of:=[.AB49]-[.AC49]" office:value-type="float" office:value="0.385177408009294" calcext:value-type="float">
            <text:p>0.38517740800929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292072302289182" calcext:value-type="float">
            <text:p>-0.292072302289182</text:p>
          </table:table-cell>
          <table:table-cell office:value-type="float" office:value="-0.879291596141798" calcext:value-type="float">
            <text:p>-0.879291596141798</text:p>
          </table:table-cell>
          <table:table-cell office:value-type="float" office:value="2.61817183626775" calcext:value-type="float">
            <text:p>2.61817183626775</text:p>
          </table:table-cell>
          <table:table-cell table:formula="of:=80-([.B50]^2+[.C50]^2+[.D50]^2)" office:value-type="float" office:value="72.2867162949643" calcext:value-type="float">
            <text:p>72.2867162949643</text:p>
          </table:table-cell>
          <table:table-cell table:number-columns-repeated="3"/>
          <table:table-cell table:formula="of:=[.E50]/[.$F$2]" office:value-type="float" office:value="0.0132194845234771" calcext:value-type="float">
            <text:p>0.0132194845234771</text:p>
          </table:table-cell>
          <table:table-cell table:formula="of:=[.I50]*[.$G$2]" office:value-type="float" office:value="1.32194845234771" calcext:value-type="float">
            <text:p>1.32194845234771</text:p>
          </table:table-cell>
          <table:table-cell table:formula="of:=TRUNC([.J50])" office:value-type="float" office:value="1" calcext:value-type="float">
            <text:p>1</text:p>
          </table:table-cell>
          <table:table-cell table:formula="of:=[.J50]-[.K50]" office:value-type="float" office:value="0.321948452347708" calcext:value-type="float">
            <text:p>0.32194845234770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2.4987824539858" calcext:value-type="float">
            <text:p>62.4987824539858</text:p>
          </table:table-cell>
          <table:table-cell/>
          <table:table-cell table:formula="of:=[.P50]/[.$Q$2]" office:value-type="float" office:value="0.0114295091786343" calcext:value-type="float">
            <text:p>0.0114295091786343</text:p>
          </table:table-cell>
          <table:table-cell table:formula="of:=[.R50]*[.$G$2]" office:value-type="float" office:value="1.14295091786343" calcext:value-type="float">
            <text:p>1.14295091786343</text:p>
          </table:table-cell>
          <table:table-cell table:formula="of:=TRUNC([.S50])" office:value-type="float" office:value="1" calcext:value-type="float">
            <text:p>1</text:p>
          </table:table-cell>
          <table:table-cell table:formula="of:=[.S50]-[.T50]" office:value-type="float" office:value="0.142950917863427" calcext:value-type="float">
            <text:p>0.14295091786342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0409415031181257" calcext:value-type="float">
            <text:p>0.0409415031181257</text:p>
          </table:table-cell>
          <table:table-cell table:formula="of:=SUM([.Y50:.Y149])" office:value-type="float" office:value="9.0902106529735" calcext:value-type="float">
            <text:p>9.0902106529735</text:p>
          </table:table-cell>
          <table:table-cell table:formula="of:=[.Y50]/[.$Z$2]" office:value-type="float" office:value="0.00235228471817428" calcext:value-type="float">
            <text:p>0.00235228471817428</text:p>
          </table:table-cell>
          <table:table-cell table:formula="of:=[.AA50]*[.$G$2]" office:value-type="float" office:value="0.235228471817428" calcext:value-type="float">
            <text:p>0.235228471817428</text:p>
          </table:table-cell>
          <table:table-cell table:formula="of:=TRUNC([.AB50])" office:value-type="float" office:value="0" calcext:value-type="float">
            <text:p>0</text:p>
          </table:table-cell>
          <table:table-cell table:formula="of:=[.AB50]-[.AC50]" office:value-type="float" office:value="0.235228471817428" calcext:value-type="float">
            <text:p>0.23522847181742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81981088262982" calcext:value-type="float">
            <text:p>-3.81981088262982</text:p>
          </table:table-cell>
          <table:table-cell office:value-type="float" office:value="4.1512646246782" calcext:value-type="float">
            <text:p>4.1512646246782</text:p>
          </table:table-cell>
          <table:table-cell office:value-type="float" office:value="2.46359270416209" calcext:value-type="float">
            <text:p>2.46359270416209</text:p>
          </table:table-cell>
          <table:table-cell table:formula="of:=80-([.B51]^2+[.C51]^2+[.D51]^2)" office:value-type="float" office:value="42.1067578248375" calcext:value-type="float">
            <text:p>42.1067578248375</text:p>
          </table:table-cell>
          <table:table-cell table:number-columns-repeated="3"/>
          <table:table-cell table:formula="of:=[.E51]/[.$F$2]" office:value-type="float" office:value="0.00770030320823984" calcext:value-type="float">
            <text:p>0.00770030320823984</text:p>
          </table:table-cell>
          <table:table-cell table:formula="of:=[.I51]*[.$G$2]" office:value-type="float" office:value="0.770030320823984" calcext:value-type="float">
            <text:p>0.770030320823984</text:p>
          </table:table-cell>
          <table:table-cell table:formula="of:=TRUNC([.J51])" office:value-type="float" office:value="0" calcext:value-type="float">
            <text:p>0</text:p>
          </table:table-cell>
          <table:table-cell table:formula="of:=[.J51]-[.K51]" office:value-type="float" office:value="0.770030320823984" calcext:value-type="float">
            <text:p>0.77003032082398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9.0983367213711" calcext:value-type="float">
            <text:p>49.0983367213711</text:p>
          </table:table-cell>
          <table:table-cell/>
          <table:table-cell table:formula="of:=[.P51]/[.$Q$2]" office:value-type="float" office:value="0.00897889315885063" calcext:value-type="float">
            <text:p>0.00897889315885063</text:p>
          </table:table-cell>
          <table:table-cell table:formula="of:=[.R51]*[.$G$2]" office:value-type="float" office:value="0.897889315885063" calcext:value-type="float">
            <text:p>0.897889315885063</text:p>
          </table:table-cell>
          <table:table-cell table:formula="of:=TRUNC([.S51])" office:value-type="float" office:value="0" calcext:value-type="float">
            <text:p>0</text:p>
          </table:table-cell>
          <table:table-cell table:formula="of:=[.S51]-[.T51]" office:value-type="float" office:value="0.897889315885063" calcext:value-type="float">
            <text:p>0.8978893158850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75648197501382" calcext:value-type="float">
            <text:p>0.275648197501382</text:p>
          </table:table-cell>
          <table:table-cell table:formula="of:=SUM([.Y51:.Y150])" office:value-type="float" office:value="9.04926914985537" calcext:value-type="float">
            <text:p>9.04926914985537</text:p>
          </table:table-cell>
          <table:table-cell table:formula="of:=[.Y51]/[.$Z$2]" office:value-type="float" office:value="0.0158373042803044" calcext:value-type="float">
            <text:p>0.0158373042803044</text:p>
          </table:table-cell>
          <table:table-cell table:formula="of:=[.AA51]*[.$G$2]" office:value-type="float" office:value="1.58373042803044" calcext:value-type="float">
            <text:p>1.58373042803044</text:p>
          </table:table-cell>
          <table:table-cell table:formula="of:=TRUNC([.AB51])" office:value-type="float" office:value="1" calcext:value-type="float">
            <text:p>1</text:p>
          </table:table-cell>
          <table:table-cell table:formula="of:=[.AB51]-[.AC51]" office:value-type="float" office:value="0.583730428030436" calcext:value-type="float">
            <text:p>0.58373042803043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26033478972567" calcext:value-type="float">
            <text:p>-3.26033478972567</text:p>
          </table:table-cell>
          <table:table-cell office:value-type="float" office:value="-0.116431839186478" calcext:value-type="float">
            <text:p>-0.116431839186478</text:p>
          </table:table-cell>
          <table:table-cell office:value-type="float" office:value="-3.79175629677604" calcext:value-type="float">
            <text:p>-3.79175629677604</text:p>
          </table:table-cell>
          <table:table-cell table:formula="of:=80-([.B52]^2+[.C52]^2+[.D52]^2)" office:value-type="float" office:value="54.9792448715874" calcext:value-type="float">
            <text:p>54.9792448715874</text:p>
          </table:table-cell>
          <table:table-cell table:number-columns-repeated="3"/>
          <table:table-cell table:formula="of:=[.E52]/[.$F$2]" office:value-type="float" office:value="0.0100543684088059" calcext:value-type="float">
            <text:p>0.0100543684088059</text:p>
          </table:table-cell>
          <table:table-cell table:formula="of:=[.I52]*[.$G$2]" office:value-type="float" office:value="1.00543684088059" calcext:value-type="float">
            <text:p>1.00543684088059</text:p>
          </table:table-cell>
          <table:table-cell table:formula="of:=TRUNC([.J52])" office:value-type="float" office:value="1" calcext:value-type="float">
            <text:p>1</text:p>
          </table:table-cell>
          <table:table-cell table:formula="of:=[.J52]-[.K52]" office:value-type="float" office:value="0.00543684088059337" calcext:value-type="float">
            <text:p>0.0054368408805933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4.8139530726826" calcext:value-type="float">
            <text:p>54.8139530726826</text:p>
          </table:table-cell>
          <table:table-cell/>
          <table:table-cell table:formula="of:=[.P52]/[.$Q$2]" office:value-type="float" office:value="0.0100241405538213" calcext:value-type="float">
            <text:p>0.0100241405538213</text:p>
          </table:table-cell>
          <table:table-cell table:formula="of:=[.R52]*[.$G$2]" office:value-type="float" office:value="1.00241405538213" calcext:value-type="float">
            <text:p>1.00241405538213</text:p>
          </table:table-cell>
          <table:table-cell table:formula="of:=TRUNC([.S52])" office:value-type="float" office:value="1" calcext:value-type="float">
            <text:p>1</text:p>
          </table:table-cell>
          <table:table-cell table:formula="of:=[.S52]-[.T52]" office:value-type="float" office:value="0.00241405538213013" calcext:value-type="float">
            <text:p>0.002414055382130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159801229395331" calcext:value-type="float">
            <text:p>0.159801229395331</text:p>
          </table:table-cell>
          <table:table-cell table:formula="of:=SUM([.Y52:.Y151])" office:value-type="float" office:value="8.77362095235399" calcext:value-type="float">
            <text:p>8.77362095235399</text:p>
          </table:table-cell>
          <table:table-cell table:formula="of:=[.Y52]/[.$Z$2]" office:value-type="float" office:value="0.00918134316582239" calcext:value-type="float">
            <text:p>0.00918134316582239</text:p>
          </table:table-cell>
          <table:table-cell table:formula="of:=[.AA52]*[.$G$2]" office:value-type="float" office:value="0.918134316582239" calcext:value-type="float">
            <text:p>0.918134316582239</text:p>
          </table:table-cell>
          <table:table-cell table:formula="of:=TRUNC([.AB52])" office:value-type="float" office:value="0" calcext:value-type="float">
            <text:p>0</text:p>
          </table:table-cell>
          <table:table-cell table:formula="of:=[.AB52]-[.AC52]" office:value-type="float" office:value="0.918134316582239" calcext:value-type="float">
            <text:p>0.9181343165822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21251672297866" calcext:value-type="float">
            <text:p>-2.21251672297866</text:p>
          </table:table-cell>
          <table:table-cell office:value-type="float" office:value="-4.03080441860042" calcext:value-type="float">
            <text:p>-4.03080441860042</text:p>
          </table:table-cell>
          <table:table-cell office:value-type="float" office:value="4.26860301358082" calcext:value-type="float">
            <text:p>4.26860301358082</text:p>
          </table:table-cell>
          <table:table-cell table:formula="of:=80-([.B53]^2+[.C53]^2+[.D53]^2)" office:value-type="float" office:value="40.6364138019799" calcext:value-type="float">
            <text:p>40.6364138019799</text:p>
          </table:table-cell>
          <table:table-cell table:number-columns-repeated="3"/>
          <table:table-cell table:formula="of:=[.E53]/[.$F$2]" office:value-type="float" office:value="0.00743141300198063" calcext:value-type="float">
            <text:p>0.00743141300198063</text:p>
          </table:table-cell>
          <table:table-cell table:formula="of:=[.I53]*[.$G$2]" office:value-type="float" office:value="0.743141300198063" calcext:value-type="float">
            <text:p>0.743141300198063</text:p>
          </table:table-cell>
          <table:table-cell table:formula="of:=TRUNC([.J53])" office:value-type="float" office:value="0" calcext:value-type="float">
            <text:p>0</text:p>
          </table:table-cell>
          <table:table-cell table:formula="of:=[.J53]-[.K53]" office:value-type="float" office:value="0.743141300198063" calcext:value-type="float">
            <text:p>0.74314130019806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8.4454774635931" calcext:value-type="float">
            <text:p>48.4454774635931</text:p>
          </table:table-cell>
          <table:table-cell/>
          <table:table-cell table:formula="of:=[.P53]/[.$Q$2]" office:value-type="float" office:value="0.00885950105893855" calcext:value-type="float">
            <text:p>0.00885950105893855</text:p>
          </table:table-cell>
          <table:table-cell table:formula="of:=[.R53]*[.$G$2]" office:value-type="float" office:value="0.885950105893855" calcext:value-type="float">
            <text:p>0.885950105893855</text:p>
          </table:table-cell>
          <table:table-cell table:formula="of:=TRUNC([.S53])" office:value-type="float" office:value="0" calcext:value-type="float">
            <text:p>0</text:p>
          </table:table-cell>
          <table:table-cell table:formula="of:=[.S53]-[.T53]" office:value-type="float" office:value="0.885950105893855" calcext:value-type="float">
            <text:p>0.88595010589385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291084625889811" calcext:value-type="float">
            <text:p>0.291084625889811</text:p>
          </table:table-cell>
          <table:table-cell table:formula="of:=SUM([.Y53:.Y152])" office:value-type="float" office:value="8.61381972295866" calcext:value-type="float">
            <text:p>8.61381972295866</text:p>
          </table:table-cell>
          <table:table-cell table:formula="of:=[.Y53]/[.$Z$2]" office:value-type="float" office:value="0.0167242007505323" calcext:value-type="float">
            <text:p>0.0167242007505323</text:p>
          </table:table-cell>
          <table:table-cell table:formula="of:=[.AA53]*[.$G$2]" office:value-type="float" office:value="1.67242007505323" calcext:value-type="float">
            <text:p>1.67242007505323</text:p>
          </table:table-cell>
          <table:table-cell table:formula="of:=TRUNC([.AB53])" office:value-type="float" office:value="1" calcext:value-type="float">
            <text:p>1</text:p>
          </table:table-cell>
          <table:table-cell table:formula="of:=[.AB53]-[.AC53]" office:value-type="float" office:value="0.672420075053234" calcext:value-type="float">
            <text:p>0.67242007505323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62256250358262" calcext:value-type="float">
            <text:p>3.62256250358262</text:p>
          </table:table-cell>
          <table:table-cell office:value-type="float" office:value="0.886157859279527" calcext:value-type="float">
            <text:p>0.886157859279527</text:p>
          </table:table-cell>
          <table:table-cell office:value-type="float" office:value="0.373284247532147" calcext:value-type="float">
            <text:p>0.373284247532147</text:p>
          </table:table-cell>
          <table:table-cell table:formula="of:=80-([.B54]^2+[.C54]^2+[.D54]^2)" office:value-type="float" office:value="65.9524240266187" calcext:value-type="float">
            <text:p>65.9524240266187</text:p>
          </table:table-cell>
          <table:table-cell table:number-columns-repeated="3"/>
          <table:table-cell table:formula="of:=[.E54]/[.$F$2]" office:value-type="float" office:value="0.0120610963312829" calcext:value-type="float">
            <text:p>0.0120610963312829</text:p>
          </table:table-cell>
          <table:table-cell table:formula="of:=[.I54]*[.$G$2]" office:value-type="float" office:value="1.20610963312829" calcext:value-type="float">
            <text:p>1.20610963312829</text:p>
          </table:table-cell>
          <table:table-cell table:formula="of:=TRUNC([.J54])" office:value-type="float" office:value="1" calcext:value-type="float">
            <text:p>1</text:p>
          </table:table-cell>
          <table:table-cell table:formula="of:=[.J54]-[.K54]" office:value-type="float" office:value="0.206109633128293" calcext:value-type="float">
            <text:p>0.20610963312829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9.6862424738362" calcext:value-type="float">
            <text:p>59.6862424738362</text:p>
          </table:table-cell>
          <table:table-cell/>
          <table:table-cell table:formula="of:=[.P54]/[.$Q$2]" office:value-type="float" office:value="0.0109151639345159" calcext:value-type="float">
            <text:p>0.0109151639345159</text:p>
          </table:table-cell>
          <table:table-cell table:formula="of:=[.R54]*[.$G$2]" office:value-type="float" office:value="1.09151639345159" calcext:value-type="float">
            <text:p>1.09151639345159</text:p>
          </table:table-cell>
          <table:table-cell table:formula="of:=TRUNC([.S54])" office:value-type="float" office:value="1" calcext:value-type="float">
            <text:p>1</text:p>
          </table:table-cell>
          <table:table-cell table:formula="of:=[.S54]-[.T54]" office:value-type="float" office:value="0.0915163934515912" calcext:value-type="float">
            <text:p>0.091516393451591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0807692376909603" calcext:value-type="float">
            <text:p>0.0807692376909603</text:p>
          </table:table-cell>
          <table:table-cell table:formula="of:=SUM([.Y54:.Y153])" office:value-type="float" office:value="8.32273509706885" calcext:value-type="float">
            <text:p>8.32273509706885</text:p>
          </table:table-cell>
          <table:table-cell table:formula="of:=[.Y54]/[.$Z$2]" office:value-type="float" office:value="0.00464057811875789" calcext:value-type="float">
            <text:p>0.00464057811875789</text:p>
          </table:table-cell>
          <table:table-cell table:formula="of:=[.AA54]*[.$G$2]" office:value-type="float" office:value="0.464057811875789" calcext:value-type="float">
            <text:p>0.464057811875789</text:p>
          </table:table-cell>
          <table:table-cell table:formula="of:=TRUNC([.AB54])" office:value-type="float" office:value="0" calcext:value-type="float">
            <text:p>0</text:p>
          </table:table-cell>
          <table:table-cell table:formula="of:=[.AB54]-[.AC54]" office:value-type="float" office:value="0.464057811875789" calcext:value-type="float">
            <text:p>0.46405781187578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8568166172776" calcext:value-type="float">
            <text:p>3.48568166172776</text:p>
          </table:table-cell>
          <table:table-cell office:value-type="float" office:value="-1.24778560537647" calcext:value-type="float">
            <text:p>-1.24778560537647</text:p>
          </table:table-cell>
          <table:table-cell office:value-type="float" office:value="1.17737205114299" calcext:value-type="float">
            <text:p>1.17737205114299</text:p>
          </table:table-cell>
          <table:table-cell table:formula="of:=80-([.B55]^2+[.C55]^2+[.D55]^2)" office:value-type="float" office:value="64.9068494892974" calcext:value-type="float">
            <text:p>64.9068494892974</text:p>
          </table:table-cell>
          <table:table-cell table:number-columns-repeated="3"/>
          <table:table-cell table:formula="of:=[.E55]/[.$F$2]" office:value-type="float" office:value="0.0118698861460276" calcext:value-type="float">
            <text:p>0.0118698861460276</text:p>
          </table:table-cell>
          <table:table-cell table:formula="of:=[.I55]*[.$G$2]" office:value-type="float" office:value="1.18698861460276" calcext:value-type="float">
            <text:p>1.18698861460276</text:p>
          </table:table-cell>
          <table:table-cell table:formula="of:=TRUNC([.J55])" office:value-type="float" office:value="1" calcext:value-type="float">
            <text:p>1</text:p>
          </table:table-cell>
          <table:table-cell table:formula="of:=[.J55]-[.K55]" office:value-type="float" office:value="0.186988614602759" calcext:value-type="float">
            <text:p>0.18698861460275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9.2219885266134" calcext:value-type="float">
            <text:p>59.2219885266134</text:p>
          </table:table-cell>
          <table:table-cell/>
          <table:table-cell table:formula="of:=[.P55]/[.$Q$2]" office:value-type="float" office:value="0.0108302631645704" calcext:value-type="float">
            <text:p>0.0108302631645704</text:p>
          </table:table-cell>
          <table:table-cell table:formula="of:=[.R55]*[.$G$2]" office:value-type="float" office:value="1.08302631645704" calcext:value-type="float">
            <text:p>1.08302631645704</text:p>
          </table:table-cell>
          <table:table-cell table:formula="of:=TRUNC([.S55])" office:value-type="float" office:value="1" calcext:value-type="float">
            <text:p>1</text:p>
          </table:table-cell>
          <table:table-cell table:formula="of:=[.S55]-[.T55]" office:value-type="float" office:value="0.0830263164570404" calcext:value-type="float">
            <text:p>0.083026316457040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87709470557976" calcext:value-type="float">
            <text:p>0.087709470557976</text:p>
          </table:table-cell>
          <table:table-cell table:formula="of:=SUM([.Y55:.Y154])" office:value-type="float" office:value="8.24196585937789" calcext:value-type="float">
            <text:p>8.24196585937789</text:p>
          </table:table-cell>
          <table:table-cell table:formula="of:=[.Y55]/[.$Z$2]" office:value-type="float" office:value="0.00503932761426491" calcext:value-type="float">
            <text:p>0.00503932761426491</text:p>
          </table:table-cell>
          <table:table-cell table:formula="of:=[.AA55]*[.$G$2]" office:value-type="float" office:value="0.503932761426491" calcext:value-type="float">
            <text:p>0.503932761426491</text:p>
          </table:table-cell>
          <table:table-cell table:formula="of:=TRUNC([.AB55])" office:value-type="float" office:value="0" calcext:value-type="float">
            <text:p>0</text:p>
          </table:table-cell>
          <table:table-cell table:formula="of:=[.AB55]-[.AC55]" office:value-type="float" office:value="0.503932761426491" calcext:value-type="float">
            <text:p>0.50393276142649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4027684738886" calcext:value-type="float">
            <text:p>1.04027684738886</text:p>
          </table:table-cell>
          <table:table-cell office:value-type="float" office:value="-4.60488682101133" calcext:value-type="float">
            <text:p>-4.60488682101133</text:p>
          </table:table-cell>
          <table:table-cell office:value-type="float" office:value="-0.0193664581247859" calcext:value-type="float">
            <text:p>-0.0193664581247859</text:p>
          </table:table-cell>
          <table:table-cell table:formula="of:=80-([.B56]^2+[.C56]^2+[.D56]^2)" office:value-type="float" office:value="57.7124663867626" calcext:value-type="float">
            <text:p>57.7124663867626</text:p>
          </table:table-cell>
          <table:table-cell table:number-columns-repeated="3"/>
          <table:table-cell table:formula="of:=[.E56]/[.$F$2]" office:value-type="float" office:value="0.0105542082323727" calcext:value-type="float">
            <text:p>0.0105542082323727</text:p>
          </table:table-cell>
          <table:table-cell table:formula="of:=[.I56]*[.$G$2]" office:value-type="float" office:value="1.05542082323727" calcext:value-type="float">
            <text:p>1.05542082323727</text:p>
          </table:table-cell>
          <table:table-cell table:formula="of:=TRUNC([.J56])" office:value-type="float" office:value="1" calcext:value-type="float">
            <text:p>1</text:p>
          </table:table-cell>
          <table:table-cell table:formula="of:=[.J56]-[.K56]" office:value-type="float" office:value="0.0554208232372659" calcext:value-type="float">
            <text:p>0.055420823237265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6.0275527078701" calcext:value-type="float">
            <text:p>56.0275527078701</text:p>
          </table:table-cell>
          <table:table-cell/>
          <table:table-cell table:formula="of:=[.P56]/[.$Q$2]" office:value-type="float" office:value="0.0102460784480479" calcext:value-type="float">
            <text:p>0.0102460784480479</text:p>
          </table:table-cell>
          <table:table-cell table:formula="of:=[.R56]*[.$G$2]" office:value-type="float" office:value="1.02460784480479" calcext:value-type="float">
            <text:p>1.02460784480479</text:p>
          </table:table-cell>
          <table:table-cell table:formula="of:=TRUNC([.S56])" office:value-type="float" office:value="1" calcext:value-type="float">
            <text:p>1</text:p>
          </table:table-cell>
          <table:table-cell table:formula="of:=[.S56]-[.T56]" office:value-type="float" office:value="0.0246078448047879" calcext:value-type="float">
            <text:p>0.02460784480478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1387303653851" calcext:value-type="float">
            <text:p>0.1387303653851</text:p>
          </table:table-cell>
          <table:table-cell table:formula="of:=SUM([.Y56:.Y155])" office:value-type="float" office:value="8.15425638881991" calcext:value-type="float">
            <text:p>8.15425638881991</text:p>
          </table:table-cell>
          <table:table-cell table:formula="of:=[.Y56]/[.$Z$2]" office:value-type="float" office:value="0.00797072148280826" calcext:value-type="float">
            <text:p>0.00797072148280826</text:p>
          </table:table-cell>
          <table:table-cell table:formula="of:=[.AA56]*[.$G$2]" office:value-type="float" office:value="0.797072148280826" calcext:value-type="float">
            <text:p>0.797072148280826</text:p>
          </table:table-cell>
          <table:table-cell table:formula="of:=TRUNC([.AB56])" office:value-type="float" office:value="0" calcext:value-type="float">
            <text:p>0</text:p>
          </table:table-cell>
          <table:table-cell table:formula="of:=[.AB56]-[.AC56]" office:value-type="float" office:value="0.797072148280826" calcext:value-type="float">
            <text:p>0.79707214828082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95318040552584" calcext:value-type="float">
            <text:p>4.95318040552584</text:p>
          </table:table-cell>
          <table:table-cell office:value-type="float" office:value="1.86226392384869" calcext:value-type="float">
            <text:p>1.86226392384869</text:p>
          </table:table-cell>
          <table:table-cell office:value-type="float" office:value="-2.80827826691736" calcext:value-type="float">
            <text:p>-2.80827826691736</text:p>
          </table:table-cell>
          <table:table-cell table:formula="of:=80-([.B57]^2+[.C57]^2+[.D57]^2)" office:value-type="float" office:value="44.1115501238062" calcext:value-type="float">
            <text:p>44.1115501238062</text:p>
          </table:table-cell>
          <table:table-cell table:number-columns-repeated="3"/>
          <table:table-cell table:formula="of:=[.E57]/[.$F$2]" office:value-type="float" office:value="0.00806693102213666" calcext:value-type="float">
            <text:p>0.00806693102213666</text:p>
          </table:table-cell>
          <table:table-cell table:formula="of:=[.I57]*[.$G$2]" office:value-type="float" office:value="0.806693102213666" calcext:value-type="float">
            <text:p>0.806693102213666</text:p>
          </table:table-cell>
          <table:table-cell table:formula="of:=TRUNC([.J57])" office:value-type="float" office:value="0" calcext:value-type="float">
            <text:p>0</text:p>
          </table:table-cell>
          <table:table-cell table:formula="of:=[.J57]-[.K57]" office:value-type="float" office:value="0.806693102213666" calcext:value-type="float">
            <text:p>0.80669310221366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.988500650327" calcext:value-type="float">
            <text:p>49.988500650327</text:p>
          </table:table-cell>
          <table:table-cell/>
          <table:table-cell table:formula="of:=[.P57]/[.$Q$2]" office:value-type="float" office:value="0.00914168251885107" calcext:value-type="float">
            <text:p>0.00914168251885107</text:p>
          </table:table-cell>
          <table:table-cell table:formula="of:=[.R57]*[.$G$2]" office:value-type="float" office:value="0.914168251885107" calcext:value-type="float">
            <text:p>0.914168251885107</text:p>
          </table:table-cell>
          <table:table-cell table:formula="of:=TRUNC([.S57])" office:value-type="float" office:value="0" calcext:value-type="float">
            <text:p>0</text:p>
          </table:table-cell>
          <table:table-cell table:formula="of:=[.S57]-[.T57]" office:value-type="float" office:value="0.914168251885107" calcext:value-type="float">
            <text:p>0.91416825188510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255447680412785" calcext:value-type="float">
            <text:p>0.255447680412785</text:p>
          </table:table-cell>
          <table:table-cell table:formula="of:=SUM([.Y57:.Y156])" office:value-type="float" office:value="8.01552602343481" calcext:value-type="float">
            <text:p>8.01552602343481</text:p>
          </table:table-cell>
          <table:table-cell table:formula="of:=[.Y57]/[.$Z$2]" office:value-type="float" office:value="0.0146766881810462" calcext:value-type="float">
            <text:p>0.0146766881810462</text:p>
          </table:table-cell>
          <table:table-cell table:formula="of:=[.AA57]*[.$G$2]" office:value-type="float" office:value="1.46766881810462" calcext:value-type="float">
            <text:p>1.46766881810462</text:p>
          </table:table-cell>
          <table:table-cell table:formula="of:=TRUNC([.AB57])" office:value-type="float" office:value="1" calcext:value-type="float">
            <text:p>1</text:p>
          </table:table-cell>
          <table:table-cell table:formula="of:=[.AB57]-[.AC57]" office:value-type="float" office:value="0.467668818104618" calcext:value-type="float">
            <text:p>0.46766881810461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75377181177202" calcext:value-type="float">
            <text:p>1.75377181177202</text:p>
          </table:table-cell>
          <table:table-cell office:value-type="float" office:value="5.06305584144607" calcext:value-type="float">
            <text:p>5.06305584144607</text:p>
          </table:table-cell>
          <table:table-cell office:value-type="float" office:value="-4.3396335449234" calcext:value-type="float">
            <text:p>-4.3396335449234</text:p>
          </table:table-cell>
          <table:table-cell table:formula="of:=80-([.B58]^2+[.C58]^2+[.D58]^2)" office:value-type="float" office:value="32.4573306744083" calcext:value-type="float">
            <text:p>32.4573306744083</text:p>
          </table:table-cell>
          <table:table-cell table:number-columns-repeated="3"/>
          <table:table-cell table:formula="of:=[.E58]/[.$F$2]" office:value-type="float" office:value="0.00593565737268949" calcext:value-type="float">
            <text:p>0.00593565737268949</text:p>
          </table:table-cell>
          <table:table-cell table:formula="of:=[.I58]*[.$G$2]" office:value-type="float" office:value="0.593565737268949" calcext:value-type="float">
            <text:p>0.593565737268949</text:p>
          </table:table-cell>
          <table:table-cell table:formula="of:=TRUNC([.J58])" office:value-type="float" office:value="0" calcext:value-type="float">
            <text:p>0</text:p>
          </table:table-cell>
          <table:table-cell table:formula="of:=[.J58]-[.K58]" office:value-type="float" office:value="0.593565737268949" calcext:value-type="float">
            <text:p>0.59356573726894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4.8138170787036" calcext:value-type="float">
            <text:p>44.8138170787036</text:p>
          </table:table-cell>
          <table:table-cell/>
          <table:table-cell table:formula="of:=[.P58]/[.$Q$2]" office:value-type="float" office:value="0.00819535858970986" calcext:value-type="float">
            <text:p>0.00819535858970986</text:p>
          </table:table-cell>
          <table:table-cell table:formula="of:=[.R58]*[.$G$2]" office:value-type="float" office:value="0.819535858970986" calcext:value-type="float">
            <text:p>0.819535858970986</text:p>
          </table:table-cell>
          <table:table-cell table:formula="of:=TRUNC([.S58])" office:value-type="float" office:value="0" calcext:value-type="float">
            <text:p>0</text:p>
          </table:table-cell>
          <table:table-cell table:formula="of:=[.S58]-[.T58]" office:value-type="float" office:value="0.819535858970986" calcext:value-type="float">
            <text:p>0.81953585897098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388687199883894" calcext:value-type="float">
            <text:p>0.388687199883894</text:p>
          </table:table-cell>
          <table:table-cell table:formula="of:=SUM([.Y58:.Y157])" office:value-type="float" office:value="7.76007834302203" calcext:value-type="float">
            <text:p>7.76007834302203</text:p>
          </table:table-cell>
          <table:table-cell table:formula="of:=[.Y58]/[.$Z$2]" office:value-type="float" office:value="0.0223319343649612" calcext:value-type="float">
            <text:p>0.0223319343649612</text:p>
          </table:table-cell>
          <table:table-cell table:formula="of:=[.AA58]*[.$G$2]" office:value-type="float" office:value="2.23319343649612" calcext:value-type="float">
            <text:p>2.23319343649612</text:p>
          </table:table-cell>
          <table:table-cell table:formula="of:=TRUNC([.AB58])" office:value-type="float" office:value="2" calcext:value-type="float">
            <text:p>2</text:p>
          </table:table-cell>
          <table:table-cell table:formula="of:=[.AB58]-[.AC58]" office:value-type="float" office:value="0.233193436496117" calcext:value-type="float">
            <text:p>0.2331934364961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0293679079889" calcext:value-type="float">
            <text:p>0.20293679079889</text:p>
          </table:table-cell>
          <table:table-cell office:value-type="float" office:value="-1.07651520542113" calcext:value-type="float">
            <text:p>-1.07651520542113</text:p>
          </table:table-cell>
          <table:table-cell office:value-type="float" office:value="-4.34079143614114" calcext:value-type="float">
            <text:p>-4.34079143614114</text:p>
          </table:table-cell>
          <table:table-cell table:formula="of:=80-([.B59]^2+[.C59]^2+[.D59]^2)" office:value-type="float" office:value="59.9574613793611" calcext:value-type="float">
            <text:p>59.9574613793611</text:p>
          </table:table-cell>
          <table:table-cell table:number-columns-repeated="3"/>
          <table:table-cell table:formula="of:=[.E59]/[.$F$2]" office:value-type="float" office:value="0.0109647632842696" calcext:value-type="float">
            <text:p>0.0109647632842696</text:p>
          </table:table-cell>
          <table:table-cell table:formula="of:=[.I59]*[.$G$2]" office:value-type="float" office:value="1.09647632842696" calcext:value-type="float">
            <text:p>1.09647632842696</text:p>
          </table:table-cell>
          <table:table-cell table:formula="of:=TRUNC([.J59])" office:value-type="float" office:value="1" calcext:value-type="float">
            <text:p>1</text:p>
          </table:table-cell>
          <table:table-cell table:formula="of:=[.J59]-[.K59]" office:value-type="float" office:value="0.0964763284269616" calcext:value-type="float">
            <text:p>0.09647632842696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7.0243709638689" calcext:value-type="float">
            <text:p>57.0243709638689</text:p>
          </table:table-cell>
          <table:table-cell/>
          <table:table-cell table:formula="of:=[.P59]/[.$Q$2]" office:value-type="float" office:value="0.0104283722937681" calcext:value-type="float">
            <text:p>0.0104283722937681</text:p>
          </table:table-cell>
          <table:table-cell table:formula="of:=[.R59]*[.$G$2]" office:value-type="float" office:value="1.04283722937681" calcext:value-type="float">
            <text:p>1.04283722937681</text:p>
          </table:table-cell>
          <table:table-cell table:formula="of:=TRUNC([.S59])" office:value-type="float" office:value="1" calcext:value-type="float">
            <text:p>1</text:p>
          </table:table-cell>
          <table:table-cell table:formula="of:=[.S59]-[.T59]" office:value-type="float" office:value="0.0428372293768098" calcext:value-type="float">
            <text:p>0.042837229376809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122156763620208" calcext:value-type="float">
            <text:p>0.122156763620208</text:p>
          </table:table-cell>
          <table:table-cell table:formula="of:=SUM([.Y59:.Y158])" office:value-type="float" office:value="7.37139114313813" calcext:value-type="float">
            <text:p>7.37139114313813</text:p>
          </table:table-cell>
          <table:table-cell table:formula="of:=[.Y59]/[.$Z$2]" office:value-type="float" office:value="0.00701848897575593" calcext:value-type="float">
            <text:p>0.00701848897575593</text:p>
          </table:table-cell>
          <table:table-cell table:formula="of:=[.AA59]*[.$G$2]" office:value-type="float" office:value="0.701848897575593" calcext:value-type="float">
            <text:p>0.701848897575593</text:p>
          </table:table-cell>
          <table:table-cell table:formula="of:=TRUNC([.AB59])" office:value-type="float" office:value="0" calcext:value-type="float">
            <text:p>0</text:p>
          </table:table-cell>
          <table:table-cell table:formula="of:=[.AB59]-[.AC59]" office:value-type="float" office:value="0.701848897575593" calcext:value-type="float">
            <text:p>0.70184889757559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0829862703407" calcext:value-type="float">
            <text:p>4.0829862703407</text:p>
          </table:table-cell>
          <table:table-cell office:value-type="float" office:value="0.263852770684512" calcext:value-type="float">
            <text:p>0.263852770684512</text:p>
          </table:table-cell>
          <table:table-cell office:value-type="float" office:value="-4.75957758605863" calcext:value-type="float">
            <text:p>-4.75957758605863</text:p>
          </table:table-cell>
          <table:table-cell table:formula="of:=80-([.B60]^2+[.C60]^2+[.D60]^2)" office:value-type="float" office:value="40.6060260338998" calcext:value-type="float">
            <text:p>40.6060260338998</text:p>
          </table:table-cell>
          <table:table-cell table:number-columns-repeated="3"/>
          <table:table-cell table:formula="of:=[.E60]/[.$F$2]" office:value-type="float" office:value="0.00742585581733555" calcext:value-type="float">
            <text:p>0.00742585581733555</text:p>
          </table:table-cell>
          <table:table-cell table:formula="of:=[.I60]*[.$G$2]" office:value-type="float" office:value="0.742585581733555" calcext:value-type="float">
            <text:p>0.742585581733555</text:p>
          </table:table-cell>
          <table:table-cell table:formula="of:=TRUNC([.J60])" office:value-type="float" office:value="0" calcext:value-type="float">
            <text:p>0</text:p>
          </table:table-cell>
          <table:table-cell table:formula="of:=[.J60]-[.K60]" office:value-type="float" office:value="0.742585581733555" calcext:value-type="float">
            <text:p>0.74258558173355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8.4319847466466" calcext:value-type="float">
            <text:p>48.4319847466466</text:p>
          </table:table-cell>
          <table:table-cell/>
          <table:table-cell table:formula="of:=[.P60]/[.$Q$2]" office:value-type="float" office:value="0.00885703356875507" calcext:value-type="float">
            <text:p>0.00885703356875507</text:p>
          </table:table-cell>
          <table:table-cell table:formula="of:=[.R60]*[.$G$2]" office:value-type="float" office:value="0.885703356875507" calcext:value-type="float">
            <text:p>0.885703356875507</text:p>
          </table:table-cell>
          <table:table-cell table:formula="of:=TRUNC([.S60])" office:value-type="float" office:value="0" calcext:value-type="float">
            <text:p>0</text:p>
          </table:table-cell>
          <table:table-cell table:formula="of:=[.S60]-[.T60]" office:value-type="float" office:value="0.885703356875507" calcext:value-type="float">
            <text:p>0.88570335687550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29140951127328" calcext:value-type="float">
            <text:p>0.29140951127328</text:p>
          </table:table-cell>
          <table:table-cell table:formula="of:=SUM([.Y60:.Y159])" office:value-type="float" office:value="7.24923437951792" calcext:value-type="float">
            <text:p>7.24923437951792</text:p>
          </table:table-cell>
          <table:table-cell table:formula="of:=[.Y60]/[.$Z$2]" office:value-type="float" office:value="0.0167428669660957" calcext:value-type="float">
            <text:p>0.0167428669660957</text:p>
          </table:table-cell>
          <table:table-cell table:formula="of:=[.AA60]*[.$G$2]" office:value-type="float" office:value="1.67428669660957" calcext:value-type="float">
            <text:p>1.67428669660957</text:p>
          </table:table-cell>
          <table:table-cell table:formula="of:=TRUNC([.AB60])" office:value-type="float" office:value="1" calcext:value-type="float">
            <text:p>1</text:p>
          </table:table-cell>
          <table:table-cell table:formula="of:=[.AB60]-[.AC60]" office:value-type="float" office:value="0.674286696609571" calcext:value-type="float">
            <text:p>0.6742866966095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9176152859388" calcext:value-type="float">
            <text:p>3.59176152859388</text:p>
          </table:table-cell>
          <table:table-cell office:value-type="float" office:value="3.63502984316159" calcext:value-type="float">
            <text:p>3.63502984316159</text:p>
          </table:table-cell>
          <table:table-cell office:value-type="float" office:value="4.17726519008871" calcext:value-type="float">
            <text:p>4.17726519008871</text:p>
          </table:table-cell>
          <table:table-cell table:formula="of:=80-([.B61]^2+[.C61]^2+[.D61]^2)" office:value-type="float" office:value="36.4362626927107" calcext:value-type="float">
            <text:p>36.4362626927107</text:p>
          </table:table-cell>
          <table:table-cell table:number-columns-repeated="3"/>
          <table:table-cell table:formula="of:=[.E61]/[.$F$2]" office:value-type="float" office:value="0.0066633073882371" calcext:value-type="float">
            <text:p>0.0066633073882371</text:p>
          </table:table-cell>
          <table:table-cell table:formula="of:=[.I61]*[.$G$2]" office:value-type="float" office:value="0.66633073882371" calcext:value-type="float">
            <text:p>0.66633073882371</text:p>
          </table:table-cell>
          <table:table-cell table:formula="of:=TRUNC([.J61])" office:value-type="float" office:value="0" calcext:value-type="float">
            <text:p>0</text:p>
          </table:table-cell>
          <table:table-cell table:formula="of:=[.J61]-[.K61]" office:value-type="float" office:value="0.66633073882371" calcext:value-type="float">
            <text:p>0.666330738823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6.5805346385639" calcext:value-type="float">
            <text:p>46.5805346385639</text:p>
          </table:table-cell>
          <table:table-cell/>
          <table:table-cell table:formula="of:=[.P61]/[.$Q$2]" office:value-type="float" office:value="0.00851844831679925" calcext:value-type="float">
            <text:p>0.00851844831679925</text:p>
          </table:table-cell>
          <table:table-cell table:formula="of:=[.R61]*[.$G$2]" office:value-type="float" office:value="0.851844831679925" calcext:value-type="float">
            <text:p>0.851844831679925</text:p>
          </table:table-cell>
          <table:table-cell table:formula="of:=TRUNC([.S61])" office:value-type="float" office:value="0" calcext:value-type="float">
            <text:p>0</text:p>
          </table:table-cell>
          <table:table-cell table:formula="of:=[.S61]-[.T61]" office:value-type="float" office:value="0.851844831679925" calcext:value-type="float">
            <text:p>0.8518448316799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3846617547432" calcext:value-type="float">
            <text:p>0.33846617547432</text:p>
          </table:table-cell>
          <table:table-cell table:formula="of:=SUM([.Y61:.Y160])" office:value-type="float" office:value="6.95782486824464" calcext:value-type="float">
            <text:p>6.95782486824464</text:p>
          </table:table-cell>
          <table:table-cell table:formula="of:=[.Y61]/[.$Z$2]" office:value-type="float" office:value="0.0194464968687155" calcext:value-type="float">
            <text:p>0.0194464968687155</text:p>
          </table:table-cell>
          <table:table-cell table:formula="of:=[.AA61]*[.$G$2]" office:value-type="float" office:value="1.94464968687155" calcext:value-type="float">
            <text:p>1.94464968687155</text:p>
          </table:table-cell>
          <table:table-cell table:formula="of:=TRUNC([.AB61])" office:value-type="float" office:value="1" calcext:value-type="float">
            <text:p>1</text:p>
          </table:table-cell>
          <table:table-cell table:formula="of:=[.AB61]-[.AC61]" office:value-type="float" office:value="0.944649686871549" calcext:value-type="float">
            <text:p>0.94464968687154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07420044943149" calcext:value-type="float">
            <text:p>5.07420044943149</text:p>
          </table:table-cell>
          <table:table-cell office:value-type="float" office:value="-3.68860845521754" calcext:value-type="float">
            <text:p>-3.68860845521754</text:p>
          </table:table-cell>
          <table:table-cell office:value-type="float" office:value="3.15882449279394" calcext:value-type="float">
            <text:p>3.15882449279394</text:p>
          </table:table-cell>
          <table:table-cell table:formula="of:=80-([.B62]^2+[.C62]^2+[.D62]^2)" office:value-type="float" office:value="30.6684852868121" calcext:value-type="float">
            <text:p>30.6684852868121</text:p>
          </table:table-cell>
          <table:table-cell table:number-columns-repeated="3"/>
          <table:table-cell table:formula="of:=[.E62]/[.$F$2]" office:value-type="float" office:value="0.00560852100340515" calcext:value-type="float">
            <text:p>0.00560852100340515</text:p>
          </table:table-cell>
          <table:table-cell table:formula="of:=[.I62]*[.$G$2]" office:value-type="float" office:value="0.560852100340515" calcext:value-type="float">
            <text:p>0.560852100340515</text:p>
          </table:table-cell>
          <table:table-cell table:formula="of:=TRUNC([.J62])" office:value-type="float" office:value="0" calcext:value-type="float">
            <text:p>0</text:p>
          </table:table-cell>
          <table:table-cell table:formula="of:=[.J62]-[.K62]" office:value-type="float" office:value="0.560852100340515" calcext:value-type="float">
            <text:p>0.56085210034051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4.0195374721147" calcext:value-type="float">
            <text:p>44.0195374721147</text:p>
          </table:table-cell>
          <table:table-cell/>
          <table:table-cell table:formula="of:=[.P62]/[.$Q$2]" office:value-type="float" office:value="0.00805010414318374" calcext:value-type="float">
            <text:p>0.00805010414318374</text:p>
          </table:table-cell>
          <table:table-cell table:formula="of:=[.R62]*[.$G$2]" office:value-type="float" office:value="0.805010414318374" calcext:value-type="float">
            <text:p>0.805010414318374</text:p>
          </table:table-cell>
          <table:table-cell table:formula="of:=TRUNC([.S62])" office:value-type="float" office:value="0" calcext:value-type="float">
            <text:p>0</text:p>
          </table:table-cell>
          <table:table-cell table:formula="of:=[.S62]-[.T62]" office:value-type="float" office:value="0.805010414318374" calcext:value-type="float">
            <text:p>0.80501041431837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413307673245556" calcext:value-type="float">
            <text:p>0.413307673245556</text:p>
          </table:table-cell>
          <table:table-cell table:formula="of:=SUM([.Y62:.Y161])" office:value-type="float" office:value="6.61935869277033" calcext:value-type="float">
            <text:p>6.61935869277033</text:p>
          </table:table-cell>
          <table:table-cell table:formula="of:=[.Y62]/[.$Z$2]" office:value-type="float" office:value="0.0237464980431866" calcext:value-type="float">
            <text:p>0.0237464980431866</text:p>
          </table:table-cell>
          <table:table-cell table:formula="of:=[.AA62]*[.$G$2]" office:value-type="float" office:value="2.37464980431866" calcext:value-type="float">
            <text:p>2.37464980431866</text:p>
          </table:table-cell>
          <table:table-cell table:formula="of:=TRUNC([.AB62])" office:value-type="float" office:value="2" calcext:value-type="float">
            <text:p>2</text:p>
          </table:table-cell>
          <table:table-cell table:formula="of:=[.AB62]-[.AC62]" office:value-type="float" office:value="0.374649804318661" calcext:value-type="float">
            <text:p>0.3746498043186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35394543014359" calcext:value-type="float">
            <text:p>3.35394543014359</text:p>
          </table:table-cell>
          <table:table-cell office:value-type="float" office:value="1.05533905983217" calcext:value-type="float">
            <text:p>1.05533905983217</text:p>
          </table:table-cell>
          <table:table-cell office:value-type="float" office:value="-0.888670489474021" calcext:value-type="float">
            <text:p>-0.888670489474021</text:p>
          </table:table-cell>
          <table:table-cell table:formula="of:=80-([.B63]^2+[.C63]^2+[.D63]^2)" office:value-type="float" office:value="66.8475742815495" calcext:value-type="float">
            <text:p>66.8475742815495</text:p>
          </table:table-cell>
          <table:table-cell table:number-columns-repeated="3"/>
          <table:table-cell table:formula="of:=[.E63]/[.$F$2]" office:value-type="float" office:value="0.0122247975691834" calcext:value-type="float">
            <text:p>0.0122247975691834</text:p>
          </table:table-cell>
          <table:table-cell table:formula="of:=[.I63]*[.$G$2]" office:value-type="float" office:value="1.22247975691834" calcext:value-type="float">
            <text:p>1.22247975691834</text:p>
          </table:table-cell>
          <table:table-cell table:formula="of:=TRUNC([.J63])" office:value-type="float" office:value="1" calcext:value-type="float">
            <text:p>1</text:p>
          </table:table-cell>
          <table:table-cell table:formula="of:=[.J63]-[.K63]" office:value-type="float" office:value="0.222479756918338" calcext:value-type="float">
            <text:p>0.22247975691833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0.0837053273922" calcext:value-type="float">
            <text:p>60.0837053273922</text:p>
          </table:table-cell>
          <table:table-cell/>
          <table:table-cell table:formula="of:=[.P63]/[.$Q$2]" office:value-type="float" office:value="0.0109878502358247" calcext:value-type="float">
            <text:p>0.0109878502358247</text:p>
          </table:table-cell>
          <table:table-cell table:formula="of:=[.R63]*[.$G$2]" office:value-type="float" office:value="1.09878502358247" calcext:value-type="float">
            <text:p>1.09878502358247</text:p>
          </table:table-cell>
          <table:table-cell table:formula="of:=TRUNC([.S63])" office:value-type="float" office:value="1" calcext:value-type="float">
            <text:p>1</text:p>
          </table:table-cell>
          <table:table-cell table:formula="of:=[.S63]-[.T63]" office:value-type="float" office:value="0.0987850235824725" calcext:value-type="float">
            <text:p>0.098785023582472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749143474932668" calcext:value-type="float">
            <text:p>0.0749143474932668</text:p>
          </table:table-cell>
          <table:table-cell table:formula="of:=SUM([.Y63:.Y162])" office:value-type="float" office:value="6.20605101952477" calcext:value-type="float">
            <text:p>6.20605101952477</text:p>
          </table:table-cell>
          <table:table-cell table:formula="of:=[.Y63]/[.$Z$2]" office:value-type="float" office:value="0.00430418673862496" calcext:value-type="float">
            <text:p>0.00430418673862496</text:p>
          </table:table-cell>
          <table:table-cell table:formula="of:=[.AA63]*[.$G$2]" office:value-type="float" office:value="0.430418673862496" calcext:value-type="float">
            <text:p>0.430418673862496</text:p>
          </table:table-cell>
          <table:table-cell table:formula="of:=TRUNC([.AB63])" office:value-type="float" office:value="0" calcext:value-type="float">
            <text:p>0</text:p>
          </table:table-cell>
          <table:table-cell table:formula="of:=[.AB63]-[.AC63]" office:value-type="float" office:value="0.430418673862496" calcext:value-type="float">
            <text:p>0.43041867386249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.35623749702314" calcext:value-type="float">
            <text:p>-4.35623749702314</text:p>
          </table:table-cell>
          <table:table-cell office:value-type="float" office:value="3.20481938538745" calcext:value-type="float">
            <text:p>3.20481938538745</text:p>
          </table:table-cell>
          <table:table-cell office:value-type="float" office:value="0.0758964292150006" calcext:value-type="float">
            <text:p>0.0758964292150006</text:p>
          </table:table-cell>
          <table:table-cell table:formula="of:=80-([.B64]^2+[.C64]^2+[.D64]^2)" office:value-type="float" office:value="50.7465673086068" calcext:value-type="float">
            <text:p>50.7465673086068</text:p>
          </table:table-cell>
          <table:table-cell table:number-columns-repeated="3"/>
          <table:table-cell table:formula="of:=[.E64]/[.$F$2]" office:value-type="float" office:value="0.00928031449676527" calcext:value-type="float">
            <text:p>0.00928031449676527</text:p>
          </table:table-cell>
          <table:table-cell table:formula="of:=[.I64]*[.$G$2]" office:value-type="float" office:value="0.928031449676527" calcext:value-type="float">
            <text:p>0.928031449676527</text:p>
          </table:table-cell>
          <table:table-cell table:formula="of:=TRUNC([.J64])" office:value-type="float" office:value="0" calcext:value-type="float">
            <text:p>0</text:p>
          </table:table-cell>
          <table:table-cell table:formula="of:=[.J64]-[.K64]" office:value-type="float" office:value="0.928031449676527" calcext:value-type="float">
            <text:p>0.92803144967652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2.9345679157242" calcext:value-type="float">
            <text:p>52.9345679157242</text:p>
          </table:table-cell>
          <table:table-cell/>
          <table:table-cell table:formula="of:=[.P64]/[.$Q$2]" office:value-type="float" office:value="0.00968044665998489" calcext:value-type="float">
            <text:p>0.00968044665998489</text:p>
          </table:table-cell>
          <table:table-cell table:formula="of:=[.R64]*[.$G$2]" office:value-type="float" office:value="0.968044665998489" calcext:value-type="float">
            <text:p>0.968044665998489</text:p>
          </table:table-cell>
          <table:table-cell table:formula="of:=TRUNC([.S64])" office:value-type="float" office:value="0" calcext:value-type="float">
            <text:p>0</text:p>
          </table:table-cell>
          <table:table-cell table:formula="of:=[.S64]-[.T64]" office:value-type="float" office:value="0.968044665998489" calcext:value-type="float">
            <text:p>0.96804466599848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94593329756635" calcext:value-type="float">
            <text:p>0.194593329756635</text:p>
          </table:table-cell>
          <table:table-cell table:formula="of:=SUM([.Y64:.Y163])" office:value-type="float" office:value="6.1311366720315" calcext:value-type="float">
            <text:p>6.1311366720315</text:p>
          </table:table-cell>
          <table:table-cell table:formula="of:=[.Y64]/[.$Z$2]" office:value-type="float" office:value="0.0111803153519913" calcext:value-type="float">
            <text:p>0.0111803153519913</text:p>
          </table:table-cell>
          <table:table-cell table:formula="of:=[.AA64]*[.$G$2]" office:value-type="float" office:value="1.11803153519913" calcext:value-type="float">
            <text:p>1.11803153519913</text:p>
          </table:table-cell>
          <table:table-cell table:formula="of:=TRUNC([.AB64])" office:value-type="float" office:value="1" calcext:value-type="float">
            <text:p>1</text:p>
          </table:table-cell>
          <table:table-cell table:formula="of:=[.AB64]-[.AC64]" office:value-type="float" office:value="0.118031535199129" calcext:value-type="float">
            <text:p>0.1180315351991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5936802821008" calcext:value-type="float">
            <text:p>1.45936802821008</text:p>
          </table:table-cell>
          <table:table-cell office:value-type="float" office:value="-3.70506687032659" calcext:value-type="float">
            <text:p>-3.70506687032659</text:p>
          </table:table-cell>
          <table:table-cell office:value-type="float" office:value="-0.178618108429375" calcext:value-type="float">
            <text:p>-0.178618108429375</text:p>
          </table:table-cell>
          <table:table-cell table:formula="of:=80-([.B65]^2+[.C65]^2+[.D65]^2)" office:value-type="float" office:value="64.1108200159877" calcext:value-type="float">
            <text:p>64.1108200159877</text:p>
          </table:table-cell>
          <table:table-cell table:number-columns-repeated="3"/>
          <table:table-cell table:formula="of:=[.E65]/[.$F$2]" office:value-type="float" office:value="0.0117243116913835" calcext:value-type="float">
            <text:p>0.0117243116913835</text:p>
          </table:table-cell>
          <table:table-cell table:formula="of:=[.I65]*[.$G$2]" office:value-type="float" office:value="1.17243116913835" calcext:value-type="float">
            <text:p>1.17243116913835</text:p>
          </table:table-cell>
          <table:table-cell table:formula="of:=TRUNC([.J65])" office:value-type="float" office:value="1" calcext:value-type="float">
            <text:p>1</text:p>
          </table:table-cell>
          <table:table-cell table:formula="of:=[.J65]-[.K65]" office:value-type="float" office:value="0.172431169138352" calcext:value-type="float">
            <text:p>0.1724311691383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8.8685370873343" calcext:value-type="float">
            <text:p>58.8685370873343</text:p>
          </table:table-cell>
          <table:table-cell/>
          <table:table-cell table:formula="of:=[.P65]/[.$Q$2]" office:value-type="float" office:value="0.0107656254818697" calcext:value-type="float">
            <text:p>0.0107656254818697</text:p>
          </table:table-cell>
          <table:table-cell table:formula="of:=[.R65]*[.$G$2]" office:value-type="float" office:value="1.07656254818697" calcext:value-type="float">
            <text:p>1.07656254818697</text:p>
          </table:table-cell>
          <table:table-cell table:formula="of:=TRUNC([.S65])" office:value-type="float" office:value="1" calcext:value-type="float">
            <text:p>1</text:p>
          </table:table-cell>
          <table:table-cell table:formula="of:=[.S65]-[.T65]" office:value-type="float" office:value="0.0765625481869685" calcext:value-type="float">
            <text:p>0.076562548186968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30686681928405" calcext:value-type="float">
            <text:p>0.0930686681928405</text:p>
          </table:table-cell>
          <table:table-cell table:formula="of:=SUM([.Y65:.Y164])" office:value-type="float" office:value="5.93654334227487" calcext:value-type="float">
            <text:p>5.93654334227487</text:p>
          </table:table-cell>
          <table:table-cell table:formula="of:=[.Y65]/[.$Z$2]" office:value-type="float" office:value="0.00534723909132513" calcext:value-type="float">
            <text:p>0.00534723909132513</text:p>
          </table:table-cell>
          <table:table-cell table:formula="of:=[.AA65]*[.$G$2]" office:value-type="float" office:value="0.534723909132513" calcext:value-type="float">
            <text:p>0.534723909132513</text:p>
          </table:table-cell>
          <table:table-cell table:formula="of:=TRUNC([.AB65])" office:value-type="float" office:value="0" calcext:value-type="float">
            <text:p>0</text:p>
          </table:table-cell>
          <table:table-cell table:formula="of:=[.AB65]-[.AC65]" office:value-type="float" office:value="0.534723909132513" calcext:value-type="float">
            <text:p>0.53472390913251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880096758959282" calcext:value-type="float">
            <text:p>-0.880096758959282</text:p>
          </table:table-cell>
          <table:table-cell office:value-type="float" office:value="3.73212568329679" calcext:value-type="float">
            <text:p>3.73212568329679</text:p>
          </table:table-cell>
          <table:table-cell office:value-type="float" office:value="-4.57861715171634" calcext:value-type="float">
            <text:p>-4.57861715171634</text:p>
          </table:table-cell>
          <table:table-cell table:formula="of:=80-([.B66]^2+[.C66]^2+[.D66]^2)" office:value-type="float" office:value="44.3329325569548" calcext:value-type="float">
            <text:p>44.3329325569548</text:p>
          </table:table-cell>
          <table:table-cell table:number-columns-repeated="3"/>
          <table:table-cell table:formula="of:=[.E66]/[.$F$2]" office:value-type="float" office:value="0.00810741649164998" calcext:value-type="float">
            <text:p>0.00810741649164998</text:p>
          </table:table-cell>
          <table:table-cell table:formula="of:=[.I66]*[.$G$2]" office:value-type="float" office:value="0.810741649164998" calcext:value-type="float">
            <text:p>0.810741649164998</text:p>
          </table:table-cell>
          <table:table-cell table:formula="of:=TRUNC([.J66])" office:value-type="float" office:value="0" calcext:value-type="float">
            <text:p>0</text:p>
          </table:table-cell>
          <table:table-cell table:formula="of:=[.J66]-[.K66]" office:value-type="float" office:value="0.810741649164998" calcext:value-type="float">
            <text:p>0.81074164916499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0.08679844237" calcext:value-type="float">
            <text:p>50.08679844237</text:p>
          </table:table-cell>
          <table:table-cell/>
          <table:table-cell table:formula="of:=[.P66]/[.$Q$2]" office:value-type="float" office:value="0.00915965879730453" calcext:value-type="float">
            <text:p>0.00915965879730453</text:p>
          </table:table-cell>
          <table:table-cell table:formula="of:=[.R66]*[.$G$2]" office:value-type="float" office:value="0.915965879730453" calcext:value-type="float">
            <text:p>0.915965879730453</text:p>
          </table:table-cell>
          <table:table-cell table:formula="of:=TRUNC([.S66])" office:value-type="float" office:value="0" calcext:value-type="float">
            <text:p>0</text:p>
          </table:table-cell>
          <table:table-cell table:formula="of:=[.S66]-[.T66]" office:value-type="float" office:value="0.915965879730453" calcext:value-type="float">
            <text:p>0.91596587973045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25327353982227" calcext:value-type="float">
            <text:p>0.25327353982227</text:p>
          </table:table-cell>
          <table:table-cell table:formula="of:=SUM([.Y66:.Y165])" office:value-type="float" office:value="5.84347467408203" calcext:value-type="float">
            <text:p>5.84347467408203</text:p>
          </table:table-cell>
          <table:table-cell table:formula="of:=[.Y66]/[.$Z$2]" office:value-type="float" office:value="0.0145517734295903" calcext:value-type="float">
            <text:p>0.0145517734295903</text:p>
          </table:table-cell>
          <table:table-cell table:formula="of:=[.AA66]*[.$G$2]" office:value-type="float" office:value="1.45517734295903" calcext:value-type="float">
            <text:p>1.45517734295903</text:p>
          </table:table-cell>
          <table:table-cell table:formula="of:=TRUNC([.AB66])" office:value-type="float" office:value="1" calcext:value-type="float">
            <text:p>1</text:p>
          </table:table-cell>
          <table:table-cell table:formula="of:=[.AB66]-[.AC66]" office:value-type="float" office:value="0.455177342959033" calcext:value-type="float">
            <text:p>0.45517734295903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12188849251649" calcext:value-type="float">
            <text:p>0.312188849251649</text:p>
          </table:table-cell>
          <table:table-cell office:value-type="float" office:value="-2.29295095684168" calcext:value-type="float">
            <text:p>-2.29295095684168</text:p>
          </table:table-cell>
          <table:table-cell office:value-type="float" office:value="-4.77373578597127" calcext:value-type="float">
            <text:p>-4.77373578597127</text:p>
          </table:table-cell>
          <table:table-cell table:formula="of:=80-([.B67]^2+[.C67]^2+[.D67]^2)" office:value-type="float" office:value="51.856360677659" calcext:value-type="float">
            <text:p>51.856360677659</text:p>
          </table:table-cell>
          <table:table-cell table:number-columns-repeated="3"/>
          <table:table-cell table:formula="of:=[.E67]/[.$F$2]" office:value-type="float" office:value="0.00948326874643099" calcext:value-type="float">
            <text:p>0.00948326874643099</text:p>
          </table:table-cell>
          <table:table-cell table:formula="of:=[.I67]*[.$G$2]" office:value-type="float" office:value="0.948326874643099" calcext:value-type="float">
            <text:p>0.948326874643099</text:p>
          </table:table-cell>
          <table:table-cell table:formula="of:=TRUNC([.J67])" office:value-type="float" office:value="0" calcext:value-type="float">
            <text:p>0</text:p>
          </table:table-cell>
          <table:table-cell table:formula="of:=[.J67]-[.K67]" office:value-type="float" office:value="0.948326874643099" calcext:value-type="float">
            <text:p>0.94832687464309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3.427336182159" calcext:value-type="float">
            <text:p>53.427336182159</text:p>
          </table:table-cell>
          <table:table-cell/>
          <table:table-cell table:formula="of:=[.P67]/[.$Q$2]" office:value-type="float" office:value="0.00977056200628468" calcext:value-type="float">
            <text:p>0.00977056200628468</text:p>
          </table:table-cell>
          <table:table-cell table:formula="of:=[.R67]*[.$G$2]" office:value-type="float" office:value="0.977056200628468" calcext:value-type="float">
            <text:p>0.977056200628468</text:p>
          </table:table-cell>
          <table:table-cell table:formula="of:=TRUNC([.S67])" office:value-type="float" office:value="0" calcext:value-type="float">
            <text:p>0</text:p>
          </table:table-cell>
          <table:table-cell table:formula="of:=[.S67]-[.T67]" office:value-type="float" office:value="0.977056200628468" calcext:value-type="float">
            <text:p>0.97705620062846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185197965643624" calcext:value-type="float">
            <text:p>0.185197965643624</text:p>
          </table:table-cell>
          <table:table-cell table:formula="of:=SUM([.Y67:.Y166])" office:value-type="float" office:value="5.59020113425976" calcext:value-type="float">
            <text:p>5.59020113425976</text:p>
          </table:table-cell>
          <table:table-cell table:formula="of:=[.Y67]/[.$Z$2]" office:value-type="float" office:value="0.0106405068510442" calcext:value-type="float">
            <text:p>0.0106405068510442</text:p>
          </table:table-cell>
          <table:table-cell table:formula="of:=[.AA67]*[.$G$2]" office:value-type="float" office:value="1.06405068510442" calcext:value-type="float">
            <text:p>1.06405068510442</text:p>
          </table:table-cell>
          <table:table-cell table:formula="of:=TRUNC([.AB67])" office:value-type="float" office:value="1" calcext:value-type="float">
            <text:p>1</text:p>
          </table:table-cell>
          <table:table-cell table:formula="of:=[.AB67]-[.AC67]" office:value-type="float" office:value="0.0640506851044163" calcext:value-type="float">
            <text:p>0.06405068510441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96798902401409" calcext:value-type="float">
            <text:p>-3.96798902401409</text:p>
          </table:table-cell>
          <table:table-cell office:value-type="float" office:value="4.93987959651415" calcext:value-type="float">
            <text:p>4.93987959651415</text:p>
          </table:table-cell>
          <table:table-cell office:value-type="float" office:value="0.717929388572367" calcext:value-type="float">
            <text:p>0.717929388572367</text:p>
          </table:table-cell>
          <table:table-cell table:formula="of:=80-([.B68]^2+[.C68]^2+[.D68]^2)" office:value-type="float" office:value="39.337230070271" calcext:value-type="float">
            <text:p>39.337230070271</text:p>
          </table:table-cell>
          <table:table-cell table:number-columns-repeated="3"/>
          <table:table-cell table:formula="of:=[.E68]/[.$F$2]" office:value-type="float" office:value="0.00719382385538837" calcext:value-type="float">
            <text:p>0.00719382385538837</text:p>
          </table:table-cell>
          <table:table-cell table:formula="of:=[.I68]*[.$G$2]" office:value-type="float" office:value="0.719382385538836" calcext:value-type="float">
            <text:p>0.719382385538836</text:p>
          </table:table-cell>
          <table:table-cell table:formula="of:=TRUNC([.J68])" office:value-type="float" office:value="0" calcext:value-type="float">
            <text:p>0</text:p>
          </table:table-cell>
          <table:table-cell table:formula="of:=[.J68]-[.K68]" office:value-type="float" office:value="0.719382385538836" calcext:value-type="float">
            <text:p>0.71938238553883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7.8686164612596" calcext:value-type="float">
            <text:p>47.8686164612596</text:p>
          </table:table-cell>
          <table:table-cell/>
          <table:table-cell table:formula="of:=[.P68]/[.$Q$2]" office:value-type="float" office:value="0.00875400719390492" calcext:value-type="float">
            <text:p>0.00875400719390492</text:p>
          </table:table-cell>
          <table:table-cell table:formula="of:=[.R68]*[.$G$2]" office:value-type="float" office:value="0.875400719390492" calcext:value-type="float">
            <text:p>0.875400719390492</text:p>
          </table:table-cell>
          <table:table-cell table:formula="of:=TRUNC([.S68])" office:value-type="float" office:value="0" calcext:value-type="float">
            <text:p>0</text:p>
          </table:table-cell>
          <table:table-cell table:formula="of:=[.S68]-[.T68]" office:value-type="float" office:value="0.875400719390492" calcext:value-type="float">
            <text:p>0.87540071939049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305196224171358" calcext:value-type="float">
            <text:p>0.305196224171358</text:p>
          </table:table-cell>
          <table:table-cell table:formula="of:=SUM([.Y68:.Y167])" office:value-type="float" office:value="5.40500316861613" calcext:value-type="float">
            <text:p>5.40500316861613</text:p>
          </table:table-cell>
          <table:table-cell table:formula="of:=[.Y68]/[.$Z$2]" office:value-type="float" office:value="0.0175349794093159" calcext:value-type="float">
            <text:p>0.0175349794093159</text:p>
          </table:table-cell>
          <table:table-cell table:formula="of:=[.AA68]*[.$G$2]" office:value-type="float" office:value="1.75349794093159" calcext:value-type="float">
            <text:p>1.75349794093159</text:p>
          </table:table-cell>
          <table:table-cell table:formula="of:=TRUNC([.AB68])" office:value-type="float" office:value="1" calcext:value-type="float">
            <text:p>1</text:p>
          </table:table-cell>
          <table:table-cell table:formula="of:=[.AB68]-[.AC68]" office:value-type="float" office:value="0.753497940931589" calcext:value-type="float">
            <text:p>0.75349794093158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83302567147975" calcext:value-type="float">
            <text:p>-3.83302567147975</text:p>
          </table:table-cell>
          <table:table-cell office:value-type="float" office:value="-1.16111357399434" calcext:value-type="float">
            <text:p>-1.16111357399434</text:p>
          </table:table-cell>
          <table:table-cell office:value-type="float" office:value="-1.70598209980824" calcext:value-type="float">
            <text:p>-1.70598209980824</text:p>
          </table:table-cell>
          <table:table-cell table:formula="of:=80-([.B69]^2+[.C69]^2+[.D69]^2)" office:value-type="float" office:value="61.0493545451972" calcext:value-type="float">
            <text:p>61.0493545451972</text:p>
          </table:table-cell>
          <table:table-cell table:number-columns-repeated="3"/>
          <table:table-cell table:formula="of:=[.E69]/[.$F$2]" office:value-type="float" office:value="0.0111644440215736" calcext:value-type="float">
            <text:p>0.0111644440215736</text:p>
          </table:table-cell>
          <table:table-cell table:formula="of:=[.I69]*[.$G$2]" office:value-type="float" office:value="1.11644440215736" calcext:value-type="float">
            <text:p>1.11644440215736</text:p>
          </table:table-cell>
          <table:table-cell table:formula="of:=TRUNC([.J69])" office:value-type="float" office:value="1" calcext:value-type="float">
            <text:p>1</text:p>
          </table:table-cell>
          <table:table-cell table:formula="of:=[.J69]-[.K69]" office:value-type="float" office:value="0.116444402157357" calcext:value-type="float">
            <text:p>0.11644440215735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7.509191217319" calcext:value-type="float">
            <text:p>57.509191217319</text:p>
          </table:table-cell>
          <table:table-cell/>
          <table:table-cell table:formula="of:=[.P69]/[.$Q$2]" office:value-type="float" office:value="0.0105170341415549" calcext:value-type="float">
            <text:p>0.0105170341415549</text:p>
          </table:table-cell>
          <table:table-cell table:formula="of:=[.R69]*[.$G$2]" office:value-type="float" office:value="1.05170341415549" calcext:value-type="float">
            <text:p>1.05170341415549</text:p>
          </table:table-cell>
          <table:table-cell table:formula="of:=TRUNC([.S69])" office:value-type="float" office:value="1" calcext:value-type="float">
            <text:p>1</text:p>
          </table:table-cell>
          <table:table-cell table:formula="of:=[.S69]-[.T69]" office:value-type="float" office:value="0.0517034141554902" calcext:value-type="float">
            <text:p>0.051703414155490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114318923347945" calcext:value-type="float">
            <text:p>0.114318923347945</text:p>
          </table:table-cell>
          <table:table-cell table:formula="of:=SUM([.Y69:.Y168])" office:value-type="float" office:value="5.09980694444477" calcext:value-type="float">
            <text:p>5.09980694444477</text:p>
          </table:table-cell>
          <table:table-cell table:formula="of:=[.Y69]/[.$Z$2]" office:value-type="float" office:value="0.00656816765162817" calcext:value-type="float">
            <text:p>0.00656816765162817</text:p>
          </table:table-cell>
          <table:table-cell table:formula="of:=[.AA69]*[.$G$2]" office:value-type="float" office:value="0.656816765162817" calcext:value-type="float">
            <text:p>0.656816765162817</text:p>
          </table:table-cell>
          <table:table-cell table:formula="of:=TRUNC([.AB69])" office:value-type="float" office:value="0" calcext:value-type="float">
            <text:p>0</text:p>
          </table:table-cell>
          <table:table-cell table:formula="of:=[.AB69]-[.AC69]" office:value-type="float" office:value="0.656816765162817" calcext:value-type="float">
            <text:p>0.65681676516281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31459818068895" calcext:value-type="float">
            <text:p>0.731459818068895</text:p>
          </table:table-cell>
          <table:table-cell office:value-type="float" office:value="-0.561006628281336" calcext:value-type="float">
            <text:p>-0.561006628281336</text:p>
          </table:table-cell>
          <table:table-cell office:value-type="float" office:value="-3.25783168804116" calcext:value-type="float">
            <text:p>-3.25783168804116</text:p>
          </table:table-cell>
          <table:table-cell table:formula="of:=80-([.B70]^2+[.C70]^2+[.D70]^2)" office:value-type="float" office:value="68.5367707899699" calcext:value-type="float">
            <text:p>68.5367707899699</text:p>
          </table:table-cell>
          <table:table-cell table:number-columns-repeated="3"/>
          <table:table-cell table:formula="of:=[.E70]/[.$F$2]" office:value-type="float" office:value="0.0125337105789964" calcext:value-type="float">
            <text:p>0.0125337105789964</text:p>
          </table:table-cell>
          <table:table-cell table:formula="of:=[.I70]*[.$G$2]" office:value-type="float" office:value="1.25337105789964" calcext:value-type="float">
            <text:p>1.25337105789964</text:p>
          </table:table-cell>
          <table:table-cell table:formula="of:=TRUNC([.J70])" office:value-type="float" office:value="1" calcext:value-type="float">
            <text:p>1</text:p>
          </table:table-cell>
          <table:table-cell table:formula="of:=[.J70]-[.K70]" office:value-type="float" office:value="0.253371057899637" calcext:value-type="float">
            <text:p>0.25337105789963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0.8337390348678" calcext:value-type="float">
            <text:p>60.8337390348678</text:p>
          </table:table-cell>
          <table:table-cell/>
          <table:table-cell table:formula="of:=[.P70]/[.$Q$2]" office:value-type="float" office:value="0.0111250131821619" calcext:value-type="float">
            <text:p>0.0111250131821619</text:p>
          </table:table-cell>
          <table:table-cell table:formula="of:=[.R70]*[.$G$2]" office:value-type="float" office:value="1.11250131821619" calcext:value-type="float">
            <text:p>1.11250131821619</text:p>
          </table:table-cell>
          <table:table-cell table:formula="of:=TRUNC([.S70])" office:value-type="float" office:value="1" calcext:value-type="float">
            <text:p>1</text:p>
          </table:table-cell>
          <table:table-cell table:formula="of:=[.S70]-[.T70]" office:value-type="float" office:value="0.112501318216194" calcext:value-type="float">
            <text:p>0.11250131821619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0640763618427611" calcext:value-type="float">
            <text:p>0.0640763618427611</text:p>
          </table:table-cell>
          <table:table-cell table:formula="of:=SUM([.Y70:.Y169])" office:value-type="float" office:value="4.98548802109683" calcext:value-type="float">
            <text:p>4.98548802109683</text:p>
          </table:table-cell>
          <table:table-cell table:formula="of:=[.Y70]/[.$Z$2]" office:value-type="float" office:value="0.00368149274646936" calcext:value-type="float">
            <text:p>0.00368149274646936</text:p>
          </table:table-cell>
          <table:table-cell table:formula="of:=[.AA70]*[.$G$2]" office:value-type="float" office:value="0.368149274646936" calcext:value-type="float">
            <text:p>0.368149274646936</text:p>
          </table:table-cell>
          <table:table-cell table:formula="of:=TRUNC([.AB70])" office:value-type="float" office:value="0" calcext:value-type="float">
            <text:p>0</text:p>
          </table:table-cell>
          <table:table-cell table:formula="of:=[.AB70]-[.AC70]" office:value-type="float" office:value="0.368149274646936" calcext:value-type="float">
            <text:p>0.36814927464693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81831593656336" calcext:value-type="float">
            <text:p>4.81831593656336</text:p>
          </table:table-cell>
          <table:table-cell office:value-type="float" office:value="-3.58091831303736" calcext:value-type="float">
            <text:p>-3.58091831303736</text:p>
          </table:table-cell>
          <table:table-cell office:value-type="float" office:value="-4.3318315706408" calcext:value-type="float">
            <text:p>-4.3318315706408</text:p>
          </table:table-cell>
          <table:table-cell table:formula="of:=80-([.B71]^2+[.C71]^2+[.D71]^2)" office:value-type="float" office:value="25.1960908144129" calcext:value-type="float">
            <text:p>25.1960908144129</text:p>
          </table:table-cell>
          <table:table-cell table:number-columns-repeated="3"/>
          <table:table-cell table:formula="of:=[.E71]/[.$F$2]" office:value-type="float" office:value="0.004607752982085" calcext:value-type="float">
            <text:p>0.004607752982085</text:p>
          </table:table-cell>
          <table:table-cell table:formula="of:=[.I71]*[.$G$2]" office:value-type="float" office:value="0.4607752982085" calcext:value-type="float">
            <text:p>0.4607752982085</text:p>
          </table:table-cell>
          <table:table-cell table:formula="of:=TRUNC([.J71])" office:value-type="float" office:value="0" calcext:value-type="float">
            <text:p>0</text:p>
          </table:table-cell>
          <table:table-cell table:formula="of:=[.J71]-[.K71]" office:value-type="float" office:value="0.4607752982085" calcext:value-type="float">
            <text:p>0.460775298208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1.5896956541602" calcext:value-type="float">
            <text:p>41.5896956541602</text:p>
          </table:table-cell>
          <table:table-cell/>
          <table:table-cell table:formula="of:=[.P71]/[.$Q$2]" office:value-type="float" office:value="0.00760574509696733" calcext:value-type="float">
            <text:p>0.00760574509696733</text:p>
          </table:table-cell>
          <table:table-cell table:formula="of:=[.R71]*[.$G$2]" office:value-type="float" office:value="0.760574509696733" calcext:value-type="float">
            <text:p>0.760574509696733</text:p>
          </table:table-cell>
          <table:table-cell table:formula="of:=TRUNC([.S71])" office:value-type="float" office:value="0" calcext:value-type="float">
            <text:p>0</text:p>
          </table:table-cell>
          <table:table-cell table:formula="of:=[.S71]-[.T71]" office:value-type="float" office:value="0.760574509696733" calcext:value-type="float">
            <text:p>0.76057450969673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498666834989282" calcext:value-type="float">
            <text:p>0.498666834989282</text:p>
          </table:table-cell>
          <table:table-cell table:formula="of:=SUM([.Y71:.Y170])" office:value-type="float" office:value="4.92141165925407" calcext:value-type="float">
            <text:p>4.92141165925407</text:p>
          </table:table-cell>
          <table:table-cell table:formula="of:=[.Y71]/[.$Z$2]" office:value-type="float" office:value="0.0286507892009052" calcext:value-type="float">
            <text:p>0.0286507892009052</text:p>
          </table:table-cell>
          <table:table-cell table:formula="of:=[.AA71]*[.$G$2]" office:value-type="float" office:value="2.86507892009052" calcext:value-type="float">
            <text:p>2.86507892009052</text:p>
          </table:table-cell>
          <table:table-cell table:formula="of:=TRUNC([.AB71])" office:value-type="float" office:value="2" calcext:value-type="float">
            <text:p>2</text:p>
          </table:table-cell>
          <table:table-cell table:formula="of:=[.AB71]-[.AC71]" office:value-type="float" office:value="0.865078920090522" calcext:value-type="float">
            <text:p>0.86507892009052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1589323492411" calcext:value-type="float">
            <text:p>0.971589323492411</text:p>
          </table:table-cell>
          <table:table-cell office:value-type="float" office:value="-1.04702937400674" calcext:value-type="float">
            <text:p>-1.04702937400674</text:p>
          </table:table-cell>
          <table:table-cell office:value-type="float" office:value="2.71373099063052" calcext:value-type="float">
            <text:p>2.71373099063052</text:p>
          </table:table-cell>
          <table:table-cell table:formula="of:=80-([.B72]^2+[.C72]^2+[.D72]^2)" office:value-type="float" office:value="70.5954077869341" calcext:value-type="float">
            <text:p>70.5954077869341</text:p>
          </table:table-cell>
          <table:table-cell table:number-columns-repeated="3"/>
          <table:table-cell table:formula="of:=[.E72]/[.$F$2]" office:value-type="float" office:value="0.0129101852802372" calcext:value-type="float">
            <text:p>0.0129101852802372</text:p>
          </table:table-cell>
          <table:table-cell table:formula="of:=[.I72]*[.$G$2]" office:value-type="float" office:value="1.29101852802372" calcext:value-type="float">
            <text:p>1.29101852802372</text:p>
          </table:table-cell>
          <table:table-cell table:formula="of:=TRUNC([.J72])" office:value-type="float" office:value="1" calcext:value-type="float">
            <text:p>1</text:p>
          </table:table-cell>
          <table:table-cell table:formula="of:=[.J72]-[.K72]" office:value-type="float" office:value="0.291018528023718" calcext:value-type="float">
            <text:p>0.29101852802371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1.7478109806022" calcext:value-type="float">
            <text:p>61.7478109806022</text:p>
          </table:table-cell>
          <table:table-cell/>
          <table:table-cell table:formula="of:=[.P72]/[.$Q$2]" office:value-type="float" office:value="0.0112921747376914" calcext:value-type="float">
            <text:p>0.0112921747376914</text:p>
          </table:table-cell>
          <table:table-cell table:formula="of:=[.R72]*[.$G$2]" office:value-type="float" office:value="1.12921747376914" calcext:value-type="float">
            <text:p>1.12921747376914</text:p>
          </table:table-cell>
          <table:table-cell table:formula="of:=TRUNC([.S72])" office:value-type="float" office:value="1" calcext:value-type="float">
            <text:p>1</text:p>
          </table:table-cell>
          <table:table-cell table:formula="of:=[.S72]-[.T72]" office:value-type="float" office:value="0.129217473769137" calcext:value-type="float">
            <text:p>0.12921747376913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512235487734025" calcext:value-type="float">
            <text:p>0.0512235487734025</text:p>
          </table:table-cell>
          <table:table-cell table:formula="of:=SUM([.Y72:.Y171])" office:value-type="float" office:value="4.42274482426479" calcext:value-type="float">
            <text:p>4.42274482426479</text:p>
          </table:table-cell>
          <table:table-cell table:formula="of:=[.Y72]/[.$Z$2]" office:value-type="float" office:value="0.00294303730477802" calcext:value-type="float">
            <text:p>0.00294303730477802</text:p>
          </table:table-cell>
          <table:table-cell table:formula="of:=[.AA72]*[.$G$2]" office:value-type="float" office:value="0.294303730477802" calcext:value-type="float">
            <text:p>0.294303730477802</text:p>
          </table:table-cell>
          <table:table-cell table:formula="of:=TRUNC([.AB72])" office:value-type="float" office:value="0" calcext:value-type="float">
            <text:p>0</text:p>
          </table:table-cell>
          <table:table-cell table:formula="of:=[.AB72]-[.AC72]" office:value-type="float" office:value="0.294303730477802" calcext:value-type="float">
            <text:p>0.29430373047780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4231323126274" calcext:value-type="float">
            <text:p>3.4231323126274</text:p>
          </table:table-cell>
          <table:table-cell office:value-type="float" office:value="1.74598699234346" calcext:value-type="float">
            <text:p>1.74598699234346</text:p>
          </table:table-cell>
          <table:table-cell office:value-type="float" office:value="-1.63380116642536" calcext:value-type="float">
            <text:p>-1.63380116642536</text:p>
          </table:table-cell>
          <table:table-cell table:formula="of:=80-([.B73]^2+[.C73]^2+[.D73]^2)" office:value-type="float" office:value="62.5643883414008" calcext:value-type="float">
            <text:p>62.5643883414008</text:p>
          </table:table-cell>
          <table:table-cell table:number-columns-repeated="3"/>
          <table:table-cell table:formula="of:=[.E73]/[.$F$2]" office:value-type="float" office:value="0.0114415069018369" calcext:value-type="float">
            <text:p>0.0114415069018369</text:p>
          </table:table-cell>
          <table:table-cell table:formula="of:=[.I73]*[.$G$2]" office:value-type="float" office:value="1.14415069018369" calcext:value-type="float">
            <text:p>1.14415069018369</text:p>
          </table:table-cell>
          <table:table-cell table:formula="of:=TRUNC([.J73])" office:value-type="float" office:value="1" calcext:value-type="float">
            <text:p>1</text:p>
          </table:table-cell>
          <table:table-cell table:formula="of:=[.J73]-[.K73]" office:value-type="float" office:value="0.144150690183686" calcext:value-type="float">
            <text:p>0.14415069018368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8.1818935402595" calcext:value-type="float">
            <text:p>58.1818935402595</text:p>
          </table:table-cell>
          <table:table-cell/>
          <table:table-cell table:formula="of:=[.P73]/[.$Q$2]" office:value-type="float" office:value="0.0106400550560855" calcext:value-type="float">
            <text:p>0.0106400550560855</text:p>
          </table:table-cell>
          <table:table-cell table:formula="of:=[.R73]*[.$G$2]" office:value-type="float" office:value="1.06400550560855" calcext:value-type="float">
            <text:p>1.06400550560855</text:p>
          </table:table-cell>
          <table:table-cell table:formula="of:=TRUNC([.S73])" office:value-type="float" office:value="1" calcext:value-type="float">
            <text:p>1</text:p>
          </table:table-cell>
          <table:table-cell table:formula="of:=[.S73]-[.T73]" office:value-type="float" office:value="0.064005505608548" calcext:value-type="float">
            <text:p>0.0640055056085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103672796942857" calcext:value-type="float">
            <text:p>0.103672796942857</text:p>
          </table:table-cell>
          <table:table-cell table:formula="of:=SUM([.Y73:.Y172])" office:value-type="float" office:value="4.37152127549138" calcext:value-type="float">
            <text:p>4.37152127549138</text:p>
          </table:table-cell>
          <table:table-cell table:formula="of:=[.Y73]/[.$Z$2]" office:value-type="float" office:value="0.00595649688863285" calcext:value-type="float">
            <text:p>0.00595649688863285</text:p>
          </table:table-cell>
          <table:table-cell table:formula="of:=[.AA73]*[.$G$2]" office:value-type="float" office:value="0.595649688863285" calcext:value-type="float">
            <text:p>0.595649688863285</text:p>
          </table:table-cell>
          <table:table-cell table:formula="of:=TRUNC([.AB73])" office:value-type="float" office:value="0" calcext:value-type="float">
            <text:p>0</text:p>
          </table:table-cell>
          <table:table-cell table:formula="of:=[.AB73]-[.AC73]" office:value-type="float" office:value="0.595649688863285" calcext:value-type="float">
            <text:p>0.59564968886328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9457229598534" calcext:value-type="float">
            <text:p>1.59457229598534</text:p>
          </table:table-cell>
          <table:table-cell office:value-type="float" office:value="-3.18910270265604" calcext:value-type="float">
            <text:p>-3.18910270265604</text:p>
          </table:table-cell>
          <table:table-cell office:value-type="float" office:value="-2.96204892667356" calcext:value-type="float">
            <text:p>-2.96204892667356</text:p>
          </table:table-cell>
          <table:table-cell table:formula="of:=80-([.B74]^2+[.C74]^2+[.D74]^2)" office:value-type="float" office:value="58.51322930078" calcext:value-type="float">
            <text:p>58.51322930078</text:p>
          </table:table-cell>
          <table:table-cell table:number-columns-repeated="3"/>
          <table:table-cell table:formula="of:=[.E74]/[.$F$2]" office:value-type="float" office:value="0.0107006483183441" calcext:value-type="float">
            <text:p>0.0107006483183441</text:p>
          </table:table-cell>
          <table:table-cell table:formula="of:=[.I74]*[.$G$2]" office:value-type="float" office:value="1.07006483183441" calcext:value-type="float">
            <text:p>1.07006483183441</text:p>
          </table:table-cell>
          <table:table-cell table:formula="of:=TRUNC([.J74])" office:value-type="float" office:value="1" calcext:value-type="float">
            <text:p>1</text:p>
          </table:table-cell>
          <table:table-cell table:formula="of:=[.J74]-[.K74]" office:value-type="float" office:value="0.0700648318344101" calcext:value-type="float">
            <text:p>0.070064831834410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6.3831058801716" calcext:value-type="float">
            <text:p>56.3831058801716</text:p>
          </table:table-cell>
          <table:table-cell/>
          <table:table-cell table:formula="of:=[.P74]/[.$Q$2]" office:value-type="float" office:value="0.0103111004866661" calcext:value-type="float">
            <text:p>0.0103111004866661</text:p>
          </table:table-cell>
          <table:table-cell table:formula="of:=[.R74]*[.$G$2]" office:value-type="float" office:value="1.03111004866661" calcext:value-type="float">
            <text:p>1.03111004866661</text:p>
          </table:table-cell>
          <table:table-cell table:formula="of:=TRUNC([.S74])" office:value-type="float" office:value="1" calcext:value-type="float">
            <text:p>1</text:p>
          </table:table-cell>
          <table:table-cell table:formula="of:=[.S74]-[.T74]" office:value-type="float" office:value="0.0311100486666063" calcext:value-type="float">
            <text:p>0.031110048666606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132745932844539" calcext:value-type="float">
            <text:p>0.132745932844539</text:p>
          </table:table-cell>
          <table:table-cell table:formula="of:=SUM([.Y74:.Y173])" office:value-type="float" office:value="4.26784847854853" calcext:value-type="float">
            <text:p>4.26784847854853</text:p>
          </table:table-cell>
          <table:table-cell table:formula="of:=[.Y74]/[.$Z$2]" office:value-type="float" office:value="0.00762688727692941" calcext:value-type="float">
            <text:p>0.00762688727692941</text:p>
          </table:table-cell>
          <table:table-cell table:formula="of:=[.AA74]*[.$G$2]" office:value-type="float" office:value="0.762688727692941" calcext:value-type="float">
            <text:p>0.762688727692941</text:p>
          </table:table-cell>
          <table:table-cell table:formula="of:=TRUNC([.AB74])" office:value-type="float" office:value="0" calcext:value-type="float">
            <text:p>0</text:p>
          </table:table-cell>
          <table:table-cell table:formula="of:=[.AB74]-[.AC74]" office:value-type="float" office:value="0.762688727692941" calcext:value-type="float">
            <text:p>0.76268872769294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4405802433228" calcext:value-type="float">
            <text:p>1.74405802433228</text:p>
          </table:table-cell>
          <table:table-cell office:value-type="float" office:value="-0.95710101921624" calcext:value-type="float">
            <text:p>-0.95710101921624</text:p>
          </table:table-cell>
          <table:table-cell office:value-type="float" office:value="4.37803705895473" calcext:value-type="float">
            <text:p>4.37803705895473</text:p>
          </table:table-cell>
          <table:table-cell table:formula="of:=80-([.B75]^2+[.C75]^2+[.D75]^2)" office:value-type="float" office:value="56.8750107571964" calcext:value-type="float">
            <text:p>56.8750107571964</text:p>
          </table:table-cell>
          <table:table-cell table:number-columns-repeated="3"/>
          <table:table-cell table:formula="of:=[.E75]/[.$F$2]" office:value-type="float" office:value="0.010401057940015" calcext:value-type="float">
            <text:p>0.010401057940015</text:p>
          </table:table-cell>
          <table:table-cell table:formula="of:=[.I75]*[.$G$2]" office:value-type="float" office:value="1.0401057940015" calcext:value-type="float">
            <text:p>1.0401057940015</text:p>
          </table:table-cell>
          <table:table-cell table:formula="of:=TRUNC([.J75])" office:value-type="float" office:value="1" calcext:value-type="float">
            <text:p>1</text:p>
          </table:table-cell>
          <table:table-cell table:formula="of:=[.J75]-[.K75]" office:value-type="float" office:value="0.0401057940015011" calcext:value-type="float">
            <text:p>0.040105794001501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5.6557073082622" calcext:value-type="float">
            <text:p>55.6557073082622</text:p>
          </table:table-cell>
          <table:table-cell/>
          <table:table-cell table:formula="of:=[.P75]/[.$Q$2]" office:value-type="float" office:value="0.0101780769568031" calcext:value-type="float">
            <text:p>0.0101780769568031</text:p>
          </table:table-cell>
          <table:table-cell table:formula="of:=[.R75]*[.$G$2]" office:value-type="float" office:value="1.01780769568031" calcext:value-type="float">
            <text:p>1.01780769568031</text:p>
          </table:table-cell>
          <table:table-cell table:formula="of:=TRUNC([.S75])" office:value-type="float" office:value="1" calcext:value-type="float">
            <text:p>1</text:p>
          </table:table-cell>
          <table:table-cell table:formula="of:=[.S75]-[.T75]" office:value-type="float" office:value="0.0178076956803144" calcext:value-type="float">
            <text:p>0.017807695680314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145078508193458" calcext:value-type="float">
            <text:p>0.145078508193458</text:p>
          </table:table-cell>
          <table:table-cell table:formula="of:=SUM([.Y75:.Y174])" office:value-type="float" office:value="4.13510254570399" calcext:value-type="float">
            <text:p>4.13510254570399</text:p>
          </table:table-cell>
          <table:table-cell table:formula="of:=[.Y75]/[.$Z$2]" office:value-type="float" office:value="0.00833545257911909" calcext:value-type="float">
            <text:p>0.00833545257911909</text:p>
          </table:table-cell>
          <table:table-cell table:formula="of:=[.AA75]*[.$G$2]" office:value-type="float" office:value="0.833545257911909" calcext:value-type="float">
            <text:p>0.833545257911909</text:p>
          </table:table-cell>
          <table:table-cell table:formula="of:=TRUNC([.AB75])" office:value-type="float" office:value="0" calcext:value-type="float">
            <text:p>0</text:p>
          </table:table-cell>
          <table:table-cell table:formula="of:=[.AB75]-[.AC75]" office:value-type="float" office:value="0.833545257911909" calcext:value-type="float">
            <text:p>0.8335452579119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.10543551722054" calcext:value-type="float">
            <text:p>-5.10543551722054</text:p>
          </table:table-cell>
          <table:table-cell office:value-type="float" office:value="-2.3450367399292" calcext:value-type="float">
            <text:p>-2.3450367399292</text:p>
          </table:table-cell>
          <table:table-cell office:value-type="float" office:value="3.74618629243073" calcext:value-type="float">
            <text:p>3.74618629243073</text:p>
          </table:table-cell>
          <table:table-cell table:formula="of:=80-([.B76]^2+[.C76]^2+[.D76]^2)" office:value-type="float" office:value="34.4014191302894" calcext:value-type="float">
            <text:p>34.4014191302894</text:p>
          </table:table-cell>
          <table:table-cell table:number-columns-repeated="3"/>
          <table:table-cell table:formula="of:=[.E76]/[.$F$2]" office:value-type="float" office:value="0.00629118392821766" calcext:value-type="float">
            <text:p>0.00629118392821766</text:p>
          </table:table-cell>
          <table:table-cell table:formula="of:=[.I76]*[.$G$2]" office:value-type="float" office:value="0.629118392821766" calcext:value-type="float">
            <text:p>0.629118392821766</text:p>
          </table:table-cell>
          <table:table-cell table:formula="of:=TRUNC([.J76])" office:value-type="float" office:value="0" calcext:value-type="float">
            <text:p>0</text:p>
          </table:table-cell>
          <table:table-cell table:formula="of:=[.J76]-[.K76]" office:value-type="float" office:value="0.629118392821766" calcext:value-type="float">
            <text:p>0.62911839282176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5.6770274067836" calcext:value-type="float">
            <text:p>45.6770274067836</text:p>
          </table:table-cell>
          <table:table-cell/>
          <table:table-cell table:formula="of:=[.P76]/[.$Q$2]" office:value-type="float" office:value="0.00835321879082891" calcext:value-type="float">
            <text:p>0.00835321879082891</text:p>
          </table:table-cell>
          <table:table-cell table:formula="of:=[.R76]*[.$G$2]" office:value-type="float" office:value="0.835321879082891" calcext:value-type="float">
            <text:p>0.835321879082891</text:p>
          </table:table-cell>
          <table:table-cell table:formula="of:=TRUNC([.S76])" office:value-type="float" office:value="0" calcext:value-type="float">
            <text:p>0</text:p>
          </table:table-cell>
          <table:table-cell table:formula="of:=[.S76]-[.T76]" office:value-type="float" office:value="0.835321879082891" calcext:value-type="float">
            <text:p>0.83532187908289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363423641505756" calcext:value-type="float">
            <text:p>0.363423641505756</text:p>
          </table:table-cell>
          <table:table-cell table:formula="of:=SUM([.Y76:.Y175])" office:value-type="float" office:value="3.99002403751053" calcext:value-type="float">
            <text:p>3.99002403751053</text:p>
          </table:table-cell>
          <table:table-cell table:formula="of:=[.Y76]/[.$Z$2]" office:value-type="float" office:value="0.0208804223838759" calcext:value-type="float">
            <text:p>0.0208804223838759</text:p>
          </table:table-cell>
          <table:table-cell table:formula="of:=[.AA76]*[.$G$2]" office:value-type="float" office:value="2.08804223838759" calcext:value-type="float">
            <text:p>2.08804223838759</text:p>
          </table:table-cell>
          <table:table-cell table:formula="of:=TRUNC([.AB76])" office:value-type="float" office:value="2" calcext:value-type="float">
            <text:p>2</text:p>
          </table:table-cell>
          <table:table-cell table:formula="of:=[.AB76]-[.AC76]" office:value-type="float" office:value="0.0880422383875938" calcext:value-type="float">
            <text:p>0.088042238387593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3963121791199" calcext:value-type="float">
            <text:p>3.83963121791199</text:p>
          </table:table-cell>
          <table:table-cell office:value-type="float" office:value="-2.50978147023623" calcext:value-type="float">
            <text:p>-2.50978147023623</text:p>
          </table:table-cell>
          <table:table-cell office:value-type="float" office:value="-3.3298084731186" calcext:value-type="float">
            <text:p>-3.3298084731186</text:p>
          </table:table-cell>
          <table:table-cell table:formula="of:=80-([.B77]^2+[.C77]^2+[.D77]^2)" office:value-type="float" office:value="47.8706046144421" calcext:value-type="float">
            <text:p>47.8706046144421</text:p>
          </table:table-cell>
          <table:table-cell table:number-columns-repeated="3"/>
          <table:table-cell table:formula="of:=[.E77]/[.$F$2]" office:value-type="float" office:value="0.0087543707788286" calcext:value-type="float">
            <text:p>0.0087543707788286</text:p>
          </table:table-cell>
          <table:table-cell table:formula="of:=[.I77]*[.$G$2]" office:value-type="float" office:value="0.87543707788286" calcext:value-type="float">
            <text:p>0.87543707788286</text:p>
          </table:table-cell>
          <table:table-cell table:formula="of:=TRUNC([.J77])" office:value-type="float" office:value="0" calcext:value-type="float">
            <text:p>0</text:p>
          </table:table-cell>
          <table:table-cell table:formula="of:=[.J77]-[.K77]" office:value-type="float" office:value="0.87543707788286" calcext:value-type="float">
            <text:p>0.8754370778828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1.6575886233131" calcext:value-type="float">
            <text:p>51.6575886233131</text:p>
          </table:table-cell>
          <table:table-cell/>
          <table:table-cell table:formula="of:=[.P77]/[.$Q$2]" office:value-type="float" office:value="0.00944691816598128" calcext:value-type="float">
            <text:p>0.00944691816598128</text:p>
          </table:table-cell>
          <table:table-cell table:formula="of:=[.R77]*[.$G$2]" office:value-type="float" office:value="0.944691816598128" calcext:value-type="float">
            <text:p>0.944691816598128</text:p>
          </table:table-cell>
          <table:table-cell table:formula="of:=TRUNC([.S77])" office:value-type="float" office:value="0" calcext:value-type="float">
            <text:p>0</text:p>
          </table:table-cell>
          <table:table-cell table:formula="of:=[.S77]-[.T77]" office:value-type="float" office:value="0.944691816598128" calcext:value-type="float">
            <text:p>0.94469181659812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219931087265123" calcext:value-type="float">
            <text:p>0.219931087265123</text:p>
          </table:table-cell>
          <table:table-cell table:formula="of:=SUM([.Y77:.Y176])" office:value-type="float" office:value="3.62660039600477" calcext:value-type="float">
            <text:p>3.62660039600477</text:p>
          </table:table-cell>
          <table:table-cell table:formula="of:=[.Y77]/[.$Z$2]" office:value-type="float" office:value="0.0126360904271774" calcext:value-type="float">
            <text:p>0.0126360904271774</text:p>
          </table:table-cell>
          <table:table-cell table:formula="of:=[.AA77]*[.$G$2]" office:value-type="float" office:value="1.26360904271774" calcext:value-type="float">
            <text:p>1.26360904271774</text:p>
          </table:table-cell>
          <table:table-cell table:formula="of:=TRUNC([.AB77])" office:value-type="float" office:value="1" calcext:value-type="float">
            <text:p>1</text:p>
          </table:table-cell>
          <table:table-cell table:formula="of:=[.AB77]-[.AC77]" office:value-type="float" office:value="0.263609042717744" calcext:value-type="float">
            <text:p>0.26360904271774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9772514372103" calcext:value-type="float">
            <text:p>2.39772514372103</text:p>
          </table:table-cell>
          <table:table-cell office:value-type="float" office:value="-1.43436132015176" calcext:value-type="float">
            <text:p>-1.43436132015176</text:p>
          </table:table-cell>
          <table:table-cell office:value-type="float" office:value="-2.67220179041908" calcext:value-type="float">
            <text:p>-2.67220179041908</text:p>
          </table:table-cell>
          <table:table-cell table:formula="of:=80-([.B78]^2+[.C78]^2+[.D78]^2)" office:value-type="float" office:value="65.0528593297015" calcext:value-type="float">
            <text:p>65.0528593297015</text:p>
          </table:table-cell>
          <table:table-cell table:number-columns-repeated="3"/>
          <table:table-cell table:formula="of:=[.E78]/[.$F$2]" office:value-type="float" office:value="0.0118965877991726" calcext:value-type="float">
            <text:p>0.0118965877991726</text:p>
          </table:table-cell>
          <table:table-cell table:formula="of:=[.I78]*[.$G$2]" office:value-type="float" office:value="1.18965877991726" calcext:value-type="float">
            <text:p>1.18965877991726</text:p>
          </table:table-cell>
          <table:table-cell table:formula="of:=TRUNC([.J78])" office:value-type="float" office:value="1" calcext:value-type="float">
            <text:p>1</text:p>
          </table:table-cell>
          <table:table-cell table:formula="of:=[.J78]-[.K78]" office:value-type="float" office:value="0.189658779917257" calcext:value-type="float">
            <text:p>0.18965877991725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9.286819528442" calcext:value-type="float">
            <text:p>59.286819528442</text:p>
          </table:table-cell>
          <table:table-cell/>
          <table:table-cell table:formula="of:=[.P78]/[.$Q$2]" office:value-type="float" office:value="0.0108421191800217" calcext:value-type="float">
            <text:p>0.0108421191800217</text:p>
          </table:table-cell>
          <table:table-cell table:formula="of:=[.R78]*[.$G$2]" office:value-type="float" office:value="1.08421191800217" calcext:value-type="float">
            <text:p>1.08421191800217</text:p>
          </table:table-cell>
          <table:table-cell table:formula="of:=TRUNC([.S78])" office:value-type="float" office:value="1" calcext:value-type="float">
            <text:p>1</text:p>
          </table:table-cell>
          <table:table-cell table:formula="of:=[.S78]-[.T78]" office:value-type="float" office:value="0.0842119180021674" calcext:value-type="float">
            <text:p>0.084211918002167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0867336097277587" calcext:value-type="float">
            <text:p>0.0867336097277587</text:p>
          </table:table-cell>
          <table:table-cell table:formula="of:=SUM([.Y78:.Y177])" office:value-type="float" office:value="3.40666930873965" calcext:value-type="float">
            <text:p>3.40666930873965</text:p>
          </table:table-cell>
          <table:table-cell table:formula="of:=[.Y78]/[.$Z$2]" office:value-type="float" office:value="0.00498325975297115" calcext:value-type="float">
            <text:p>0.00498325975297115</text:p>
          </table:table-cell>
          <table:table-cell table:formula="of:=[.AA78]*[.$G$2]" office:value-type="float" office:value="0.498325975297115" calcext:value-type="float">
            <text:p>0.498325975297115</text:p>
          </table:table-cell>
          <table:table-cell table:formula="of:=TRUNC([.AB78])" office:value-type="float" office:value="0" calcext:value-type="float">
            <text:p>0</text:p>
          </table:table-cell>
          <table:table-cell table:formula="of:=[.AB78]-[.AC78]" office:value-type="float" office:value="0.498325975297115" calcext:value-type="float">
            <text:p>0.4983259752971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.13097699925534" calcext:value-type="float">
            <text:p>-3.13097699925534</text:p>
          </table:table-cell>
          <table:table-cell office:value-type="float" office:value="2.8913096141618" calcext:value-type="float">
            <text:p>2.8913096141618</text:p>
          </table:table-cell>
          <table:table-cell office:value-type="float" office:value="1.68416890245972" calcext:value-type="float">
            <text:p>1.68416890245972</text:p>
          </table:table-cell>
          <table:table-cell table:formula="of:=80-([.B79]^2+[.C79]^2+[.D79]^2)" office:value-type="float" office:value="59.0008868531772" calcext:value-type="float">
            <text:p>59.0008868531772</text:p>
          </table:table-cell>
          <table:table-cell table:number-columns-repeated="3"/>
          <table:table-cell table:formula="of:=[.E79]/[.$F$2]" office:value-type="float" office:value="0.0107898290391887" calcext:value-type="float">
            <text:p>0.0107898290391887</text:p>
          </table:table-cell>
          <table:table-cell table:formula="of:=[.I79]*[.$G$2]" office:value-type="float" office:value="1.07898290391887" calcext:value-type="float">
            <text:p>1.07898290391887</text:p>
          </table:table-cell>
          <table:table-cell table:formula="of:=TRUNC([.J79])" office:value-type="float" office:value="1" calcext:value-type="float">
            <text:p>1</text:p>
          </table:table-cell>
          <table:table-cell table:formula="of:=[.J79]-[.K79]" office:value-type="float" office:value="0.0789829039188668" calcext:value-type="float">
            <text:p>0.078982903918866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6.5996346263416" calcext:value-type="float">
            <text:p>56.5996346263416</text:p>
          </table:table-cell>
          <table:table-cell/>
          <table:table-cell table:formula="of:=[.P79]/[.$Q$2]" office:value-type="float" office:value="0.0103506983347299" calcext:value-type="float">
            <text:p>0.0103506983347299</text:p>
          </table:table-cell>
          <table:table-cell table:formula="of:=[.R79]*[.$G$2]" office:value-type="float" office:value="1.03506983347299" calcext:value-type="float">
            <text:p>1.03506983347299</text:p>
          </table:table-cell>
          <table:table-cell table:formula="of:=TRUNC([.S79])" office:value-type="float" office:value="1" calcext:value-type="float">
            <text:p>1</text:p>
          </table:table-cell>
          <table:table-cell table:formula="of:=[.S79]-[.T79]" office:value-type="float" office:value="0.0350698334729906" calcext:value-type="float">
            <text:p>0.035069833472990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129141460348594" calcext:value-type="float">
            <text:p>0.129141460348594</text:p>
          </table:table-cell>
          <table:table-cell table:formula="of:=SUM([.Y79:.Y178])" office:value-type="float" office:value="3.31993569901189" calcext:value-type="float">
            <text:p>3.31993569901189</text:p>
          </table:table-cell>
          <table:table-cell table:formula="of:=[.Y79]/[.$Z$2]" office:value-type="float" office:value="0.00741979313227069" calcext:value-type="float">
            <text:p>0.00741979313227069</text:p>
          </table:table-cell>
          <table:table-cell table:formula="of:=[.AA79]*[.$G$2]" office:value-type="float" office:value="0.741979313227069" calcext:value-type="float">
            <text:p>0.741979313227069</text:p>
          </table:table-cell>
          <table:table-cell table:formula="of:=TRUNC([.AB79])" office:value-type="float" office:value="0" calcext:value-type="float">
            <text:p>0</text:p>
          </table:table-cell>
          <table:table-cell table:formula="of:=[.AB79]-[.AC79]" office:value-type="float" office:value="0.741979313227069" calcext:value-type="float">
            <text:p>0.74197931322706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53901237317802" calcext:value-type="float">
            <text:p>1.53901237317802</text:p>
          </table:table-cell>
          <table:table-cell office:value-type="float" office:value="-1.62275437833848" calcext:value-type="float">
            <text:p>-1.62275437833848</text:p>
          </table:table-cell>
          <table:table-cell office:value-type="float" office:value="-2.71758867929845" calcext:value-type="float">
            <text:p>-2.71758867929845</text:p>
          </table:table-cell>
          <table:table-cell table:formula="of:=80-([.B80]^2+[.C80]^2+[.D80]^2)" office:value-type="float" office:value="67.6128209129372" calcext:value-type="float">
            <text:p>67.6128209129372</text:p>
          </table:table-cell>
          <table:table-cell table:number-columns-repeated="3"/>
          <table:table-cell table:formula="of:=[.E80]/[.$F$2]" office:value-type="float" office:value="0.0123647425897732" calcext:value-type="float">
            <text:p>0.0123647425897732</text:p>
          </table:table-cell>
          <table:table-cell table:formula="of:=[.I80]*[.$G$2]" office:value-type="float" office:value="1.23647425897732" calcext:value-type="float">
            <text:p>1.23647425897732</text:p>
          </table:table-cell>
          <table:table-cell table:formula="of:=TRUNC([.J80])" office:value-type="float" office:value="1" calcext:value-type="float">
            <text:p>1</text:p>
          </table:table-cell>
          <table:table-cell table:formula="of:=[.J80]-[.K80]" office:value-type="float" office:value="0.236474258977324" calcext:value-type="float">
            <text:p>0.23647425897732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0.4234886298154" calcext:value-type="float">
            <text:p>60.4234886298154</text:p>
          </table:table-cell>
          <table:table-cell/>
          <table:table-cell table:formula="of:=[.P80]/[.$Q$2]" office:value-type="float" office:value="0.0110499883483016" calcext:value-type="float">
            <text:p>0.0110499883483016</text:p>
          </table:table-cell>
          <table:table-cell table:formula="of:=[.R80]*[.$G$2]" office:value-type="float" office:value="1.10499883483016" calcext:value-type="float">
            <text:p>1.10499883483016</text:p>
          </table:table-cell>
          <table:table-cell table:formula="of:=TRUNC([.S80])" office:value-type="float" office:value="1" calcext:value-type="float">
            <text:p>1</text:p>
          </table:table-cell>
          <table:table-cell table:formula="of:=[.S80]-[.T80]" office:value-type="float" office:value="0.104998834830159" calcext:value-type="float">
            <text:p>0.10499883483015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0699709442389231" calcext:value-type="float">
            <text:p>0.0699709442389231</text:p>
          </table:table-cell>
          <table:table-cell table:formula="of:=SUM([.Y80:.Y179])" office:value-type="float" office:value="3.1907942386633" calcext:value-type="float">
            <text:p>3.1907942386633</text:p>
          </table:table-cell>
          <table:table-cell table:formula="of:=[.Y80]/[.$Z$2]" office:value-type="float" office:value="0.00402016463280693" calcext:value-type="float">
            <text:p>0.00402016463280693</text:p>
          </table:table-cell>
          <table:table-cell table:formula="of:=[.AA80]*[.$G$2]" office:value-type="float" office:value="0.402016463280693" calcext:value-type="float">
            <text:p>0.402016463280693</text:p>
          </table:table-cell>
          <table:table-cell table:formula="of:=TRUNC([.AB80])" office:value-type="float" office:value="0" calcext:value-type="float">
            <text:p>0</text:p>
          </table:table-cell>
          <table:table-cell table:formula="of:=[.AB80]-[.AC80]" office:value-type="float" office:value="0.402016463280693" calcext:value-type="float">
            <text:p>0.4020164632806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46843199366745" calcext:value-type="float">
            <text:p>0.0946843199366745</text:p>
          </table:table-cell>
          <table:table-cell office:value-type="float" office:value="-0.165135015917245" calcext:value-type="float">
            <text:p>-0.165135015917245</text:p>
          </table:table-cell>
          <table:table-cell office:value-type="float" office:value="3.83464485789525" calcext:value-type="float">
            <text:p>3.83464485789525</text:p>
          </table:table-cell>
          <table:table-cell table:formula="of:=80-([.B81]^2+[.C81]^2+[.D81]^2)" office:value-type="float" office:value="65.2592641198937" calcext:value-type="float">
            <text:p>65.2592641198937</text:p>
          </table:table-cell>
          <table:table-cell table:number-columns-repeated="3"/>
          <table:table-cell table:formula="of:=[.E81]/[.$F$2]" office:value-type="float" office:value="0.0119343342216049" calcext:value-type="float">
            <text:p>0.0119343342216049</text:p>
          </table:table-cell>
          <table:table-cell table:formula="of:=[.I81]*[.$G$2]" office:value-type="float" office:value="1.19343342216049" calcext:value-type="float">
            <text:p>1.19343342216049</text:p>
          </table:table-cell>
          <table:table-cell table:formula="of:=TRUNC([.J81])" office:value-type="float" office:value="1" calcext:value-type="float">
            <text:p>1</text:p>
          </table:table-cell>
          <table:table-cell table:formula="of:=[.J81]-[.K81]" office:value-type="float" office:value="0.193433422160491" calcext:value-type="float">
            <text:p>0.19343342216049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.3784669769519" calcext:value-type="float">
            <text:p>59.3784669769519</text:p>
          </table:table-cell>
          <table:table-cell/>
          <table:table-cell table:formula="of:=[.P81]/[.$Q$2]" office:value-type="float" office:value="0.0108588792721837" calcext:value-type="float">
            <text:p>0.0108588792721837</text:p>
          </table:table-cell>
          <table:table-cell table:formula="of:=[.R81]*[.$G$2]" office:value-type="float" office:value="1.08588792721837" calcext:value-type="float">
            <text:p>1.08588792721837</text:p>
          </table:table-cell>
          <table:table-cell table:formula="of:=TRUNC([.S81])" office:value-type="float" office:value="1" calcext:value-type="float">
            <text:p>1</text:p>
          </table:table-cell>
          <table:table-cell table:formula="of:=[.S81]-[.T81]" office:value-type="float" office:value="0.0858879272183686" calcext:value-type="float">
            <text:p>0.085887927218368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853578277358762" calcext:value-type="float">
            <text:p>0.0853578277358762</text:p>
          </table:table-cell>
          <table:table-cell table:formula="of:=SUM([.Y81:.Y180])" office:value-type="float" office:value="3.12082329442437" calcext:value-type="float">
            <text:p>3.12082329442437</text:p>
          </table:table-cell>
          <table:table-cell table:formula="of:=[.Y81]/[.$Z$2]" office:value-type="float" office:value="0.00490421451260205" calcext:value-type="float">
            <text:p>0.00490421451260205</text:p>
          </table:table-cell>
          <table:table-cell table:formula="of:=[.AA81]*[.$G$2]" office:value-type="float" office:value="0.490421451260205" calcext:value-type="float">
            <text:p>0.490421451260205</text:p>
          </table:table-cell>
          <table:table-cell table:formula="of:=TRUNC([.AB81])" office:value-type="float" office:value="0" calcext:value-type="float">
            <text:p>0</text:p>
          </table:table-cell>
          <table:table-cell table:formula="of:=[.AB81]-[.AC81]" office:value-type="float" office:value="0.490421451260205" calcext:value-type="float">
            <text:p>0.49042145126020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642207550184449" calcext:value-type="float">
            <text:p>-0.642207550184449</text:p>
          </table:table-cell>
          <table:table-cell office:value-type="float" office:value="3.52390555538654" calcext:value-type="float">
            <text:p>3.52390555538654</text:p>
          </table:table-cell>
          <table:table-cell office:value-type="float" office:value="4.14671469734851" calcext:value-type="float">
            <text:p>4.14671469734851</text:p>
          </table:table-cell>
          <table:table-cell table:formula="of:=80-([.B82]^2+[.C82]^2+[.D82]^2)" office:value-type="float" office:value="49.9744163179958" calcext:value-type="float">
            <text:p>49.9744163179958</text:p>
          </table:table-cell>
          <table:table-cell table:number-columns-repeated="3"/>
          <table:table-cell table:formula="of:=[.E82]/[.$F$2]" office:value-type="float" office:value="0.00913910683658442" calcext:value-type="float">
            <text:p>0.00913910683658442</text:p>
          </table:table-cell>
          <table:table-cell table:formula="of:=[.I82]*[.$G$2]" office:value-type="float" office:value="0.913910683658442" calcext:value-type="float">
            <text:p>0.913910683658442</text:p>
          </table:table-cell>
          <table:table-cell table:formula="of:=TRUNC([.J82])" office:value-type="float" office:value="0" calcext:value-type="float">
            <text:p>0</text:p>
          </table:table-cell>
          <table:table-cell table:formula="of:=[.J82]-[.K82]" office:value-type="float" office:value="0.913910683658442" calcext:value-type="float">
            <text:p>0.91391068365844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2.5917189533139" calcext:value-type="float">
            <text:p>52.5917189533139</text:p>
          </table:table-cell>
          <table:table-cell/>
          <table:table-cell table:formula="of:=[.P82]/[.$Q$2]" office:value-type="float" office:value="0.00961774791276307" calcext:value-type="float">
            <text:p>0.00961774791276307</text:p>
          </table:table-cell>
          <table:table-cell table:formula="of:=[.R82]*[.$G$2]" office:value-type="float" office:value="0.961774791276307" calcext:value-type="float">
            <text:p>0.961774791276307</text:p>
          </table:table-cell>
          <table:table-cell table:formula="of:=TRUNC([.S82])" office:value-type="float" office:value="0" calcext:value-type="float">
            <text:p>0</text:p>
          </table:table-cell>
          <table:table-cell table:formula="of:=[.S82]-[.T82]" office:value-type="float" office:value="0.961774791276307" calcext:value-type="float">
            <text:p>0.96177479127630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201252269573106" calcext:value-type="float">
            <text:p>0.201252269573106</text:p>
          </table:table-cell>
          <table:table-cell table:formula="of:=SUM([.Y82:.Y181])" office:value-type="float" office:value="3.0354654666885" calcext:value-type="float">
            <text:p>3.0354654666885</text:p>
          </table:table-cell>
          <table:table-cell table:formula="of:=[.Y82]/[.$Z$2]" office:value-type="float" office:value="0.0115629032194746" calcext:value-type="float">
            <text:p>0.0115629032194746</text:p>
          </table:table-cell>
          <table:table-cell table:formula="of:=[.AA82]*[.$G$2]" office:value-type="float" office:value="1.15629032194746" calcext:value-type="float">
            <text:p>1.15629032194746</text:p>
          </table:table-cell>
          <table:table-cell table:formula="of:=TRUNC([.AB82])" office:value-type="float" office:value="1" calcext:value-type="float">
            <text:p>1</text:p>
          </table:table-cell>
          <table:table-cell table:formula="of:=[.AB82]-[.AC82]" office:value-type="float" office:value="0.156290321947464" calcext:value-type="float">
            <text:p>0.15629032194746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60530222341114" calcext:value-type="float">
            <text:p>-2.60530222341114</text:p>
          </table:table-cell>
          <table:table-cell office:value-type="float" office:value="4.79857379416553" calcext:value-type="float">
            <text:p>4.79857379416553</text:p>
          </table:table-cell>
          <table:table-cell office:value-type="float" office:value="2.39811251558225" calcext:value-type="float">
            <text:p>2.39811251558225</text:p>
          </table:table-cell>
          <table:table-cell table:formula="of:=80-([.B83]^2+[.C83]^2+[.D83]^2)" office:value-type="float" office:value="44.4351462292446" calcext:value-type="float">
            <text:p>44.4351462292446</text:p>
          </table:table-cell>
          <table:table-cell table:number-columns-repeated="3"/>
          <table:table-cell table:formula="of:=[.E83]/[.$F$2]" office:value-type="float" office:value="0.00812610888948154" calcext:value-type="float">
            <text:p>0.00812610888948154</text:p>
          </table:table-cell>
          <table:table-cell table:formula="of:=[.I83]*[.$G$2]" office:value-type="float" office:value="0.812610888948154" calcext:value-type="float">
            <text:p>0.812610888948154</text:p>
          </table:table-cell>
          <table:table-cell table:formula="of:=TRUNC([.J83])" office:value-type="float" office:value="0" calcext:value-type="float">
            <text:p>0</text:p>
          </table:table-cell>
          <table:table-cell table:formula="of:=[.J83]-[.K83]" office:value-type="float" office:value="0.812610888948154" calcext:value-type="float">
            <text:p>0.81261088894815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0.1321831558713" calcext:value-type="float">
            <text:p>50.1321831558713</text:p>
          </table:table-cell>
          <table:table-cell/>
          <table:table-cell table:formula="of:=[.P83]/[.$Q$2]" office:value-type="float" office:value="0.00916795855898252" calcext:value-type="float">
            <text:p>0.00916795855898252</text:p>
          </table:table-cell>
          <table:table-cell table:formula="of:=[.R83]*[.$G$2]" office:value-type="float" office:value="0.916795855898252" calcext:value-type="float">
            <text:p>0.916795855898252</text:p>
          </table:table-cell>
          <table:table-cell table:formula="of:=TRUNC([.S83])" office:value-type="float" office:value="0" calcext:value-type="float">
            <text:p>0</text:p>
          </table:table-cell>
          <table:table-cell table:formula="of:=[.S83]-[.T83]" office:value-type="float" office:value="0.916795855898252" calcext:value-type="float">
            <text:p>0.91679585589825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252273386296893" calcext:value-type="float">
            <text:p>0.252273386296893</text:p>
          </table:table-cell>
          <table:table-cell table:formula="of:=SUM([.Y83:.Y182])" office:value-type="float" office:value="2.83421319711539" calcext:value-type="float">
            <text:p>2.83421319711539</text:p>
          </table:table-cell>
          <table:table-cell table:formula="of:=[.Y83]/[.$Z$2]" office:value-type="float" office:value="0.0144943098370401" calcext:value-type="float">
            <text:p>0.0144943098370401</text:p>
          </table:table-cell>
          <table:table-cell table:formula="of:=[.AA83]*[.$G$2]" office:value-type="float" office:value="1.44943098370401" calcext:value-type="float">
            <text:p>1.44943098370401</text:p>
          </table:table-cell>
          <table:table-cell table:formula="of:=TRUNC([.AB83])" office:value-type="float" office:value="1" calcext:value-type="float">
            <text:p>1</text:p>
          </table:table-cell>
          <table:table-cell table:formula="of:=[.AB83]-[.AC83]" office:value-type="float" office:value="0.44943098370401" calcext:value-type="float">
            <text:p>0.449430983704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507179196200611" calcext:value-type="float">
            <text:p>-0.507179196200611</text:p>
          </table:table-cell>
          <table:table-cell office:value-type="float" office:value="-2.99035678423663" calcext:value-type="float">
            <text:p>-2.99035678423663</text:p>
          </table:table-cell>
          <table:table-cell office:value-type="float" office:value="1.3669302830213" calcext:value-type="float">
            <text:p>1.3669302830213</text:p>
          </table:table-cell>
          <table:table-cell table:formula="of:=80-([.B84]^2+[.C84]^2+[.D84]^2)" office:value-type="float" office:value="68.9320371672706" calcext:value-type="float">
            <text:p>68.9320371672706</text:p>
          </table:table-cell>
          <table:table-cell table:number-columns-repeated="3"/>
          <table:table-cell table:formula="of:=[.E84]/[.$F$2]" office:value-type="float" office:value="0.0126059951981518" calcext:value-type="float">
            <text:p>0.0126059951981518</text:p>
          </table:table-cell>
          <table:table-cell table:formula="of:=[.I84]*[.$G$2]" office:value-type="float" office:value="1.26059951981518" calcext:value-type="float">
            <text:p>1.26059951981518</text:p>
          </table:table-cell>
          <table:table-cell table:formula="of:=TRUNC([.J84])" office:value-type="float" office:value="1" calcext:value-type="float">
            <text:p>1</text:p>
          </table:table-cell>
          <table:table-cell table:formula="of:=[.J84]-[.K84]" office:value-type="float" office:value="0.260599519815179" calcext:value-type="float">
            <text:p>0.26059951981517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1.0092444333987" calcext:value-type="float">
            <text:p>61.0092444333987</text:p>
          </table:table-cell>
          <table:table-cell/>
          <table:table-cell table:formula="of:=[.P84]/[.$Q$2]" office:value-type="float" office:value="0.0111571088564239" calcext:value-type="float">
            <text:p>0.0111571088564239</text:p>
          </table:table-cell>
          <table:table-cell table:formula="of:=[.R84]*[.$G$2]" office:value-type="float" office:value="1.11571088564239" calcext:value-type="float">
            <text:p>1.11571088564239</text:p>
          </table:table-cell>
          <table:table-cell table:formula="of:=TRUNC([.S84])" office:value-type="float" office:value="1" calcext:value-type="float">
            <text:p>1</text:p>
          </table:table-cell>
          <table:table-cell table:formula="of:=[.S84]-[.T84]" office:value-type="float" office:value="0.115710885642385" calcext:value-type="float">
            <text:p>0.11571088564238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615788864930344" calcext:value-type="float">
            <text:p>0.0615788864930344</text:p>
          </table:table-cell>
          <table:table-cell table:formula="of:=SUM([.Y84:.Y183])" office:value-type="float" office:value="2.5819398108185" calcext:value-type="float">
            <text:p>2.5819398108185</text:p>
          </table:table-cell>
          <table:table-cell table:formula="of:=[.Y84]/[.$Z$2]" office:value-type="float" office:value="0.00353800087021291" calcext:value-type="float">
            <text:p>0.00353800087021291</text:p>
          </table:table-cell>
          <table:table-cell table:formula="of:=[.AA84]*[.$G$2]" office:value-type="float" office:value="0.353800087021291" calcext:value-type="float">
            <text:p>0.353800087021291</text:p>
          </table:table-cell>
          <table:table-cell table:formula="of:=TRUNC([.AB84])" office:value-type="float" office:value="0" calcext:value-type="float">
            <text:p>0</text:p>
          </table:table-cell>
          <table:table-cell table:formula="of:=[.AB84]-[.AC84]" office:value-type="float" office:value="0.353800087021291" calcext:value-type="float">
            <text:p>0.35380008702129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79768409468" calcext:value-type="float">
            <text:p>3.79768409468</text:p>
          </table:table-cell>
          <table:table-cell office:value-type="float" office:value="-4.85821133404927" calcext:value-type="float">
            <text:p>-4.85821133404927</text:p>
          </table:table-cell>
          <table:table-cell office:value-type="float" office:value="-3.58782452628859" calcext:value-type="float">
            <text:p>-3.58782452628859</text:p>
          </table:table-cell>
          <table:table-cell table:formula="of:=80-([.B85]^2+[.C85]^2+[.D85]^2)" office:value-type="float" office:value="29.1028933192918" calcext:value-type="float">
            <text:p>29.1028933192918</text:p>
          </table:table-cell>
          <table:table-cell table:number-columns-repeated="3"/>
          <table:table-cell table:formula="of:=[.E85]/[.$F$2]" office:value-type="float" office:value="0.00532221226169577" calcext:value-type="float">
            <text:p>0.00532221226169577</text:p>
          </table:table-cell>
          <table:table-cell table:formula="of:=[.I85]*[.$G$2]" office:value-type="float" office:value="0.532221226169577" calcext:value-type="float">
            <text:p>0.532221226169577</text:p>
          </table:table-cell>
          <table:table-cell table:formula="of:=TRUNC([.J85])" office:value-type="float" office:value="0" calcext:value-type="float">
            <text:p>0</text:p>
          </table:table-cell>
          <table:table-cell table:formula="of:=[.J85]-[.K85]" office:value-type="float" office:value="0.532221226169577" calcext:value-type="float">
            <text:p>0.53222122616957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3.3243864095002" calcext:value-type="float">
            <text:p>43.3243864095002</text:p>
          </table:table-cell>
          <table:table-cell/>
          <table:table-cell table:formula="of:=[.P85]/[.$Q$2]" office:value-type="float" office:value="0.00792297789945988" calcext:value-type="float">
            <text:p>0.00792297789945988</text:p>
          </table:table-cell>
          <table:table-cell table:formula="of:=[.R85]*[.$G$2]" office:value-type="float" office:value="0.792297789945988" calcext:value-type="float">
            <text:p>0.792297789945988</text:p>
          </table:table-cell>
          <table:table-cell table:formula="of:=TRUNC([.S85])" office:value-type="float" office:value="0" calcext:value-type="float">
            <text:p>0</text:p>
          </table:table-cell>
          <table:table-cell table:formula="of:=[.S85]-[.T85]" office:value-type="float" office:value="0.792297789945988" calcext:value-type="float">
            <text:p>0.7922977899459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436063832658784" calcext:value-type="float">
            <text:p>0.436063832658784</text:p>
          </table:table-cell>
          <table:table-cell table:formula="of:=SUM([.Y85:.Y184])" office:value-type="float" office:value="2.52036092432546" calcext:value-type="float">
            <text:p>2.52036092432546</text:p>
          </table:table-cell>
          <table:table-cell table:formula="of:=[.Y85]/[.$Z$2]" office:value-type="float" office:value="0.0250539479889698" calcext:value-type="float">
            <text:p>0.0250539479889698</text:p>
          </table:table-cell>
          <table:table-cell table:formula="of:=[.AA85]*[.$G$2]" office:value-type="float" office:value="2.50539479889698" calcext:value-type="float">
            <text:p>2.50539479889698</text:p>
          </table:table-cell>
          <table:table-cell table:formula="of:=TRUNC([.AB85])" office:value-type="float" office:value="2" calcext:value-type="float">
            <text:p>2</text:p>
          </table:table-cell>
          <table:table-cell table:formula="of:=[.AB85]-[.AC85]" office:value-type="float" office:value="0.505394798896977" calcext:value-type="float">
            <text:p>0.50539479889697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40505830621168" calcext:value-type="float">
            <text:p>-1.40505830621168</text:p>
          </table:table-cell>
          <table:table-cell office:value-type="float" office:value="4.73861285982652" calcext:value-type="float">
            <text:p>4.73861285982652</text:p>
          </table:table-cell>
          <table:table-cell office:value-type="float" office:value="-1.18437385918022" calcext:value-type="float">
            <text:p>-1.18437385918022</text:p>
          </table:table-cell>
          <table:table-cell table:formula="of:=80-([.B86]^2+[.C86]^2+[.D86]^2)" office:value-type="float" office:value="54.1686178825229" calcext:value-type="float">
            <text:p>54.1686178825229</text:p>
          </table:table-cell>
          <table:table-cell table:number-columns-repeated="3"/>
          <table:table-cell table:formula="of:=[.E86]/[.$F$2]" office:value-type="float" office:value="0.00990612442311256" calcext:value-type="float">
            <text:p>0.00990612442311256</text:p>
          </table:table-cell>
          <table:table-cell table:formula="of:=[.I86]*[.$G$2]" office:value-type="float" office:value="0.990612442311256" calcext:value-type="float">
            <text:p>0.990612442311256</text:p>
          </table:table-cell>
          <table:table-cell table:formula="of:=TRUNC([.J86])" office:value-type="float" office:value="0" calcext:value-type="float">
            <text:p>0</text:p>
          </table:table-cell>
          <table:table-cell table:formula="of:=[.J86]-[.K86]" office:value-type="float" office:value="0.990612442311256" calcext:value-type="float">
            <text:p>0.99061244231125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4.454020073202" calcext:value-type="float">
            <text:p>54.454020073202</text:p>
          </table:table-cell>
          <table:table-cell/>
          <table:table-cell table:formula="of:=[.P86]/[.$Q$2]" office:value-type="float" office:value="0.00995831755120064" calcext:value-type="float">
            <text:p>0.00995831755120064</text:p>
          </table:table-cell>
          <table:table-cell table:formula="of:=[.R86]*[.$G$2]" office:value-type="float" office:value="0.995831755120064" calcext:value-type="float">
            <text:p>0.995831755120064</text:p>
          </table:table-cell>
          <table:table-cell table:formula="of:=TRUNC([.S86])" office:value-type="float" office:value="0" calcext:value-type="float">
            <text:p>0</text:p>
          </table:table-cell>
          <table:table-cell table:formula="of:=[.S86]-[.T86]" office:value-type="float" office:value="0.995831755120064" calcext:value-type="float">
            <text:p>0.99583175512006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166252245336764" calcext:value-type="float">
            <text:p>0.166252245336764</text:p>
          </table:table-cell>
          <table:table-cell table:formula="of:=SUM([.Y86:.Y185])" office:value-type="float" office:value="2.08429709166668" calcext:value-type="float">
            <text:p>2.08429709166668</text:p>
          </table:table-cell>
          <table:table-cell table:formula="of:=[.Y86]/[.$Z$2]" office:value-type="float" office:value="0.00955198481451686" calcext:value-type="float">
            <text:p>0.00955198481451686</text:p>
          </table:table-cell>
          <table:table-cell table:formula="of:=[.AA86]*[.$G$2]" office:value-type="float" office:value="0.955198481451686" calcext:value-type="float">
            <text:p>0.955198481451686</text:p>
          </table:table-cell>
          <table:table-cell table:formula="of:=TRUNC([.AB86])" office:value-type="float" office:value="0" calcext:value-type="float">
            <text:p>0</text:p>
          </table:table-cell>
          <table:table-cell table:formula="of:=[.AB86]-[.AC86]" office:value-type="float" office:value="0.955198481451686" calcext:value-type="float">
            <text:p>0.95519848145168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8618121967256" calcext:value-type="float">
            <text:p>0.188618121967256</text:p>
          </table:table-cell>
          <table:table-cell office:value-type="float" office:value="-3.59672019862932" calcext:value-type="float">
            <text:p>-3.59672019862932</text:p>
          </table:table-cell>
          <table:table-cell office:value-type="float" office:value="3.87147646026657" calcext:value-type="float">
            <text:p>3.87147646026657</text:p>
          </table:table-cell>
          <table:table-cell table:formula="of:=80-([.B87]^2+[.C87]^2+[.D87]^2)" office:value-type="float" office:value="52.0396970344392" calcext:value-type="float">
            <text:p>52.0396970344392</text:p>
          </table:table-cell>
          <table:table-cell table:number-columns-repeated="3"/>
          <table:table-cell table:formula="of:=[.E87]/[.$F$2]" office:value-type="float" office:value="0.00951679651273811" calcext:value-type="float">
            <text:p>0.00951679651273811</text:p>
          </table:table-cell>
          <table:table-cell table:formula="of:=[.I87]*[.$G$2]" office:value-type="float" office:value="0.951679651273811" calcext:value-type="float">
            <text:p>0.951679651273811</text:p>
          </table:table-cell>
          <table:table-cell table:formula="of:=TRUNC([.J87])" office:value-type="float" office:value="0" calcext:value-type="float">
            <text:p>0</text:p>
          </table:table-cell>
          <table:table-cell table:formula="of:=[.J87]-[.K87]" office:value-type="float" office:value="0.951679651273811" calcext:value-type="float">
            <text:p>0.95167965127381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3.5087408302893" calcext:value-type="float">
            <text:p>53.5087408302893</text:p>
          </table:table-cell>
          <table:table-cell/>
          <table:table-cell table:formula="of:=[.P87]/[.$Q$2]" office:value-type="float" office:value="0.00978544893906091" calcext:value-type="float">
            <text:p>0.00978544893906091</text:p>
          </table:table-cell>
          <table:table-cell table:formula="of:=[.R87]*[.$G$2]" office:value-type="float" office:value="0.978544893906091" calcext:value-type="float">
            <text:p>0.978544893906091</text:p>
          </table:table-cell>
          <table:table-cell table:formula="of:=TRUNC([.S87])" office:value-type="float" office:value="0" calcext:value-type="float">
            <text:p>0</text:p>
          </table:table-cell>
          <table:table-cell table:formula="of:=[.S87]-[.T87]" office:value-type="float" office:value="0.978544893906091" calcext:value-type="float">
            <text:p>0.97854489390609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83665240485821" calcext:value-type="float">
            <text:p>0.183665240485821</text:p>
          </table:table-cell>
          <table:table-cell table:formula="of:=SUM([.Y87:.Y186])" office:value-type="float" office:value="1.91804484632992" calcext:value-type="float">
            <text:p>1.91804484632992</text:p>
          </table:table-cell>
          <table:table-cell table:formula="of:=[.Y87]/[.$Z$2]" office:value-type="float" office:value="0.0105524444768939" calcext:value-type="float">
            <text:p>0.0105524444768939</text:p>
          </table:table-cell>
          <table:table-cell table:formula="of:=[.AA87]*[.$G$2]" office:value-type="float" office:value="1.05524444768939" calcext:value-type="float">
            <text:p>1.05524444768939</text:p>
          </table:table-cell>
          <table:table-cell table:formula="of:=TRUNC([.AB87])" office:value-type="float" office:value="1" calcext:value-type="float">
            <text:p>1</text:p>
          </table:table-cell>
          <table:table-cell table:formula="of:=[.AB87]-[.AC87]" office:value-type="float" office:value="0.0552444476893943" calcext:value-type="float">
            <text:p>0.055244447689394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878723283922" calcext:value-type="float">
            <text:p>1.47878723283922</text:p>
          </table:table-cell>
          <table:table-cell office:value-type="float" office:value="-3.73373434776716" calcext:value-type="float">
            <text:p>-3.73373434776716</text:p>
          </table:table-cell>
          <table:table-cell office:value-type="float" office:value="0.597318224776322" calcext:value-type="float">
            <text:p>0.597318224776322</text:p>
          </table:table-cell>
          <table:table-cell table:formula="of:=80-([.B88]^2+[.C88]^2+[.D88]^2)" office:value-type="float" office:value="63.5156270786455" calcext:value-type="float">
            <text:p>63.5156270786455</text:p>
          </table:table-cell>
          <table:table-cell table:number-columns-repeated="3"/>
          <table:table-cell table:formula="of:=[.E88]/[.$F$2]" office:value-type="float" office:value="0.0116154653607303" calcext:value-type="float">
            <text:p>0.0116154653607303</text:p>
          </table:table-cell>
          <table:table-cell table:formula="of:=[.I88]*[.$G$2]" office:value-type="float" office:value="1.16154653607303" calcext:value-type="float">
            <text:p>1.16154653607303</text:p>
          </table:table-cell>
          <table:table-cell table:formula="of:=TRUNC([.J88])" office:value-type="float" office:value="1" calcext:value-type="float">
            <text:p>1</text:p>
          </table:table-cell>
          <table:table-cell table:formula="of:=[.J88]-[.K88]" office:value-type="float" office:value="0.16154653607303" calcext:value-type="float">
            <text:p>0.1615465360730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8.6042606912888" calcext:value-type="float">
            <text:p>58.6042606912888</text:p>
          </table:table-cell>
          <table:table-cell/>
          <table:table-cell table:formula="of:=[.P88]/[.$Q$2]" office:value-type="float" office:value="0.0107172957484621" calcext:value-type="float">
            <text:p>0.0107172957484621</text:p>
          </table:table-cell>
          <table:table-cell table:formula="of:=[.R88]*[.$G$2]" office:value-type="float" office:value="1.07172957484621" calcext:value-type="float">
            <text:p>1.07172957484621</text:p>
          </table:table-cell>
          <table:table-cell table:formula="of:=TRUNC([.S88])" office:value-type="float" office:value="1" calcext:value-type="float">
            <text:p>1</text:p>
          </table:table-cell>
          <table:table-cell table:formula="of:=[.S88]-[.T88]" office:value-type="float" office:value="0.0717295748462121" calcext:value-type="float">
            <text:p>0.071729574846212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971194098408523" calcext:value-type="float">
            <text:p>0.0971194098408523</text:p>
          </table:table-cell>
          <table:table-cell table:formula="of:=SUM([.Y88:.Y187])" office:value-type="float" office:value="1.73437960584409" calcext:value-type="float">
            <text:p>1.73437960584409</text:p>
          </table:table-cell>
          <table:table-cell table:formula="of:=[.Y88]/[.$Z$2]" office:value-type="float" office:value="0.0055799735282704" calcext:value-type="float">
            <text:p>0.0055799735282704</text:p>
          </table:table-cell>
          <table:table-cell table:formula="of:=[.AA88]*[.$G$2]" office:value-type="float" office:value="0.55799735282704" calcext:value-type="float">
            <text:p>0.55799735282704</text:p>
          </table:table-cell>
          <table:table-cell table:formula="of:=TRUNC([.AB88])" office:value-type="float" office:value="0" calcext:value-type="float">
            <text:p>0</text:p>
          </table:table-cell>
          <table:table-cell table:formula="of:=[.AB88]-[.AC88]" office:value-type="float" office:value="0.55799735282704" calcext:value-type="float">
            <text:p>0.5579973528270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54749567912502" calcext:value-type="float">
            <text:p>-1.54749567912502</text:p>
          </table:table-cell>
          <table:table-cell office:value-type="float" office:value="-3.49210268937012" calcext:value-type="float">
            <text:p>-3.49210268937012</text:p>
          </table:table-cell>
          <table:table-cell office:value-type="float" office:value="3.07175109827242" calcext:value-type="float">
            <text:p>3.07175109827242</text:p>
          </table:table-cell>
          <table:table-cell table:formula="of:=80-([.B89]^2+[.C89]^2+[.D89]^2)" office:value-type="float" office:value="55.9748211202456" calcext:value-type="float">
            <text:p>55.9748211202456</text:p>
          </table:table-cell>
          <table:table-cell table:number-columns-repeated="3"/>
          <table:table-cell table:formula="of:=[.E89]/[.$F$2]" office:value-type="float" office:value="0.0102364351215526" calcext:value-type="float">
            <text:p>0.0102364351215526</text:p>
          </table:table-cell>
          <table:table-cell table:formula="of:=[.I89]*[.$G$2]" office:value-type="float" office:value="1.02364351215526" calcext:value-type="float">
            <text:p>1.02364351215526</text:p>
          </table:table-cell>
          <table:table-cell table:formula="of:=TRUNC([.J89])" office:value-type="float" office:value="1" calcext:value-type="float">
            <text:p>1</text:p>
          </table:table-cell>
          <table:table-cell table:formula="of:=[.J89]-[.K89]" office:value-type="float" office:value="0.0236435121552641" calcext:value-type="float">
            <text:p>0.023643512155264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5.2560068782247" calcext:value-type="float">
            <text:p>55.2560068782247</text:p>
          </table:table-cell>
          <table:table-cell/>
          <table:table-cell table:formula="of:=[.P89]/[.$Q$2]" office:value-type="float" office:value="0.0101049814571079" calcext:value-type="float">
            <text:p>0.0101049814571079</text:p>
          </table:table-cell>
          <table:table-cell table:formula="of:=[.R89]*[.$G$2]" office:value-type="float" office:value="1.01049814571079" calcext:value-type="float">
            <text:p>1.01049814571079</text:p>
          </table:table-cell>
          <table:table-cell table:formula="of:=TRUNC([.S89])" office:value-type="float" office:value="1" calcext:value-type="float">
            <text:p>1</text:p>
          </table:table-cell>
          <table:table-cell table:formula="of:=[.S89]-[.T89]" office:value-type="float" office:value="0.0104981457107911" calcext:value-type="float">
            <text:p>0.010498145710791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152007285629493" calcext:value-type="float">
            <text:p>0.152007285629493</text:p>
          </table:table-cell>
          <table:table-cell table:formula="of:=SUM([.Y89:.Y188])" office:value-type="float" office:value="1.63726019600324" calcext:value-type="float">
            <text:p>1.63726019600324</text:p>
          </table:table-cell>
          <table:table-cell table:formula="of:=[.Y89]/[.$Z$2]" office:value-type="float" office:value="0.00873354390545345" calcext:value-type="float">
            <text:p>0.00873354390545345</text:p>
          </table:table-cell>
          <table:table-cell table:formula="of:=[.AA89]*[.$G$2]" office:value-type="float" office:value="0.873354390545345" calcext:value-type="float">
            <text:p>0.873354390545345</text:p>
          </table:table-cell>
          <table:table-cell table:formula="of:=TRUNC([.AB89])" office:value-type="float" office:value="0" calcext:value-type="float">
            <text:p>0</text:p>
          </table:table-cell>
          <table:table-cell table:formula="of:=[.AB89]-[.AC89]" office:value-type="float" office:value="0.873354390545345" calcext:value-type="float">
            <text:p>0.8733543905453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4678035936471" calcext:value-type="float">
            <text:p>0.784678035936471</text:p>
          </table:table-cell>
          <table:table-cell office:value-type="float" office:value="-1.21776591910108" calcext:value-type="float">
            <text:p>-1.21776591910108</text:p>
          </table:table-cell>
          <table:table-cell office:value-type="float" office:value="-4.93075226536667" calcext:value-type="float">
            <text:p>-4.93075226536667</text:p>
          </table:table-cell>
          <table:table-cell table:formula="of:=80-([.B90]^2+[.C90]^2+[.D90]^2)" office:value-type="float" office:value="53.5890086437762" calcext:value-type="float">
            <text:p>53.5890086437762</text:p>
          </table:table-cell>
          <table:table-cell table:number-columns-repeated="3"/>
          <table:table-cell table:formula="of:=[.E90]/[.$F$2]" office:value-type="float" office:value="0.00980012797239526" calcext:value-type="float">
            <text:p>0.00980012797239526</text:p>
          </table:table-cell>
          <table:table-cell table:formula="of:=[.I90]*[.$G$2]" office:value-type="float" office:value="0.980012797239526" calcext:value-type="float">
            <text:p>0.980012797239526</text:p>
          </table:table-cell>
          <table:table-cell table:formula="of:=TRUNC([.J90])" office:value-type="float" office:value="0" calcext:value-type="float">
            <text:p>0</text:p>
          </table:table-cell>
          <table:table-cell table:formula="of:=[.J90]-[.K90]" office:value-type="float" office:value="0.980012797239526" calcext:value-type="float">
            <text:p>0.98001279723952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4.196663120321" calcext:value-type="float">
            <text:p>54.196663120321</text:p>
          </table:table-cell>
          <table:table-cell/>
          <table:table-cell table:formula="of:=[.P90]/[.$Q$2]" office:value-type="float" office:value="0.00991125321587052" calcext:value-type="float">
            <text:p>0.00991125321587052</text:p>
          </table:table-cell>
          <table:table-cell table:formula="of:=[.R90]*[.$G$2]" office:value-type="float" office:value="0.991125321587051" calcext:value-type="float">
            <text:p>0.991125321587051</text:p>
          </table:table-cell>
          <table:table-cell table:formula="of:=TRUNC([.S90])" office:value-type="float" office:value="0" calcext:value-type="float">
            <text:p>0</text:p>
          </table:table-cell>
          <table:table-cell table:formula="of:=[.S90]-[.T90]" office:value-type="float" office:value="0.991125321587051" calcext:value-type="float">
            <text:p>0.99112532158705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17092427700229" calcext:value-type="float">
            <text:p>0.17092427700229</text:p>
          </table:table-cell>
          <table:table-cell table:formula="of:=SUM([.Y90:.Y189])" office:value-type="float" office:value="1.48525291037375" calcext:value-type="float">
            <text:p>1.48525291037375</text:p>
          </table:table-cell>
          <table:table-cell table:formula="of:=[.Y90]/[.$Z$2]" office:value-type="float" office:value="0.00982041532763053" calcext:value-type="float">
            <text:p>0.00982041532763053</text:p>
          </table:table-cell>
          <table:table-cell table:formula="of:=[.AA90]*[.$G$2]" office:value-type="float" office:value="0.982041532763053" calcext:value-type="float">
            <text:p>0.982041532763053</text:p>
          </table:table-cell>
          <table:table-cell table:formula="of:=TRUNC([.AB90])" office:value-type="float" office:value="0" calcext:value-type="float">
            <text:p>0</text:p>
          </table:table-cell>
          <table:table-cell table:formula="of:=[.AB90]-[.AC90]" office:value-type="float" office:value="0.982041532763053" calcext:value-type="float">
            <text:p>0.98204153276305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.13773459085192" calcext:value-type="float">
            <text:p>-1.13773459085192</text:p>
          </table:table-cell>
          <table:table-cell office:value-type="float" office:value="3.77571264731074" calcext:value-type="float">
            <text:p>3.77571264731074</text:p>
          </table:table-cell>
          <table:table-cell office:value-type="float" office:value="-0.269760305147615" calcext:value-type="float">
            <text:p>-0.269760305147615</text:p>
          </table:table-cell>
          <table:table-cell table:formula="of:=80-([.B91]^2+[.C91]^2+[.D91]^2)" office:value-type="float" office:value="64.3767833834834" calcext:value-type="float">
            <text:p>64.3767833834834</text:p>
          </table:table-cell>
          <table:table-cell table:number-columns-repeated="3"/>
          <table:table-cell table:formula="of:=[.E91]/[.$F$2]" office:value-type="float" office:value="0.0117729499308918" calcext:value-type="float">
            <text:p>0.0117729499308918</text:p>
          </table:table-cell>
          <table:table-cell table:formula="of:=[.I91]*[.$G$2]" office:value-type="float" office:value="1.17729499308918" calcext:value-type="float">
            <text:p>1.17729499308918</text:p>
          </table:table-cell>
          <table:table-cell table:formula="of:=TRUNC([.J91])" office:value-type="float" office:value="1" calcext:value-type="float">
            <text:p>1</text:p>
          </table:table-cell>
          <table:table-cell table:formula="of:=[.J91]-[.K91]" office:value-type="float" office:value="0.177294993089181" calcext:value-type="float">
            <text:p>0.17729499308918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8.9866296180619" calcext:value-type="float">
            <text:p>58.9866296180619</text:p>
          </table:table-cell>
          <table:table-cell/>
          <table:table-cell table:formula="of:=[.P91]/[.$Q$2]" office:value-type="float" office:value="0.0107872217372027" calcext:value-type="float">
            <text:p>0.0107872217372027</text:p>
          </table:table-cell>
          <table:table-cell table:formula="of:=[.R91]*[.$G$2]" office:value-type="float" office:value="1.07872217372027" calcext:value-type="float">
            <text:p>1.07872217372027</text:p>
          </table:table-cell>
          <table:table-cell table:formula="of:=TRUNC([.S91])" office:value-type="float" office:value="1" calcext:value-type="float">
            <text:p>1</text:p>
          </table:table-cell>
          <table:table-cell table:formula="of:=[.S91]-[.T91]" office:value-type="float" office:value="0.0787221737202706" calcext:value-type="float">
            <text:p>0.078722173720270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912707268380852" calcext:value-type="float">
            <text:p>0.0912707268380852</text:p>
          </table:table-cell>
          <table:table-cell table:formula="of:=SUM([.Y91:.Y190])" office:value-type="float" office:value="1.31432863337146" calcext:value-type="float">
            <text:p>1.31432863337146</text:p>
          </table:table-cell>
          <table:table-cell table:formula="of:=[.Y91]/[.$Z$2]" office:value-type="float" office:value="0.0052439387811054" calcext:value-type="float">
            <text:p>0.0052439387811054</text:p>
          </table:table-cell>
          <table:table-cell table:formula="of:=[.AA91]*[.$G$2]" office:value-type="float" office:value="0.52439387811054" calcext:value-type="float">
            <text:p>0.52439387811054</text:p>
          </table:table-cell>
          <table:table-cell table:formula="of:=TRUNC([.AB91])" office:value-type="float" office:value="0" calcext:value-type="float">
            <text:p>0</text:p>
          </table:table-cell>
          <table:table-cell table:formula="of:=[.AB91]-[.AC91]" office:value-type="float" office:value="0.52439387811054" calcext:value-type="float">
            <text:p>0.5243938781105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18014682081409" calcext:value-type="float">
            <text:p>3.18014682081409</text:p>
          </table:table-cell>
          <table:table-cell office:value-type="float" office:value="-4.89112274212166" calcext:value-type="float">
            <text:p>-4.89112274212166</text:p>
          </table:table-cell>
          <table:table-cell office:value-type="float" office:value="-2.79598324972823" calcext:value-type="float">
            <text:p>-2.79598324972823</text:p>
          </table:table-cell>
          <table:table-cell table:formula="of:=80-([.B92]^2+[.C92]^2+[.D92]^2)" office:value-type="float" office:value="38.1460621868055" calcext:value-type="float">
            <text:p>38.1460621868055</text:p>
          </table:table-cell>
          <table:table-cell table:number-columns-repeated="3"/>
          <table:table-cell table:formula="of:=[.E92]/[.$F$2]" office:value-type="float" office:value="0.00697598818367129" calcext:value-type="float">
            <text:p>0.00697598818367129</text:p>
          </table:table-cell>
          <table:table-cell table:formula="of:=[.I92]*[.$G$2]" office:value-type="float" office:value="0.697598818367129" calcext:value-type="float">
            <text:p>0.697598818367129</text:p>
          </table:table-cell>
          <table:table-cell table:formula="of:=TRUNC([.J92])" office:value-type="float" office:value="0" calcext:value-type="float">
            <text:p>0</text:p>
          </table:table-cell>
          <table:table-cell table:formula="of:=[.J92]-[.K92]" office:value-type="float" office:value="0.697598818367129" calcext:value-type="float">
            <text:p>0.69759881836712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7.3397164431693" calcext:value-type="float">
            <text:p>47.3397164431693</text:p>
          </table:table-cell>
          <table:table-cell/>
          <table:table-cell table:formula="of:=[.P92]/[.$Q$2]" office:value-type="float" office:value="0.00865728422788885" calcext:value-type="float">
            <text:p>0.00865728422788885</text:p>
          </table:table-cell>
          <table:table-cell table:formula="of:=[.R92]*[.$G$2]" office:value-type="float" office:value="0.865728422788885" calcext:value-type="float">
            <text:p>0.865728422788885</text:p>
          </table:table-cell>
          <table:table-cell table:formula="of:=TRUNC([.S92])" office:value-type="float" office:value="0" calcext:value-type="float">
            <text:p>0</text:p>
          </table:table-cell>
          <table:table-cell table:formula="of:=[.S92]-[.T92]" office:value-type="float" office:value="0.865728422788885" calcext:value-type="float">
            <text:p>0.86572842278888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318550287559912" calcext:value-type="float">
            <text:p>0.318550287559912</text:p>
          </table:table-cell>
          <table:table-cell table:formula="of:=SUM([.Y92:.Y191])" office:value-type="float" office:value="1.22305790653337" calcext:value-type="float">
            <text:p>1.22305790653337</text:p>
          </table:table-cell>
          <table:table-cell table:formula="of:=[.Y92]/[.$Z$2]" office:value-type="float" office:value="0.0183022340737036" calcext:value-type="float">
            <text:p>0.0183022340737036</text:p>
          </table:table-cell>
          <table:table-cell table:formula="of:=[.AA92]*[.$G$2]" office:value-type="float" office:value="1.83022340737036" calcext:value-type="float">
            <text:p>1.83022340737036</text:p>
          </table:table-cell>
          <table:table-cell table:formula="of:=TRUNC([.AB92])" office:value-type="float" office:value="1" calcext:value-type="float">
            <text:p>1</text:p>
          </table:table-cell>
          <table:table-cell table:formula="of:=[.AB92]-[.AC92]" office:value-type="float" office:value="0.830223407370362" calcext:value-type="float">
            <text:p>0.8302234073703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0090273629627" calcext:value-type="float">
            <text:p>0.680090273629627</text:p>
          </table:table-cell>
          <table:table-cell office:value-type="float" office:value="2.43112338366315" calcext:value-type="float">
            <text:p>2.43112338366315</text:p>
          </table:table-cell>
          <table:table-cell office:value-type="float" office:value="4.29986011154705" calcext:value-type="float">
            <text:p>4.29986011154705</text:p>
          </table:table-cell>
          <table:table-cell table:formula="of:=80-([.B93]^2+[.C93]^2+[.D93]^2)" office:value-type="float" office:value="55.1383193342472" calcext:value-type="float">
            <text:p>55.1383193342472</text:p>
          </table:table-cell>
          <table:table-cell table:number-columns-repeated="3"/>
          <table:table-cell table:formula="of:=[.E93]/[.$F$2]" office:value-type="float" office:value="0.0100834592640141" calcext:value-type="float">
            <text:p>0.0100834592640141</text:p>
          </table:table-cell>
          <table:table-cell table:formula="of:=[.I93]*[.$G$2]" office:value-type="float" office:value="1.00834592640141" calcext:value-type="float">
            <text:p>1.00834592640141</text:p>
          </table:table-cell>
          <table:table-cell table:formula="of:=TRUNC([.J93])" office:value-type="float" office:value="1" calcext:value-type="float">
            <text:p>1</text:p>
          </table:table-cell>
          <table:table-cell table:formula="of:=[.J93]-[.K93]" office:value-type="float" office:value="0.00834592640141185" calcext:value-type="float">
            <text:p>0.0083459264014118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4.8845850023596" calcext:value-type="float">
            <text:p>54.8845850023596</text:p>
          </table:table-cell>
          <table:table-cell/>
          <table:table-cell table:formula="of:=[.P93]/[.$Q$2]" office:value-type="float" office:value="0.0100370574180681" calcext:value-type="float">
            <text:p>0.0100370574180681</text:p>
          </table:table-cell>
          <table:table-cell table:formula="of:=[.R93]*[.$G$2]" office:value-type="float" office:value="1.00370574180681" calcext:value-type="float">
            <text:p>1.00370574180681</text:p>
          </table:table-cell>
          <table:table-cell table:formula="of:=TRUNC([.S93])" office:value-type="float" office:value="1" calcext:value-type="float">
            <text:p>1</text:p>
          </table:table-cell>
          <table:table-cell table:formula="of:=[.S93]-[.T93]" office:value-type="float" office:value="0.00370574180680916" calcext:value-type="float">
            <text:p>0.0037057418068091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158546475716395" calcext:value-type="float">
            <text:p>0.158546475716395</text:p>
          </table:table-cell>
          <table:table-cell table:formula="of:=SUM([.Y93:.Y192])" office:value-type="float" office:value="0.904507618973461" calcext:value-type="float">
            <text:p>0.904507618973461</text:p>
          </table:table-cell>
          <table:table-cell table:formula="of:=[.Y93]/[.$Z$2]" office:value-type="float" office:value="0.00910925157955312" calcext:value-type="float">
            <text:p>0.00910925157955312</text:p>
          </table:table-cell>
          <table:table-cell table:formula="of:=[.AA93]*[.$G$2]" office:value-type="float" office:value="0.910925157955312" calcext:value-type="float">
            <text:p>0.910925157955312</text:p>
          </table:table-cell>
          <table:table-cell table:formula="of:=TRUNC([.AB93])" office:value-type="float" office:value="0" calcext:value-type="float">
            <text:p>0</text:p>
          </table:table-cell>
          <table:table-cell table:formula="of:=[.AB93]-[.AC93]" office:value-type="float" office:value="0.910925157955312" calcext:value-type="float">
            <text:p>0.91092515795531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9965671535595" calcext:value-type="float">
            <text:p>0.539965671535595</text:p>
          </table:table-cell>
          <table:table-cell office:value-type="float" office:value="-1.84389358110234" calcext:value-type="float">
            <text:p>-1.84389358110234</text:p>
          </table:table-cell>
          <table:table-cell office:value-type="float" office:value="2.09200633091775" calcext:value-type="float">
            <text:p>2.09200633091775</text:p>
          </table:table-cell>
          <table:table-cell table:formula="of:=80-([.B94]^2+[.C94]^2+[.D94]^2)" office:value-type="float" office:value="71.9320030465328" calcext:value-type="float">
            <text:p>71.9320030465328</text:p>
          </table:table-cell>
          <table:table-cell table:number-columns-repeated="3"/>
          <table:table-cell table:formula="of:=[.E94]/[.$F$2]" office:value-type="float" office:value="0.0131546160865325" calcext:value-type="float">
            <text:p>0.0131546160865325</text:p>
          </table:table-cell>
          <table:table-cell table:formula="of:=[.I94]*[.$G$2]" office:value-type="float" office:value="1.31546160865325" calcext:value-type="float">
            <text:p>1.31546160865325</text:p>
          </table:table-cell>
          <table:table-cell table:formula="of:=TRUNC([.J94])" office:value-type="float" office:value="1" calcext:value-type="float">
            <text:p>1</text:p>
          </table:table-cell>
          <table:table-cell table:formula="of:=[.J94]-[.K94]" office:value-type="float" office:value="0.315461608653247" calcext:value-type="float">
            <text:p>0.31546160865324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2.3412833758824" calcext:value-type="float">
            <text:p>62.3412833758824</text:p>
          </table:table-cell>
          <table:table-cell/>
          <table:table-cell table:formula="of:=[.P94]/[.$Q$2]" office:value-type="float" office:value="0.0114007064229944" calcext:value-type="float">
            <text:p>0.0114007064229944</text:p>
          </table:table-cell>
          <table:table-cell table:formula="of:=[.R94]*[.$G$2]" office:value-type="float" office:value="1.14007064229944" calcext:value-type="float">
            <text:p>1.14007064229944</text:p>
          </table:table-cell>
          <table:table-cell table:formula="of:=TRUNC([.S94])" office:value-type="float" office:value="1" calcext:value-type="float">
            <text:p>1</text:p>
          </table:table-cell>
          <table:table-cell table:formula="of:=[.S94]-[.T94]" office:value-type="float" office:value="0.140070642299444" calcext:value-type="float">
            <text:p>0.14007064229944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430778459977803" calcext:value-type="float">
            <text:p>0.0430778459977803</text:p>
          </table:table-cell>
          <table:table-cell table:formula="of:=SUM([.Y94:.Y193])" office:value-type="float" office:value="0.745961143257066" calcext:value-type="float">
            <text:p>0.745961143257066</text:p>
          </table:table-cell>
          <table:table-cell table:formula="of:=[.Y94]/[.$Z$2]" office:value-type="float" office:value="0.00247502781077869" calcext:value-type="float">
            <text:p>0.00247502781077869</text:p>
          </table:table-cell>
          <table:table-cell table:formula="of:=[.AA94]*[.$G$2]" office:value-type="float" office:value="0.247502781077869" calcext:value-type="float">
            <text:p>0.247502781077869</text:p>
          </table:table-cell>
          <table:table-cell table:formula="of:=TRUNC([.AB94])" office:value-type="float" office:value="0" calcext:value-type="float">
            <text:p>0</text:p>
          </table:table-cell>
          <table:table-cell table:formula="of:=[.AB94]-[.AC94]" office:value-type="float" office:value="0.247502781077869" calcext:value-type="float">
            <text:p>0.24750278107786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7291013799448" calcext:value-type="float">
            <text:p>0.657291013799448</text:p>
          </table:table-cell>
          <table:table-cell office:value-type="float" office:value="-0.282415643028019" calcext:value-type="float">
            <text:p>-0.282415643028019</text:p>
          </table:table-cell>
          <table:table-cell office:value-type="float" office:value="2.36547635354847" calcext:value-type="float">
            <text:p>2.36547635354847</text:p>
          </table:table-cell>
          <table:table-cell table:formula="of:=80-([.B95]^2+[.C95]^2+[.D95]^2)" office:value-type="float" office:value="73.8927315485546" calcext:value-type="float">
            <text:p>73.8927315485546</text:p>
          </table:table-cell>
          <table:table-cell table:number-columns-repeated="3"/>
          <table:table-cell table:formula="of:=[.E95]/[.$F$2]" office:value-type="float" office:value="0.0135131857023033" calcext:value-type="float">
            <text:p>0.0135131857023033</text:p>
          </table:table-cell>
          <table:table-cell table:formula="of:=[.I95]*[.$G$2]" office:value-type="float" office:value="1.35131857023033" calcext:value-type="float">
            <text:p>1.35131857023033</text:p>
          </table:table-cell>
          <table:table-cell table:formula="of:=TRUNC([.J95])" office:value-type="float" office:value="1" calcext:value-type="float">
            <text:p>1</text:p>
          </table:table-cell>
          <table:table-cell table:formula="of:=[.J95]-[.K95]" office:value-type="float" office:value="0.351318570230327" calcext:value-type="float">
            <text:p>0.35131857023032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3.2118821844839" calcext:value-type="float">
            <text:p>63.2118821844839</text:p>
          </table:table-cell>
          <table:table-cell/>
          <table:table-cell table:formula="of:=[.P95]/[.$Q$2]" office:value-type="float" office:value="0.0115599177977303" calcext:value-type="float">
            <text:p>0.0115599177977303</text:p>
          </table:table-cell>
          <table:table-cell table:formula="of:=[.R95]*[.$G$2]" office:value-type="float" office:value="1.15599177977303" calcext:value-type="float">
            <text:p>1.15599177977303</text:p>
          </table:table-cell>
          <table:table-cell table:formula="of:=TRUNC([.S95])" office:value-type="float" office:value="1" calcext:value-type="float">
            <text:p>1</text:p>
          </table:table-cell>
          <table:table-cell table:formula="of:=[.S95]-[.T95]" office:value-type="float" office:value="0.155991779773034" calcext:value-type="float">
            <text:p>0.15599177977303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313982788392928" calcext:value-type="float">
            <text:p>0.0313982788392928</text:p>
          </table:table-cell>
          <table:table-cell table:formula="of:=SUM([.Y95:.Y194])" office:value-type="float" office:value="0.702883297259286" calcext:value-type="float">
            <text:p>0.702883297259286</text:p>
          </table:table-cell>
          <table:table-cell table:formula="of:=[.Y95]/[.$Z$2]" office:value-type="float" office:value="0.00180398094514378" calcext:value-type="float">
            <text:p>0.00180398094514378</text:p>
          </table:table-cell>
          <table:table-cell table:formula="of:=[.AA95]*[.$G$2]" office:value-type="float" office:value="0.180398094514378" calcext:value-type="float">
            <text:p>0.180398094514378</text:p>
          </table:table-cell>
          <table:table-cell table:formula="of:=TRUNC([.AB95])" office:value-type="float" office:value="0" calcext:value-type="float">
            <text:p>0</text:p>
          </table:table-cell>
          <table:table-cell table:formula="of:=[.AB95]-[.AC95]" office:value-type="float" office:value="0.180398094514378" calcext:value-type="float">
            <text:p>0.1803980945143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65997841980964" calcext:value-type="float">
            <text:p>-1.65997841980964</text:p>
          </table:table-cell>
          <table:table-cell office:value-type="float" office:value="1.6734699897827" calcext:value-type="float">
            <text:p>1.6734699897827</text:p>
          </table:table-cell>
          <table:table-cell office:value-type="float" office:value="0.659896233984811" calcext:value-type="float">
            <text:p>0.659896233984811</text:p>
          </table:table-cell>
          <table:table-cell table:formula="of:=80-([.B96]^2+[.C96]^2+[.D96]^2)" office:value-type="float" office:value="74.0085067994357" calcext:value-type="float">
            <text:p>74.0085067994357</text:p>
          </table:table-cell>
          <table:table-cell table:number-columns-repeated="3"/>
          <table:table-cell table:formula="of:=[.E96]/[.$F$2]" office:value-type="float" office:value="0.0135343581834405" calcext:value-type="float">
            <text:p>0.0135343581834405</text:p>
          </table:table-cell>
          <table:table-cell table:formula="of:=[.I96]*[.$G$2]" office:value-type="float" office:value="1.35343581834405" calcext:value-type="float">
            <text:p>1.35343581834405</text:p>
          </table:table-cell>
          <table:table-cell table:formula="of:=TRUNC([.J96])" office:value-type="float" office:value="1" calcext:value-type="float">
            <text:p>1</text:p>
          </table:table-cell>
          <table:table-cell table:formula="of:=[.J96]-[.K96]" office:value-type="float" office:value="0.353435818344045" calcext:value-type="float">
            <text:p>0.35343581834404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3.2632884834073" calcext:value-type="float">
            <text:p>63.2632884834073</text:p>
          </table:table-cell>
          <table:table-cell/>
          <table:table-cell table:formula="of:=[.P96]/[.$Q$2]" office:value-type="float" office:value="0.0115693187611142" calcext:value-type="float">
            <text:p>0.0115693187611142</text:p>
          </table:table-cell>
          <table:table-cell table:formula="of:=[.R96]*[.$G$2]" office:value-type="float" office:value="1.15693187611142" calcext:value-type="float">
            <text:p>1.15693187611142</text:p>
          </table:table-cell>
          <table:table-cell table:formula="of:=TRUNC([.S96])" office:value-type="float" office:value="1" calcext:value-type="float">
            <text:p>1</text:p>
          </table:table-cell>
          <table:table-cell table:formula="of:=[.S96]-[.T96]" office:value-type="float" office:value="0.156931876111418" calcext:value-type="float">
            <text:p>0.15693187611141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0307183580566117" calcext:value-type="float">
            <text:p>0.0307183580566117</text:p>
          </table:table-cell>
          <table:table-cell table:formula="of:=SUM([.Y96:.Y195])" office:value-type="float" office:value="0.671485018419993" calcext:value-type="float">
            <text:p>0.671485018419993</text:p>
          </table:table-cell>
          <table:table-cell table:formula="of:=[.Y96]/[.$Z$2]" office:value-type="float" office:value="0.00176491625174316" calcext:value-type="float">
            <text:p>0.00176491625174316</text:p>
          </table:table-cell>
          <table:table-cell table:formula="of:=[.AA96]*[.$G$2]" office:value-type="float" office:value="0.176491625174316" calcext:value-type="float">
            <text:p>0.176491625174316</text:p>
          </table:table-cell>
          <table:table-cell table:formula="of:=TRUNC([.AB96])" office:value-type="float" office:value="0" calcext:value-type="float">
            <text:p>0</text:p>
          </table:table-cell>
          <table:table-cell table:formula="of:=[.AB96]-[.AC96]" office:value-type="float" office:value="0.176491625174316" calcext:value-type="float">
            <text:p>0.1764916251743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0072594247812" calcext:value-type="float">
            <text:p>3.50072594247812</text:p>
          </table:table-cell>
          <table:table-cell office:value-type="float" office:value="1.17334386140925" calcext:value-type="float">
            <text:p>1.17334386140925</text:p>
          </table:table-cell>
          <table:table-cell office:value-type="float" office:value="4.58270575779414" calcext:value-type="float">
            <text:p>4.58270575779414</text:p>
          </table:table-cell>
          <table:table-cell table:formula="of:=80-([.B97]^2+[.C97]^2+[.D97]^2)" office:value-type="float" office:value="45.3669899960343" calcext:value-type="float">
            <text:p>45.3669899960343</text:p>
          </table:table-cell>
          <table:table-cell table:number-columns-repeated="3"/>
          <table:table-cell table:formula="of:=[.E97]/[.$F$2]" office:value-type="float" office:value="0.008296520479394" calcext:value-type="float">
            <text:p>0.008296520479394</text:p>
          </table:table-cell>
          <table:table-cell table:formula="of:=[.I97]*[.$G$2]" office:value-type="float" office:value="0.8296520479394" calcext:value-type="float">
            <text:p>0.8296520479394</text:p>
          </table:table-cell>
          <table:table-cell table:formula="of:=TRUNC([.J97])" office:value-type="float" office:value="0" calcext:value-type="float">
            <text:p>0</text:p>
          </table:table-cell>
          <table:table-cell table:formula="of:=[.J97]-[.K97]" office:value-type="float" office:value="0.8296520479394" calcext:value-type="float">
            <text:p>0.829652047939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0.5459385903098" calcext:value-type="float">
            <text:p>50.5459385903098</text:p>
          </table:table-cell>
          <table:table-cell/>
          <table:table-cell table:formula="of:=[.P97]/[.$Q$2]" office:value-type="float" office:value="0.00924362437757837" calcext:value-type="float">
            <text:p>0.00924362437757837</text:p>
          </table:table-cell>
          <table:table-cell table:formula="of:=[.R97]*[.$G$2]" office:value-type="float" office:value="0.924362437757837" calcext:value-type="float">
            <text:p>0.924362437757837</text:p>
          </table:table-cell>
          <table:table-cell table:formula="of:=TRUNC([.S97])" office:value-type="float" office:value="0" calcext:value-type="float">
            <text:p>0</text:p>
          </table:table-cell>
          <table:table-cell table:formula="of:=[.S97]-[.T97]" office:value-type="float" office:value="0.924362437757837" calcext:value-type="float">
            <text:p>0.92436243775783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243260034299726" calcext:value-type="float">
            <text:p>0.243260034299726</text:p>
          </table:table-cell>
          <table:table-cell table:formula="of:=SUM([.Y97:.Y196])" office:value-type="float" office:value="0.640766660363382" calcext:value-type="float">
            <text:p>0.640766660363382</text:p>
          </table:table-cell>
          <table:table-cell table:formula="of:=[.Y97]/[.$Z$2]" office:value-type="float" office:value="0.0139764497550278" calcext:value-type="float">
            <text:p>0.0139764497550278</text:p>
          </table:table-cell>
          <table:table-cell table:formula="of:=[.AA97]*[.$G$2]" office:value-type="float" office:value="1.39764497550278" calcext:value-type="float">
            <text:p>1.39764497550278</text:p>
          </table:table-cell>
          <table:table-cell table:formula="of:=TRUNC([.AB97])" office:value-type="float" office:value="1" calcext:value-type="float">
            <text:p>1</text:p>
          </table:table-cell>
          <table:table-cell table:formula="of:=[.AB97]-[.AC97]" office:value-type="float" office:value="0.397644975502776" calcext:value-type="float">
            <text:p>0.3976449755027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5244497294301" calcext:value-type="float">
            <text:p>1.35244497294301</text:p>
          </table:table-cell>
          <table:table-cell office:value-type="float" office:value="-0.624749155771766" calcext:value-type="float">
            <text:p>-0.624749155771766</text:p>
          </table:table-cell>
          <table:table-cell office:value-type="float" office:value="-1.60744907479292" calcext:value-type="float">
            <text:p>-1.60744907479292</text:p>
          </table:table-cell>
          <table:table-cell table:formula="of:=80-([.B98]^2+[.C98]^2+[.D98]^2)" office:value-type="float" office:value="75.196688559471" calcext:value-type="float">
            <text:p>75.196688559471</text:p>
          </table:table-cell>
          <table:table-cell table:number-columns-repeated="3"/>
          <table:table-cell table:formula="of:=[.E98]/[.$F$2]" office:value-type="float" office:value="0.0137516477657168" calcext:value-type="float">
            <text:p>0.0137516477657168</text:p>
          </table:table-cell>
          <table:table-cell table:formula="of:=[.I98]*[.$G$2]" office:value-type="float" office:value="1.37516477657168" calcext:value-type="float">
            <text:p>1.37516477657168</text:p>
          </table:table-cell>
          <table:table-cell table:formula="of:=TRUNC([.J98])" office:value-type="float" office:value="1" calcext:value-type="float">
            <text:p>1</text:p>
          </table:table-cell>
          <table:table-cell table:formula="of:=[.J98]-[.K98]" office:value-type="float" office:value="0.375164776571685" calcext:value-type="float">
            <text:p>0.37516477657168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3.790862608852" calcext:value-type="float">
            <text:p>63.790862608852</text:p>
          </table:table-cell>
          <table:table-cell/>
          <table:table-cell table:formula="of:=[.P98]/[.$Q$2]" office:value-type="float" office:value="0.0116657992535721" calcext:value-type="float">
            <text:p>0.0116657992535721</text:p>
          </table:table-cell>
          <table:table-cell table:formula="of:=[.R98]*[.$G$2]" office:value-type="float" office:value="1.16657992535721" calcext:value-type="float">
            <text:p>1.16657992535721</text:p>
          </table:table-cell>
          <table:table-cell table:formula="of:=TRUNC([.S98])" office:value-type="float" office:value="1" calcext:value-type="float">
            <text:p>1</text:p>
          </table:table-cell>
          <table:table-cell table:formula="of:=[.S98]-[.T98]" office:value-type="float" office:value="0.166579925357209" calcext:value-type="float">
            <text:p>0.16657992535720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238012840362058" calcext:value-type="float">
            <text:p>0.0238012840362058</text:p>
          </table:table-cell>
          <table:table-cell table:formula="of:=SUM([.Y98:.Y197])" office:value-type="float" office:value="0.397506626063655" calcext:value-type="float">
            <text:p>0.397506626063655</text:p>
          </table:table-cell>
          <table:table-cell table:formula="of:=[.Y98]/[.$Z$2]" office:value-type="float" office:value="0.0013674973424829" calcext:value-type="float">
            <text:p>0.0013674973424829</text:p>
          </table:table-cell>
          <table:table-cell table:formula="of:=[.AA98]*[.$G$2]" office:value-type="float" office:value="0.13674973424829" calcext:value-type="float">
            <text:p>0.13674973424829</text:p>
          </table:table-cell>
          <table:table-cell table:formula="of:=TRUNC([.AB98])" office:value-type="float" office:value="0" calcext:value-type="float">
            <text:p>0</text:p>
          </table:table-cell>
          <table:table-cell table:formula="of:=[.AB98]-[.AC98]" office:value-type="float" office:value="0.13674973424829" calcext:value-type="float">
            <text:p>0.1367497342482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87545210742353" calcext:value-type="float">
            <text:p>0.787545210742353</text:p>
          </table:table-cell>
          <table:table-cell office:value-type="float" office:value="2.88186618176237" calcext:value-type="float">
            <text:p>2.88186618176237</text:p>
          </table:table-cell>
          <table:table-cell office:value-type="float" office:value="0.883547569462309" calcext:value-type="float">
            <text:p>0.883547569462309</text:p>
          </table:table-cell>
          <table:table-cell table:formula="of:=80-([.B99]^2+[.C99]^2+[.D99]^2)" office:value-type="float" office:value="70.2939635439484" calcext:value-type="float">
            <text:p>70.2939635439484</text:p>
          </table:table-cell>
          <table:table-cell table:number-columns-repeated="3"/>
          <table:table-cell table:formula="of:=[.E99]/[.$F$2]" office:value-type="float" office:value="0.0128550584504531" calcext:value-type="float">
            <text:p>0.0128550584504531</text:p>
          </table:table-cell>
          <table:table-cell table:formula="of:=[.I99]*[.$G$2]" office:value-type="float" office:value="1.28550584504531" calcext:value-type="float">
            <text:p>1.28550584504531</text:p>
          </table:table-cell>
          <table:table-cell table:formula="of:=TRUNC([.J99])" office:value-type="float" office:value="1" calcext:value-type="float">
            <text:p>1</text:p>
          </table:table-cell>
          <table:table-cell table:formula="of:=[.J99]-[.K99]" office:value-type="float" office:value="0.285505845045312" calcext:value-type="float">
            <text:p>0.28550584504531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1.6139643014049" calcext:value-type="float">
            <text:p>61.6139643014049</text:p>
          </table:table-cell>
          <table:table-cell/>
          <table:table-cell table:formula="of:=[.P99]/[.$Q$2]" office:value-type="float" office:value="0.0112676974312808" calcext:value-type="float">
            <text:p>0.0112676974312808</text:p>
          </table:table-cell>
          <table:table-cell table:formula="of:=[.R99]*[.$G$2]" office:value-type="float" office:value="1.12676974312808" calcext:value-type="float">
            <text:p>1.12676974312808</text:p>
          </table:table-cell>
          <table:table-cell table:formula="of:=TRUNC([.S99])" office:value-type="float" office:value="1" calcext:value-type="float">
            <text:p>1</text:p>
          </table:table-cell>
          <table:table-cell table:formula="of:=[.S99]-[.T99]" office:value-type="float" office:value="0.126769743128077" calcext:value-type="float">
            <text:p>0.12676974312807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0530819681823733" calcext:value-type="float">
            <text:p>0.0530819681823733</text:p>
          </table:table-cell>
          <table:table-cell table:formula="of:=SUM([.Y99:.Y198])" office:value-type="float" office:value="0.37370534202745" calcext:value-type="float">
            <text:p>0.37370534202745</text:p>
          </table:table-cell>
          <table:table-cell table:formula="of:=[.Y99]/[.$Z$2]" office:value-type="float" office:value="0.00304981236780069" calcext:value-type="float">
            <text:p>0.00304981236780069</text:p>
          </table:table-cell>
          <table:table-cell table:formula="of:=[.AA99]*[.$G$2]" office:value-type="float" office:value="0.304981236780068" calcext:value-type="float">
            <text:p>0.304981236780068</text:p>
          </table:table-cell>
          <table:table-cell table:formula="of:=TRUNC([.AB99])" office:value-type="float" office:value="0" calcext:value-type="float">
            <text:p>0</text:p>
          </table:table-cell>
          <table:table-cell table:formula="of:=[.AB99]-[.AC99]" office:value-type="float" office:value="0.304981236780068" calcext:value-type="float">
            <text:p>0.30498123678006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7517186484517" calcext:value-type="float">
            <text:p>2.57517186484517</text:p>
          </table:table-cell>
          <table:table-cell office:value-type="float" office:value="-2.36548409017451" calcext:value-type="float">
            <text:p>-2.36548409017451</text:p>
          </table:table-cell>
          <table:table-cell office:value-type="float" office:value="3.07285296969355" calcext:value-type="float">
            <text:p>3.07285296969355</text:p>
          </table:table-cell>
          <table:table-cell table:formula="of:=80-([.B100]^2+[.C100]^2+[.D100]^2)" office:value-type="float" office:value="58.3305495122867" calcext:value-type="float">
            <text:p>58.3305495122867</text:p>
          </table:table-cell>
          <table:table-cell table:number-columns-repeated="3"/>
          <table:table-cell table:formula="of:=[.E100]/[.$F$2]" office:value-type="float" office:value="0.0106672406224282" calcext:value-type="float">
            <text:p>0.0106672406224282</text:p>
          </table:table-cell>
          <table:table-cell table:formula="of:=[.I100]*[.$G$2]" office:value-type="float" office:value="1.06672406224282" calcext:value-type="float">
            <text:p>1.06672406224282</text:p>
          </table:table-cell>
          <table:table-cell table:formula="of:=TRUNC([.J100])" office:value-type="float" office:value="1" calcext:value-type="float">
            <text:p>1</text:p>
          </table:table-cell>
          <table:table-cell table:formula="of:=[.J100]-[.K100]" office:value-type="float" office:value="0.066724062242822" calcext:value-type="float">
            <text:p>0.06672406224282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6.3019927601991" calcext:value-type="float">
            <text:p>56.3019927601991</text:p>
          </table:table-cell>
          <table:table-cell/>
          <table:table-cell table:formula="of:=[.P100]/[.$Q$2]" office:value-type="float" office:value="0.0102962668673085" calcext:value-type="float">
            <text:p>0.0102962668673085</text:p>
          </table:table-cell>
          <table:table-cell table:formula="of:=[.R100]*[.$G$2]" office:value-type="float" office:value="1.02962668673085" calcext:value-type="float">
            <text:p>1.02962668673085</text:p>
          </table:table-cell>
          <table:table-cell table:formula="of:=TRUNC([.S100])" office:value-type="float" office:value="1" calcext:value-type="float">
            <text:p>1</text:p>
          </table:table-cell>
          <table:table-cell table:formula="of:=[.S100]-[.T100]" office:value-type="float" office:value="0.0296266867308503" calcext:value-type="float">
            <text:p>0.029626686730850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134103932209969" calcext:value-type="float">
            <text:p>0.134103932209969</text:p>
          </table:table-cell>
          <table:table-cell table:formula="of:=SUM([.Y100:.Y199])" office:value-type="float" office:value="0.320623373845076" calcext:value-type="float">
            <text:p>0.320623373845076</text:p>
          </table:table-cell>
          <table:table-cell table:formula="of:=[.Y100]/[.$Z$2]" office:value-type="float" office:value="0.00770491082055394" calcext:value-type="float">
            <text:p>0.00770491082055394</text:p>
          </table:table-cell>
          <table:table-cell table:formula="of:=[.AA100]*[.$G$2]" office:value-type="float" office:value="0.770491082055394" calcext:value-type="float">
            <text:p>0.770491082055394</text:p>
          </table:table-cell>
          <table:table-cell table:formula="of:=TRUNC([.AB100])" office:value-type="float" office:value="0" calcext:value-type="float">
            <text:p>0</text:p>
          </table:table-cell>
          <table:table-cell table:formula="of:=[.AB100]-[.AC100]" office:value-type="float" office:value="0.770491082055394" calcext:value-type="float">
            <text:p>0.7704910820553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965580379131079" calcext:value-type="float">
            <text:p>-0.965580379131079</text:p>
          </table:table-cell>
          <table:table-cell office:value-type="float" office:value="3.45268043979376" calcext:value-type="float">
            <text:p>3.45268043979376</text:p>
          </table:table-cell>
          <table:table-cell office:value-type="float" office:value="3.93037414466137" calcext:value-type="float">
            <text:p>3.93037414466137</text:p>
          </table:table-cell>
          <table:table-cell table:formula="of:=80-([.B101]^2+[.C101]^2+[.D101]^2)" office:value-type="float" office:value="51.6988113950801" calcext:value-type="float">
            <text:p>51.6988113950801</text:p>
          </table:table-cell>
          <table:table-cell table:number-columns-repeated="3"/>
          <table:table-cell table:formula="of:=[.E101]/[.$F$2]" office:value-type="float" office:value="0.00945445680961208" calcext:value-type="float">
            <text:p>0.00945445680961208</text:p>
          </table:table-cell>
          <table:table-cell table:formula="of:=[.I101]*[.$G$2]" office:value-type="float" office:value="0.945445680961208" calcext:value-type="float">
            <text:p>0.945445680961208</text:p>
          </table:table-cell>
          <table:table-cell table:formula="of:=TRUNC([.J101])" office:value-type="float" office:value="0" calcext:value-type="float">
            <text:p>0</text:p>
          </table:table-cell>
          <table:table-cell table:formula="of:=[.J101]-[.K101]" office:value-type="float" office:value="0.945445680961208" calcext:value-type="float">
            <text:p>0.9454456809612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3573814599383" calcext:value-type="float">
            <text:p>53.3573814599383</text:p>
          </table:table-cell>
          <table:table-cell/>
          <table:table-cell table:formula="of:=[.P101]/[.$Q$2]" office:value-type="float" office:value="0.00975776898683188" calcext:value-type="float">
            <text:p>0.00975776898683188</text:p>
          </table:table-cell>
          <table:table-cell table:formula="of:=[.R101]*[.$G$2]" office:value-type="float" office:value="0.975776898683188" calcext:value-type="float">
            <text:p>0.975776898683188</text:p>
          </table:table-cell>
          <table:table-cell table:formula="of:=TRUNC([.S101])" office:value-type="float" office:value="0" calcext:value-type="float">
            <text:p>0</text:p>
          </table:table-cell>
          <table:table-cell table:formula="of:=[.S101]-[.T101]" office:value-type="float" office:value="0.975776898683188" calcext:value-type="float">
            <text:p>0.97577689868318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86519441635107" calcext:value-type="float">
            <text:p>0.186519441635107</text:p>
          </table:table-cell>
          <table:table-cell table:formula="of:=SUM([.Y101:.Y200])" office:value-type="float" office:value="0.186519441635107" calcext:value-type="float">
            <text:p>0.186519441635107</text:p>
          </table:table-cell>
          <table:table-cell table:formula="of:=[.Y101]/[.$Z$2]" office:value-type="float" office:value="0.0107164319525538" calcext:value-type="float">
            <text:p>0.0107164319525538</text:p>
          </table:table-cell>
          <table:table-cell table:formula="of:=[.AA101]*[.$G$2]" office:value-type="float" office:value="1.07164319525538" calcext:value-type="float">
            <text:p>1.07164319525538</text:p>
          </table:table-cell>
          <table:table-cell table:formula="of:=TRUNC([.AB101])" office:value-type="float" office:value="1" calcext:value-type="float">
            <text:p>1</text:p>
          </table:table-cell>
          <table:table-cell table:formula="of:=[.AB101]-[.AC101]" office:value-type="float" office:value="0.0716431952553773" calcext:value-type="float">
            <text:p>0.0716431952553773</text:p>
          </table:table-cell>
          <table:table-cell table:number-columns-repeated="2"/>
        </table:table-row>
      </table:table>
      <table:table table:name="wybor_osobników_po_reszcie" table:style-name="ta1">
        <table:table-column table:style-name="co1" table:number-columns-repeated="20" table:default-cell-style-name="Default"/>
        <table:table-row table:style-name="ro1"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rest[e(t)]</text:p>
          </table:table-cell>
          <table:table-cell table:number-columns-repeated="6"/>
          <table:table-cell table:style-name="ce16" office:value-type="string" calcext:value-type="string">
            <text:p>chi</text:p>
          </table:table-cell>
          <table:table-cell table:style-name="ce16" office:value-type="string" calcext:value-type="string">
            <text:p>Eval-liniowy</text:p>
          </table:table-cell>
          <table:table-cell table:style-name="ce16" office:value-type="string" calcext:value-type="string">
            <text:p>rest[e(t)]</text:p>
          </table:table-cell>
          <table:table-cell table:number-columns-repeated="2"/>
          <table:table-cell table:style-name="ce15" office:value-type="string" calcext:value-type="string">
            <text:p>chi</text:p>
          </table:table-cell>
          <table:table-cell table:style-name="ce15" office:value-type="string" calcext:value-type="string">
            <text:p>Eval-logarytmiczny</text:p>
          </table:table-cell>
          <table:table-cell table:style-name="ce15" office:value-type="string" calcext:value-type="string">
            <text:p>rest[e(t)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40505830621168" calcext:value-type="float">
            <text:p>-1.40505830621168</text:p>
          </table:table-cell>
          <table:table-cell office:value-type="float" office:value="4.73861285982652" calcext:value-type="float">
            <text:p>4.73861285982652</text:p>
          </table:table-cell>
          <table:table-cell office:value-type="float" office:value="-1.18437385918022" calcext:value-type="float">
            <text:p>-1.18437385918022</text:p>
          </table:table-cell>
          <table:table-cell office:value-type="float" office:value="54.1686178825229" calcext:value-type="float">
            <text:p>54.1686178825229</text:p>
          </table:table-cell>
          <table:table-cell office:value-type="float" office:value="0.990612442311256" calcext:value-type="float">
            <text:p>0.990612442311256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54.454020073202" calcext:value-type="float">
            <text:p>54.454020073202</text:p>
          </table:table-cell>
          <table:table-cell office:value-type="float" office:value="0.995831755120064" calcext:value-type="float">
            <text:p>0.99583175512006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17096598704786" calcext:value-type="float">
            <text:p>0.17096598704786</text:p>
          </table:table-cell>
          <table:table-cell office:value-type="float" office:value="0.982281176877988" calcext:value-type="float">
            <text:p>0.9822811768779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5492345819709" calcext:value-type="float">
            <text:p>3.95492345819709</text:p>
          </table:table-cell>
          <table:table-cell office:value-type="float" office:value="-3.21248280666931" calcext:value-type="float">
            <text:p>-3.21248280666931</text:p>
          </table:table-cell>
          <table:table-cell office:value-type="float" office:value="0.439230721004111" calcext:value-type="float">
            <text:p>0.439230721004111</text:p>
          </table:table-cell>
          <table:table-cell office:value-type="float" office:value="53.8456110303827" calcext:value-type="float">
            <text:p>53.8456110303827</text:p>
          </table:table-cell>
          <table:table-cell office:value-type="float" office:value="0.984705431588262" calcext:value-type="float">
            <text:p>0.984705431588262</text:p>
          </table:table-cell>
          <table:table-cell table:number-columns-repeated="2"/>
          <table:table-cell office:value-type="string" calcext:value-type="string">
            <text:p>potzrebujemy tylko 51 pierwszych osobników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4.3105992067468" calcext:value-type="float">
            <text:p>54.3105992067468</text:p>
          </table:table-cell>
          <table:table-cell office:value-type="float" office:value="0.993208935850322" calcext:value-type="float">
            <text:p>0.99320893585032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17092427700229" calcext:value-type="float">
            <text:p>0.17092427700229</text:p>
          </table:table-cell>
          <table:table-cell office:value-type="float" office:value="0.982041532763053" calcext:value-type="float">
            <text:p>0.9820415327630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4678035936471" calcext:value-type="float">
            <text:p>0.784678035936471</text:p>
          </table:table-cell>
          <table:table-cell office:value-type="float" office:value="-1.21776591910108" calcext:value-type="float">
            <text:p>-1.21776591910108</text:p>
          </table:table-cell>
          <table:table-cell office:value-type="float" office:value="-4.93075226536667" calcext:value-type="float">
            <text:p>-4.93075226536667</text:p>
          </table:table-cell>
          <table:table-cell office:value-type="float" office:value="53.5890086437762" calcext:value-type="float">
            <text:p>53.5890086437762</text:p>
          </table:table-cell>
          <table:table-cell office:value-type="float" office:value="0.980012797239526" calcext:value-type="float">
            <text:p>0.980012797239526</text:p>
          </table:table-cell>
          <table:table-cell table:number-columns-repeated="2"/>
          <table:table-cell office:value-type="string" calcext:value-type="string">
            <text:p>(nieskalowane)_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54.196663120321" calcext:value-type="float">
            <text:p>54.196663120321</text:p>
          </table:table-cell>
          <table:table-cell office:value-type="float" office:value="0.991125321587051" calcext:value-type="float">
            <text:p>0.9911253215870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68849690378395" calcext:value-type="float">
            <text:p>0.168849690378395</text:p>
          </table:table-cell>
          <table:table-cell office:value-type="float" office:value="0.970122042660707" calcext:value-type="float">
            <text:p>0.9701220426607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518703258246925" calcext:value-type="float">
            <text:p>-0.518703258246925</text:p>
          </table:table-cell>
          <table:table-cell office:value-type="float" office:value="-2.95809637730567" calcext:value-type="float">
            <text:p>-2.95809637730567</text:p>
          </table:table-cell>
          <table:table-cell office:value-type="float" office:value="-4.17094121269058" calcext:value-type="float">
            <text:p>-4.17094121269058</text:p>
          </table:table-cell>
          <table:table-cell office:value-type="float" office:value="53.5838621527343" calcext:value-type="float">
            <text:p>53.5838621527343</text:p>
          </table:table-cell>
          <table:table-cell office:value-type="float" office:value="0.979918680419499" calcext:value-type="float">
            <text:p>0.979918680419499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54.1943779855025" calcext:value-type="float">
            <text:p>54.1943779855025</text:p>
          </table:table-cell>
          <table:table-cell office:value-type="float" office:value="0.991083532021948" calcext:value-type="float">
            <text:p>0.99108353202194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166252245336764" calcext:value-type="float">
            <text:p>0.166252245336764</text:p>
          </table:table-cell>
          <table:table-cell office:value-type="float" office:value="0.955198481451686" calcext:value-type="float">
            <text:p>0.9551984814516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956823932171788" calcext:value-type="float">
            <text:p>-0.956823932171788</text:p>
          </table:table-cell>
          <table:table-cell office:value-type="float" office:value="-3.21680063038281" calcext:value-type="float">
            <text:p>-3.21680063038281</text:p>
          </table:table-cell>
          <table:table-cell office:value-type="float" office:value="-3.94699415358022" calcext:value-type="float">
            <text:p>-3.94699415358022</text:p>
          </table:table-cell>
          <table:table-cell office:value-type="float" office:value="53.1579188187956" calcext:value-type="float">
            <text:p>53.1579188187956</text:p>
          </table:table-cell>
          <table:table-cell office:value-type="float" office:value="0.97212921148318" calcext:value-type="float">
            <text:p>0.9721292114831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4.0052514650912" calcext:value-type="float">
            <text:p>54.0052514650912</text:p>
          </table:table-cell>
          <table:table-cell office:value-type="float" office:value="0.987624867363072" calcext:value-type="float">
            <text:p>0.98762486736307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3846617547432" calcext:value-type="float">
            <text:p>0.33846617547432</text:p>
          </table:table-cell>
          <table:table-cell office:value-type="float" office:value="0.944649686871549" calcext:value-type="float">
            <text:p>0.9446496868715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.99638437595532" calcext:value-type="float">
            <text:p>-3.99638437595532</text:p>
          </table:table-cell>
          <table:table-cell office:value-type="float" office:value="-3.00395038985656" calcext:value-type="float">
            <text:p>-3.00395038985656</text:p>
          </table:table-cell>
          <table:table-cell office:value-type="float" office:value="1.5119925000698" calcext:value-type="float">
            <text:p>1.5119925000698</text:p>
          </table:table-cell>
          <table:table-cell office:value-type="float" office:value="52.7190726546335" calcext:value-type="float">
            <text:p>52.7190726546335</text:p>
          </table:table-cell>
          <table:table-cell office:value-type="float" office:value="0.964103781123809" calcext:value-type="float">
            <text:p>0.964103781123809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53.8103958554109" calcext:value-type="float">
            <text:p>53.8103958554109</text:p>
          </table:table-cell>
          <table:table-cell office:value-type="float" office:value="0.98406143157776" calcext:value-type="float">
            <text:p>0.9840614315777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159801229395331" calcext:value-type="float">
            <text:p>0.159801229395331</text:p>
          </table:table-cell>
          <table:table-cell office:value-type="float" office:value="0.918134316582239" calcext:value-type="float">
            <text:p>0.918134316582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543390070313" calcext:value-type="float">
            <text:p>1.11543390070313</text:p>
          </table:table-cell>
          <table:table-cell office:value-type="float" office:value="-5.01310182535511" calcext:value-type="float">
            <text:p>-5.01310182535511</text:p>
          </table:table-cell>
          <table:table-cell office:value-type="float" office:value="-1.21179141347485" calcext:value-type="float">
            <text:p>-1.21179141347485</text:p>
          </table:table-cell>
          <table:table-cell office:value-type="float" office:value="52.1561788720121" calcext:value-type="float">
            <text:p>52.1561788720121</text:p>
          </table:table-cell>
          <table:table-cell office:value-type="float" office:value="0.953809821141782" calcext:value-type="float">
            <text:p>0.95380982114178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3.5604608664443" calcext:value-type="float">
            <text:p>53.5604608664443</text:p>
          </table:table-cell>
          <table:table-cell office:value-type="float" office:value="0.979490727736355" calcext:value-type="float">
            <text:p>0.97949072773635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158546475716395" calcext:value-type="float">
            <text:p>0.158546475716395</text:p>
          </table:table-cell>
          <table:table-cell office:value-type="float" office:value="0.910925157955312" calcext:value-type="float">
            <text:p>0.9109251579553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8618121967256" calcext:value-type="float">
            <text:p>0.188618121967256</text:p>
          </table:table-cell>
          <table:table-cell office:value-type="float" office:value="-3.59672019862932" calcext:value-type="float">
            <text:p>-3.59672019862932</text:p>
          </table:table-cell>
          <table:table-cell office:value-type="float" office:value="3.87147646026657" calcext:value-type="float">
            <text:p>3.87147646026657</text:p>
          </table:table-cell>
          <table:table-cell office:value-type="float" office:value="52.0396970344392" calcext:value-type="float">
            <text:p>52.0396970344392</text:p>
          </table:table-cell>
          <table:table-cell office:value-type="float" office:value="0.951679651273811" calcext:value-type="float">
            <text:p>0.951679651273811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53.5087408302893" calcext:value-type="float">
            <text:p>53.5087408302893</text:p>
          </table:table-cell>
          <table:table-cell office:value-type="float" office:value="0.978544893906091" calcext:value-type="float">
            <text:p>0.97854489390609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54860055740828" calcext:value-type="float">
            <text:p>0.154860055740828</text:p>
          </table:table-cell>
          <table:table-cell office:value-type="float" office:value="0.88974491611544" calcext:value-type="float">
            <text:p>0.889744916115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12188849251649" calcext:value-type="float">
            <text:p>0.312188849251649</text:p>
          </table:table-cell>
          <table:table-cell office:value-type="float" office:value="-2.29295095684168" calcext:value-type="float">
            <text:p>-2.29295095684168</text:p>
          </table:table-cell>
          <table:table-cell office:value-type="float" office:value="-4.77373578597127" calcext:value-type="float">
            <text:p>-4.77373578597127</text:p>
          </table:table-cell>
          <table:table-cell office:value-type="float" office:value="51.856360677659" calcext:value-type="float">
            <text:p>51.856360677659</text:p>
          </table:table-cell>
          <table:table-cell office:value-type="float" office:value="0.948326874643099" calcext:value-type="float">
            <text:p>0.948326874643099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53.427336182159" calcext:value-type="float">
            <text:p>53.427336182159</text:p>
          </table:table-cell>
          <table:table-cell office:value-type="float" office:value="0.977056200628468" calcext:value-type="float">
            <text:p>0.9770562006284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154082687546391" calcext:value-type="float">
            <text:p>0.154082687546391</text:p>
          </table:table-cell>
          <table:table-cell office:value-type="float" office:value="0.885278564895032" calcext:value-type="float">
            <text:p>0.8852785648950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9726737175264" calcext:value-type="float">
            <text:p>1.79726737175264</text:p>
          </table:table-cell>
          <table:table-cell office:value-type="float" office:value="4.51874838765137" calcext:value-type="float">
            <text:p>4.51874838765137</text:p>
          </table:table-cell>
          <table:table-cell office:value-type="float" office:value="2.13565759552377" calcext:value-type="float">
            <text:p>2.13565759552377</text:p>
          </table:table-cell>
          <table:table-cell office:value-type="float" office:value="51.7897096382131" calcext:value-type="float">
            <text:p>51.7897096382131</text:p>
          </table:table-cell>
          <table:table-cell office:value-type="float" office:value="0.947107989030931" calcext:value-type="float">
            <text:p>0.947107989030931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53.3977419188667" calcext:value-type="float">
            <text:p>53.3977419188667</text:p>
          </table:table-cell>
          <table:table-cell office:value-type="float" office:value="0.976514993439059" calcext:value-type="float">
            <text:p>0.97651499343905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152007285629493" calcext:value-type="float">
            <text:p>0.152007285629493</text:p>
          </table:table-cell>
          <table:table-cell office:value-type="float" office:value="0.873354390545345" calcext:value-type="float">
            <text:p>0.873354390545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965580379131079" calcext:value-type="float">
            <text:p>-0.965580379131079</text:p>
          </table:table-cell>
          <table:table-cell office:value-type="float" office:value="3.45268043979376" calcext:value-type="float">
            <text:p>3.45268043979376</text:p>
          </table:table-cell>
          <table:table-cell office:value-type="float" office:value="3.93037414466137" calcext:value-type="float">
            <text:p>3.93037414466137</text:p>
          </table:table-cell>
          <table:table-cell office:value-type="float" office:value="51.6988113950801" calcext:value-type="float">
            <text:p>51.6988113950801</text:p>
          </table:table-cell>
          <table:table-cell office:value-type="float" office:value="0.945445680961208" calcext:value-type="float">
            <text:p>0.94544568096120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53.3573814599383" calcext:value-type="float">
            <text:p>53.3573814599383</text:p>
          </table:table-cell>
          <table:table-cell office:value-type="float" office:value="0.975776898683188" calcext:value-type="float">
            <text:p>0.97577689868318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498666834989282" calcext:value-type="float">
            <text:p>0.498666834989282</text:p>
          </table:table-cell>
          <table:table-cell office:value-type="float" office:value="0.865078920090522" calcext:value-type="float">
            <text:p>0.8650789200905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8177656572365" calcext:value-type="float">
            <text:p>0.828177656572365</text:p>
          </table:table-cell>
          <table:table-cell office:value-type="float" office:value="3.41614614168114" calcext:value-type="float">
            <text:p>3.41614614168114</text:p>
          </table:table-cell>
          <table:table-cell office:value-type="float" office:value="-4.02662718113737" calcext:value-type="float">
            <text:p>-4.02662718113737</text:p>
          </table:table-cell>
          <table:table-cell office:value-type="float" office:value="51.4303408519571" calcext:value-type="float">
            <text:p>51.4303408519571</text:p>
          </table:table-cell>
          <table:table-cell office:value-type="float" office:value="0.940536006858234" calcext:value-type="float">
            <text:p>0.940536006858234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53.2381756980256" calcext:value-type="float">
            <text:p>53.2381756980256</text:p>
          </table:table-cell>
          <table:table-cell office:value-type="float" office:value="0.973596914855614" calcext:value-type="float">
            <text:p>0.9735969148556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147055387174228" calcext:value-type="float">
            <text:p>0.147055387174228</text:p>
          </table:table-cell>
          <table:table-cell office:value-type="float" office:value="0.84490337098052" calcext:value-type="float">
            <text:p>0.84490337098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662573663044" calcext:value-type="float">
            <text:p>1.06662573663044</text:p>
          </table:table-cell>
          <table:table-cell office:value-type="float" office:value="-5.07303723689048" calcext:value-type="float">
            <text:p>-5.07303723689048</text:p>
          </table:table-cell>
          <table:table-cell office:value-type="float" office:value="1.30310388628613" calcext:value-type="float">
            <text:p>1.30310388628613</text:p>
          </table:table-cell>
          <table:table-cell office:value-type="float" office:value="51.4285229926262" calcext:value-type="float">
            <text:p>51.4285229926262</text:p>
          </table:table-cell>
          <table:table-cell office:value-type="float" office:value="0.940502762626759" calcext:value-type="float">
            <text:p>0.94050276262675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3.237368535705" calcext:value-type="float">
            <text:p>53.237368535705</text:p>
          </table:table-cell>
          <table:table-cell office:value-type="float" office:value="0.973582153817415" calcext:value-type="float">
            <text:p>0.97358215381741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145078508193458" calcext:value-type="float">
            <text:p>0.145078508193458</text:p>
          </table:table-cell>
          <table:table-cell office:value-type="float" office:value="0.833545257911909" calcext:value-type="float">
            <text:p>0.8335452579119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28440121766314" calcext:value-type="float">
            <text:p>3.28440121766314</text:p>
          </table:table-cell>
          <table:table-cell office:value-type="float" office:value="-4.05840718574636" calcext:value-type="float">
            <text:p>-4.05840718574636</text:p>
          </table:table-cell>
          <table:table-cell office:value-type="float" office:value="1.36719258612302" calcext:value-type="float">
            <text:p>1.36719258612302</text:p>
          </table:table-cell>
          <table:table-cell office:value-type="float" office:value="50.8728241885454" calcext:value-type="float">
            <text:p>50.8728241885454</text:p>
          </table:table-cell>
          <table:table-cell office:value-type="float" office:value="0.930340381325215" calcext:value-type="float">
            <text:p>0.93034038132521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52.9906282469424" calcext:value-type="float">
            <text:p>52.9906282469424</text:p>
          </table:table-cell>
          <table:table-cell office:value-type="float" office:value="0.969069873282627" calcext:value-type="float">
            <text:p>0.96906987328262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318550287559912" calcext:value-type="float">
            <text:p>0.318550287559912</text:p>
          </table:table-cell>
          <table:table-cell office:value-type="float" office:value="0.830223407370362" calcext:value-type="float">
            <text:p>0.8302234073703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.35623749702314" calcext:value-type="float">
            <text:p>-4.35623749702314</text:p>
          </table:table-cell>
          <table:table-cell office:value-type="float" office:value="3.20481938538745" calcext:value-type="float">
            <text:p>3.20481938538745</text:p>
          </table:table-cell>
          <table:table-cell office:value-type="float" office:value="0.0758964292150006" calcext:value-type="float">
            <text:p>0.0758964292150006</text:p>
          </table:table-cell>
          <table:table-cell office:value-type="float" office:value="50.7465673086068" calcext:value-type="float">
            <text:p>50.7465673086068</text:p>
          </table:table-cell>
          <table:table-cell office:value-type="float" office:value="0.928031449676527" calcext:value-type="float">
            <text:p>0.928031449676527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52.9345679157242" calcext:value-type="float">
            <text:p>52.9345679157242</text:p>
          </table:table-cell>
          <table:table-cell office:value-type="float" office:value="0.968044665998489" calcext:value-type="float">
            <text:p>0.96804466599848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427065668621" calcext:value-type="float">
            <text:p>0.1427065668621</text:p>
          </table:table-cell>
          <table:table-cell office:value-type="float" office:value="0.819917323123924" calcext:value-type="float">
            <text:p>0.819917323123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09591529925936" calcext:value-type="float">
            <text:p>-1.09591529925936</text:p>
          </table:table-cell>
          <table:table-cell office:value-type="float" office:value="3.61334537572768" calcext:value-type="float">
            <text:p>3.61334537572768</text:p>
          </table:table-cell>
          <table:table-cell office:value-type="float" office:value="-3.94543519931316" calcext:value-type="float">
            <text:p>-3.94543519931316</text:p>
          </table:table-cell>
          <table:table-cell office:value-type="float" office:value="50.1762459405774" calcext:value-type="float">
            <text:p>50.1762459405774</text:p>
          </table:table-cell>
          <table:table-cell office:value-type="float" office:value="0.91760165719943" calcext:value-type="float">
            <text:p>0.91760165719943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52.6813349449103" calcext:value-type="float">
            <text:p>52.6813349449103</text:p>
          </table:table-cell>
          <table:table-cell office:value-type="float" office:value="0.963413650080089" calcext:value-type="float">
            <text:p>0.9634136500800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1387303653851" calcext:value-type="float">
            <text:p>0.1387303653851</text:p>
          </table:table-cell>
          <table:table-cell office:value-type="float" office:value="0.797072148280826" calcext:value-type="float">
            <text:p>0.7970721482808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642207550184449" calcext:value-type="float">
            <text:p>-0.642207550184449</text:p>
          </table:table-cell>
          <table:table-cell office:value-type="float" office:value="3.52390555538654" calcext:value-type="float">
            <text:p>3.52390555538654</text:p>
          </table:table-cell>
          <table:table-cell office:value-type="float" office:value="4.14671469734851" calcext:value-type="float">
            <text:p>4.14671469734851</text:p>
          </table:table-cell>
          <table:table-cell office:value-type="float" office:value="49.9744163179958" calcext:value-type="float">
            <text:p>49.9744163179958</text:p>
          </table:table-cell>
          <table:table-cell office:value-type="float" office:value="0.913910683658442" calcext:value-type="float">
            <text:p>0.913910683658442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52.5917189533139" calcext:value-type="float">
            <text:p>52.5917189533139</text:p>
          </table:table-cell>
          <table:table-cell office:value-type="float" office:value="0.961774791276307" calcext:value-type="float">
            <text:p>0.9617747912763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134103932209969" calcext:value-type="float">
            <text:p>0.134103932209969</text:p>
          </table:table-cell>
          <table:table-cell office:value-type="float" office:value="0.770491082055394" calcext:value-type="float">
            <text:p>0.770491082055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96886908919408" calcext:value-type="float">
            <text:p>-1.96886908919408</text:p>
          </table:table-cell>
          <table:table-cell office:value-type="float" office:value="3.34815025631123" calcext:value-type="float">
            <text:p>3.34815025631123</text:p>
          </table:table-cell>
          <table:table-cell office:value-type="float" office:value="-3.87580929570353" calcext:value-type="float">
            <text:p>-3.87580929570353</text:p>
          </table:table-cell>
          <table:table-cell office:value-type="float" office:value="49.8915466741172" calcext:value-type="float">
            <text:p>49.8915466741172</text:p>
          </table:table-cell>
          <table:table-cell office:value-type="float" office:value="0.912395199167143" calcext:value-type="float">
            <text:p>0.91239519916714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2.5549233372174" calcext:value-type="float">
            <text:p>52.5549233372174</text:p>
          </table:table-cell>
          <table:table-cell office:value-type="float" office:value="0.961101888836619" calcext:value-type="float">
            <text:p>0.9611018888366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132745932844539" calcext:value-type="float">
            <text:p>0.132745932844539</text:p>
          </table:table-cell>
          <table:table-cell office:value-type="float" office:value="0.762688727692941" calcext:value-type="float">
            <text:p>0.762688727692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73639208136784" calcext:value-type="float">
            <text:p>-3.73639208136784</text:p>
          </table:table-cell>
          <table:table-cell office:value-type="float" office:value="2.71464313920995" calcext:value-type="float">
            <text:p>2.71464313920995</text:p>
          </table:table-cell>
          <table:table-cell office:value-type="float" office:value="-3.14742544846827" calcext:value-type="float">
            <text:p>-3.14742544846827</text:p>
          </table:table-cell>
          <table:table-cell office:value-type="float" office:value="48.7637998873664" calcext:value-type="float">
            <text:p>48.7637998873664</text:p>
          </table:table-cell>
          <table:table-cell office:value-type="float" office:value="0.891771449800771" calcext:value-type="float">
            <text:p>0.89177144980077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2.054183429608" calcext:value-type="float">
            <text:p>52.054183429608</text:p>
          </table:table-cell>
          <table:table-cell office:value-type="float" office:value="0.951944572253142" calcext:value-type="float">
            <text:p>0.95194457225314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305196224171358" calcext:value-type="float">
            <text:p>0.305196224171358</text:p>
          </table:table-cell>
          <table:table-cell office:value-type="float" office:value="0.753497940931589" calcext:value-type="float">
            <text:p>0.7534979409315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1440208385979" calcext:value-type="float">
            <text:p>-1.01440208385979</text:p>
          </table:table-cell>
          <table:table-cell office:value-type="float" office:value="3.99609640823637" calcext:value-type="float">
            <text:p>3.99609640823637</text:p>
          </table:table-cell>
          <table:table-cell office:value-type="float" office:value="3.88643894857527" calcext:value-type="float">
            <text:p>3.88643894857527</text:p>
          </table:table-cell>
          <table:table-cell office:value-type="float" office:value="47.8977942073385" calcext:value-type="float">
            <text:p>47.8977942073385</text:p>
          </table:table-cell>
          <table:table-cell office:value-type="float" office:value="0.875934309491812" calcext:value-type="float">
            <text:p>0.875934309491812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51.6696612928119" calcext:value-type="float">
            <text:p>51.6696612928119</text:p>
          </table:table-cell>
          <table:table-cell office:value-type="float" office:value="0.944912596398036" calcext:value-type="float">
            <text:p>0.94491259639803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129141460348594" calcext:value-type="float">
            <text:p>0.129141460348594</text:p>
          </table:table-cell>
          <table:table-cell office:value-type="float" office:value="0.741979313227069" calcext:value-type="float">
            <text:p>0.7419793132270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53030472317421" calcext:value-type="float">
            <text:p>4.53030472317421</text:p>
          </table:table-cell>
          <table:table-cell office:value-type="float" office:value="-1.30886135567594" calcext:value-type="float">
            <text:p>-1.30886135567594</text:p>
          </table:table-cell>
          <table:table-cell office:value-type="float" office:value="-3.14514720532492" calcext:value-type="float">
            <text:p>-3.14514720532492</text:p>
          </table:table-cell>
          <table:table-cell office:value-type="float" office:value="47.8712701236404" calcext:value-type="float">
            <text:p>47.8712701236404</text:p>
          </table:table-cell>
          <table:table-cell office:value-type="float" office:value="0.875449248429535" calcext:value-type="float">
            <text:p>0.875449248429535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1.6578841213969" calcext:value-type="float">
            <text:p>51.6578841213969</text:p>
          </table:table-cell>
          <table:table-cell office:value-type="float" office:value="0.944697220540298" calcext:value-type="float">
            <text:p>0.94469722054029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126597978184244" calcext:value-type="float">
            <text:p>0.126597978184244</text:p>
          </table:table-cell>
          <table:table-cell office:value-type="float" office:value="0.727365794497949" calcext:value-type="float">
            <text:p>0.7273657944979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3963121791199" calcext:value-type="float">
            <text:p>3.83963121791199</text:p>
          </table:table-cell>
          <table:table-cell office:value-type="float" office:value="-2.50978147023623" calcext:value-type="float">
            <text:p>-2.50978147023623</text:p>
          </table:table-cell>
          <table:table-cell office:value-type="float" office:value="-3.3298084731186" calcext:value-type="float">
            <text:p>-3.3298084731186</text:p>
          </table:table-cell>
          <table:table-cell office:value-type="float" office:value="47.8706046144421" calcext:value-type="float">
            <text:p>47.8706046144421</text:p>
          </table:table-cell>
          <table:table-cell office:value-type="float" office:value="0.87543707788286" calcext:value-type="float">
            <text:p>0.875437077882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51.6575886233131" calcext:value-type="float">
            <text:p>51.6575886233131</text:p>
          </table:table-cell>
          <table:table-cell office:value-type="float" office:value="0.944691816598128" calcext:value-type="float">
            <text:p>0.9446918165981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23148343345879" calcext:value-type="float">
            <text:p>0.123148343345879</text:p>
          </table:table-cell>
          <table:table-cell office:value-type="float" office:value="0.70754599626007" calcext:value-type="float">
            <text:p>0.707545996260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.04840821403813" calcext:value-type="float">
            <text:p>-4.04840821403813</text:p>
          </table:table-cell>
          <table:table-cell office:value-type="float" office:value="3.1637954717578" calcext:value-type="float">
            <text:p>3.1637954717578</text:p>
          </table:table-cell>
          <table:table-cell office:value-type="float" office:value="-2.53925449691544" calcext:value-type="float">
            <text:p>-2.53925449691544</text:p>
          </table:table-cell>
          <table:table-cell office:value-type="float" office:value="47.1529757452882" calcext:value-type="float">
            <text:p>47.1529757452882</text:p>
          </table:table-cell>
          <table:table-cell office:value-type="float" office:value="0.862313389028781" calcext:value-type="float">
            <text:p>0.86231338902878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1.3389484659128" calcext:value-type="float">
            <text:p>51.3389484659128</text:p>
          </table:table-cell>
          <table:table-cell office:value-type="float" office:value="0.938864662114967" calcext:value-type="float">
            <text:p>0.93886466211496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122156763620208" calcext:value-type="float">
            <text:p>0.122156763620208</text:p>
          </table:table-cell>
          <table:table-cell office:value-type="float" office:value="0.701848897575593" calcext:value-type="float">
            <text:p>0.7018488975755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26115259943378" calcext:value-type="float">
            <text:p>-0.526115259943378</text:p>
          </table:table-cell>
          <table:table-cell office:value-type="float" office:value="-3.83700758341257" calcext:value-type="float">
            <text:p>-3.83700758341257</text:p>
          </table:table-cell>
          <table:table-cell office:value-type="float" office:value="4.37091261529783" calcext:value-type="float">
            <text:p>4.37091261529783</text:p>
          </table:table-cell>
          <table:table-cell office:value-type="float" office:value="45.8956984475194" calcext:value-type="float">
            <text:p>45.8956984475194</text:p>
          </table:table-cell>
          <table:table-cell office:value-type="float" office:value="0.839320841253125" calcext:value-type="float">
            <text:p>0.839320841253125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50.7806946758595" calcext:value-type="float">
            <text:p>50.7806946758595</text:p>
          </table:table-cell>
          <table:table-cell office:value-type="float" office:value="0.928655556326196" calcext:value-type="float">
            <text:p>0.92865555632619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29140951127328" calcext:value-type="float">
            <text:p>0.29140951127328</text:p>
          </table:table-cell>
          <table:table-cell office:value-type="float" office:value="0.674286696609571" calcext:value-type="float">
            <text:p>0.6742866966095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0072594247812" calcext:value-type="float">
            <text:p>3.50072594247812</text:p>
          </table:table-cell>
          <table:table-cell office:value-type="float" office:value="1.17334386140925" calcext:value-type="float">
            <text:p>1.17334386140925</text:p>
          </table:table-cell>
          <table:table-cell office:value-type="float" office:value="4.58270575779414" calcext:value-type="float">
            <text:p>4.58270575779414</text:p>
          </table:table-cell>
          <table:table-cell office:value-type="float" office:value="45.3669899960343" calcext:value-type="float">
            <text:p>45.3669899960343</text:p>
          </table:table-cell>
          <table:table-cell office:value-type="float" office:value="0.8296520479394" calcext:value-type="float">
            <text:p>0.8296520479394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50.5459385903098" calcext:value-type="float">
            <text:p>50.5459385903098</text:p>
          </table:table-cell>
          <table:table-cell office:value-type="float" office:value="0.924362437757837" calcext:value-type="float">
            <text:p>0.92436243775783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291084625889811" calcext:value-type="float">
            <text:p>0.291084625889811</text:p>
          </table:table-cell>
          <table:table-cell office:value-type="float" office:value="0.672420075053234" calcext:value-type="float">
            <text:p>0.6724200750532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.85407426936447" calcext:value-type="float">
            <text:p>-4.85407426936447</text:p>
          </table:table-cell>
          <table:table-cell office:value-type="float" office:value="2.99580909002184" calcext:value-type="float">
            <text:p>2.99580909002184</text:p>
          </table:table-cell>
          <table:table-cell office:value-type="float" office:value="-1.57468409479312" calcext:value-type="float">
            <text:p>-1.57468409479312</text:p>
          </table:table-cell>
          <table:table-cell office:value-type="float" office:value="44.9834608852419" calcext:value-type="float">
            <text:p>44.9834608852419</text:p>
          </table:table-cell>
          <table:table-cell office:value-type="float" office:value="0.822638232117783" calcext:value-type="float">
            <text:p>0.82263823211778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0.3756447497421" calcext:value-type="float">
            <text:p>50.3756447497421</text:p>
          </table:table-cell>
          <table:table-cell office:value-type="float" office:value="0.921248177067612" calcext:value-type="float">
            <text:p>0.9212481770676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14659309294079" calcext:value-type="float">
            <text:p>0.114659309294079</text:p>
          </table:table-cell>
          <table:table-cell office:value-type="float" office:value="0.658772444848201" calcext:value-type="float">
            <text:p>0.6587724448482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40283560078276" calcext:value-type="float">
            <text:p>-3.40283560078276</text:p>
          </table:table-cell>
          <table:table-cell office:value-type="float" office:value="-1.71556462800669" calcext:value-type="float">
            <text:p>-1.71556462800669</text:p>
          </table:table-cell>
          <table:table-cell office:value-type="float" office:value="-4.52825233175028" calcext:value-type="float">
            <text:p>-4.52825233175028</text:p>
          </table:table-cell>
          <table:table-cell office:value-type="float" office:value="44.9724787011759" calcext:value-type="float">
            <text:p>44.9724787011759</text:p>
          </table:table-cell>
          <table:table-cell office:value-type="float" office:value="0.822437394647587" calcext:value-type="float">
            <text:p>0.82243739464758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0.3707684619981" calcext:value-type="float">
            <text:p>50.3707684619981</text:p>
          </table:table-cell>
          <table:table-cell office:value-type="float" office:value="0.921159001609564" calcext:value-type="float">
            <text:p>0.92115900160956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114318923347945" calcext:value-type="float">
            <text:p>0.114318923347945</text:p>
          </table:table-cell>
          <table:table-cell office:value-type="float" office:value="0.656816765162817" calcext:value-type="float">
            <text:p>0.656816765162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3306225086206" calcext:value-type="float">
            <text:p>-3.73306225086206</text:p>
          </table:table-cell>
          <table:table-cell office:value-type="float" office:value="-4.19705186485164" calcext:value-type="float">
            <text:p>-4.19705186485164</text:p>
          </table:table-cell>
          <table:table-cell office:value-type="float" office:value="1.91594505937539" calcext:value-type="float">
            <text:p>1.91594505937539</text:p>
          </table:table-cell>
          <table:table-cell office:value-type="float" office:value="44.7781564043891" calcext:value-type="float">
            <text:p>44.7781564043891</text:p>
          </table:table-cell>
          <table:table-cell office:value-type="float" office:value="0.81888371185965" calcext:value-type="float">
            <text:p>0.8188837118596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0.2844858584184" calcext:value-type="float">
            <text:p>50.2844858584184</text:p>
          </table:table-cell>
          <table:table-cell office:value-type="float" office:value="0.919581102375612" calcext:value-type="float">
            <text:p>0.91958110237561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103672796942857" calcext:value-type="float">
            <text:p>0.103672796942857</text:p>
          </table:table-cell>
          <table:table-cell office:value-type="float" office:value="0.595649688863285" calcext:value-type="float">
            <text:p>0.5956496888632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60530222341114" calcext:value-type="float">
            <text:p>-2.60530222341114</text:p>
          </table:table-cell>
          <table:table-cell office:value-type="float" office:value="4.79857379416553" calcext:value-type="float">
            <text:p>4.79857379416553</text:p>
          </table:table-cell>
          <table:table-cell office:value-type="float" office:value="2.39811251558225" calcext:value-type="float">
            <text:p>2.39811251558225</text:p>
          </table:table-cell>
          <table:table-cell office:value-type="float" office:value="44.4351462292446" calcext:value-type="float">
            <text:p>44.4351462292446</text:p>
          </table:table-cell>
          <table:table-cell office:value-type="float" office:value="0.812610888948154" calcext:value-type="float">
            <text:p>0.812610888948154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50.1321831558713" calcext:value-type="float">
            <text:p>50.1321831558713</text:p>
          </table:table-cell>
          <table:table-cell office:value-type="float" office:value="0.916795855898252" calcext:value-type="float">
            <text:p>0.91679585589825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76743195882855" calcext:value-type="float">
            <text:p>0.276743195882855</text:p>
          </table:table-cell>
          <table:table-cell office:value-type="float" office:value="0.590021716241651" calcext:value-type="float">
            <text:p>0.590021716241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880096758959282" calcext:value-type="float">
            <text:p>-0.880096758959282</text:p>
          </table:table-cell>
          <table:table-cell office:value-type="float" office:value="3.73212568329679" calcext:value-type="float">
            <text:p>3.73212568329679</text:p>
          </table:table-cell>
          <table:table-cell office:value-type="float" office:value="-4.57861715171634" calcext:value-type="float">
            <text:p>-4.57861715171634</text:p>
          </table:table-cell>
          <table:table-cell office:value-type="float" office:value="44.3329325569548" calcext:value-type="float">
            <text:p>44.3329325569548</text:p>
          </table:table-cell>
          <table:table-cell office:value-type="float" office:value="0.810741649164998" calcext:value-type="float">
            <text:p>0.810741649164998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50.08679844237" calcext:value-type="float">
            <text:p>50.08679844237</text:p>
          </table:table-cell>
          <table:table-cell office:value-type="float" office:value="0.915965879730453" calcext:value-type="float">
            <text:p>0.91596587973045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75896081266145" calcext:value-type="float">
            <text:p>0.275896081266145</text:p>
          </table:table-cell>
          <table:table-cell office:value-type="float" office:value="0.585154638543794" calcext:value-type="float">
            <text:p>0.5851546385437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3071371663457" calcext:value-type="float">
            <text:p>2.53071371663457</text:p>
          </table:table-cell>
          <table:table-cell office:value-type="float" office:value="-2.11181979661185" calcext:value-type="float">
            <text:p>-2.11181979661185</text:p>
          </table:table-cell>
          <table:table-cell office:value-type="float" office:value="4.99789558826601" calcext:value-type="float">
            <text:p>4.99789558826601</text:p>
          </table:table-cell>
          <table:table-cell office:value-type="float" office:value="44.1567449198671" calcext:value-type="float">
            <text:p>44.1567449198671</text:p>
          </table:table-cell>
          <table:table-cell office:value-type="float" office:value="0.807519605252801" calcext:value-type="float">
            <text:p>0.8075196052528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50.008567954681" calcext:value-type="float">
            <text:p>50.008567954681</text:p>
          </table:table-cell>
          <table:table-cell office:value-type="float" office:value="0.914535234137078" calcext:value-type="float">
            <text:p>0.91453523413707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75648197501382" calcext:value-type="float">
            <text:p>0.275648197501382</text:p>
          </table:table-cell>
          <table:table-cell office:value-type="float" office:value="0.583730428030436" calcext:value-type="float">
            <text:p>0.5837304280304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95318040552584" calcext:value-type="float">
            <text:p>4.95318040552584</text:p>
          </table:table-cell>
          <table:table-cell office:value-type="float" office:value="1.86226392384869" calcext:value-type="float">
            <text:p>1.86226392384869</text:p>
          </table:table-cell>
          <table:table-cell office:value-type="float" office:value="-2.80827826691736" calcext:value-type="float">
            <text:p>-2.80827826691736</text:p>
          </table:table-cell>
          <table:table-cell office:value-type="float" office:value="44.1115501238062" calcext:value-type="float">
            <text:p>44.1115501238062</text:p>
          </table:table-cell>
          <table:table-cell office:value-type="float" office:value="0.806693102213666" calcext:value-type="float">
            <text:p>0.80669310221366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49.988500650327" calcext:value-type="float">
            <text:p>49.988500650327</text:p>
          </table:table-cell>
          <table:table-cell office:value-type="float" office:value="0.914168251885107" calcext:value-type="float">
            <text:p>0.91416825188510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971194098408523" calcext:value-type="float">
            <text:p>0.0971194098408523</text:p>
          </table:table-cell>
          <table:table-cell office:value-type="float" office:value="0.55799735282704" calcext:value-type="float">
            <text:p>0.55799735282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01865567819361" calcext:value-type="float">
            <text:p>-5.01865567819361</text:p>
          </table:table-cell>
          <table:table-cell office:value-type="float" office:value="-2.64873828546822" calcext:value-type="float">
            <text:p>-2.64873828546822</text:p>
          </table:table-cell>
          <table:table-cell office:value-type="float" office:value="1.92343423632236" calcext:value-type="float">
            <text:p>1.92343423632236</text:p>
          </table:table-cell>
          <table:table-cell office:value-type="float" office:value="44.0976814173729" calcext:value-type="float">
            <text:p>44.0976814173729</text:p>
          </table:table-cell>
          <table:table-cell office:value-type="float" office:value="0.806439477260906" calcext:value-type="float">
            <text:p>0.80643947726090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9.9823426946053" calcext:value-type="float">
            <text:p>49.9823426946053</text:p>
          </table:table-cell>
          <table:table-cell office:value-type="float" office:value="0.914055637832993" calcext:value-type="float">
            <text:p>0.9140556378329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69427784327132" calcext:value-type="float">
            <text:p>0.269427784327132</text:p>
          </table:table-cell>
          <table:table-cell office:value-type="float" office:value="0.547991186097133" calcext:value-type="float">
            <text:p>0.5479911860971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7070730374675" calcext:value-type="float">
            <text:p>2.17070730374675</text:p>
          </table:table-cell>
          <table:table-cell office:value-type="float" office:value="-4.79114913338391" calcext:value-type="float">
            <text:p>-4.79114913338391</text:p>
          </table:table-cell>
          <table:table-cell office:value-type="float" office:value="3.09405662922877" calcext:value-type="float">
            <text:p>3.09405662922877</text:p>
          </table:table-cell>
          <table:table-cell office:value-type="float" office:value="42.7597333582606" calcext:value-type="float">
            <text:p>42.7597333582606</text:p>
          </table:table-cell>
          <table:table-cell office:value-type="float" office:value="0.781971657214302" calcext:value-type="float">
            <text:p>0.781971657214302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9.3882696319489" calcext:value-type="float">
            <text:p>49.3882696319489</text:p>
          </table:table-cell>
          <table:table-cell office:value-type="float" office:value="0.903191484555432" calcext:value-type="float">
            <text:p>0.90319148455543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26896501163438" calcext:value-type="float">
            <text:p>0.26896501163438</text:p>
          </table:table-cell>
          <table:table-cell office:value-type="float" office:value="0.545332336152107" calcext:value-type="float">
            <text:p>0.545332336152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7931054325655" calcext:value-type="float">
            <text:p>3.27931054325655</text:p>
          </table:table-cell>
          <table:table-cell office:value-type="float" office:value="3.84234983863905" calcext:value-type="float">
            <text:p>3.84234983863905</text:p>
          </table:table-cell>
          <table:table-cell office:value-type="float" office:value="3.43049210638188" calcext:value-type="float">
            <text:p>3.43049210638188</text:p>
          </table:table-cell>
          <table:table-cell office:value-type="float" office:value="42.7141939864485" calcext:value-type="float">
            <text:p>42.7141939864485</text:p>
          </table:table-cell>
          <table:table-cell office:value-type="float" office:value="0.781138852721672" calcext:value-type="float">
            <text:p>0.781138852721672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49.3680493297484" calcext:value-type="float">
            <text:p>49.3680493297484</text:p>
          </table:table-cell>
          <table:table-cell office:value-type="float" office:value="0.902821704344489" calcext:value-type="float">
            <text:p>0.90282170434448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30686681928405" calcext:value-type="float">
            <text:p>0.0930686681928405</text:p>
          </table:table-cell>
          <table:table-cell office:value-type="float" office:value="0.534723909132513" calcext:value-type="float">
            <text:p>0.5347239091325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81981088262982" calcext:value-type="float">
            <text:p>-3.81981088262982</text:p>
          </table:table-cell>
          <table:table-cell office:value-type="float" office:value="4.1512646246782" calcext:value-type="float">
            <text:p>4.1512646246782</text:p>
          </table:table-cell>
          <table:table-cell office:value-type="float" office:value="2.46359270416209" calcext:value-type="float">
            <text:p>2.46359270416209</text:p>
          </table:table-cell>
          <table:table-cell office:value-type="float" office:value="42.1067578248375" calcext:value-type="float">
            <text:p>42.1067578248375</text:p>
          </table:table-cell>
          <table:table-cell office:value-type="float" office:value="0.770030320823984" calcext:value-type="float">
            <text:p>0.770030320823984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9.0983367213711" calcext:value-type="float">
            <text:p>49.0983367213711</text:p>
          </table:table-cell>
          <table:table-cell office:value-type="float" office:value="0.897889315885063" calcext:value-type="float">
            <text:p>0.89788931588506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912707268380852" calcext:value-type="float">
            <text:p>0.0912707268380852</text:p>
          </table:table-cell>
          <table:table-cell office:value-type="float" office:value="0.52439387811054" calcext:value-type="float">
            <text:p>0.52439387811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.85395399655827" calcext:value-type="float">
            <text:p>-3.85395399655827</text:p>
          </table:table-cell>
          <table:table-cell office:value-type="float" office:value="-2.92508499296758" calcext:value-type="float">
            <text:p>-2.92508499296758</text:p>
          </table:table-cell>
          <table:table-cell office:value-type="float" office:value="3.80896115941005" calcext:value-type="float">
            <text:p>3.80896115941005</text:p>
          </table:table-cell>
          <table:table-cell office:value-type="float" office:value="42.082731262434" calcext:value-type="float">
            <text:p>42.082731262434</text:p>
          </table:table-cell>
          <table:table-cell office:value-type="float" office:value="0.769590933359559" calcext:value-type="float">
            <text:p>0.76959093335955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49.0876684944434" calcext:value-type="float">
            <text:p>49.0876684944434</text:p>
          </table:table-cell>
          <table:table-cell office:value-type="float" office:value="0.897694219928307" calcext:value-type="float">
            <text:p>0.89769421992830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911169035128663" calcext:value-type="float">
            <text:p>0.0911169035128663</text:p>
          </table:table-cell>
          <table:table-cell office:value-type="float" office:value="0.523510089705978" calcext:value-type="float">
            <text:p>0.5235100897059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.36890236917521" calcext:value-type="float">
            <text:p>-4.36890236917521</text:p>
          </table:table-cell>
          <table:table-cell office:value-type="float" office:value="4.08463026096978" calcext:value-type="float">
            <text:p>4.08463026096978</text:p>
          </table:table-cell>
          <table:table-cell office:value-type="float" office:value="-1.49256861565105" calcext:value-type="float">
            <text:p>-1.49256861565105</text:p>
          </table:table-cell>
          <table:table-cell office:value-type="float" office:value="42.0007266473587" calcext:value-type="float">
            <text:p>42.0007266473587</text:p>
          </table:table-cell>
          <table:table-cell office:value-type="float" office:value="0.768091268143866" calcext:value-type="float">
            <text:p>0.768091268143866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9.0512569667327" calcext:value-type="float">
            <text:p>49.0512569667327</text:p>
          </table:table-cell>
          <table:table-cell office:value-type="float" office:value="0.897028341532221" calcext:value-type="float">
            <text:p>0.89702834153222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436063832658784" calcext:value-type="float">
            <text:p>0.436063832658784</text:p>
          </table:table-cell>
          <table:table-cell office:value-type="float" office:value="0.505394798896977" calcext:value-type="float">
            <text:p>0.5053947988969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21251672297866" calcext:value-type="float">
            <text:p>-2.21251672297866</text:p>
          </table:table-cell>
          <table:table-cell office:value-type="float" office:value="-4.03080441860042" calcext:value-type="float">
            <text:p>-4.03080441860042</text:p>
          </table:table-cell>
          <table:table-cell office:value-type="float" office:value="4.26860301358082" calcext:value-type="float">
            <text:p>4.26860301358082</text:p>
          </table:table-cell>
          <table:table-cell office:value-type="float" office:value="40.6364138019799" calcext:value-type="float">
            <text:p>40.6364138019799</text:p>
          </table:table-cell>
          <table:table-cell office:value-type="float" office:value="0.743141300198063" calcext:value-type="float">
            <text:p>0.74314130019806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48.4454774635931" calcext:value-type="float">
            <text:p>48.4454774635931</text:p>
          </table:table-cell>
          <table:table-cell office:value-type="float" office:value="0.885950105893855" calcext:value-type="float">
            <text:p>0.8859501058938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87709470557976" calcext:value-type="float">
            <text:p>0.087709470557976</text:p>
          </table:table-cell>
          <table:table-cell office:value-type="float" office:value="0.503932761426491" calcext:value-type="float">
            <text:p>0.5039327614264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0829862703407" calcext:value-type="float">
            <text:p>4.0829862703407</text:p>
          </table:table-cell>
          <table:table-cell office:value-type="float" office:value="0.263852770684512" calcext:value-type="float">
            <text:p>0.263852770684512</text:p>
          </table:table-cell>
          <table:table-cell office:value-type="float" office:value="-4.75957758605863" calcext:value-type="float">
            <text:p>-4.75957758605863</text:p>
          </table:table-cell>
          <table:table-cell office:value-type="float" office:value="40.6060260338998" calcext:value-type="float">
            <text:p>40.6060260338998</text:p>
          </table:table-cell>
          <table:table-cell office:value-type="float" office:value="0.742585581733555" calcext:value-type="float">
            <text:p>0.742585581733555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48.4319847466466" calcext:value-type="float">
            <text:p>48.4319847466466</text:p>
          </table:table-cell>
          <table:table-cell office:value-type="float" office:value="0.885703356875507" calcext:value-type="float">
            <text:p>0.88570335687550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0867336097277587" calcext:value-type="float">
            <text:p>0.0867336097277587</text:p>
          </table:table-cell>
          <table:table-cell office:value-type="float" office:value="0.498325975297115" calcext:value-type="float">
            <text:p>0.498325975297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96798902401409" calcext:value-type="float">
            <text:p>-3.96798902401409</text:p>
          </table:table-cell>
          <table:table-cell office:value-type="float" office:value="4.93987959651415" calcext:value-type="float">
            <text:p>4.93987959651415</text:p>
          </table:table-cell>
          <table:table-cell office:value-type="float" office:value="0.717929388572367" calcext:value-type="float">
            <text:p>0.717929388572367</text:p>
          </table:table-cell>
          <table:table-cell office:value-type="float" office:value="39.337230070271" calcext:value-type="float">
            <text:p>39.337230070271</text:p>
          </table:table-cell>
          <table:table-cell office:value-type="float" office:value="0.719382385538836" calcext:value-type="float">
            <text:p>0.719382385538836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47.8686164612596" calcext:value-type="float">
            <text:p>47.8686164612596</text:p>
          </table:table-cell>
          <table:table-cell office:value-type="float" office:value="0.875400719390492" calcext:value-type="float">
            <text:p>0.87540071939049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859596746256239" calcext:value-type="float">
            <text:p>0.0859596746256239</text:p>
          </table:table-cell>
          <table:table-cell office:value-type="float" office:value="0.493879348830184" calcext:value-type="float">
            <text:p>0.4938793488301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18014682081409" calcext:value-type="float">
            <text:p>3.18014682081409</text:p>
          </table:table-cell>
          <table:table-cell office:value-type="float" office:value="-4.89112274212166" calcext:value-type="float">
            <text:p>-4.89112274212166</text:p>
          </table:table-cell>
          <table:table-cell office:value-type="float" office:value="-2.79598324972823" calcext:value-type="float">
            <text:p>-2.79598324972823</text:p>
          </table:table-cell>
          <table:table-cell office:value-type="float" office:value="38.1460621868055" calcext:value-type="float">
            <text:p>38.1460621868055</text:p>
          </table:table-cell>
          <table:table-cell office:value-type="float" office:value="0.697598818367129" calcext:value-type="float">
            <text:p>0.69759881836712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47.3397164431693" calcext:value-type="float">
            <text:p>47.3397164431693</text:p>
          </table:table-cell>
          <table:table-cell office:value-type="float" office:value="0.865728422788885" calcext:value-type="float">
            <text:p>0.86572842278888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853578277358762" calcext:value-type="float">
            <text:p>0.0853578277358762</text:p>
          </table:table-cell>
          <table:table-cell office:value-type="float" office:value="0.490421451260205" calcext:value-type="float">
            <text:p>0.4904214512602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9176152859388" calcext:value-type="float">
            <text:p>3.59176152859388</text:p>
          </table:table-cell>
          <table:table-cell office:value-type="float" office:value="3.63502984316159" calcext:value-type="float">
            <text:p>3.63502984316159</text:p>
          </table:table-cell>
          <table:table-cell office:value-type="float" office:value="4.17726519008871" calcext:value-type="float">
            <text:p>4.17726519008871</text:p>
          </table:table-cell>
          <table:table-cell office:value-type="float" office:value="36.4362626927107" calcext:value-type="float">
            <text:p>36.4362626927107</text:p>
          </table:table-cell>
          <table:table-cell office:value-type="float" office:value="0.66633073882371" calcext:value-type="float">
            <text:p>0.66633073882371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6.5805346385639" calcext:value-type="float">
            <text:p>46.5805346385639</text:p>
          </table:table-cell>
          <table:table-cell office:value-type="float" office:value="0.851844831679925" calcext:value-type="float">
            <text:p>0.8518448316799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5584244412255" calcext:value-type="float">
            <text:p>0.255584244412255</text:p>
          </table:table-cell>
          <table:table-cell office:value-type="float" office:value="0.468453443446975" calcext:value-type="float">
            <text:p>0.4684534434469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.08949686934924" calcext:value-type="float">
            <text:p>-5.08949686934924</text:p>
          </table:table-cell>
          <table:table-cell office:value-type="float" office:value="-4.42570582689717" calcext:value-type="float">
            <text:p>-4.42570582689717</text:p>
          </table:table-cell>
          <table:table-cell office:value-type="float" office:value="-0.0891631250103373" calcext:value-type="float">
            <text:p>-0.0891631250103373</text:p>
          </table:table-cell>
          <table:table-cell office:value-type="float" office:value="34.5021994877911" calcext:value-type="float">
            <text:p>34.5021994877911</text:p>
          </table:table-cell>
          <table:table-cell office:value-type="float" office:value="0.630961420759054" calcext:value-type="float">
            <text:p>0.630961420759054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5.7217757026751" calcext:value-type="float">
            <text:p>45.7217757026751</text:p>
          </table:table-cell>
          <table:table-cell office:value-type="float" office:value="0.836140216718503" calcext:value-type="float">
            <text:p>0.83614021671850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255447680412785" calcext:value-type="float">
            <text:p>0.255447680412785</text:p>
          </table:table-cell>
          <table:table-cell office:value-type="float" office:value="0.467668818104618" calcext:value-type="float">
            <text:p>0.4676688181046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.10543551722054" calcext:value-type="float">
            <text:p>-5.10543551722054</text:p>
          </table:table-cell>
          <table:table-cell office:value-type="float" office:value="-2.3450367399292" calcext:value-type="float">
            <text:p>-2.3450367399292</text:p>
          </table:table-cell>
          <table:table-cell office:value-type="float" office:value="3.74618629243073" calcext:value-type="float">
            <text:p>3.74618629243073</text:p>
          </table:table-cell>
          <table:table-cell office:value-type="float" office:value="34.4014191302894" calcext:value-type="float">
            <text:p>34.4014191302894</text:p>
          </table:table-cell>
          <table:table-cell office:value-type="float" office:value="0.629118392821766" calcext:value-type="float">
            <text:p>0.62911839282176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45.6770274067836" calcext:value-type="float">
            <text:p>45.6770274067836</text:p>
          </table:table-cell>
          <table:table-cell office:value-type="float" office:value="0.835321879082891" calcext:value-type="float">
            <text:p>0.8353218790828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255002948762638" calcext:value-type="float">
            <text:p>0.255002948762638</text:p>
          </table:table-cell>
          <table:table-cell office:value-type="float" office:value="0.465113622558156" calcext:value-type="float">
            <text:p>0.4651136225581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60673002568235" calcext:value-type="float">
            <text:p>0.00160673002568235</text:p>
          </table:table-cell>
          <table:table-cell office:value-type="float" office:value="-4.98322062334633" calcext:value-type="float">
            <text:p>-4.98322062334633</text:p>
          </table:table-cell>
          <table:table-cell office:value-type="float" office:value="4.64572044495733" calcext:value-type="float">
            <text:p>4.64572044495733</text:p>
          </table:table-cell>
          <table:table-cell office:value-type="float" office:value="33.5847911847799" calcext:value-type="float">
            <text:p>33.5847911847799</text:p>
          </table:table-cell>
          <table:table-cell office:value-type="float" office:value="0.614184251335727" calcext:value-type="float">
            <text:p>0.614184251335727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45.3144298744388" calcext:value-type="float">
            <text:p>45.3144298744388</text:p>
          </table:table-cell>
          <table:table-cell office:value-type="float" office:value="0.828690850987046" calcext:value-type="float">
            <text:p>0.82869085098704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0807692376909603" calcext:value-type="float">
            <text:p>0.0807692376909603</text:p>
          </table:table-cell>
          <table:table-cell office:value-type="float" office:value="0.464057811875789" calcext:value-type="float">
            <text:p>0.4640578118757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75377181177202" calcext:value-type="float">
            <text:p>1.75377181177202</text:p>
          </table:table-cell>
          <table:table-cell office:value-type="float" office:value="5.06305584144607" calcext:value-type="float">
            <text:p>5.06305584144607</text:p>
          </table:table-cell>
          <table:table-cell office:value-type="float" office:value="-4.3396335449234" calcext:value-type="float">
            <text:p>-4.3396335449234</text:p>
          </table:table-cell>
          <table:table-cell office:value-type="float" office:value="32.4573306744083" calcext:value-type="float">
            <text:p>32.4573306744083</text:p>
          </table:table-cell>
          <table:table-cell office:value-type="float" office:value="0.593565737268949" calcext:value-type="float">
            <text:p>0.593565737268949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44.8138170787036" calcext:value-type="float">
            <text:p>44.8138170787036</text:p>
          </table:table-cell>
          <table:table-cell office:value-type="float" office:value="0.819535858970986" calcext:value-type="float">
            <text:p>0.81953585897098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25327353982227" calcext:value-type="float">
            <text:p>0.25327353982227</text:p>
          </table:table-cell>
          <table:table-cell office:value-type="float" office:value="0.455177342959033" calcext:value-type="float">
            <text:p>0.455177342959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0492114702751" calcext:value-type="float">
            <text:p>3.90492114702751</text:p>
          </table:table-cell>
          <table:table-cell office:value-type="float" office:value="4.74068408744257" calcext:value-type="float">
            <text:p>4.74068408744257</text:p>
          </table:table-cell>
          <table:table-cell office:value-type="float" office:value="3.14566138198068" calcext:value-type="float">
            <text:p>3.14566138198068</text:p>
          </table:table-cell>
          <table:table-cell office:value-type="float" office:value="32.3823196884816" calcext:value-type="float">
            <text:p>32.3823196884816</text:p>
          </table:table-cell>
          <table:table-cell office:value-type="float" office:value="0.592193968542447" calcext:value-type="float">
            <text:p>0.59219396854244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44.7805108484364" calcext:value-type="float">
            <text:p>44.7805108484364</text:p>
          </table:table-cell>
          <table:table-cell office:value-type="float" office:value="0.818926768922191" calcext:value-type="float">
            <text:p>0.81892676892219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252273386296893" calcext:value-type="float">
            <text:p>0.252273386296893</text:p>
          </table:table-cell>
          <table:table-cell office:value-type="float" office:value="0.44943098370401" calcext:value-type="float">
            <text:p>0.449430983704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07420044943149" calcext:value-type="float">
            <text:p>5.07420044943149</text:p>
          </table:table-cell>
          <table:table-cell office:value-type="float" office:value="-3.68860845521754" calcext:value-type="float">
            <text:p>-3.68860845521754</text:p>
          </table:table-cell>
          <table:table-cell office:value-type="float" office:value="3.15882449279394" calcext:value-type="float">
            <text:p>3.15882449279394</text:p>
          </table:table-cell>
          <table:table-cell office:value-type="float" office:value="30.6684852868121" calcext:value-type="float">
            <text:p>30.6684852868121</text:p>
          </table:table-cell>
          <table:table-cell office:value-type="float" office:value="0.560852100340515" calcext:value-type="float">
            <text:p>0.560852100340515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44.0195374721147" calcext:value-type="float">
            <text:p>44.0195374721147</text:p>
          </table:table-cell>
          <table:table-cell office:value-type="float" office:value="0.805010414318374" calcext:value-type="float">
            <text:p>0.80501041431837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75289756422523" calcext:value-type="float">
            <text:p>0.075289756422523</text:p>
          </table:table-cell>
          <table:table-cell office:value-type="float" office:value="0.432575577298131" calcext:value-type="float">
            <text:p>0.4325755772981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79768409468" calcext:value-type="float">
            <text:p>3.79768409468</text:p>
          </table:table-cell>
          <table:table-cell office:value-type="float" office:value="-4.85821133404927" calcext:value-type="float">
            <text:p>-4.85821133404927</text:p>
          </table:table-cell>
          <table:table-cell office:value-type="float" office:value="-3.58782452628859" calcext:value-type="float">
            <text:p>-3.58782452628859</text:p>
          </table:table-cell>
          <table:table-cell office:value-type="float" office:value="29.1028933192918" calcext:value-type="float">
            <text:p>29.1028933192918</text:p>
          </table:table-cell>
          <table:table-cell office:value-type="float" office:value="0.532221226169577" calcext:value-type="float">
            <text:p>0.532221226169577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43.3243864095002" calcext:value-type="float">
            <text:p>43.3243864095002</text:p>
          </table:table-cell>
          <table:table-cell office:value-type="float" office:value="0.792297789945988" calcext:value-type="float">
            <text:p>0.79229778994598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749143474932668" calcext:value-type="float">
            <text:p>0.0749143474932668</text:p>
          </table:table-cell>
          <table:table-cell office:value-type="float" office:value="0.430418673862496" calcext:value-type="float">
            <text:p>0.4304186738624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81831593656336" calcext:value-type="float">
            <text:p>4.81831593656336</text:p>
          </table:table-cell>
          <table:table-cell office:value-type="float" office:value="-3.58091831303736" calcext:value-type="float">
            <text:p>-3.58091831303736</text:p>
          </table:table-cell>
          <table:table-cell office:value-type="float" office:value="-4.3318315706408" calcext:value-type="float">
            <text:p>-4.3318315706408</text:p>
          </table:table-cell>
          <table:table-cell office:value-type="float" office:value="25.1960908144129" calcext:value-type="float">
            <text:p>25.1960908144129</text:p>
          </table:table-cell>
          <table:table-cell office:value-type="float" office:value="0.4607752982085" calcext:value-type="float">
            <text:p>0.4607752982085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41.5896956541602" calcext:value-type="float">
            <text:p>41.5896956541602</text:p>
          </table:table-cell>
          <table:table-cell office:value-type="float" office:value="0.760574509696733" calcext:value-type="float">
            <text:p>0.7605745096967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48933791058079" calcext:value-type="float">
            <text:p>0.248933791058079</text:p>
          </table:table-cell>
          <table:table-cell office:value-type="float" office:value="0.430243415474079" calcext:value-type="float">
            <text:p>0.430243415474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0129042576183" calcext:value-type="float">
            <text:p>0.530129042576183</text:p>
          </table:table-cell>
          <table:table-cell office:value-type="float" office:value="-0.401435126802908" calcext:value-type="float">
            <text:p>-0.401435126802908</text:p>
          </table:table-cell>
          <table:table-cell office:value-type="float" office:value="-0.495335679397047" calcext:value-type="float">
            <text:p>-0.495335679397047</text:p>
          </table:table-cell>
          <table:table-cell office:value-type="float" office:value="79.3124556019023" calcext:value-type="float">
            <text:p>79.3124556019023</text:p>
          </table:table-cell>
          <table:table-cell office:value-type="float" office:value="0.450432158337436" calcext:value-type="float">
            <text:p>0.45043215833743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5.6183373866844" calcext:value-type="float">
            <text:p>65.6183373866844</text:p>
          </table:table-cell>
          <table:table-cell office:value-type="float" office:value="0.200000000000001" calcext:value-type="float">
            <text:p>0.20000000000000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47053175216656" calcext:value-type="float">
            <text:p>0.247053175216656</text:p>
          </table:table-cell>
          <table:table-cell office:value-type="float" office:value="0.419438380075717" calcext:value-type="float">
            <text:p>0.4194383800757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710734809866" calcext:value-type="float">
            <text:p>1.1710734809866</text:p>
          </table:table-cell>
          <table:table-cell office:value-type="float" office:value="0.963403581430783" calcext:value-type="float">
            <text:p>0.963403581430783</text:p>
          </table:table-cell>
          <table:table-cell office:value-type="float" office:value="1.29383219830251" calcext:value-type="float">
            <text:p>1.29383219830251</text:p>
          </table:table-cell>
          <table:table-cell office:value-type="float" office:value="76.026438684052" calcext:value-type="float">
            <text:p>76.026438684052</text:p>
          </table:table-cell>
          <table:table-cell office:value-type="float" office:value="0.390338890838396" calcext:value-type="float">
            <text:p>0.39033889083839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64.1592866253093" calcext:value-type="float">
            <text:p>64.1592866253093</text:p>
          </table:table-cell>
          <table:table-cell office:value-type="float" office:value="0.173317505694599" calcext:value-type="float">
            <text:p>0.17331750569459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246947134370777" calcext:value-type="float">
            <text:p>0.246947134370777</text:p>
          </table:table-cell>
          <table:table-cell office:value-type="float" office:value="0.418829124815732" calcext:value-type="float">
            <text:p>0.4188291248157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5244497294301" calcext:value-type="float">
            <text:p>1.35244497294301</text:p>
          </table:table-cell>
          <table:table-cell office:value-type="float" office:value="-0.624749155771766" calcext:value-type="float">
            <text:p>-0.624749155771766</text:p>
          </table:table-cell>
          <table:table-cell office:value-type="float" office:value="-1.60744907479292" calcext:value-type="float">
            <text:p>-1.60744907479292</text:p>
          </table:table-cell>
          <table:table-cell office:value-type="float" office:value="75.196688559471" calcext:value-type="float">
            <text:p>75.196688559471</text:p>
          </table:table-cell>
          <table:table-cell office:value-type="float" office:value="0.375164776571685" calcext:value-type="float">
            <text:p>0.375164776571685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63.790862608852" calcext:value-type="float">
            <text:p>63.790862608852</text:p>
          </table:table-cell>
          <table:table-cell office:value-type="float" office:value="0.166579925357209" calcext:value-type="float">
            <text:p>0.16657992535720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0699709442389231" calcext:value-type="float">
            <text:p>0.0699709442389231</text:p>
          </table:table-cell>
          <table:table-cell office:value-type="float" office:value="0.402016463280693" calcext:value-type="float">
            <text:p>0.4020164632806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65997841980964" calcext:value-type="float">
            <text:p>-1.65997841980964</text:p>
          </table:table-cell>
          <table:table-cell office:value-type="float" office:value="1.6734699897827" calcext:value-type="float">
            <text:p>1.6734699897827</text:p>
          </table:table-cell>
          <table:table-cell office:value-type="float" office:value="0.659896233984811" calcext:value-type="float">
            <text:p>0.659896233984811</text:p>
          </table:table-cell>
          <table:table-cell office:value-type="float" office:value="74.0085067994357" calcext:value-type="float">
            <text:p>74.0085067994357</text:p>
          </table:table-cell>
          <table:table-cell office:value-type="float" office:value="0.353435818344045" calcext:value-type="float">
            <text:p>0.353435818344045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63.2632884834073" calcext:value-type="float">
            <text:p>63.2632884834073</text:p>
          </table:table-cell>
          <table:table-cell office:value-type="float" office:value="0.156931876111418" calcext:value-type="float">
            <text:p>0.1569318761114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243260034299726" calcext:value-type="float">
            <text:p>0.243260034299726</text:p>
          </table:table-cell>
          <table:table-cell office:value-type="float" office:value="0.397644975502776" calcext:value-type="float">
            <text:p>0.3976449755027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7291013799448" calcext:value-type="float">
            <text:p>0.657291013799448</text:p>
          </table:table-cell>
          <table:table-cell office:value-type="float" office:value="-0.282415643028019" calcext:value-type="float">
            <text:p>-0.282415643028019</text:p>
          </table:table-cell>
          <table:table-cell office:value-type="float" office:value="2.36547635354847" calcext:value-type="float">
            <text:p>2.36547635354847</text:p>
          </table:table-cell>
          <table:table-cell office:value-type="float" office:value="73.8927315485546" calcext:value-type="float">
            <text:p>73.8927315485546</text:p>
          </table:table-cell>
          <table:table-cell office:value-type="float" office:value="0.351318570230327" calcext:value-type="float">
            <text:p>0.351318570230327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63.2118821844839" calcext:value-type="float">
            <text:p>63.2118821844839</text:p>
          </table:table-cell>
          <table:table-cell office:value-type="float" office:value="0.155991779773034" calcext:value-type="float">
            <text:p>0.1559917797730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73807674997136" calcext:value-type="float">
            <text:p>0.0673807674997136</text:p>
          </table:table-cell>
          <table:table-cell office:value-type="float" office:value="0.387134661937362" calcext:value-type="float">
            <text:p>0.3871346619373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612994860567309" calcext:value-type="float">
            <text:p>-0.0612994860567309</text:p>
          </table:table-cell>
          <table:table-cell office:value-type="float" office:value="0.300890364972123" calcext:value-type="float">
            <text:p>0.300890364972123</text:p>
          </table:table-cell>
          <table:table-cell office:value-type="float" office:value="2.52366715787437" calcext:value-type="float">
            <text:p>2.52366715787437</text:p>
          </table:table-cell>
          <table:table-cell office:value-type="float" office:value="73.5368114375424" calcext:value-type="float">
            <text:p>73.5368114375424</text:p>
          </table:table-cell>
          <table:table-cell office:value-type="float" office:value="0.344809655950806" calcext:value-type="float">
            <text:p>0.344809655950806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63.0538472376337" calcext:value-type="float">
            <text:p>63.0538472376337</text:p>
          </table:table-cell>
          <table:table-cell office:value-type="float" office:value="0.153101704471328" calcext:value-type="float">
            <text:p>0.1531017044713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670401075567235" calcext:value-type="float">
            <text:p>0.0670401075567235</text:p>
          </table:table-cell>
          <table:table-cell office:value-type="float" office:value="0.385177408009294" calcext:value-type="float">
            <text:p>0.3851774080092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292072302289182" calcext:value-type="float">
            <text:p>-0.292072302289182</text:p>
          </table:table-cell>
          <table:table-cell office:value-type="float" office:value="-0.879291596141798" calcext:value-type="float">
            <text:p>-0.879291596141798</text:p>
          </table:table-cell>
          <table:table-cell office:value-type="float" office:value="2.61817183626775" calcext:value-type="float">
            <text:p>2.61817183626775</text:p>
          </table:table-cell>
          <table:table-cell office:value-type="float" office:value="72.2867162949643" calcext:value-type="float">
            <text:p>72.2867162949643</text:p>
          </table:table-cell>
          <table:table-cell office:value-type="float" office:value="0.321948452347708" calcext:value-type="float">
            <text:p>0.32194845234770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2.4987824539858" calcext:value-type="float">
            <text:p>62.4987824539858</text:p>
          </table:table-cell>
          <table:table-cell office:value-type="float" office:value="0.142950917863427" calcext:value-type="float">
            <text:p>0.1429509178634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662596440189427" calcext:value-type="float">
            <text:p>0.0662596440189427</text:p>
          </table:table-cell>
          <table:table-cell office:value-type="float" office:value="0.380693272564346" calcext:value-type="float">
            <text:p>0.3806932725643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9965671535595" calcext:value-type="float">
            <text:p>0.539965671535595</text:p>
          </table:table-cell>
          <table:table-cell office:value-type="float" office:value="-1.84389358110234" calcext:value-type="float">
            <text:p>-1.84389358110234</text:p>
          </table:table-cell>
          <table:table-cell office:value-type="float" office:value="2.09200633091775" calcext:value-type="float">
            <text:p>2.09200633091775</text:p>
          </table:table-cell>
          <table:table-cell office:value-type="float" office:value="71.9320030465328" calcext:value-type="float">
            <text:p>71.9320030465328</text:p>
          </table:table-cell>
          <table:table-cell office:value-type="float" office:value="0.315461608653247" calcext:value-type="float">
            <text:p>0.315461608653247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62.3412833758824" calcext:value-type="float">
            <text:p>62.3412833758824</text:p>
          </table:table-cell>
          <table:table-cell office:value-type="float" office:value="0.140070642299444" calcext:value-type="float">
            <text:p>0.14007064229944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413307673245556" calcext:value-type="float">
            <text:p>0.413307673245556</text:p>
          </table:table-cell>
          <table:table-cell office:value-type="float" office:value="0.374649804318661" calcext:value-type="float">
            <text:p>0.3746498043186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35312436338198" calcext:value-type="float">
            <text:p>-0.935312436338198</text:p>
          </table:table-cell>
          <table:table-cell office:value-type="float" office:value="2.76699307468322" calcext:value-type="float">
            <text:p>2.76699307468322</text:p>
          </table:table-cell>
          <table:table-cell office:value-type="float" office:value="-0.784420954878811" calcext:value-type="float">
            <text:p>-0.784420954878811</text:p>
          </table:table-cell>
          <table:table-cell office:value-type="float" office:value="70.8536237366332" calcext:value-type="float">
            <text:p>70.8536237366332</text:p>
          </table:table-cell>
          <table:table-cell office:value-type="float" office:value="0.295740670521979" calcext:value-type="float">
            <text:p>0.29574067052197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61.8624635181351" calcext:value-type="float">
            <text:p>61.8624635181351</text:p>
          </table:table-cell>
          <table:table-cell office:value-type="float" office:value="0.131314190182854" calcext:value-type="float">
            <text:p>0.13131419018285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38228016598871" calcext:value-type="float">
            <text:p>0.238228016598871</text:p>
          </table:table-cell>
          <table:table-cell office:value-type="float" office:value="0.368733632640863" calcext:value-type="float">
            <text:p>0.3687336326408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1589323492411" calcext:value-type="float">
            <text:p>0.971589323492411</text:p>
          </table:table-cell>
          <table:table-cell office:value-type="float" office:value="-1.04702937400674" calcext:value-type="float">
            <text:p>-1.04702937400674</text:p>
          </table:table-cell>
          <table:table-cell office:value-type="float" office:value="2.71373099063052" calcext:value-type="float">
            <text:p>2.71373099063052</text:p>
          </table:table-cell>
          <table:table-cell office:value-type="float" office:value="70.5954077869341" calcext:value-type="float">
            <text:p>70.5954077869341</text:p>
          </table:table-cell>
          <table:table-cell office:value-type="float" office:value="0.291018528023718" calcext:value-type="float">
            <text:p>0.291018528023718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61.7478109806022" calcext:value-type="float">
            <text:p>61.7478109806022</text:p>
          </table:table-cell>
          <table:table-cell office:value-type="float" office:value="0.129217473769137" calcext:value-type="float">
            <text:p>0.12921747376913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0640763618427611" calcext:value-type="float">
            <text:p>0.0640763618427611</text:p>
          </table:table-cell>
          <table:table-cell office:value-type="float" office:value="0.368149274646936" calcext:value-type="float">
            <text:p>0.3681492746469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8351417423403" calcext:value-type="float">
            <text:p>0.368351417423403</text:p>
          </table:table-cell>
          <table:table-cell office:value-type="float" office:value="1.63333356793787" calcext:value-type="float">
            <text:p>1.63333356793787</text:p>
          </table:table-cell>
          <table:table-cell office:value-type="float" office:value="2.60621865402323" calcext:value-type="float">
            <text:p>2.60621865402323</text:p>
          </table:table-cell>
          <table:table-cell office:value-type="float" office:value="70.4041630165509" calcext:value-type="float">
            <text:p>70.4041630165509</text:p>
          </table:table-cell>
          <table:table-cell office:value-type="float" office:value="0.287521125718208" calcext:value-type="float">
            <text:p>0.287521125718208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61.6628948542363" calcext:value-type="float">
            <text:p>61.6628948542363</text:p>
          </table:table-cell>
          <table:table-cell office:value-type="float" office:value="0.127664564084172" calcext:value-type="float">
            <text:p>0.12766456408417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37759928875221" calcext:value-type="float">
            <text:p>0.0637759928875221</text:p>
          </table:table-cell>
          <table:table-cell office:value-type="float" office:value="0.36642351166949" calcext:value-type="float">
            <text:p>0.366423511669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87545210742353" calcext:value-type="float">
            <text:p>0.787545210742353</text:p>
          </table:table-cell>
          <table:table-cell office:value-type="float" office:value="2.88186618176237" calcext:value-type="float">
            <text:p>2.88186618176237</text:p>
          </table:table-cell>
          <table:table-cell office:value-type="float" office:value="0.883547569462309" calcext:value-type="float">
            <text:p>0.883547569462309</text:p>
          </table:table-cell>
          <table:table-cell office:value-type="float" office:value="70.2939635439484" calcext:value-type="float">
            <text:p>70.2939635439484</text:p>
          </table:table-cell>
          <table:table-cell office:value-type="float" office:value="0.285505845045312" calcext:value-type="float">
            <text:p>0.285505845045312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61.6139643014049" calcext:value-type="float">
            <text:p>61.6139643014049</text:p>
          </table:table-cell>
          <table:table-cell office:value-type="float" office:value="0.126769743128077" calcext:value-type="float">
            <text:p>0.12676974312807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615788864930344" calcext:value-type="float">
            <text:p>0.0615788864930344</text:p>
          </table:table-cell>
          <table:table-cell office:value-type="float" office:value="0.353800087021291" calcext:value-type="float">
            <text:p>0.353800087021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49569598432947" calcext:value-type="float">
            <text:p>-1.49569598432947</text:p>
          </table:table-cell>
          <table:table-cell office:value-type="float" office:value="2.80183107235775" calcext:value-type="float">
            <text:p>2.80183107235775</text:p>
          </table:table-cell>
          <table:table-cell office:value-type="float" office:value="0.838979167609246" calcext:value-type="float">
            <text:p>0.838979167609246</text:p>
          </table:table-cell>
          <table:table-cell office:value-type="float" office:value="69.208750120749" calcext:value-type="float">
            <text:p>69.208750120749</text:p>
          </table:table-cell>
          <table:table-cell office:value-type="float" office:value="0.265659927582254" calcext:value-type="float">
            <text:p>0.26565992758225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1.1321099741273" calcext:value-type="float">
            <text:p>61.1321099741273</text:p>
          </table:table-cell>
          <table:table-cell office:value-type="float" office:value="0.117957797934683" calcext:value-type="float">
            <text:p>0.1179577979346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598389938536412" calcext:value-type="float">
            <text:p>0.0598389938536412</text:p>
          </table:table-cell>
          <table:table-cell office:value-type="float" office:value="0.343803573568671" calcext:value-type="float">
            <text:p>0.3438035735686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507179196200611" calcext:value-type="float">
            <text:p>-0.507179196200611</text:p>
          </table:table-cell>
          <table:table-cell office:value-type="float" office:value="-2.99035678423663" calcext:value-type="float">
            <text:p>-2.99035678423663</text:p>
          </table:table-cell>
          <table:table-cell office:value-type="float" office:value="1.3669302830213" calcext:value-type="float">
            <text:p>1.3669302830213</text:p>
          </table:table-cell>
          <table:table-cell office:value-type="float" office:value="68.9320371672706" calcext:value-type="float">
            <text:p>68.9320371672706</text:p>
          </table:table-cell>
          <table:table-cell office:value-type="float" office:value="0.260599519815179" calcext:value-type="float">
            <text:p>0.260599519815179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61.0092444333987" calcext:value-type="float">
            <text:p>61.0092444333987</text:p>
          </table:table-cell>
          <table:table-cell office:value-type="float" office:value="0.115710885642385" calcext:value-type="float">
            <text:p>0.11571088564238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0530819681823733" calcext:value-type="float">
            <text:p>0.0530819681823733</text:p>
          </table:table-cell>
          <table:table-cell office:value-type="float" office:value="0.304981236780068" calcext:value-type="float">
            <text:p>0.304981236780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7227399332046" calcext:value-type="float">
            <text:p>3.27227399332046</text:p>
          </table:table-cell>
          <table:table-cell office:value-type="float" office:value="-0.717148820872152" calcext:value-type="float">
            <text:p>-0.717148820872152</text:p>
          </table:table-cell>
          <table:table-cell office:value-type="float" office:value="0.440149458704282" calcext:value-type="float">
            <text:p>0.440149458704282</text:p>
          </table:table-cell>
          <table:table-cell office:value-type="float" office:value="68.5841889353626" calcext:value-type="float">
            <text:p>68.5841889353626</text:p>
          </table:table-cell>
          <table:table-cell office:value-type="float" office:value="0.254238220597404" calcext:value-type="float">
            <text:p>0.25423822059740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0.8547935464141" calcext:value-type="float">
            <text:p>60.8547935464141</text:p>
          </table:table-cell>
          <table:table-cell office:value-type="float" office:value="0.112886354089729" calcext:value-type="float">
            <text:p>0.1128863540897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26490894464758" calcext:value-type="float">
            <text:p>0.226490894464758</text:p>
          </table:table-cell>
          <table:table-cell office:value-type="float" office:value="0.301298265278407" calcext:value-type="float">
            <text:p>0.3012982652784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31459818068895" calcext:value-type="float">
            <text:p>0.731459818068895</text:p>
          </table:table-cell>
          <table:table-cell office:value-type="float" office:value="-0.561006628281336" calcext:value-type="float">
            <text:p>-0.561006628281336</text:p>
          </table:table-cell>
          <table:table-cell office:value-type="float" office:value="-3.25783168804116" calcext:value-type="float">
            <text:p>-3.25783168804116</text:p>
          </table:table-cell>
          <table:table-cell office:value-type="float" office:value="68.5367707899699" calcext:value-type="float">
            <text:p>68.5367707899699</text:p>
          </table:table-cell>
          <table:table-cell office:value-type="float" office:value="0.253371057899637" calcext:value-type="float">
            <text:p>0.253371057899637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60.8337390348678" calcext:value-type="float">
            <text:p>60.8337390348678</text:p>
          </table:table-cell>
          <table:table-cell office:value-type="float" office:value="0.112501318216194" calcext:value-type="float">
            <text:p>0.11250131821619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0524016601524613" calcext:value-type="float">
            <text:p>0.0524016601524613</text:p>
          </table:table-cell>
          <table:table-cell office:value-type="float" office:value="0.301072542519879" calcext:value-type="float">
            <text:p>0.301072542519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732356200767" calcext:value-type="float">
            <text:p>1.71732356200767</text:p>
          </table:table-cell>
          <table:table-cell office:value-type="float" office:value="0.862902863316673" calcext:value-type="float">
            <text:p>0.862902863316673</text:p>
          </table:table-cell>
          <table:table-cell office:value-type="float" office:value="-2.84835226255733" calcext:value-type="float">
            <text:p>-2.84835226255733</text:p>
          </table:table-cell>
          <table:table-cell office:value-type="float" office:value="68.1930878202377" calcext:value-type="float">
            <text:p>68.1930878202377</text:p>
          </table:table-cell>
          <table:table-cell office:value-type="float" office:value="0.247085931209391" calcext:value-type="float">
            <text:p>0.24708593120939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0.6811375993927" calcext:value-type="float">
            <text:p>60.6811375993927</text:p>
          </table:table-cell>
          <table:table-cell office:value-type="float" office:value="0.109710608639221" calcext:value-type="float">
            <text:p>0.10971060863922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512235487734025" calcext:value-type="float">
            <text:p>0.0512235487734025</text:p>
          </table:table-cell>
          <table:table-cell office:value-type="float" office:value="0.294303730477802" calcext:value-type="float">
            <text:p>0.2943037304778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5542996566289" calcext:value-type="float">
            <text:p>2.85542996566289</text:p>
          </table:table-cell>
          <table:table-cell office:value-type="float" office:value="0.275709852903512" calcext:value-type="float">
            <text:p>0.275709852903512</text:p>
          </table:table-cell>
          <table:table-cell office:value-type="float" office:value="-1.92350061239329" calcext:value-type="float">
            <text:p>-1.92350061239329</text:p>
          </table:table-cell>
          <table:table-cell office:value-type="float" office:value="68.070649182329" calcext:value-type="float">
            <text:p>68.070649182329</text:p>
          </table:table-cell>
          <table:table-cell office:value-type="float" office:value="0.244846825932696" calcext:value-type="float">
            <text:p>0.244846825932696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60.6267726364822" calcext:value-type="float">
            <text:p>60.6267726364822</text:p>
          </table:table-cell>
          <table:table-cell office:value-type="float" office:value="0.108716405523281" calcext:value-type="float">
            <text:p>0.10871640552328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496379332982626" calcext:value-type="float">
            <text:p>0.0496379332982626</text:p>
          </table:table-cell>
          <table:table-cell office:value-type="float" office:value="0.285193612951558" calcext:value-type="float">
            <text:p>0.285193612951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786000360714" calcext:value-type="float">
            <text:p>2.30786000360714</text:p>
          </table:table-cell>
          <table:table-cell office:value-type="float" office:value="-0.472317360104293" calcext:value-type="float">
            <text:p>-0.472317360104293</text:p>
          </table:table-cell>
          <table:table-cell office:value-type="float" office:value="-2.53641930928357" calcext:value-type="float">
            <text:p>-2.53641930928357</text:p>
          </table:table-cell>
          <table:table-cell office:value-type="float" office:value="68.017275602588" calcext:value-type="float">
            <text:p>68.017275602588</text:p>
          </table:table-cell>
          <table:table-cell office:value-type="float" office:value="0.243870752806799" calcext:value-type="float">
            <text:p>0.24387075280679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0.6030738047034" calcext:value-type="float">
            <text:p>60.6030738047034</text:p>
          </table:table-cell>
          <table:table-cell office:value-type="float" office:value="0.108283011455904" calcext:value-type="float">
            <text:p>0.10828301145590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219931087265123" calcext:value-type="float">
            <text:p>0.219931087265123</text:p>
          </table:table-cell>
          <table:table-cell office:value-type="float" office:value="0.263609042717744" calcext:value-type="float">
            <text:p>0.2636090427177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53901237317802" calcext:value-type="float">
            <text:p>1.53901237317802</text:p>
          </table:table-cell>
          <table:table-cell office:value-type="float" office:value="-1.62275437833848" calcext:value-type="float">
            <text:p>-1.62275437833848</text:p>
          </table:table-cell>
          <table:table-cell office:value-type="float" office:value="-2.71758867929845" calcext:value-type="float">
            <text:p>-2.71758867929845</text:p>
          </table:table-cell>
          <table:table-cell office:value-type="float" office:value="67.6128209129372" calcext:value-type="float">
            <text:p>67.6128209129372</text:p>
          </table:table-cell>
          <table:table-cell office:value-type="float" office:value="0.236474258977324" calcext:value-type="float">
            <text:p>0.23647425897732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60.4234886298154" calcext:value-type="float">
            <text:p>60.4234886298154</text:p>
          </table:table-cell>
          <table:table-cell office:value-type="float" office:value="0.104998834830159" calcext:value-type="float">
            <text:p>0.10499883483015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19925049635857" calcext:value-type="float">
            <text:p>0.219925049635857</text:p>
          </table:table-cell>
          <table:table-cell office:value-type="float" office:value="0.26357435365658" calcext:value-type="float">
            <text:p>0.263574353656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35394543014359" calcext:value-type="float">
            <text:p>3.35394543014359</text:p>
          </table:table-cell>
          <table:table-cell office:value-type="float" office:value="1.05533905983217" calcext:value-type="float">
            <text:p>1.05533905983217</text:p>
          </table:table-cell>
          <table:table-cell office:value-type="float" office:value="-0.888670489474021" calcext:value-type="float">
            <text:p>-0.888670489474021</text:p>
          </table:table-cell>
          <table:table-cell office:value-type="float" office:value="66.8475742815495" calcext:value-type="float">
            <text:p>66.8475742815495</text:p>
          </table:table-cell>
          <table:table-cell office:value-type="float" office:value="0.222479756918338" calcext:value-type="float">
            <text:p>0.222479756918338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0.0837053273922" calcext:value-type="float">
            <text:p>60.0837053273922</text:p>
          </table:table-cell>
          <table:table-cell office:value-type="float" office:value="0.0987850235824725" calcext:value-type="float">
            <text:p>0.098785023582472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19684486285623" calcext:value-type="float">
            <text:p>0.219684486285623</text:p>
          </table:table-cell>
          <table:table-cell office:value-type="float" office:value="0.262192202417834" calcext:value-type="float">
            <text:p>0.2621922024178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55156390739" calcext:value-type="float">
            <text:p>0.8455156390739</text:p>
          </table:table-cell>
          <table:table-cell office:value-type="float" office:value="-0.271741990753441" calcext:value-type="float">
            <text:p>-0.271741990753441</text:p>
          </table:table-cell>
          <table:table-cell office:value-type="float" office:value="-3.52440691812669" calcext:value-type="float">
            <text:p>-3.52440691812669</text:p>
          </table:table-cell>
          <table:table-cell office:value-type="float" office:value="66.7898154700035" calcext:value-type="float">
            <text:p>66.7898154700035</text:p>
          </table:table-cell>
          <table:table-cell office:value-type="float" office:value="0.221423488554714" calcext:value-type="float">
            <text:p>0.221423488554714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60.0580593736223" calcext:value-type="float">
            <text:p>60.0580593736223</text:p>
          </table:table-cell>
          <table:table-cell office:value-type="float" office:value="0.0983160213835519" calcext:value-type="float">
            <text:p>0.098316021383551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430778459977803" calcext:value-type="float">
            <text:p>0.0430778459977803</text:p>
          </table:table-cell>
          <table:table-cell office:value-type="float" office:value="0.247502781077869" calcext:value-type="float">
            <text:p>0.2475027810778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62256250358262" calcext:value-type="float">
            <text:p>3.62256250358262</text:p>
          </table:table-cell>
          <table:table-cell office:value-type="float" office:value="0.886157859279527" calcext:value-type="float">
            <text:p>0.886157859279527</text:p>
          </table:table-cell>
          <table:table-cell office:value-type="float" office:value="0.373284247532147" calcext:value-type="float">
            <text:p>0.373284247532147</text:p>
          </table:table-cell>
          <table:table-cell office:value-type="float" office:value="65.9524240266187" calcext:value-type="float">
            <text:p>65.9524240266187</text:p>
          </table:table-cell>
          <table:table-cell office:value-type="float" office:value="0.206109633128293" calcext:value-type="float">
            <text:p>0.20610963312829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9.6862424738362" calcext:value-type="float">
            <text:p>59.6862424738362</text:p>
          </table:table-cell>
          <table:table-cell office:value-type="float" office:value="0.0915163934515912" calcext:value-type="float">
            <text:p>0.09151639345159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89692044037767" calcext:value-type="float">
            <text:p>0.389692044037767</text:p>
          </table:table-cell>
          <table:table-cell office:value-type="float" office:value="0.23896674565011" calcext:value-type="float">
            <text:p>0.238966745650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46843199366745" calcext:value-type="float">
            <text:p>0.0946843199366745</text:p>
          </table:table-cell>
          <table:table-cell office:value-type="float" office:value="-0.165135015917245" calcext:value-type="float">
            <text:p>-0.165135015917245</text:p>
          </table:table-cell>
          <table:table-cell office:value-type="float" office:value="3.83464485789525" calcext:value-type="float">
            <text:p>3.83464485789525</text:p>
          </table:table-cell>
          <table:table-cell office:value-type="float" office:value="65.2592641198937" calcext:value-type="float">
            <text:p>65.2592641198937</text:p>
          </table:table-cell>
          <table:table-cell office:value-type="float" office:value="0.193433422160491" calcext:value-type="float">
            <text:p>0.19343342216049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59.3784669769519" calcext:value-type="float">
            <text:p>59.3784669769519</text:p>
          </table:table-cell>
          <table:table-cell office:value-type="float" office:value="0.0858879272183686" calcext:value-type="float">
            <text:p>0.085887927218368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0409415031181257" calcext:value-type="float">
            <text:p>0.0409415031181257</text:p>
          </table:table-cell>
          <table:table-cell office:value-type="float" office:value="0.235228471817428" calcext:value-type="float">
            <text:p>0.235228471817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72380509102176" calcext:value-type="float">
            <text:p>-3.72380509102176</text:p>
          </table:table-cell>
          <table:table-cell office:value-type="float" office:value="-0.631575236125354" calcext:value-type="float">
            <text:p>-0.631575236125354</text:p>
          </table:table-cell>
          <table:table-cell office:value-type="float" office:value="-0.7519961028817" calcext:value-type="float">
            <text:p>-0.7519961028817</text:p>
          </table:table-cell>
          <table:table-cell office:value-type="float" office:value="65.1688902264444" calcext:value-type="float">
            <text:p>65.1688902264444</text:p>
          </table:table-cell>
          <table:table-cell office:value-type="float" office:value="0.191780703172808" calcext:value-type="float">
            <text:p>0.191780703172808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59.3383393387375" calcext:value-type="float">
            <text:p>59.3383393387375</text:p>
          </table:table-cell>
          <table:table-cell office:value-type="float" office:value="0.0851540901878216" calcext:value-type="float">
            <text:p>0.085154090187821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388687199883894" calcext:value-type="float">
            <text:p>0.388687199883894</text:p>
          </table:table-cell>
          <table:table-cell office:value-type="float" office:value="0.233193436496117" calcext:value-type="float">
            <text:p>0.2331934364961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9772514372103" calcext:value-type="float">
            <text:p>2.39772514372103</text:p>
          </table:table-cell>
          <table:table-cell office:value-type="float" office:value="-1.43436132015176" calcext:value-type="float">
            <text:p>-1.43436132015176</text:p>
          </table:table-cell>
          <table:table-cell office:value-type="float" office:value="-2.67220179041908" calcext:value-type="float">
            <text:p>-2.67220179041908</text:p>
          </table:table-cell>
          <table:table-cell office:value-type="float" office:value="65.0528593297015" calcext:value-type="float">
            <text:p>65.0528593297015</text:p>
          </table:table-cell>
          <table:table-cell office:value-type="float" office:value="0.189658779917257" calcext:value-type="float">
            <text:p>0.18965877991725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59.286819528442" calcext:value-type="float">
            <text:p>59.286819528442</text:p>
          </table:table-cell>
          <table:table-cell office:value-type="float" office:value="0.0842119180021674" calcext:value-type="float">
            <text:p>0.08421191800216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211902459620201" calcext:value-type="float">
            <text:p>0.211902459620201</text:p>
          </table:table-cell>
          <table:table-cell office:value-type="float" office:value="0.217480745809411" calcext:value-type="float">
            <text:p>0.2174807458094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8568166172776" calcext:value-type="float">
            <text:p>3.48568166172776</text:p>
          </table:table-cell>
          <table:table-cell office:value-type="float" office:value="-1.24778560537647" calcext:value-type="float">
            <text:p>-1.24778560537647</text:p>
          </table:table-cell>
          <table:table-cell office:value-type="float" office:value="1.17737205114299" calcext:value-type="float">
            <text:p>1.17737205114299</text:p>
          </table:table-cell>
          <table:table-cell office:value-type="float" office:value="64.9068494892974" calcext:value-type="float">
            <text:p>64.9068494892974</text:p>
          </table:table-cell>
          <table:table-cell office:value-type="float" office:value="0.186988614602759" calcext:value-type="float">
            <text:p>0.1869886146027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9.2219885266134" calcext:value-type="float">
            <text:p>59.2219885266134</text:p>
          </table:table-cell>
          <table:table-cell office:value-type="float" office:value="0.0830263164570404" calcext:value-type="float">
            <text:p>0.08302631645704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334952051049329" calcext:value-type="float">
            <text:p>0.0334952051049329</text:p>
          </table:table-cell>
          <table:table-cell office:value-type="float" office:value="0.192445936518546" calcext:value-type="float">
            <text:p>0.1924459365185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1431248382545" calcext:value-type="float">
            <text:p>1.51431248382545</text:p>
          </table:table-cell>
          <table:table-cell office:value-type="float" office:value="2.84353308080016" calcext:value-type="float">
            <text:p>2.84353308080016</text:p>
          </table:table-cell>
          <table:table-cell office:value-type="float" office:value="-2.28507947375376" calcext:value-type="float">
            <text:p>-2.28507947375376</text:p>
          </table:table-cell>
          <table:table-cell office:value-type="float" office:value="64.3995891183548" calcext:value-type="float">
            <text:p>64.3995891183548</text:p>
          </table:table-cell>
          <table:table-cell office:value-type="float" office:value="0.177712054583506" calcext:value-type="float">
            <text:p>0.177712054583506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58.9967557755528" calcext:value-type="float">
            <text:p>58.9967557755528</text:p>
          </table:table-cell>
          <table:table-cell office:value-type="float" office:value="0.0789073565437468" calcext:value-type="float">
            <text:p>0.078907356543746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313982788392928" calcext:value-type="float">
            <text:p>0.0313982788392928</text:p>
          </table:table-cell>
          <table:table-cell office:value-type="float" office:value="0.180398094514378" calcext:value-type="float">
            <text:p>0.1803980945143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.13773459085192" calcext:value-type="float">
            <text:p>-1.13773459085192</text:p>
          </table:table-cell>
          <table:table-cell office:value-type="float" office:value="3.77571264731074" calcext:value-type="float">
            <text:p>3.77571264731074</text:p>
          </table:table-cell>
          <table:table-cell office:value-type="float" office:value="-0.269760305147615" calcext:value-type="float">
            <text:p>-0.269760305147615</text:p>
          </table:table-cell>
          <table:table-cell office:value-type="float" office:value="64.3767833834834" calcext:value-type="float">
            <text:p>64.3767833834834</text:p>
          </table:table-cell>
          <table:table-cell office:value-type="float" office:value="0.177294993089181" calcext:value-type="float">
            <text:p>0.177294993089181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58.9866296180619" calcext:value-type="float">
            <text:p>58.9866296180619</text:p>
          </table:table-cell>
          <table:table-cell office:value-type="float" office:value="0.0787221737202706" calcext:value-type="float">
            <text:p>0.078722173720270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0307183580566117" calcext:value-type="float">
            <text:p>0.0307183580566117</text:p>
          </table:table-cell>
          <table:table-cell office:value-type="float" office:value="0.176491625174316" calcext:value-type="float">
            <text:p>0.1764916251743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5936802821008" calcext:value-type="float">
            <text:p>1.45936802821008</text:p>
          </table:table-cell>
          <table:table-cell office:value-type="float" office:value="-3.70506687032659" calcext:value-type="float">
            <text:p>-3.70506687032659</text:p>
          </table:table-cell>
          <table:table-cell office:value-type="float" office:value="-0.178618108429375" calcext:value-type="float">
            <text:p>-0.178618108429375</text:p>
          </table:table-cell>
          <table:table-cell office:value-type="float" office:value="64.1108200159877" calcext:value-type="float">
            <text:p>64.1108200159877</text:p>
          </table:table-cell>
          <table:table-cell office:value-type="float" office:value="0.172431169138352" calcext:value-type="float">
            <text:p>0.172431169138352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58.8685370873343" calcext:value-type="float">
            <text:p>58.8685370873343</text:p>
          </table:table-cell>
          <table:table-cell office:value-type="float" office:value="0.0765625481869685" calcext:value-type="float">
            <text:p>0.07656254818696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01973032408332" calcext:value-type="float">
            <text:p>0.201973032408332</text:p>
          </table:table-cell>
          <table:table-cell office:value-type="float" office:value="0.160431448368349" calcext:value-type="float">
            <text:p>0.1604314483683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878723283922" calcext:value-type="float">
            <text:p>1.47878723283922</text:p>
          </table:table-cell>
          <table:table-cell office:value-type="float" office:value="-3.73373434776716" calcext:value-type="float">
            <text:p>-3.73373434776716</text:p>
          </table:table-cell>
          <table:table-cell office:value-type="float" office:value="0.597318224776322" calcext:value-type="float">
            <text:p>0.597318224776322</text:p>
          </table:table-cell>
          <table:table-cell office:value-type="float" office:value="63.5156270786455" calcext:value-type="float">
            <text:p>63.5156270786455</text:p>
          </table:table-cell>
          <table:table-cell office:value-type="float" office:value="0.16154653607303" calcext:value-type="float">
            <text:p>0.16154653607303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58.6042606912888" calcext:value-type="float">
            <text:p>58.6042606912888</text:p>
          </table:table-cell>
          <table:table-cell office:value-type="float" office:value="0.0717295748462121" calcext:value-type="float">
            <text:p>0.071729574846212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201252269573106" calcext:value-type="float">
            <text:p>0.201252269573106</text:p>
          </table:table-cell>
          <table:table-cell office:value-type="float" office:value="0.156290321947464" calcext:value-type="float">
            <text:p>0.1562903219474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4231323126274" calcext:value-type="float">
            <text:p>3.4231323126274</text:p>
          </table:table-cell>
          <table:table-cell office:value-type="float" office:value="1.74598699234346" calcext:value-type="float">
            <text:p>1.74598699234346</text:p>
          </table:table-cell>
          <table:table-cell office:value-type="float" office:value="-1.63380116642536" calcext:value-type="float">
            <text:p>-1.63380116642536</text:p>
          </table:table-cell>
          <table:table-cell office:value-type="float" office:value="62.5643883414008" calcext:value-type="float">
            <text:p>62.5643883414008</text:p>
          </table:table-cell>
          <table:table-cell office:value-type="float" office:value="0.144150690183686" calcext:value-type="float">
            <text:p>0.144150690183686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58.1818935402595" calcext:value-type="float">
            <text:p>58.1818935402595</text:p>
          </table:table-cell>
          <table:table-cell office:value-type="float" office:value="0.064005505608548" calcext:value-type="float">
            <text:p>0.06400550560854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373857347605865" calcext:value-type="float">
            <text:p>0.373857347605865</text:p>
          </table:table-cell>
          <table:table-cell office:value-type="float" office:value="0.147988858672625" calcext:value-type="float">
            <text:p>0.1479888586726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83302567147975" calcext:value-type="float">
            <text:p>-3.83302567147975</text:p>
          </table:table-cell>
          <table:table-cell office:value-type="float" office:value="-1.16111357399434" calcext:value-type="float">
            <text:p>-1.16111357399434</text:p>
          </table:table-cell>
          <table:table-cell office:value-type="float" office:value="-1.70598209980824" calcext:value-type="float">
            <text:p>-1.70598209980824</text:p>
          </table:table-cell>
          <table:table-cell office:value-type="float" office:value="61.0493545451972" calcext:value-type="float">
            <text:p>61.0493545451972</text:p>
          </table:table-cell>
          <table:table-cell office:value-type="float" office:value="0.116444402157357" calcext:value-type="float">
            <text:p>0.116444402157357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57.509191217319" calcext:value-type="float">
            <text:p>57.509191217319</text:p>
          </table:table-cell>
          <table:table-cell office:value-type="float" office:value="0.0517034141554902" calcext:value-type="float">
            <text:p>0.05170341415549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99501834617272" calcext:value-type="float">
            <text:p>0.199501834617272</text:p>
          </table:table-cell>
          <table:table-cell office:value-type="float" office:value="0.146233237856325" calcext:value-type="float">
            <text:p>0.146233237856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7613678893312" calcext:value-type="float">
            <text:p>0.667613678893312</text:p>
          </table:table-cell>
          <table:table-cell office:value-type="float" office:value="-2.57448389504413" calcext:value-type="float">
            <text:p>-2.57448389504413</text:p>
          </table:table-cell>
          <table:table-cell office:value-type="float" office:value="3.45323035214625" calcext:value-type="float">
            <text:p>3.45323035214625</text:p>
          </table:table-cell>
          <table:table-cell office:value-type="float" office:value="61.0015247849288" calcext:value-type="float">
            <text:p>61.0015247849288</text:p>
          </table:table-cell>
          <table:table-cell office:value-type="float" office:value="0.115569712023351" calcext:value-type="float">
            <text:p>0.11556971202335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57.4879539413461" calcext:value-type="float">
            <text:p>57.4879539413461</text:p>
          </table:table-cell>
          <table:table-cell office:value-type="float" office:value="0.0513150359645387" calcext:value-type="float">
            <text:p>0.051315035964538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238012840362058" calcext:value-type="float">
            <text:p>0.0238012840362058</text:p>
          </table:table-cell>
          <table:table-cell office:value-type="float" office:value="0.13674973424829" calcext:value-type="float">
            <text:p>0.136749734248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0293679079889" calcext:value-type="float">
            <text:p>0.20293679079889</text:p>
          </table:table-cell>
          <table:table-cell office:value-type="float" office:value="-1.07651520542113" calcext:value-type="float">
            <text:p>-1.07651520542113</text:p>
          </table:table-cell>
          <table:table-cell office:value-type="float" office:value="-4.34079143614114" calcext:value-type="float">
            <text:p>-4.34079143614114</text:p>
          </table:table-cell>
          <table:table-cell office:value-type="float" office:value="59.9574613793611" calcext:value-type="float">
            <text:p>59.9574613793611</text:p>
          </table:table-cell>
          <table:table-cell office:value-type="float" office:value="0.0964763284269616" calcext:value-type="float">
            <text:p>0.0964763284269616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57.0243709638689" calcext:value-type="float">
            <text:p>57.0243709638689</text:p>
          </table:table-cell>
          <table:table-cell office:value-type="float" office:value="0.0428372293768098" calcext:value-type="float">
            <text:p>0.042837229376809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94593329756635" calcext:value-type="float">
            <text:p>0.194593329756635</text:p>
          </table:table-cell>
          <table:table-cell office:value-type="float" office:value="0.118031535199129" calcext:value-type="float">
            <text:p>0.1180315351991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.2454182908456" calcext:value-type="float">
            <text:p>-4.2454182908456</text:p>
          </table:table-cell>
          <table:table-cell office:value-type="float" office:value="1.31441825333623" calcext:value-type="float">
            <text:p>1.31441825333623</text:p>
          </table:table-cell>
          <table:table-cell office:value-type="float" office:value="0.654221162508906" calcext:value-type="float">
            <text:p>0.654221162508906</text:p>
          </table:table-cell>
          <table:table-cell office:value-type="float" office:value="59.8207228615757" calcext:value-type="float">
            <text:p>59.8207228615757</text:p>
          </table:table-cell>
          <table:table-cell office:value-type="float" office:value="0.0939757130825713" calcext:value-type="float">
            <text:p>0.0939757130825713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56.9636565964533" calcext:value-type="float">
            <text:p>56.9636565964533</text:p>
          </table:table-cell>
          <table:table-cell office:value-type="float" office:value="0.0417269110755494" calcext:value-type="float">
            <text:p>0.04172691107554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93514151980296" calcext:value-type="float">
            <text:p>0.193514151980296</text:p>
          </table:table-cell>
          <table:table-cell office:value-type="float" office:value="0.111831143913665" calcext:value-type="float">
            <text:p>0.1118311439136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23403393507709" calcext:value-type="float">
            <text:p>0.423403393507709</text:p>
          </table:table-cell>
          <table:table-cell office:value-type="float" office:value="-1.81094098158854" calcext:value-type="float">
            <text:p>-1.81094098158854</text:p>
          </table:table-cell>
          <table:table-cell office:value-type="float" office:value="-4.14653807249458" calcext:value-type="float">
            <text:p>-4.14653807249458</text:p>
          </table:table-cell>
          <table:table-cell office:value-type="float" office:value="59.3474443409222" calcext:value-type="float">
            <text:p>59.3474443409222</text:p>
          </table:table-cell>
          <table:table-cell office:value-type="float" office:value="0.0853205985611942" calcext:value-type="float">
            <text:p>0.0853205985611942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56.7535123996445" calcext:value-type="float">
            <text:p>56.7535123996445</text:p>
          </table:table-cell>
          <table:table-cell office:value-type="float" office:value="0.0378838841685354" calcext:value-type="float">
            <text:p>0.037883884168535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190353527473537" calcext:value-type="float">
            <text:p>0.0190353527473537</text:p>
          </table:table-cell>
          <table:table-cell office:value-type="float" office:value="0.109367184794037" calcext:value-type="float">
            <text:p>0.1093671847940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.13097699925534" calcext:value-type="float">
            <text:p>-3.13097699925534</text:p>
          </table:table-cell>
          <table:table-cell office:value-type="float" office:value="2.8913096141618" calcext:value-type="float">
            <text:p>2.8913096141618</text:p>
          </table:table-cell>
          <table:table-cell office:value-type="float" office:value="1.68416890245972" calcext:value-type="float">
            <text:p>1.68416890245972</text:p>
          </table:table-cell>
          <table:table-cell office:value-type="float" office:value="59.0008868531772" calcext:value-type="float">
            <text:p>59.0008868531772</text:p>
          </table:table-cell>
          <table:table-cell office:value-type="float" office:value="0.0789829039188668" calcext:value-type="float">
            <text:p>0.078982903918866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56.5996346263416" calcext:value-type="float">
            <text:p>56.5996346263416</text:p>
          </table:table-cell>
          <table:table-cell office:value-type="float" office:value="0.0350698334729906" calcext:value-type="float">
            <text:p>0.035069833472990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363423641505756" calcext:value-type="float">
            <text:p>0.363423641505756</text:p>
          </table:table-cell>
          <table:table-cell office:value-type="float" office:value="0.0880422383875938" calcext:value-type="float">
            <text:p>0.08804223838759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9457229598534" calcext:value-type="float">
            <text:p>1.59457229598534</text:p>
          </table:table-cell>
          <table:table-cell office:value-type="float" office:value="-3.18910270265604" calcext:value-type="float">
            <text:p>-3.18910270265604</text:p>
          </table:table-cell>
          <table:table-cell office:value-type="float" office:value="-2.96204892667356" calcext:value-type="float">
            <text:p>-2.96204892667356</text:p>
          </table:table-cell>
          <table:table-cell office:value-type="float" office:value="58.51322930078" calcext:value-type="float">
            <text:p>58.51322930078</text:p>
          </table:table-cell>
          <table:table-cell office:value-type="float" office:value="0.0700648318344101" calcext:value-type="float">
            <text:p>0.070064831834410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56.3831058801716" calcext:value-type="float">
            <text:p>56.3831058801716</text:p>
          </table:table-cell>
          <table:table-cell office:value-type="float" office:value="0.0311100486666063" calcext:value-type="float">
            <text:p>0.03111004866660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88795948270069" calcext:value-type="float">
            <text:p>0.188795948270069</text:p>
          </table:table-cell>
          <table:table-cell office:value-type="float" office:value="0.0847228121731829" calcext:value-type="float">
            <text:p>0.08472281217318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7517186484517" calcext:value-type="float">
            <text:p>2.57517186484517</text:p>
          </table:table-cell>
          <table:table-cell office:value-type="float" office:value="-2.36548409017451" calcext:value-type="float">
            <text:p>-2.36548409017451</text:p>
          </table:table-cell>
          <table:table-cell office:value-type="float" office:value="3.07285296969355" calcext:value-type="float">
            <text:p>3.07285296969355</text:p>
          </table:table-cell>
          <table:table-cell office:value-type="float" office:value="58.3305495122867" calcext:value-type="float">
            <text:p>58.3305495122867</text:p>
          </table:table-cell>
          <table:table-cell office:value-type="float" office:value="0.066724062242822" calcext:value-type="float">
            <text:p>0.066724062242822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56.3019927601991" calcext:value-type="float">
            <text:p>56.3019927601991</text:p>
          </table:table-cell>
          <table:table-cell office:value-type="float" office:value="0.0296266867308503" calcext:value-type="float">
            <text:p>0.029626686730850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188780597404876" calcext:value-type="float">
            <text:p>0.188780597404876</text:p>
          </table:table-cell>
          <table:table-cell office:value-type="float" office:value="0.0846346141275467" calcext:value-type="float">
            <text:p>0.08463461412754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4027684738886" calcext:value-type="float">
            <text:p>1.04027684738886</text:p>
          </table:table-cell>
          <table:table-cell office:value-type="float" office:value="-4.60488682101133" calcext:value-type="float">
            <text:p>-4.60488682101133</text:p>
          </table:table-cell>
          <table:table-cell office:value-type="float" office:value="-0.0193664581247859" calcext:value-type="float">
            <text:p>-0.0193664581247859</text:p>
          </table:table-cell>
          <table:table-cell office:value-type="float" office:value="57.7124663867626" calcext:value-type="float">
            <text:p>57.7124663867626</text:p>
          </table:table-cell>
          <table:table-cell office:value-type="float" office:value="0.0554208232372659" calcext:value-type="float">
            <text:p>0.0554208232372659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6.0275527078701" calcext:value-type="float">
            <text:p>56.0275527078701</text:p>
          </table:table-cell>
          <table:table-cell office:value-type="float" office:value="0.0246078448047879" calcext:value-type="float">
            <text:p>0.024607844804787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362153218116215" calcext:value-type="float">
            <text:p>0.362153218116215</text:p>
          </table:table-cell>
          <table:table-cell office:value-type="float" office:value="0.0807430497959913" calcext:value-type="float">
            <text:p>0.0807430497959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724663235607449" calcext:value-type="float">
            <text:p>-0.724663235607449</text:p>
          </table:table-cell>
          <table:table-cell office:value-type="float" office:value="2.18106273779834" calcext:value-type="float">
            <text:p>2.18106273779834</text:p>
          </table:table-cell>
          <table:table-cell office:value-type="float" office:value="-4.18704425433053" calcext:value-type="float">
            <text:p>-4.18704425433053</text:p>
          </table:table-cell>
          <table:table-cell office:value-type="float" office:value="57.1864889410242" calcext:value-type="float">
            <text:p>57.1864889410242</text:p>
          </table:table-cell>
          <table:table-cell office:value-type="float" office:value="0.045801973384876" calcext:value-type="float">
            <text:p>0.045801973384876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55.7940092381144" calcext:value-type="float">
            <text:p>55.7940092381144</text:p>
          </table:table-cell>
          <table:table-cell office:value-type="float" office:value="0.0203369020337858" calcext:value-type="float">
            <text:p>0.02033690203378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86519441635107" calcext:value-type="float">
            <text:p>0.186519441635107</text:p>
          </table:table-cell>
          <table:table-cell office:value-type="float" office:value="0.0716431952553773" calcext:value-type="float">
            <text:p>0.07164319525537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4405802433228" calcext:value-type="float">
            <text:p>1.74405802433228</text:p>
          </table:table-cell>
          <table:table-cell office:value-type="float" office:value="-0.95710101921624" calcext:value-type="float">
            <text:p>-0.95710101921624</text:p>
          </table:table-cell>
          <table:table-cell office:value-type="float" office:value="4.37803705895473" calcext:value-type="float">
            <text:p>4.37803705895473</text:p>
          </table:table-cell>
          <table:table-cell office:value-type="float" office:value="56.8750107571964" calcext:value-type="float">
            <text:p>56.8750107571964</text:p>
          </table:table-cell>
          <table:table-cell office:value-type="float" office:value="0.0401057940015011" calcext:value-type="float">
            <text:p>0.0401057940015011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55.6557073082622" calcext:value-type="float">
            <text:p>55.6557073082622</text:p>
          </table:table-cell>
          <table:table-cell office:value-type="float" office:value="0.0178076956803144" calcext:value-type="float">
            <text:p>0.01780769568031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185756523870604" calcext:value-type="float">
            <text:p>0.185756523870604</text:p>
          </table:table-cell>
          <table:table-cell office:value-type="float" office:value="0.0672598686503725" calcext:value-type="float">
            <text:p>0.06725986865037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6858039449296" calcext:value-type="float">
            <text:p>1.76858039449296</text:p>
          </table:table-cell>
          <table:table-cell office:value-type="float" office:value="-4.48828924662375" calcext:value-type="float">
            <text:p>-4.48828924662375</text:p>
          </table:table-cell>
          <table:table-cell office:value-type="float" office:value="0.332678704891061" calcext:value-type="float">
            <text:p>0.332678704891061</text:p>
          </table:table-cell>
          <table:table-cell office:value-type="float" office:value="56.6167079061687" calcext:value-type="float">
            <text:p>56.6167079061687</text:p>
          </table:table-cell>
          <table:table-cell office:value-type="float" office:value="0.035382062289028" calcext:value-type="float">
            <text:p>0.035382062289028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.5410161849725" calcext:value-type="float">
            <text:p>55.5410161849725</text:p>
          </table:table-cell>
          <table:table-cell office:value-type="float" office:value="0.0157102736268326" calcext:value-type="float">
            <text:p>0.015710273626832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185197965643624" calcext:value-type="float">
            <text:p>0.185197965643624</text:p>
          </table:table-cell>
          <table:table-cell office:value-type="float" office:value="0.0640506851044163" calcext:value-type="float">
            <text:p>0.06405068510441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54749567912502" calcext:value-type="float">
            <text:p>-1.54749567912502</text:p>
          </table:table-cell>
          <table:table-cell office:value-type="float" office:value="-3.49210268937012" calcext:value-type="float">
            <text:p>-3.49210268937012</text:p>
          </table:table-cell>
          <table:table-cell office:value-type="float" office:value="3.07175109827242" calcext:value-type="float">
            <text:p>3.07175109827242</text:p>
          </table:table-cell>
          <table:table-cell office:value-type="float" office:value="55.9748211202456" calcext:value-type="float">
            <text:p>55.9748211202456</text:p>
          </table:table-cell>
          <table:table-cell office:value-type="float" office:value="0.0236435121552641" calcext:value-type="float">
            <text:p>0.0236435121552641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55.2560068782247" calcext:value-type="float">
            <text:p>55.2560068782247</text:p>
          </table:table-cell>
          <table:table-cell office:value-type="float" office:value="0.0104981457107911" calcext:value-type="float">
            <text:p>0.010498145710791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83665240485821" calcext:value-type="float">
            <text:p>0.183665240485821</text:p>
          </table:table-cell>
          <table:table-cell office:value-type="float" office:value="0.0552444476893943" calcext:value-type="float">
            <text:p>0.0552444476893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35584007053506" calcext:value-type="float">
            <text:p>-3.35584007053506</text:p>
          </table:table-cell>
          <table:table-cell office:value-type="float" office:value="-0.571096448630274" calcext:value-type="float">
            <text:p>-0.571096448630274</text:p>
          </table:table-cell>
          <table:table-cell office:value-type="float" office:value="-3.56429781424155" calcext:value-type="float">
            <text:p>-3.56429781424155</text:p>
          </table:table-cell>
          <table:table-cell office:value-type="float" office:value="55.707967358746" calcext:value-type="float">
            <text:p>55.707967358746</text:p>
          </table:table-cell>
          <table:table-cell office:value-type="float" office:value="0.0187634050609262" calcext:value-type="float">
            <text:p>0.018763405060926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55.1375189965049" calcext:value-type="float">
            <text:p>55.1375189965049</text:p>
          </table:table-cell>
          <table:table-cell office:value-type="float" office:value="0.00833129016817247" calcext:value-type="float">
            <text:p>0.008331290168172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82694233909347" calcext:value-type="float">
            <text:p>0.182694233909347</text:p>
          </table:table-cell>
          <table:table-cell office:value-type="float" office:value="0.0496655515641149" calcext:value-type="float">
            <text:p>0.0496655515641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92643243532006" calcext:value-type="float">
            <text:p>-0.292643243532006</text:p>
          </table:table-cell>
          <table:table-cell office:value-type="float" office:value="1.85300550970654" calcext:value-type="float">
            <text:p>1.85300550970654</text:p>
          </table:table-cell>
          <table:table-cell office:value-type="float" office:value="4.56863095450899" calcext:value-type="float">
            <text:p>4.56863095450899</text:p>
          </table:table-cell>
          <table:table-cell office:value-type="float" office:value="55.6083417145146" calcext:value-type="float">
            <text:p>55.6083417145146</text:p>
          </table:table-cell>
          <table:table-cell office:value-type="float" office:value="0.0169414940244841" calcext:value-type="float">
            <text:p>0.0169414940244841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55.0932834141259" calcext:value-type="float">
            <text:p>55.0932834141259</text:p>
          </table:table-cell>
          <table:table-cell office:value-type="float" office:value="0.00752232881729298" calcext:value-type="float">
            <text:p>0.0075223288172929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78032237725838" calcext:value-type="float">
            <text:p>0.178032237725838</text:p>
          </table:table-cell>
          <table:table-cell office:value-type="float" office:value="0.0228801588856544" calcext:value-type="float">
            <text:p>0.02288015888565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0090273629627" calcext:value-type="float">
            <text:p>0.680090273629627</text:p>
          </table:table-cell>
          <table:table-cell office:value-type="float" office:value="2.43112338366315" calcext:value-type="float">
            <text:p>2.43112338366315</text:p>
          </table:table-cell>
          <table:table-cell office:value-type="float" office:value="4.29986011154705" calcext:value-type="float">
            <text:p>4.29986011154705</text:p>
          </table:table-cell>
          <table:table-cell office:value-type="float" office:value="55.1383193342472" calcext:value-type="float">
            <text:p>55.1383193342472</text:p>
          </table:table-cell>
          <table:table-cell office:value-type="float" office:value="0.00834592640141185" calcext:value-type="float">
            <text:p>0.00834592640141185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54.8845850023596" calcext:value-type="float">
            <text:p>54.8845850023596</text:p>
          </table:table-cell>
          <table:table-cell office:value-type="float" office:value="0.00370574180680916" calcext:value-type="float">
            <text:p>0.003705741806809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658603673645786" calcext:value-type="float">
            <text:p>0.000658603673645786</text:p>
          </table:table-cell>
          <table:table-cell office:value-type="float" office:value="0.00378399237658802" calcext:value-type="float">
            <text:p>0.003783992376588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26033478972567" calcext:value-type="float">
            <text:p>-3.26033478972567</text:p>
          </table:table-cell>
          <table:table-cell office:value-type="float" office:value="-0.116431839186478" calcext:value-type="float">
            <text:p>-0.116431839186478</text:p>
          </table:table-cell>
          <table:table-cell office:value-type="float" office:value="-3.79175629677604" calcext:value-type="float">
            <text:p>-3.79175629677604</text:p>
          </table:table-cell>
          <table:table-cell office:value-type="float" office:value="54.9792448715874" calcext:value-type="float">
            <text:p>54.9792448715874</text:p>
          </table:table-cell>
          <table:table-cell office:value-type="float" office:value="0.00543684088059337" calcext:value-type="float">
            <text:p>0.00543684088059337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4.8139530726826" calcext:value-type="float">
            <text:p>54.8139530726826</text:p>
          </table:table-cell>
          <table:table-cell office:value-type="float" office:value="0.00241405538213013" calcext:value-type="float">
            <text:p>0.002414055382130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74432030423171" calcext:value-type="float">
            <text:p>0.174432030423171</text:p>
          </table:table-cell>
          <table:table-cell office:value-type="float" office:value="0.00219524999041898" calcext:value-type="float">
            <text:p>0.00219524999041898</text:p>
          </table:table-cell>
        </table:table-row>
      </table:table>
      <table:table table:name="nowa_populacja" table:style-name="ta1">
        <table:shapes>
          <draw:frame draw:z-index="0" draw:style-name="gr1" draw:text-style-name="P1" svg:width="6.2969in" svg:height="3.5437in" svg:x="11.4969in" svg:y="2.3937in">
            <draw:object draw:notify-on-update-of-ranges="nowa_populacja.B2:nowa_populacja.B101 nowa_populacja.H2:nowa_populacja.H101 nowa_populacja.E2:nowa_populacja.E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← populacja nieprzeskalowana</text:p>
          </table:table-cell>
          <table:table-cell table:style-name="ce16" office:value-type="string" calcext:value-type="string">
            <text:p>chi</text:p>
          </table:table-cell>
          <table:table-cell table:style-name="ce16" office:value-type="string" calcext:value-type="string">
            <text:p>Eval-liniowa</text:p>
          </table:table-cell>
          <table:table-cell table:style-name="ce16" office:value-type="string" calcext:value-type="string">
            <text:p>← populacja skalowana liniowo</text:p>
          </table:table-cell>
          <table:table-cell table:style-name="ce15" office:value-type="string" calcext:value-type="string">
            <text:p>chi</text:p>
          </table:table-cell>
          <table:table-cell table:style-name="ce15" office:value-type="string" calcext:value-type="string">
            <text:p>Eval-logarytmiczna</text:p>
          </table:table-cell>
          <table:table-cell table:style-name="ce15" office:value-type="string" calcext:value-type="string">
            <text:p>← populacja skalowana liniowo</text:p>
          </table:table-cell>
          <table:table-cell table:style-name="ce15"/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3124556019023" calcext:value-type="float">
            <text:p>79.3124556019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.6183373866844" calcext:value-type="float">
            <text:p>65.61833738668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89692044037767" calcext:value-type="float">
            <text:p>0.3896920440377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1930878202377" calcext:value-type="float">
            <text:p>68.1930878202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6811375993927" calcext:value-type="float">
            <text:p>60.68113759939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2153218116215" calcext:value-type="float">
            <text:p>0.3621532181162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208750120749" calcext:value-type="float">
            <text:p>69.2087501207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.1321099741273" calcext:value-type="float">
            <text:p>61.13210997412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73857347605865" calcext:value-type="float">
            <text:p>0.3738573476058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017275602588" calcext:value-type="float">
            <text:p>68.0172756025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.6030738047034" calcext:value-type="float">
            <text:p>60.60307380470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388687199883894" calcext:value-type="float">
            <text:p>0.3886871998838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.5841889353626" calcext:value-type="float">
            <text:p>68.58418893536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.8547935464141" calcext:value-type="float">
            <text:p>60.85479354641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413307673245556" calcext:value-type="float">
            <text:p>0.41330767324555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1864889410242" calcext:value-type="float">
            <text:p>57.18648894102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5.7940092381144" calcext:value-type="float">
            <text:p>55.79400923811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498666834989282" calcext:value-type="float">
            <text:p>0.49866683498928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.0015247849288" calcext:value-type="float">
            <text:p>61.00152478492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.4879539413461" calcext:value-type="float">
            <text:p>57.487953941346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363423641505756" calcext:value-type="float">
            <text:p>0.36342364150575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083417145146" calcext:value-type="float">
            <text:p>55.60834171451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5.0932834141259" calcext:value-type="float">
            <text:p>55.09328341412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436063832658784" calcext:value-type="float">
            <text:p>0.43606383265878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.1688902264444" calcext:value-type="float">
            <text:p>65.1688902264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.3383393387375" calcext:value-type="float">
            <text:p>59.33833933873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89692044037767" calcext:value-type="float">
            <text:p>0.38969204403776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.3995891183548" calcext:value-type="float">
            <text:p>64.39958911835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.9967557755528" calcext:value-type="float">
            <text:p>58.99675577555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2153218116215" calcext:value-type="float">
            <text:p>0.36215321811621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.7898154700035" calcext:value-type="float">
            <text:p>66.78981547000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.0580593736223" calcext:value-type="float">
            <text:p>60.05805937362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73857347605865" calcext:value-type="float">
            <text:p>0.37385734760586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8207228615757" calcext:value-type="float">
            <text:p>59.82072286157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.9636565964533" calcext:value-type="float">
            <text:p>56.963656596453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388687199883894" calcext:value-type="float">
            <text:p>0.38868719988389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5368114375424" calcext:value-type="float">
            <text:p>73.5368114375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3.0538472376337" calcext:value-type="float">
            <text:p>63.05384723763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413307673245556" calcext:value-type="float">
            <text:p>0.41330767324555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.8536237366332" calcext:value-type="float">
            <text:p>70.85362373663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1.8624635181351" calcext:value-type="float">
            <text:p>61.86246351813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498666834989282" calcext:value-type="float">
            <text:p>0.49866683498928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.6167079061687" calcext:value-type="float">
            <text:p>56.61670790616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5.5410161849725" calcext:value-type="float">
            <text:p>55.54101618497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363423641505756" calcext:value-type="float">
            <text:p>0.36342364150575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.4041630165509" calcext:value-type="float">
            <text:p>70.40416301655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1.6628948542363" calcext:value-type="float">
            <text:p>61.662894854236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436063832658784" calcext:value-type="float">
            <text:p>0.43606383265878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.026438684052" calcext:value-type="float">
            <text:p>76.02643868405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4.1592866253093" calcext:value-type="float">
            <text:p>64.1592866253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48933791058079" calcext:value-type="float">
            <text:p>0.24893379105807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707967358746" calcext:value-type="float">
            <text:p>55.7079673587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.1375189965049" calcext:value-type="float">
            <text:p>55.13751899650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5584244412255" calcext:value-type="float">
            <text:p>0.25558424441225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3474443409222" calcext:value-type="float">
            <text:p>59.34744434092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6.7535123996445" calcext:value-type="float">
            <text:p>56.75351239964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88795948270069" calcext:value-type="float">
            <text:p>0.18879594827006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070649182329" calcext:value-type="float">
            <text:p>68.0706491823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0.6267726364822" calcext:value-type="float">
            <text:p>60.62677263648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2694233909347" calcext:value-type="float">
            <text:p>0.18269423390934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2867162949643" calcext:value-type="float">
            <text:p>72.28671629496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.4987824539858" calcext:value-type="float">
            <text:p>62.49878245398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74432030423171" calcext:value-type="float">
            <text:p>0.17443203042317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.9792448715874" calcext:value-type="float">
            <text:p>54.97924487158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4.8139530726826" calcext:value-type="float">
            <text:p>54.81395307268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1902459620201" calcext:value-type="float">
            <text:p>0.2119024596202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.9524240266187" calcext:value-type="float">
            <text:p>65.952424026618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.6862424738362" calcext:value-type="float">
            <text:p>59.68624247383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93514151980296" calcext:value-type="float">
            <text:p>0.19351415198029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9068494892974" calcext:value-type="float">
            <text:p>64.90684948929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9.2219885266134" calcext:value-type="float">
            <text:p>59.22198852661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9501834617272" calcext:value-type="float">
            <text:p>0.19950183461727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7124663867626" calcext:value-type="float">
            <text:p>57.712466386762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.0275527078701" calcext:value-type="float">
            <text:p>56.02755270787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26490894464758" calcext:value-type="float">
            <text:p>0.2264908944647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9574613793611" calcext:value-type="float">
            <text:p>59.95746137936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7.0243709638689" calcext:value-type="float">
            <text:p>57.02437096386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01973032408332" calcext:value-type="float">
            <text:p>0.20197303240833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.8475742815495" calcext:value-type="float">
            <text:p>66.847574281549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0.0837053273922" calcext:value-type="float">
            <text:p>60.08370532739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85756523870604" calcext:value-type="float">
            <text:p>0.18575652387060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1108200159877" calcext:value-type="float">
            <text:p>64.110820015987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8.8685370873343" calcext:value-type="float">
            <text:p>58.86853708733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5896081266145" calcext:value-type="float">
            <text:p>0.27589608126614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.0493545451972" calcext:value-type="float">
            <text:p>61.049354545197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7.509191217319" calcext:value-type="float">
            <text:p>57.5091912173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69427784327132" calcext:value-type="float">
            <text:p>0.26942778432713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.5367707899699" calcext:value-type="float">
            <text:p>68.5367707899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.8337390348678" calcext:value-type="float">
            <text:p>60.8337390348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55002948762638" calcext:value-type="float">
            <text:p>0.25500294876263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.5954077869341" calcext:value-type="float">
            <text:p>70.595407786934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1.7478109806022" calcext:value-type="float">
            <text:p>61.74781098060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38228016598871" calcext:value-type="float">
            <text:p>0.2382280165988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.5643883414008" calcext:value-type="float">
            <text:p>62.5643883414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8.1818935402595" calcext:value-type="float">
            <text:p>58.181893540259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88780597404876" calcext:value-type="float">
            <text:p>0.1887805974048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.51322930078" calcext:value-type="float">
            <text:p>58.5132293007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.3831058801716" calcext:value-type="float">
            <text:p>56.38310588017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19925049635857" calcext:value-type="float">
            <text:p>0.21992504963585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.8750107571964" calcext:value-type="float">
            <text:p>56.87501075719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5.6557073082622" calcext:value-type="float">
            <text:p>55.65570730826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19684486285623" calcext:value-type="float">
            <text:p>0.21968448628562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.0528593297015" calcext:value-type="float">
            <text:p>65.052859329701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.286819528442" calcext:value-type="float">
            <text:p>59.2868195284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78032237725838" calcext:value-type="float">
            <text:p>0.17803223772583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.0008868531772" calcext:value-type="float">
            <text:p>59.000886853177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6.5996346263416" calcext:value-type="float">
            <text:p>56.59963462634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47053175216656" calcext:value-type="float">
            <text:p>0.24705317521665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6128209129372" calcext:value-type="float">
            <text:p>67.61282091293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0.4234886298154" calcext:value-type="float">
            <text:p>60.423488629815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76743195882855" calcext:value-type="float">
            <text:p>0.27674319588285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2592641198937" calcext:value-type="float">
            <text:p>65.25926411989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3784669769519" calcext:value-type="float">
            <text:p>59.37846697695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896501163438" calcext:value-type="float">
            <text:p>0.2689650116343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.9320371672706" calcext:value-type="float">
            <text:p>68.93203716727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1.0092444333987" calcext:value-type="float">
            <text:p>61.00924443339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46947134370777" calcext:value-type="float">
            <text:p>0.24694713437077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5156270786455" calcext:value-type="float">
            <text:p>63.515627078645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8.6042606912888" calcext:value-type="float">
            <text:p>58.60426069128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75648197501382" calcext:value-type="float">
            <text:p>0.27564819750138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.9748211202456" calcext:value-type="float">
            <text:p>55.97482112024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5.2560068782247" calcext:value-type="float">
            <text:p>55.256006878224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91084625889811" calcext:value-type="float">
            <text:p>0.29108462588981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.3767833834834" calcext:value-type="float">
            <text:p>64.37678338348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8.9866296180619" calcext:value-type="float">
            <text:p>58.98662961806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55447680412785" calcext:value-type="float">
            <text:p>0.25544768041278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.1383193342472" calcext:value-type="float">
            <text:p>55.13831933424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4.8845850023596" calcext:value-type="float">
            <text:p>54.88458500235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9140951127328" calcext:value-type="float">
            <text:p>0.2914095112732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.9320030465328" calcext:value-type="float">
            <text:p>71.9320030465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2.3412833758824" calcext:value-type="float">
            <text:p>62.34128337588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3846617547432" calcext:value-type="float">
            <text:p>0.3384661754743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8927315485546" calcext:value-type="float">
            <text:p>73.89273154855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3.2118821844839" calcext:value-type="float">
            <text:p>63.211882184483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94593329756635" calcext:value-type="float">
            <text:p>0.19459332975663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.0085067994357" calcext:value-type="float">
            <text:p>74.008506799435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3.2632884834073" calcext:value-type="float">
            <text:p>63.26328848340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25327353982227" calcext:value-type="float">
            <text:p>0.2532735398222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.196688559471" calcext:value-type="float">
            <text:p>75.19668855947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3.790862608852" calcext:value-type="float">
            <text:p>63.79086260885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85197965643624" calcext:value-type="float">
            <text:p>0.18519796564362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.2939635439484" calcext:value-type="float">
            <text:p>70.293963543948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1.6139643014049" calcext:value-type="float">
            <text:p>61.613964301404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305196224171358" calcext:value-type="float">
            <text:p>0.30519622417135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.3305495122867" calcext:value-type="float">
            <text:p>58.330549512286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6.3019927601991" calcext:value-type="float">
            <text:p>56.30199276019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19931087265123" calcext:value-type="float">
            <text:p>0.21993108726512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.1686178825229" calcext:value-type="float">
            <text:p>54.16861788252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4.454020073202" calcext:value-type="float">
            <text:p>54.45402007320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201252269573106" calcext:value-type="float">
            <text:p>0.2012522695731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8456110303827" calcext:value-type="float">
            <text:p>53.84561103038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.3105992067468" calcext:value-type="float">
            <text:p>54.310599206746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252273386296893" calcext:value-type="float">
            <text:p>0.25227338629689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.5890086437762" calcext:value-type="float">
            <text:p>53.589008643776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4.196663120321" calcext:value-type="float">
            <text:p>54.1966631203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83665240485821" calcext:value-type="float">
            <text:p>0.18366524048582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.5838621527343" calcext:value-type="float">
            <text:p>53.583862152734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4.1943779855025" calcext:value-type="float">
            <text:p>54.194377985502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318550287559912" calcext:value-type="float">
            <text:p>0.3185502875599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1579188187956" calcext:value-type="float">
            <text:p>53.15791881879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.0052514650912" calcext:value-type="float">
            <text:p>54.00525146509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243260034299726" calcext:value-type="float">
            <text:p>0.24326003429972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.7190726546335" calcext:value-type="float">
            <text:p>52.71907265463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.8103958554109" calcext:value-type="float">
            <text:p>53.8103958554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86519441635107" calcext:value-type="float">
            <text:p>0.1865194416351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1561788720121" calcext:value-type="float">
            <text:p>52.15617887201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.5604608664443" calcext:value-type="float">
            <text:p>53.560460866444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7096598704786" calcext:value-type="float">
            <text:p>0.170965987047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.0396970344392" calcext:value-type="float">
            <text:p>52.039697034439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.5087408302893" calcext:value-type="float">
            <text:p>53.50874083028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7092427700229" calcext:value-type="float">
            <text:p>0.1709242770022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.856360677659" calcext:value-type="float">
            <text:p>51.8563606776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.427336182159" calcext:value-type="float">
            <text:p>53.4273361821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68849690378395" calcext:value-type="float">
            <text:p>0.1688496903783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7897096382131" calcext:value-type="float">
            <text:p>51.78970963821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3.3977419188667" calcext:value-type="float">
            <text:p>53.39774191886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66252245336764" calcext:value-type="float">
            <text:p>0.1662522453367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.6988113950801" calcext:value-type="float">
            <text:p>51.69881139508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3573814599383" calcext:value-type="float">
            <text:p>53.35738145993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3846617547432" calcext:value-type="float">
            <text:p>0.3384661754743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4303408519571" calcext:value-type="float">
            <text:p>51.43034085195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3.2381756980256" calcext:value-type="float">
            <text:p>53.23817569802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59801229395331" calcext:value-type="float">
            <text:p>0.15980122939533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4285229926262" calcext:value-type="float">
            <text:p>51.42852299262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.237368535705" calcext:value-type="float">
            <text:p>53.2373685357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58546475716395" calcext:value-type="float">
            <text:p>0.15854647571639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.8728241885454" calcext:value-type="float">
            <text:p>50.87282418854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.9906282469424" calcext:value-type="float">
            <text:p>52.99062824694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54860055740828" calcext:value-type="float">
            <text:p>0.15486005574082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.7465673086068" calcext:value-type="float">
            <text:p>50.74656730860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2.9345679157242" calcext:value-type="float">
            <text:p>52.93456791572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54082687546391" calcext:value-type="float">
            <text:p>0.1540826875463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1762459405774" calcext:value-type="float">
            <text:p>50.1762459405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.6813349449103" calcext:value-type="float">
            <text:p>52.681334944910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52007285629493" calcext:value-type="float">
            <text:p>0.15200728562949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.9744163179958" calcext:value-type="float">
            <text:p>49.974416317995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2.5917189533139" calcext:value-type="float">
            <text:p>52.5917189533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498666834989282" calcext:value-type="float">
            <text:p>0.4986668349892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8915466741172" calcext:value-type="float">
            <text:p>49.89154667411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.5549233372174" calcext:value-type="float">
            <text:p>52.55492333721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47055387174228" calcext:value-type="float">
            <text:p>0.14705538717422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.7637998873664" calcext:value-type="float">
            <text:p>48.76379988736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.054183429608" calcext:value-type="float">
            <text:p>52.0541834296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45078508193458" calcext:value-type="float">
            <text:p>0.14507850819345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.8977942073385" calcext:value-type="float">
            <text:p>47.8977942073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1.6696612928119" calcext:value-type="float">
            <text:p>51.669661292811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318550287559912" calcext:value-type="float">
            <text:p>0.31855028755991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.8712701236404" calcext:value-type="float">
            <text:p>47.87127012364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.6578841213969" calcext:value-type="float">
            <text:p>51.65788412139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27065668621" calcext:value-type="float">
            <text:p>0.142706566862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.8706046144421" calcext:value-type="float">
            <text:p>47.87060461444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1.6575886233131" calcext:value-type="float">
            <text:p>51.65758862331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1387303653851" calcext:value-type="float">
            <text:p>0.13873036538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1529757452882" calcext:value-type="float">
            <text:p>47.15297574528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.3389484659128" calcext:value-type="float">
            <text:p>51.338948465912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34103932209969" calcext:value-type="float">
            <text:p>0.13410393220996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.8956984475194" calcext:value-type="float">
            <text:p>45.895698447519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.7806946758595" calcext:value-type="float">
            <text:p>50.78069467585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32745932844539" calcext:value-type="float">
            <text:p>0.13274593284453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.3669899960343" calcext:value-type="float">
            <text:p>45.366989996034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0.5459385903098" calcext:value-type="float">
            <text:p>50.54593859030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305196224171358" calcext:value-type="float">
            <text:p>0.30519622417135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9834608852419" calcext:value-type="float">
            <text:p>44.98346088524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.3756447497421" calcext:value-type="float">
            <text:p>50.37564474974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29141460348594" calcext:value-type="float">
            <text:p>0.12914146034859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9724787011759" calcext:value-type="float">
            <text:p>44.97247870117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.3707684619981" calcext:value-type="float">
            <text:p>50.37076846199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26597978184244" calcext:value-type="float">
            <text:p>0.1265979781842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7781564043891" calcext:value-type="float">
            <text:p>44.77815640438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.2844858584184" calcext:value-type="float">
            <text:p>50.28448585841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23148343345879" calcext:value-type="float">
            <text:p>0.12314834334587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4351462292446" calcext:value-type="float">
            <text:p>44.435146229244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0.1321831558713" calcext:value-type="float">
            <text:p>50.13218315587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22156763620208" calcext:value-type="float">
            <text:p>0.12215676362020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.3329325569548" calcext:value-type="float">
            <text:p>44.33293255695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.08679844237" calcext:value-type="float">
            <text:p>50.086798442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9140951127328" calcext:value-type="float">
            <text:p>0.2914095112732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1567449198671" calcext:value-type="float">
            <text:p>44.15674491986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.008567954681" calcext:value-type="float">
            <text:p>50.00856795468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91084625889811" calcext:value-type="float">
            <text:p>0.29108462588981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.1115501238062" calcext:value-type="float">
            <text:p>44.11155012380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9.988500650327" calcext:value-type="float">
            <text:p>49.9885006503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14659309294079" calcext:value-type="float">
            <text:p>0.1146593092940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0976814173729" calcext:value-type="float">
            <text:p>44.09768141737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.9823426946053" calcext:value-type="float">
            <text:p>49.98234269460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114318923347945" calcext:value-type="float">
            <text:p>0.11431892334794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.7597333582606" calcext:value-type="float">
            <text:p>42.75973335826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.3882696319489" calcext:value-type="float">
            <text:p>49.388269631948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3672796942857" calcext:value-type="float">
            <text:p>0.10367279694285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141939864485" calcext:value-type="float">
            <text:p>42.71419398644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.3680493297484" calcext:value-type="float">
            <text:p>49.36804932974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76743195882855" calcext:value-type="float">
            <text:p>0.27674319588285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1067578248375" calcext:value-type="float">
            <text:p>42.10675782483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.0983367213711" calcext:value-type="float">
            <text:p>49.09833672137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5896081266145" calcext:value-type="float">
            <text:p>0.2758960812661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082731262434" calcext:value-type="float">
            <text:p>42.0827312624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9.0876684944434" calcext:value-type="float">
            <text:p>49.08766849444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75648197501382" calcext:value-type="float">
            <text:p>0.27564819750138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.0007266473587" calcext:value-type="float">
            <text:p>42.00072664735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9.0512569667327" calcext:value-type="float">
            <text:p>49.05125696673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971194098408523" calcext:value-type="float">
            <text:p>0.097119409840852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.6364138019799" calcext:value-type="float">
            <text:p>40.63641380197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8.4454774635931" calcext:value-type="float">
            <text:p>48.44547746359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69427784327132" calcext:value-type="float">
            <text:p>0.26942778432713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.6060260338998" calcext:value-type="float">
            <text:p>40.60602603389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8.4319847466466" calcext:value-type="float">
            <text:p>48.431984746646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896501163438" calcext:value-type="float">
            <text:p>0.2689650116343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.337230070271" calcext:value-type="float">
            <text:p>39.3372300702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.8686164612596" calcext:value-type="float">
            <text:p>47.86861646125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930686681928405" calcext:value-type="float">
            <text:p>0.093068668192840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.1460621868055" calcext:value-type="float">
            <text:p>38.14606218680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7.3397164431693" calcext:value-type="float">
            <text:p>47.33971644316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912707268380852" calcext:value-type="float">
            <text:p>0.091270726838085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4362626927107" calcext:value-type="float">
            <text:p>36.43626269271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6.5805346385639" calcext:value-type="float">
            <text:p>46.58053463856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911169035128663" calcext:value-type="float">
            <text:p>0.09111690351286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5021994877911" calcext:value-type="float">
            <text:p>34.50219948779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.7217757026751" calcext:value-type="float">
            <text:p>45.72177570267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436063832658784" calcext:value-type="float">
            <text:p>0.4360638326587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.4014191302894" calcext:value-type="float">
            <text:p>34.40141913028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.6770274067836" calcext:value-type="float">
            <text:p>45.677027406783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87709470557976" calcext:value-type="float">
            <text:p>0.08770947055797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.5847911847799" calcext:value-type="float">
            <text:p>33.58479118477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.3144298744388" calcext:value-type="float">
            <text:p>45.314429874438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867336097277587" calcext:value-type="float">
            <text:p>0.086733609727758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.4573306744083" calcext:value-type="float">
            <text:p>32.457330674408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4.8138170787036" calcext:value-type="float">
            <text:p>44.81381707870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59596746256239" calcext:value-type="float">
            <text:p>0.08595967462562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3823196884816" calcext:value-type="float">
            <text:p>32.38231968848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7805108484364" calcext:value-type="float">
            <text:p>44.78051084843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853578277358762" calcext:value-type="float">
            <text:p>0.085357827735876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6684852868121" calcext:value-type="float">
            <text:p>30.66848528681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4.0195374721147" calcext:value-type="float">
            <text:p>44.01953747211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5584244412255" calcext:value-type="float">
            <text:p>0.25558424441225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.1028933192918" calcext:value-type="float">
            <text:p>29.10289331929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3.3243864095002" calcext:value-type="float">
            <text:p>43.32438640950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55447680412785" calcext:value-type="float">
            <text:p>0.2554476804127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1960908144129" calcext:value-type="float">
            <text:p>25.19609081441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1.5896956541602" calcext:value-type="float">
            <text:p>41.58969565416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55002948762638" calcext:value-type="float">
            <text:p>0.25500294876263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4" table:target-range-address="selekcja_metoda_wyboru_deterministycznego.I1:selekcja_metoda_wyboru_deterministycznego.AF101" table:display-filter-buttons="true"/>
        <table:database-range table:name="__Anonymous_Sheet_DB__5" table:target-range-address="wybor_osobników_po_reszcie.R1:wybor_osobników_po_reszcie.T10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1:58:04.061724226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09:19:30.135000000</meta:creation-date>
    <meta:generator>LibreOffice/7.3.2.2$MacOSX_X86_64 LibreOffice_project/49f2b1bff42cfccbd8f788c8dc32c1c309559be0</meta:generator>
    <dc:date>2022-05-18T22:48:49.709983632</dc:date>
    <meta:editing-duration>PT1H47M23S</meta:editing-duration>
    <meta:editing-cycles>17</meta:editing-cycles>
    <meta:document-statistic meta:table-count="7" meta:cell-count="5215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3cm" svg:height="9.769cm" xlink:href=".." xlink:type="simple" chart:class="chart:line" chart:style-name="ch1">
        <chart:title svg:x="8.317cm" svg:y="0.33cm" chart:style-name="ch2">
          <text:p>skalowanie liniowe</text:p>
        </chart:title>
        <chart:legend chart:legend-position="bottom" svg:x="6.605cm" svg:y="8.985cm" style:legend-expansion="custom" svg:width="6.516cm" svg:height="0.594cm" style:legend-expansion-aspect-ratio="10.969696969697" chart:style-name="ch3"/>
        <chart:plot-area chart:style-name="ch4" table:cell-range-address="'skalowanie-liniowe'.G4:'skalowanie-liniowe'.H103" chart:data-source-has-labels="row" svg:x="0.41cm" svg:y="1.31cm" svg:width="19.723cm" svg:height="7.485cm">
          <chart:coordinate-region svg:x="1.03cm" svg:y="1.507cm" svg:width="18.963cm" svg:height="6.3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kalowanie-liniowe'.G4:'skalowanie-liniowe'.G103" loext:label-string="eval" chart:class="chart:line">
            <chart:data-point chart:repeated="100"/>
          </chart:series>
          <chart:series chart:style-name="ch8" chart:values-cell-range-address="'skalowanie-liniowe'.H4:'skalowanie-liniowe'.H103" loext:label-string="eval_skaowanie_liniowe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_skaowanie_liniow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'skalowanie-liniowe'.G4:'skalowanie-liniowe'.G103</svg:desc>
                </draw:g>
              </table:table-cell>
              <table:table-cell office:value-type="float" office:value="65.6183373866844">
                <text:p>65.6183373866844</text:p>
                <draw:g>
                  <svg:desc>'skalowanie-liniowe'.H4:'skalowanie-liniowe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60.6811375993927">
                <text:p>60.681137599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50.2844858584184">
                <text:p>50.2844858584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49.9823426946053">
                <text:p>49.9823426946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61.1321099741273">
                <text:p>61.1321099741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53.237368535705">
                <text:p>53.237368535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53.5604608664443">
                <text:p>53.5604608664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60.6030738047034">
                <text:p>60.6030738047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60.8547935464141">
                <text:p>60.8547935464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44.7805108484364">
                <text:p>44.7805108484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54.0052514650912">
                <text:p>54.0052514650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52.054183429608">
                <text:p>52.054183429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52.9906282469424">
                <text:p>52.9906282469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55.7940092381144">
                <text:p>55.7940092381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57.4879539413461">
                <text:p>57.4879539413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52.6813349449103">
                <text:p>52.6813349449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54.3105992067468">
                <text:p>54.3105992067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51.3389484659128">
                <text:p>51.3389484659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55.0932834141259">
                <text:p>55.0932834141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52.5549233372174">
                <text:p>52.554923337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59.3383393387375">
                <text:p>59.3383393387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58.9967557755528">
                <text:p>58.9967557755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45.7217757026751">
                <text:p>45.7217757026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53.3977419188667">
                <text:p>53.3977419188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49.0876684944434">
                <text:p>49.0876684944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60.0580593736223">
                <text:p>60.0580593736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56.9636565964533">
                <text:p>56.9636565964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63.0538472376337">
                <text:p>63.0538472376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61.8624635181351">
                <text:p>61.862463518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49.3680493297484">
                <text:p>49.3680493297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55.5410161849725">
                <text:p>55.5410161849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50.008567954681">
                <text:p>50.008567954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50.7806946758595">
                <text:p>50.7806946758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53.2381756980256">
                <text:p>53.2381756980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51.6578841213969">
                <text:p>51.6578841213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61.6628948542363">
                <text:p>61.662894854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45.3144298744388">
                <text:p>45.3144298744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51.6696612928119">
                <text:p>51.6696612928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53.8103958554109">
                <text:p>53.8103958554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50.3707684619981">
                <text:p>50.370768461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49.0512569667327">
                <text:p>49.0512569667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64.1592866253093">
                <text:p>64.1592866253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49.3882696319489">
                <text:p>49.3882696319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50.3756447497421">
                <text:p>50.3756447497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55.1375189965049">
                <text:p>55.1375189965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56.7535123996445">
                <text:p>56.7535123996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54.1943779855025">
                <text:p>54.1943779855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60.6267726364822">
                <text:p>60.6267726364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62.4987824539858">
                <text:p>62.4987824539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49.0983367213711">
                <text:p>49.098336721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54.8139530726826">
                <text:p>54.8139530726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48.4454774635931">
                <text:p>48.4454774635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59.6862424738362">
                <text:p>59.6862424738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59.2219885266134">
                <text:p>59.2219885266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56.0275527078701">
                <text:p>56.0275527078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49.988500650327">
                <text:p>49.988500650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44.8138170787036">
                <text:p>44.8138170787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57.0243709638689">
                <text:p>57.024370963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48.4319847466466">
                <text:p>48.4319847466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46.5805346385639">
                <text:p>46.5805346385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44.0195374721147">
                <text:p>44.019537472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60.0837053273922">
                <text:p>60.0837053273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52.9345679157242">
                <text:p>52.9345679157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58.8685370873343">
                <text:p>58.8685370873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50.08679844237">
                <text:p>50.08679844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53.427336182159">
                <text:p>53.427336182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47.8686164612596">
                <text:p>47.8686164612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57.509191217319">
                <text:p>57.509191217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60.8337390348678">
                <text:p>60.8337390348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41.5896956541602">
                <text:p>41.58969565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61.7478109806022">
                <text:p>61.7478109806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58.1818935402595">
                <text:p>58.1818935402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56.3831058801716">
                <text:p>56.3831058801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55.6557073082622">
                <text:p>55.6557073082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45.6770274067836">
                <text:p>45.6770274067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51.6575886233131">
                <text:p>51.6575886233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59.286819528442">
                <text:p>59.286819528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56.5996346263416">
                <text:p>56.5996346263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60.4234886298154">
                <text:p>60.4234886298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59.3784669769519">
                <text:p>59.3784669769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52.5917189533139">
                <text:p>52.5917189533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50.1321831558713">
                <text:p>50.1321831558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61.0092444333987">
                <text:p>61.0092444333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43.3243864095002">
                <text:p>43.3243864095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54.454020073202">
                <text:p>54.454020073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53.5087408302893">
                <text:p>53.5087408302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58.6042606912888">
                <text:p>58.6042606912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55.2560068782247">
                <text:p>55.2560068782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54.196663120321">
                <text:p>54.196663120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58.9866296180619">
                <text:p>58.9866296180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47.3397164431693">
                <text:p>47.3397164431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54.8845850023596">
                <text:p>54.8845850023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62.3412833758824">
                <text:p>62.3412833758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63.2118821844839">
                <text:p>63.2118821844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63.2632884834073">
                <text:p>63.2632884834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50.5459385903098">
                <text:p>50.5459385903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63.790862608852">
                <text:p>63.790862608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61.6139643014049">
                <text:p>61.6139643014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56.3019927601991">
                <text:p>56.3019927601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53.3573814599383">
                <text:p>53.3573814599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98cm" svg:height="23.818cm" xlink:href=".." xlink:type="simple" chart:class="chart:line" chart:style-name="ch1">
        <chart:title svg:x="12.306cm" svg:y="0.611cm" chart:style-name="ch2">
          <text:p>skalowanie logarytmiczne</text:p>
        </chart:title>
        <chart:legend chart:legend-position="bottom" svg:x="8.483cm" svg:y="23.223cm" style:legend-expansion="wide" chart:style-name="ch3"/>
        <chart:plot-area chart:style-name="ch4" table:cell-range-address="skalowanie_logarytmiczne.B4:skalowanie_logarytmiczne.D103" chart:data-source-has-labels="row" svg:x="1.219cm" svg:y="2.776cm" svg:width="27.155cm" svg:height="17.871cm">
          <chart:coordinate-region svg:x="1.839cm" svg:y="2.973cm" svg:width="26.535cm" svg:height="16.8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kalowanie_logarytmiczne.B4:skalowanie_logarytmiczne.B103" loext:label-string="eval" chart:class="chart:line">
            <chart:data-point chart:repeated="100"/>
          </chart:series>
          <chart:series chart:style-name="ch8" chart:values-cell-range-address="skalowanie_logarytmiczne.C4:skalowanie_logarytmiczne.C103" loext:label-string="log" chart:class="chart:line">
            <chart:data-point chart:repeated="100"/>
          </chart:series>
          <chart:series chart:style-name="ch9" chart:values-cell-range-address="skalowanie_logarytmiczne.D4:skalowanie_logarytmiczne.D103" loext:label-string="funckja_przystosowana_po_skalowaniu_logarytmicznym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log</text:p>
              </table:table-cell>
              <table:table-cell office:value-type="string">
                <text:p>funckja_przystosowana_po_skalowaniu_logarytmiczn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1.89934139632635">
                <text:p>1.89934139632635</text:p>
                <draw:g>
                  <svg:desc>skalowanie_logarytmiczne.C4:skalowanie_logarytmiczne.C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1.83374035598106">
                <text:p>1.83374035598106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1.65106620894192">
                <text:p>1.65106620894192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1.64441575558774">
                <text:p>1.64441575558774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1.84016100614636">
                <text:p>1.84016100614636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1.71120405172993">
                <text:p>1.71120405172993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1.71730576609065">
                <text:p>1.71730576609065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1.83261923250029">
                <text:p>1.83261923250029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1.83622400711248">
                <text:p>1.83622400711248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1.51030795596223">
                <text:p>1.51030795596223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1.72556796957683">
                <text:p>1.72556796957683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1.6880975403798">
                <text:p>1.688097540379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1.7064858480197">
                <text:p>1.7064858480197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1.7572934331379">
                <text:p>1.7572934331379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1.78534069070592">
                <text:p>1.78534069070592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1.70049816538273">
                <text:p>1.7004981653827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1.7311503096216">
                <text:p>1.7311503096216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1.67350910553524">
                <text:p>1.67350910553524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1.74513994425917">
                <text:p>1.74513994425917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1.69802696759167">
                <text:p>1.69802696759167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1.81404032537438">
                <text:p>1.81404032537438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1.80888309648713">
                <text:p>1.80888309648713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1.53784678188378">
                <text:p>1.53784678188378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1.7142434761294">
                <text:p>1.7142434761294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1.62410391873386">
                <text:p>1.62410391873386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1.82471024357748">
                <text:p>1.82471024357748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1.77685165665412">
                <text:p>1.77685165665412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1.86650479489507">
                <text:p>1.8665047948950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1.85036206670174">
                <text:p>1.85036206670174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1.63057221567287">
                <text:p>1.63057221567287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1.75294461282577">
                <text:p>1.7529446128257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1.64499705123736">
                <text:p>1.64499705123736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1.66177198340113">
                <text:p>1.66177198340113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1.71121940259512">
                <text:p>1.71121940259512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1.68007495036414">
                <text:p>1.6800749503641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1.84759833984754">
                <text:p>1.84759833984754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1.52614265239414">
                <text:p>1.52614265239414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1.68031551371438">
                <text:p>1.68031551371438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1.72196776227416">
                <text:p>1.72196776227416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1.65294682478334">
                <text:p>1.65294682478334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1.62325680411714">
                <text:p>1.62325680411714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1.88096464725265">
                <text:p>1.88096464725265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1.63103498836562">
                <text:p>1.63103498836562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1.65305286562922">
                <text:p>1.65305286562922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1.74591731245361">
                <text:p>1.74591731245361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1.77340202181576">
                <text:p>1.77340202181576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1.72903401295214">
                <text:p>1.72903401295214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1.83295989244328">
                <text:p>1.83295989244328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1.85905849688187">
                <text:p>1.85905849688187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1.62435180249862">
                <text:p>1.62435180249862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1.74019877060467">
                <text:p>1.74019877060467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1.60891537411019">
                <text:p>1.6089153741101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1.81923076230904">
                <text:p>1.81923076230904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1.81229052944202">
                <text:p>1.81229052944202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1.7612696346149">
                <text:p>1.7612696346149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1.64455231958722">
                <text:p>1.6445523195872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1.51131280011611">
                <text:p>1.51131280011611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1.77784323637979">
                <text:p>1.7778432363797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1.60859048872672">
                <text:p>1.60859048872672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1.56153382452568">
                <text:p>1.56153382452568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1.48669232675444">
                <text:p>1.48669232675444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1.82508565250673">
                <text:p>1.82508565250673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1.70540667024337">
                <text:p>1.70540667024337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1.80693133180716">
                <text:p>1.80693133180716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1.64672646017773">
                <text:p>1.64672646017773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1.71480203435638">
                <text:p>1.71480203435638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1.59480377582864">
                <text:p>1.59480377582864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1.78568107665206">
                <text:p>1.78568107665206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1.83592363815724">
                <text:p>1.83592363815724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1.40133316501072">
                <text:p>1.4013331650107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1.8487764512266">
                <text:p>1.8487764512266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1.79632720305714">
                <text:p>1.79632720305714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1.76725406715546">
                <text:p>1.7672540671554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1.75492149180654">
                <text:p>1.7549214918065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1.53657635849424">
                <text:p>1.5365763584942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1.68006891273488">
                <text:p>1.68006891273488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1.81326639027224">
                <text:p>1.81326639027224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1.77085853965141">
                <text:p>1.77085853965141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1.83002905576108">
                <text:p>1.83002905576108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1.81464217226412">
                <text:p>1.81464217226412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1.69874773042689">
                <text:p>1.6987477304268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1.64772661370311">
                <text:p>1.64772661370311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1.83842111350697">
                <text:p>1.8384211135069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1.46393616734122">
                <text:p>1.4639361673412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1.73374775466324">
                <text:p>1.73374775466324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1.71633475951418">
                <text:p>1.71633475951418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1.80288059015915">
                <text:p>1.8028805901591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1.74799271437051">
                <text:p>1.74799271437051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1.72907572299771">
                <text:p>1.7290757229977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1.80872927316191">
                <text:p>1.80872927316191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1.58144971244009">
                <text:p>1.58144971244009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1.74145352428361">
                <text:p>1.74145352428361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1.85692215400222">
                <text:p>1.85692215400222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1.86860172116071">
                <text:p>1.86860172116071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1.86928164194339">
                <text:p>1.86928164194339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1.65673996570027">
                <text:p>1.65673996570027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1.87619871596379">
                <text:p>1.87619871596379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1.84691803181763">
                <text:p>1.84691803181763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1.76589606779003">
                <text:p>1.76589606779003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1.71348055836489">
                <text:p>1.71348055836489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67cm" svg:height="15.302cm" xlink:href=".." xlink:type="simple" chart:class="chart:line" chart:style-name="ch1">
        <chart:title svg:x="5.745cm" svg:y="0.441cm" chart:style-name="ch2">
          <text:p>wykres porównujący funkcje przystosowania dla wybranych metod skalowania</text:p>
        </chart:title>
        <chart:legend chart:legend-position="end" svg:x="22.251cm" svg:y="6.86cm" style:legend-expansion="high" chart:style-name="ch3"/>
        <chart:plot-area chart:style-name="ch4" table:cell-range-address="'skalowanie-liniowe'.G4:'skalowanie-liniowe'.H103 skalowanie_logarytmiczne.D4:skalowanie_logarytmiczne.D103" chart:data-source-has-labels="row" svg:x="0.551cm" svg:y="1.532cm" svg:width="21.149cm" svg:height="13.464cm">
          <chart:coordinate-region svg:x="1.171cm" svg:y="1.729cm" svg:width="20.389cm" svg:height="12.3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kalowanie-liniowe'.G4:'skalowanie-liniowe'.G103" loext:label-string="brak_skalowania" chart:class="chart:line">
            <chart:data-point chart:repeated="100"/>
          </chart:series>
          <chart:series chart:style-name="ch9" chart:values-cell-range-address="'skalowanie-liniowe'.H4:'skalowanie-liniowe'.H103" loext:label-string="skalowanie_liniowe" chart:class="chart:line">
            <chart:data-point chart:repeated="100"/>
          </chart:series>
          <chart:series chart:style-name="ch10" chart:values-cell-range-address="skalowanie_logarytmiczne.D4:skalowanie_logarytmiczne.D103" loext:label-string="skalowanie_logarytmiczne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k_skalowania</text:p>
              </table:table-cell>
              <table:table-cell office:value-type="string">
                <text:p>skalowanie_liniowe</text:p>
              </table:table-cell>
              <table:table-cell office:value-type="string">
                <text:p>skalowanie_logarytmicz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'skalowanie-liniowe'.G4:'skalowanie-liniowe'.G103</svg:desc>
                </draw:g>
              </table:table-cell>
              <table:table-cell office:value-type="float" office:value="65.6183373866844">
                <text:p>65.6183373866844</text:p>
                <draw:g>
                  <svg:desc>'skalowanie-liniowe'.H4:'skalowanie-liniowe'.H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60.6811375993927">
                <text:p>60.681137599392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50.2844858584184">
                <text:p>50.2844858584184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49.9823426946053">
                <text:p>49.9823426946053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61.1321099741273">
                <text:p>61.1321099741273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53.237368535705">
                <text:p>53.237368535705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53.5604608664443">
                <text:p>53.5604608664443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60.6030738047034">
                <text:p>60.6030738047034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60.8547935464141">
                <text:p>60.8547935464141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44.7805108484364">
                <text:p>44.7805108484364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54.0052514650912">
                <text:p>54.0052514650912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52.054183429608">
                <text:p>52.05418342960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52.9906282469424">
                <text:p>52.990628246942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55.7940092381144">
                <text:p>55.7940092381144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57.4879539413461">
                <text:p>57.4879539413461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52.6813349449103">
                <text:p>52.681334944910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54.3105992067468">
                <text:p>54.3105992067468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51.3389484659128">
                <text:p>51.3389484659128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55.0932834141259">
                <text:p>55.0932834141259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52.5549233372174">
                <text:p>52.5549233372174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59.3383393387375">
                <text:p>59.3383393387375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58.9967557755528">
                <text:p>58.996755775552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45.7217757026751">
                <text:p>45.721775702675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53.3977419188667">
                <text:p>53.3977419188667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49.0876684944434">
                <text:p>49.0876684944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60.0580593736223">
                <text:p>60.0580593736223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56.9636565964533">
                <text:p>56.9636565964533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63.0538472376337">
                <text:p>63.053847237633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61.8624635181351">
                <text:p>61.8624635181351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49.3680493297484">
                <text:p>49.3680493297484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55.5410161849725">
                <text:p>55.5410161849725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50.008567954681">
                <text:p>50.00856795468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50.7806946758595">
                <text:p>50.7806946758595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53.2381756980256">
                <text:p>53.2381756980256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51.6578841213969">
                <text:p>51.6578841213969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61.6628948542363">
                <text:p>61.6628948542363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45.3144298744388">
                <text:p>45.3144298744388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51.6696612928119">
                <text:p>51.6696612928119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53.8103958554109">
                <text:p>53.8103958554109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50.3707684619981">
                <text:p>50.3707684619981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49.0512569667327">
                <text:p>49.051256966732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64.1592866253093">
                <text:p>64.1592866253093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49.3882696319489">
                <text:p>49.3882696319489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50.3756447497421">
                <text:p>50.3756447497421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55.1375189965049">
                <text:p>55.1375189965049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56.7535123996445">
                <text:p>56.7535123996445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54.1943779855025">
                <text:p>54.1943779855025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60.6267726364822">
                <text:p>60.6267726364822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62.4987824539858">
                <text:p>62.4987824539858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49.0983367213711">
                <text:p>49.0983367213711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54.8139530726826">
                <text:p>54.8139530726826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48.4454774635931">
                <text:p>48.4454774635931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59.6862424738362">
                <text:p>59.6862424738362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59.2219885266134">
                <text:p>59.221988526613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56.0275527078701">
                <text:p>56.0275527078701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49.988500650327">
                <text:p>49.988500650327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44.8138170787036">
                <text:p>44.8138170787036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57.0243709638689">
                <text:p>57.024370963868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48.4319847466466">
                <text:p>48.4319847466466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46.5805346385639">
                <text:p>46.5805346385639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44.0195374721147">
                <text:p>44.0195374721147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60.0837053273922">
                <text:p>60.0837053273922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52.9345679157242">
                <text:p>52.9345679157242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58.8685370873343">
                <text:p>58.8685370873343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50.08679844237">
                <text:p>50.08679844237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53.427336182159">
                <text:p>53.4273361821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47.8686164612596">
                <text:p>47.8686164612596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57.509191217319">
                <text:p>57.509191217319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60.8337390348678">
                <text:p>60.8337390348678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41.5896956541602">
                <text:p>41.589695654160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61.7478109806022">
                <text:p>61.7478109806022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58.1818935402595">
                <text:p>58.1818935402595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56.3831058801716">
                <text:p>56.383105880171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55.6557073082622">
                <text:p>55.6557073082622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45.6770274067836">
                <text:p>45.6770274067836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51.6575886233131">
                <text:p>51.657588623313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59.286819528442">
                <text:p>59.286819528442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56.5996346263416">
                <text:p>56.5996346263416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60.4234886298154">
                <text:p>60.4234886298154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59.3784669769519">
                <text:p>59.3784669769519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52.5917189533139">
                <text:p>52.591718953313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50.1321831558713">
                <text:p>50.1321831558713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61.0092444333987">
                <text:p>61.009244433398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43.3243864095002">
                <text:p>43.324386409500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54.454020073202">
                <text:p>54.454020073202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53.5087408302893">
                <text:p>53.5087408302893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58.6042606912888">
                <text:p>58.6042606912888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55.2560068782247">
                <text:p>55.2560068782247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54.196663120321">
                <text:p>54.19666312032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58.9866296180619">
                <text:p>58.9866296180619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47.3397164431693">
                <text:p>47.3397164431693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54.8845850023596">
                <text:p>54.8845850023596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62.3412833758824">
                <text:p>62.3412833758824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63.2118821844839">
                <text:p>63.2118821844839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63.2632884834073">
                <text:p>63.2632884834073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50.5459385903098">
                <text:p>50.5459385903098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63.790862608852">
                <text:p>63.790862608852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61.6139643014049">
                <text:p>61.6139643014049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56.3019927601991">
                <text:p>56.3019927601991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53.3573814599383">
                <text:p>53.3573814599383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27cm" svg:height="10.903cm" xlink:href=".." xlink:type="simple" chart:class="chart:line" chart:style-name="ch1">
        <chart:legend chart:legend-position="bottom" svg:x="8.807cm" svg:y="10.308cm" style:legend-expansion="wide" chart:style-name="ch2"/>
        <chart:plot-area chart:style-name="ch3" table:cell-range-address="skalowanie_logarytmiczne.C4:skalowanie_logarytmiczne.D103" chart:data-source-has-labels="row" svg:x="0.526cm" svg:y="0.218cm" svg:width="25.275cm" svg:height="9.688cm">
          <chart:coordinate-region svg:x="1.239cm" svg:y="0.415cm" svg:width="24.422cm" svg:height="8.5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kalowanie_logarytmiczne.C4:skalowanie_logarytmiczne.C103" loext:label-string="log" chart:class="chart:line">
            <chart:data-point chart:repeated="100"/>
          </chart:series>
          <chart:series chart:style-name="ch7" chart:values-cell-range-address="skalowanie_logarytmiczne.D4:skalowanie_logarytmiczne.D103" loext:label-string="funkcja_przystosowana_skalowana_log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</text:p>
              </table:table-cell>
              <table:table-cell office:value-type="string">
                <text:p>funkcja_przystosowana_skalowana_lo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934139632635">
                <text:p>1.89934139632635</text:p>
                <draw:g>
                  <svg:desc>skalowanie_logarytmiczne.C4:skalowanie_logarytmiczne.C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374035598106">
                <text:p>1.83374035598106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106620894192">
                <text:p>1.65106620894192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441575558774">
                <text:p>1.64441575558774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4016100614636">
                <text:p>1.84016100614636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120405172993">
                <text:p>1.71120405172993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30576609065">
                <text:p>1.71730576609065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261923250029">
                <text:p>1.83261923250029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622400711248">
                <text:p>1.83622400711248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030795596223">
                <text:p>1.51030795596223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556796957683">
                <text:p>1.72556796957683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880975403798">
                <text:p>1.688097540379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064858480197">
                <text:p>1.7064858480197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72934331379">
                <text:p>1.7572934331379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534069070592">
                <text:p>1.78534069070592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049816538273">
                <text:p>1.7004981653827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311503096216">
                <text:p>1.7311503096216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350910553524">
                <text:p>1.67350910553524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513994425917">
                <text:p>1.74513994425917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802696759167">
                <text:p>1.69802696759167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1404032537438">
                <text:p>1.81404032537438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888309648713">
                <text:p>1.80888309648713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784678188378">
                <text:p>1.53784678188378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142434761294">
                <text:p>1.7142434761294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2410391873386">
                <text:p>1.62410391873386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2471024357748">
                <text:p>1.82471024357748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685165665412">
                <text:p>1.77685165665412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650479489507">
                <text:p>1.8665047948950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036206670174">
                <text:p>1.85036206670174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057221567287">
                <text:p>1.63057221567287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5294461282577">
                <text:p>1.7529446128257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499705123736">
                <text:p>1.64499705123736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6177198340113">
                <text:p>1.66177198340113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1121940259512">
                <text:p>1.71121940259512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8007495036414">
                <text:p>1.6800749503641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759833984754">
                <text:p>1.84759833984754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2614265239414">
                <text:p>1.52614265239414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8031551371438">
                <text:p>1.68031551371438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2196776227416">
                <text:p>1.72196776227416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294682478334">
                <text:p>1.65294682478334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325680411714">
                <text:p>1.62325680411714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096464725265">
                <text:p>1.88096464725265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103498836562">
                <text:p>1.63103498836562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305286562922">
                <text:p>1.65305286562922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4591731245361">
                <text:p>1.74591731245361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7340202181576">
                <text:p>1.77340202181576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903401295214">
                <text:p>1.72903401295214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295989244328">
                <text:p>1.83295989244328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5905849688187">
                <text:p>1.85905849688187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2435180249862">
                <text:p>1.62435180249862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019877060467">
                <text:p>1.74019877060467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891537411019">
                <text:p>1.6089153741101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1923076230904">
                <text:p>1.81923076230904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1229052944202">
                <text:p>1.81229052944202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612696346149">
                <text:p>1.7612696346149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455231958722">
                <text:p>1.6445523195872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131280011611">
                <text:p>1.51131280011611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7784323637979">
                <text:p>1.7778432363797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0859048872672">
                <text:p>1.60859048872672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153382452568">
                <text:p>1.56153382452568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669232675444">
                <text:p>1.48669232675444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508565250673">
                <text:p>1.82508565250673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0540667024337">
                <text:p>1.70540667024337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0693133180716">
                <text:p>1.80693133180716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672646017773">
                <text:p>1.64672646017773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1480203435638">
                <text:p>1.71480203435638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480377582864">
                <text:p>1.59480377582864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8568107665206">
                <text:p>1.78568107665206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3592363815724">
                <text:p>1.83592363815724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0133316501072">
                <text:p>1.4013331650107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487764512266">
                <text:p>1.8487764512266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9632720305714">
                <text:p>1.79632720305714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6725406715546">
                <text:p>1.7672540671554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5492149180654">
                <text:p>1.7549214918065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3657635849424">
                <text:p>1.5365763584942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006891273488">
                <text:p>1.68006891273488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1326639027224">
                <text:p>1.81326639027224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085853965141">
                <text:p>1.77085853965141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3002905576108">
                <text:p>1.83002905576108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464217226412">
                <text:p>1.81464217226412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9874773042689">
                <text:p>1.6987477304268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772661370311">
                <text:p>1.64772661370311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3842111350697">
                <text:p>1.8384211135069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393616734122">
                <text:p>1.4639361673412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3374775466324">
                <text:p>1.73374775466324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1633475951418">
                <text:p>1.71633475951418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288059015915">
                <text:p>1.8028805901591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799271437051">
                <text:p>1.74799271437051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2907572299771">
                <text:p>1.7290757229977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872927316191">
                <text:p>1.80872927316191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8144971244009">
                <text:p>1.58144971244009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145352428361">
                <text:p>1.74145352428361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5692215400222">
                <text:p>1.85692215400222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860172116071">
                <text:p>1.86860172116071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6928164194339">
                <text:p>1.86928164194339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673996570027">
                <text:p>1.65673996570027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7619871596379">
                <text:p>1.87619871596379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4691803181763">
                <text:p>1.84691803181763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6589606779003">
                <text:p>1.76589606779003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1348055836489">
                <text:p>1.71348055836489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ash_5f_5f_5f_5f_5f_5f_5f_5f_5f_5f_5f_5f_5f_5f_5f_5f_5f_5f_5f_5f_5f_5f_5f_5f_5f_5f_5f_5f_5f_5f_5f_20_5f_5f_5f_5f_5f_5f_5f_5f_5f_5f_5f_5f_5f_5f_5f_5f_5f_5f_5f_5f_5f_5f_5f_5f_5f_5f_5f_5f_5f_5f_5f_Dot_5f_5f_5f_5f_5f_5f_5f_5f_5f_5f_5f_5f_5f_5f_5f_5f_5f_5f_5f_5f_5f_5f_5f_5f_5f_5f_5f_5f_5f_5f_5f_20_5f_5f_5f_5f_5f_5f_5f_5f_5f_5f_5f_5f_5f_5f_5f_5f_5f_5f_5f_5f_5f_5f_5f_5f_5f_5f_5f_5f_5f_5f_5f_3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68cm" svg:height="19.735cm" xlink:href=".." xlink:type="simple" chart:class="chart:line" chart:style-name="ch1">
        <chart:title svg:x="9.242cm" svg:y="0.529cm" chart:style-name="ch2">
          <text:p>Porównanie funkcje przystosowania przed i po skalowaniu funkcją logarytmiczną</text:p>
        </chart:title>
        <chart:legend chart:legend-position="end" svg:x="32.916cm" svg:y="9.323cm" style:legend-expansion="high" chart:style-name="ch3"/>
        <chart:plot-area chart:style-name="ch4" table:cell-range-address="skalowanie_logarytmiczne.B4:skalowanie_logarytmiczne.B103 skalowanie_logarytmiczne.D4:skalowanie_logarytmiczne.D103" chart:data-source-has-labels="row" svg:x="0.701cm" svg:y="1.708cm" svg:width="31.514cm" svg:height="17.633cm">
          <chart:coordinate-region svg:x="1.968cm" svg:y="1.905cm" svg:width="30.247cm" svg:height="16.6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kalowanie_logarytmiczne.B4:skalowanie_logarytmiczne.B103" loext:label-string="eval" chart:class="chart:line">
            <chart:data-point chart:repeated="100"/>
          </chart:series>
          <chart:series chart:style-name="ch9" chart:values-cell-range-address="skalowanie_logarytmiczne.D4:skalowanie_logarytmiczne.D103" loext:label-string="eval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ash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o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412cm" svg:height="20.491cm" xlink:href=".." xlink:type="simple" chart:class="chart:line" chart:style-name="ch1">
        <chart:title svg:x="9.914cm" svg:y="0.544cm" chart:style-name="ch2">
          <text:p>Porównanie funkcje przystosowania przed i po skalowaniu funkcją logarytmiczną</text:p>
        </chart:title>
        <chart:legend chart:legend-position="end" svg:x="34.26cm" svg:y="9.701cm" style:legend-expansion="high" chart:style-name="ch3"/>
        <chart:plot-area chart:style-name="ch4" table:cell-range-address="skalowanie_logarytmiczne.B4:skalowanie_logarytmiczne.B103 skalowanie_logarytmiczne.D4:skalowanie_logarytmiczne.D103" chart:data-source-has-labels="row" svg:x="0.728cm" svg:y="1.738cm" svg:width="32.804cm" svg:height="18.344cm">
          <chart:coordinate-region svg:x="1.995cm" svg:y="1.935cm" svg:width="31.537cm" svg:height="17.3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kalowanie_logarytmiczne.B4:skalowanie_logarytmiczne.B103" loext:label-string="eval" chart:class="chart:line">
            <chart:data-point chart:repeated="100"/>
          </chart:series>
          <chart:series chart:style-name="ch9" chart:values-cell-range-address="skalowanie_logarytmiczne.D4:skalowanie_logarytmiczne.D103" loext:label-string="eval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2cm" xlink:href=".." xlink:type="simple" chart:class="chart:line" chart:style-name="ch1">
        <chart:legend chart:legend-position="end" svg:x="13.993cm" svg:y="3.71cm" style:legend-expansion="high" chart:style-name="ch2"/>
        <chart:plot-area chart:style-name="ch3" table:cell-range-address="nowa_populacja.B2:nowa_populacja.B101 nowa_populacja.H2:nowa_populacja.H101 nowa_populacja.E2:nowa_populacja.E101" chart:data-source-has-labels="row" svg:x="0.319cm" svg:y="0.18cm" svg:width="13.355cm" svg:height="8.642cm">
          <chart:coordinate-region svg:x="0.939cm" svg:y="0.377cm" svg:width="12.735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wa_populacja.B2:nowa_populacja.B101" loext:label-string="eval" chart:class="chart:line">
            <chart:data-point chart:repeated="100"/>
          </chart:series>
          <chart:series chart:style-name="ch7" chart:values-cell-range-address="nowa_populacja.H2:nowa_populacja.H101" loext:label-string="eval_log" chart:class="chart:line">
            <chart:data-point chart:repeated="100"/>
          </chart:series>
          <chart:series chart:style-name="ch8" chart:values-cell-range-address="nowa_populacja.E2:nowa_populacja.E101" loext:label-string="eval_lin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_log</text:p>
              </table:table-cell>
              <table:table-cell office:value-type="string">
                <text:p>eval_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nowa_populacja.B2:nowa_populacja.B101</svg:desc>
                </draw:g>
              </table:table-cell>
              <table:table-cell office:value-type="float" office:value="0.389692044037767">
                <text:p>0.389692044037767</text:p>
                <draw:g>
                  <svg:desc>nowa_populacja.H2:nowa_populacja.H101</svg:desc>
                </draw:g>
              </table:table-cell>
              <table:table-cell office:value-type="float" office:value="65.6183373866844">
                <text:p>65.6183373866844</text:p>
                <draw:g>
                  <svg:desc>nowa_populacja.E2:nowa_populacja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0.362153218116215">
                <text:p>0.362153218116215</text:p>
              </table:table-cell>
              <table:table-cell office:value-type="float" office:value="60.6811375993927">
                <text:p>60.681137599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0.373857347605865">
                <text:p>0.373857347605865</text:p>
              </table:table-cell>
              <table:table-cell office:value-type="float" office:value="61.1321099741273">
                <text:p>61.1321099741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0.388687199883894">
                <text:p>0.388687199883894</text:p>
              </table:table-cell>
              <table:table-cell office:value-type="float" office:value="60.6030738047034">
                <text:p>60.6030738047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0.413307673245556">
                <text:p>0.413307673245556</text:p>
              </table:table-cell>
              <table:table-cell office:value-type="float" office:value="60.8547935464141">
                <text:p>60.8547935464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0.498666834989282">
                <text:p>0.498666834989282</text:p>
              </table:table-cell>
              <table:table-cell office:value-type="float" office:value="55.7940092381144">
                <text:p>55.7940092381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0.363423641505756">
                <text:p>0.363423641505756</text:p>
              </table:table-cell>
              <table:table-cell office:value-type="float" office:value="57.4879539413461">
                <text:p>57.487953941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0.436063832658784">
                <text:p>0.436063832658784</text:p>
              </table:table-cell>
              <table:table-cell office:value-type="float" office:value="55.0932834141259">
                <text:p>55.0932834141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0.389692044037767">
                <text:p>0.389692044037767</text:p>
              </table:table-cell>
              <table:table-cell office:value-type="float" office:value="59.3383393387375">
                <text:p>59.338339338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0.362153218116215">
                <text:p>0.362153218116215</text:p>
              </table:table-cell>
              <table:table-cell office:value-type="float" office:value="58.9967557755528">
                <text:p>58.9967557755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0.373857347605865">
                <text:p>0.373857347605865</text:p>
              </table:table-cell>
              <table:table-cell office:value-type="float" office:value="60.0580593736223">
                <text:p>60.0580593736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0.388687199883894">
                <text:p>0.388687199883894</text:p>
              </table:table-cell>
              <table:table-cell office:value-type="float" office:value="56.9636565964533">
                <text:p>56.963656596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0.413307673245556">
                <text:p>0.413307673245556</text:p>
              </table:table-cell>
              <table:table-cell office:value-type="float" office:value="63.0538472376337">
                <text:p>63.0538472376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0.498666834989282">
                <text:p>0.498666834989282</text:p>
              </table:table-cell>
              <table:table-cell office:value-type="float" office:value="61.8624635181351">
                <text:p>61.862463518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0.363423641505756">
                <text:p>0.363423641505756</text:p>
              </table:table-cell>
              <table:table-cell office:value-type="float" office:value="55.5410161849725">
                <text:p>55.5410161849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0.436063832658784">
                <text:p>0.436063832658784</text:p>
              </table:table-cell>
              <table:table-cell office:value-type="float" office:value="61.6628948542363">
                <text:p>61.6628948542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0.248933791058079">
                <text:p>0.248933791058079</text:p>
              </table:table-cell>
              <table:table-cell office:value-type="float" office:value="64.1592866253093">
                <text:p>64.1592866253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0.255584244412255">
                <text:p>0.255584244412255</text:p>
              </table:table-cell>
              <table:table-cell office:value-type="float" office:value="55.1375189965049">
                <text:p>55.137518996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0.188795948270069">
                <text:p>0.188795948270069</text:p>
              </table:table-cell>
              <table:table-cell office:value-type="float" office:value="56.7535123996445">
                <text:p>56.7535123996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0.182694233909347">
                <text:p>0.182694233909347</text:p>
              </table:table-cell>
              <table:table-cell office:value-type="float" office:value="60.6267726364822">
                <text:p>60.6267726364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0.174432030423171">
                <text:p>0.174432030423171</text:p>
              </table:table-cell>
              <table:table-cell office:value-type="float" office:value="62.4987824539858">
                <text:p>62.4987824539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0.211902459620201">
                <text:p>0.211902459620201</text:p>
              </table:table-cell>
              <table:table-cell office:value-type="float" office:value="54.8139530726826">
                <text:p>54.8139530726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0.193514151980296">
                <text:p>0.193514151980296</text:p>
              </table:table-cell>
              <table:table-cell office:value-type="float" office:value="59.6862424738362">
                <text:p>59.6862424738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0.199501834617272">
                <text:p>0.199501834617272</text:p>
              </table:table-cell>
              <table:table-cell office:value-type="float" office:value="59.2219885266134">
                <text:p>59.2219885266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0.226490894464758">
                <text:p>0.226490894464758</text:p>
              </table:table-cell>
              <table:table-cell office:value-type="float" office:value="56.0275527078701">
                <text:p>56.0275527078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0.201973032408332">
                <text:p>0.201973032408332</text:p>
              </table:table-cell>
              <table:table-cell office:value-type="float" office:value="57.0243709638689">
                <text:p>57.0243709638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0.185756523870604">
                <text:p>0.185756523870604</text:p>
              </table:table-cell>
              <table:table-cell office:value-type="float" office:value="60.0837053273922">
                <text:p>60.0837053273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0.275896081266145">
                <text:p>0.275896081266145</text:p>
              </table:table-cell>
              <table:table-cell office:value-type="float" office:value="58.8685370873343">
                <text:p>58.8685370873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0.269427784327132">
                <text:p>0.269427784327132</text:p>
              </table:table-cell>
              <table:table-cell office:value-type="float" office:value="57.509191217319">
                <text:p>57.50919121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0.255002948762638">
                <text:p>0.255002948762638</text:p>
              </table:table-cell>
              <table:table-cell office:value-type="float" office:value="60.8337390348678">
                <text:p>60.8337390348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0.238228016598871">
                <text:p>0.238228016598871</text:p>
              </table:table-cell>
              <table:table-cell office:value-type="float" office:value="61.7478109806022">
                <text:p>61.747810980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0.188780597404876">
                <text:p>0.188780597404876</text:p>
              </table:table-cell>
              <table:table-cell office:value-type="float" office:value="58.1818935402595">
                <text:p>58.1818935402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0.219925049635857">
                <text:p>0.219925049635857</text:p>
              </table:table-cell>
              <table:table-cell office:value-type="float" office:value="56.3831058801716">
                <text:p>56.3831058801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0.219684486285623">
                <text:p>0.219684486285623</text:p>
              </table:table-cell>
              <table:table-cell office:value-type="float" office:value="55.6557073082622">
                <text:p>55.6557073082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0.178032237725838">
                <text:p>0.178032237725838</text:p>
              </table:table-cell>
              <table:table-cell office:value-type="float" office:value="59.286819528442">
                <text:p>59.286819528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0.247053175216656">
                <text:p>0.247053175216656</text:p>
              </table:table-cell>
              <table:table-cell office:value-type="float" office:value="56.5996346263416">
                <text:p>56.5996346263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0.276743195882855">
                <text:p>0.276743195882855</text:p>
              </table:table-cell>
              <table:table-cell office:value-type="float" office:value="60.4234886298154">
                <text:p>60.4234886298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0.26896501163438">
                <text:p>0.26896501163438</text:p>
              </table:table-cell>
              <table:table-cell office:value-type="float" office:value="59.3784669769519">
                <text:p>59.378466976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0.246947134370777">
                <text:p>0.246947134370777</text:p>
              </table:table-cell>
              <table:table-cell office:value-type="float" office:value="61.0092444333987">
                <text:p>61.0092444333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0.275648197501382">
                <text:p>0.275648197501382</text:p>
              </table:table-cell>
              <table:table-cell office:value-type="float" office:value="58.6042606912888">
                <text:p>58.6042606912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0.291084625889811">
                <text:p>0.291084625889811</text:p>
              </table:table-cell>
              <table:table-cell office:value-type="float" office:value="55.2560068782247">
                <text:p>55.2560068782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0.255447680412785">
                <text:p>0.255447680412785</text:p>
              </table:table-cell>
              <table:table-cell office:value-type="float" office:value="58.9866296180619">
                <text:p>58.9866296180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0.29140951127328">
                <text:p>0.29140951127328</text:p>
              </table:table-cell>
              <table:table-cell office:value-type="float" office:value="54.8845850023596">
                <text:p>54.8845850023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0.33846617547432">
                <text:p>0.33846617547432</text:p>
              </table:table-cell>
              <table:table-cell office:value-type="float" office:value="62.3412833758824">
                <text:p>62.3412833758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0.194593329756635">
                <text:p>0.194593329756635</text:p>
              </table:table-cell>
              <table:table-cell office:value-type="float" office:value="63.2118821844839">
                <text:p>63.2118821844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0.25327353982227">
                <text:p>0.25327353982227</text:p>
              </table:table-cell>
              <table:table-cell office:value-type="float" office:value="63.2632884834073">
                <text:p>63.2632884834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0.185197965643624">
                <text:p>0.185197965643624</text:p>
              </table:table-cell>
              <table:table-cell office:value-type="float" office:value="63.790862608852">
                <text:p>63.790862608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0.305196224171358">
                <text:p>0.305196224171358</text:p>
              </table:table-cell>
              <table:table-cell office:value-type="float" office:value="61.6139643014049">
                <text:p>61.6139643014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0.219931087265123">
                <text:p>0.219931087265123</text:p>
              </table:table-cell>
              <table:table-cell office:value-type="float" office:value="56.3019927601991">
                <text:p>56.3019927601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0.201252269573106">
                <text:p>0.201252269573106</text:p>
              </table:table-cell>
              <table:table-cell office:value-type="float" office:value="54.454020073202">
                <text:p>54.454020073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0.252273386296893">
                <text:p>0.252273386296893</text:p>
              </table:table-cell>
              <table:table-cell office:value-type="float" office:value="54.3105992067468">
                <text:p>54.310599206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0.183665240485821">
                <text:p>0.183665240485821</text:p>
              </table:table-cell>
              <table:table-cell office:value-type="float" office:value="54.196663120321">
                <text:p>54.196663120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0.318550287559912">
                <text:p>0.318550287559912</text:p>
              </table:table-cell>
              <table:table-cell office:value-type="float" office:value="54.1943779855025">
                <text:p>54.1943779855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0.243260034299726">
                <text:p>0.243260034299726</text:p>
              </table:table-cell>
              <table:table-cell office:value-type="float" office:value="54.0052514650912">
                <text:p>54.0052514650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0.186519441635107">
                <text:p>0.186519441635107</text:p>
              </table:table-cell>
              <table:table-cell office:value-type="float" office:value="53.8103958554109">
                <text:p>53.8103958554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0.17096598704786">
                <text:p>0.17096598704786</text:p>
              </table:table-cell>
              <table:table-cell office:value-type="float" office:value="53.5604608664443">
                <text:p>53.5604608664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0.17092427700229">
                <text:p>0.17092427700229</text:p>
              </table:table-cell>
              <table:table-cell office:value-type="float" office:value="53.5087408302893">
                <text:p>53.50874083028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0.168849690378395">
                <text:p>0.168849690378395</text:p>
              </table:table-cell>
              <table:table-cell office:value-type="float" office:value="53.427336182159">
                <text:p>53.427336182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0.166252245336764">
                <text:p>0.166252245336764</text:p>
              </table:table-cell>
              <table:table-cell office:value-type="float" office:value="53.3977419188667">
                <text:p>53.3977419188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0.33846617547432">
                <text:p>0.33846617547432</text:p>
              </table:table-cell>
              <table:table-cell office:value-type="float" office:value="53.3573814599383">
                <text:p>53.3573814599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0.159801229395331">
                <text:p>0.159801229395331</text:p>
              </table:table-cell>
              <table:table-cell office:value-type="float" office:value="53.2381756980256">
                <text:p>53.2381756980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0.158546475716395">
                <text:p>0.158546475716395</text:p>
              </table:table-cell>
              <table:table-cell office:value-type="float" office:value="53.237368535705">
                <text:p>53.237368535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0.154860055740828">
                <text:p>0.154860055740828</text:p>
              </table:table-cell>
              <table:table-cell office:value-type="float" office:value="52.9906282469424">
                <text:p>52.9906282469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0.154082687546391">
                <text:p>0.154082687546391</text:p>
              </table:table-cell>
              <table:table-cell office:value-type="float" office:value="52.9345679157242">
                <text:p>52.9345679157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0.152007285629493">
                <text:p>0.152007285629493</text:p>
              </table:table-cell>
              <table:table-cell office:value-type="float" office:value="52.6813349449103">
                <text:p>52.6813349449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0.498666834989282">
                <text:p>0.498666834989282</text:p>
              </table:table-cell>
              <table:table-cell office:value-type="float" office:value="52.5917189533139">
                <text:p>52.5917189533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0.147055387174228">
                <text:p>0.147055387174228</text:p>
              </table:table-cell>
              <table:table-cell office:value-type="float" office:value="52.5549233372174">
                <text:p>52.5549233372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0.145078508193458">
                <text:p>0.145078508193458</text:p>
              </table:table-cell>
              <table:table-cell office:value-type="float" office:value="52.054183429608">
                <text:p>52.054183429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0.318550287559912">
                <text:p>0.318550287559912</text:p>
              </table:table-cell>
              <table:table-cell office:value-type="float" office:value="51.6696612928119">
                <text:p>51.6696612928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0.1427065668621">
                <text:p>0.1427065668621</text:p>
              </table:table-cell>
              <table:table-cell office:value-type="float" office:value="51.6578841213969">
                <text:p>51.6578841213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0.1387303653851">
                <text:p>0.1387303653851</text:p>
              </table:table-cell>
              <table:table-cell office:value-type="float" office:value="51.6575886233131">
                <text:p>51.6575886233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0.134103932209969">
                <text:p>0.134103932209969</text:p>
              </table:table-cell>
              <table:table-cell office:value-type="float" office:value="51.3389484659128">
                <text:p>51.3389484659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0.132745932844539">
                <text:p>0.132745932844539</text:p>
              </table:table-cell>
              <table:table-cell office:value-type="float" office:value="50.7806946758595">
                <text:p>50.7806946758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0.305196224171358">
                <text:p>0.305196224171358</text:p>
              </table:table-cell>
              <table:table-cell office:value-type="float" office:value="50.5459385903098">
                <text:p>50.5459385903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0.129141460348594">
                <text:p>0.129141460348594</text:p>
              </table:table-cell>
              <table:table-cell office:value-type="float" office:value="50.3756447497421">
                <text:p>50.3756447497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0.126597978184244">
                <text:p>0.126597978184244</text:p>
              </table:table-cell>
              <table:table-cell office:value-type="float" office:value="50.3707684619981">
                <text:p>50.3707684619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0.123148343345879">
                <text:p>0.123148343345879</text:p>
              </table:table-cell>
              <table:table-cell office:value-type="float" office:value="50.2844858584184">
                <text:p>50.2844858584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0.122156763620208">
                <text:p>0.122156763620208</text:p>
              </table:table-cell>
              <table:table-cell office:value-type="float" office:value="50.1321831558713">
                <text:p>50.1321831558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0.29140951127328">
                <text:p>0.29140951127328</text:p>
              </table:table-cell>
              <table:table-cell office:value-type="float" office:value="50.08679844237">
                <text:p>50.08679844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0.291084625889811">
                <text:p>0.291084625889811</text:p>
              </table:table-cell>
              <table:table-cell office:value-type="float" office:value="50.008567954681">
                <text:p>50.008567954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0.114659309294079">
                <text:p>0.114659309294079</text:p>
              </table:table-cell>
              <table:table-cell office:value-type="float" office:value="49.988500650327">
                <text:p>49.988500650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0.114318923347945">
                <text:p>0.114318923347945</text:p>
              </table:table-cell>
              <table:table-cell office:value-type="float" office:value="49.9823426946053">
                <text:p>49.9823426946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0.103672796942857">
                <text:p>0.103672796942857</text:p>
              </table:table-cell>
              <table:table-cell office:value-type="float" office:value="49.3882696319489">
                <text:p>49.3882696319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0.276743195882855">
                <text:p>0.276743195882855</text:p>
              </table:table-cell>
              <table:table-cell office:value-type="float" office:value="49.3680493297484">
                <text:p>49.3680493297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0.275896081266145">
                <text:p>0.275896081266145</text:p>
              </table:table-cell>
              <table:table-cell office:value-type="float" office:value="49.0983367213711">
                <text:p>49.0983367213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0.275648197501382">
                <text:p>0.275648197501382</text:p>
              </table:table-cell>
              <table:table-cell office:value-type="float" office:value="49.0876684944434">
                <text:p>49.0876684944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0.0971194098408523">
                <text:p>0.0971194098408523</text:p>
              </table:table-cell>
              <table:table-cell office:value-type="float" office:value="49.0512569667327">
                <text:p>49.05125696673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0.269427784327132">
                <text:p>0.269427784327132</text:p>
              </table:table-cell>
              <table:table-cell office:value-type="float" office:value="48.4454774635931">
                <text:p>48.4454774635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0.26896501163438">
                <text:p>0.26896501163438</text:p>
              </table:table-cell>
              <table:table-cell office:value-type="float" office:value="48.4319847466466">
                <text:p>48.4319847466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0.0930686681928405">
                <text:p>0.0930686681928405</text:p>
              </table:table-cell>
              <table:table-cell office:value-type="float" office:value="47.8686164612596">
                <text:p>47.8686164612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0.0912707268380852">
                <text:p>0.0912707268380852</text:p>
              </table:table-cell>
              <table:table-cell office:value-type="float" office:value="47.3397164431693">
                <text:p>47.3397164431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0.0911169035128663">
                <text:p>0.0911169035128663</text:p>
              </table:table-cell>
              <table:table-cell office:value-type="float" office:value="46.5805346385639">
                <text:p>46.58053463856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0.436063832658784">
                <text:p>0.436063832658784</text:p>
              </table:table-cell>
              <table:table-cell office:value-type="float" office:value="45.7217757026751">
                <text:p>45.72177570267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0.087709470557976">
                <text:p>0.087709470557976</text:p>
              </table:table-cell>
              <table:table-cell office:value-type="float" office:value="45.6770274067836">
                <text:p>45.67702740678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0.0867336097277587">
                <text:p>0.0867336097277587</text:p>
              </table:table-cell>
              <table:table-cell office:value-type="float" office:value="45.3144298744388">
                <text:p>45.3144298744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0.0859596746256239">
                <text:p>0.0859596746256239</text:p>
              </table:table-cell>
              <table:table-cell office:value-type="float" office:value="44.8138170787036">
                <text:p>44.8138170787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0.0853578277358762">
                <text:p>0.0853578277358762</text:p>
              </table:table-cell>
              <table:table-cell office:value-type="float" office:value="44.7805108484364">
                <text:p>44.7805108484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0.255584244412255">
                <text:p>0.255584244412255</text:p>
              </table:table-cell>
              <table:table-cell office:value-type="float" office:value="44.0195374721147">
                <text:p>44.0195374721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0.255447680412785">
                <text:p>0.255447680412785</text:p>
              </table:table-cell>
              <table:table-cell office:value-type="float" office:value="43.3243864095002">
                <text:p>43.3243864095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0.255002948762638">
                <text:p>0.255002948762638</text:p>
              </table:table-cell>
              <table:table-cell office:value-type="float" office:value="41.5896956541602">
                <text:p>41.58969565416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